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9cm"/>
    </style:style>
    <style:style style:name="co3" style:family="table-column">
      <style:table-column-properties fo:break-before="auto" style:column-width="3.161cm"/>
    </style:style>
    <style:style style:name="co4" style:family="table-column">
      <style:table-column-properties fo:break-before="auto" style:column-width="3.6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/>
    <style:style style:name="ce2" style:family="table-cell" style:parent-style-name="Default" style:data-style-name="N0"/>
    <style:style style:name="ce6" style:family="table-cell" style:parent-style-name="Default" style:data-style-name="N107">
      <style:text-properties fo:font-weight="bold" style:font-weight-asian="bold" style:font-weight-complex="bold"/>
    </style:style>
    <style:style style:name="ce5" style:family="table-cell" style:parent-style-name="Default" style:data-style-name="N107"/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0.621cm" svg:y="18.897cm">
            <draw:object draw:notify-on-update-of-ranges="Sheet1.B3:Sheet1.B35 Sheet1.C3:Sheet1.C33 Sheet1.D3:Sheet1.D33 Sheet1.E3:Sheet1.E33 Sheet1.F3:Sheet1.F33 Sheet1.G3:Sheet1.G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2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table:number-columns-repeated="4"/>
          <table:table-cell table:style-name="ce1" office:value-type="time" office:time-value="PT03H00M00S" calcext:value-type="time">
            <text:p>03:00:00</text:p>
          </table:table-cell>
          <table:table-cell table:style-name="ce1"/>
          <table:table-cell table:style-name="ce1" office:value-type="time" office:time-value="PT02H30M00S" calcext:value-type="time">
            <text:p>02:30: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Abs t (25)</text:p>
          </table:table-cell>
          <table:table-cell office:value-type="string" calcext:value-type="string">
            <text:p>Drehwinkel 25</text:p>
          </table:table-cell>
          <table:table-cell office:value-type="string" calcext:value-type="string">
            <text:p>Abs t (30)</text:p>
          </table:table-cell>
          <table:table-cell office:value-type="string" calcext:value-type="string">
            <text:p>Drehwinkel 30</text:p>
          </table:table-cell>
          <table:table-cell table:style-name="Default" office:value-type="string" calcext:value-type="string">
            <text:p>Abs t (35)</text:p>
          </table:table-cell>
          <table:table-cell office:value-type="string" calcext:value-type="string">
            <text:p>Drehwinkel 35</text:p>
          </table:table-cell>
          <table:table-cell/>
          <table:table-cell office:value-type="string" calcext:value-type="string">
            <text:p>t / s</text:p>
          </table:table-cell>
          <table:table-cell office:value-type="string" calcext:value-type="string">
            <text:p>$\alpha_{25}$</text:p>
          </table:table-cell>
          <table:table-cell office:value-type="string" calcext:value-type="string">
            <text:p>$\alpha_{30}$</text:p>
          </table:table-cell>
          <table:table-cell office:value-type="string" calcext:value-type="string">
            <text:p>$\alpha_{35}$</text:p>
          </table:table-cell>
          <table:table-cell/>
          <table:table-cell table:formula="of:=[.I2]" office:value-type="string" office:string-value="t / s" calcext:value-type="string">
            <text:p>t / s</text:p>
          </table:table-cell>
          <table:table-cell table:formula="of:=[.J2]" office:value-type="string" office:string-value="$\alpha_{25}$" calcext:value-type="string">
            <text:p>$\alpha_{25}$</text:p>
          </table:table-cell>
          <table:table-cell/>
          <table:table-cell table:formula="of:=[.I2]" office:value-type="string" office:string-value="t / s" calcext:value-type="string">
            <text:p>t / s</text:p>
          </table:table-cell>
          <table:table-cell table:formula="of:=[.K2]" office:value-type="string" office:string-value="$\alpha_{30}$" calcext:value-type="string">
            <text:p>$\alpha_{30}$</text:p>
          </table:table-cell>
          <table:table-cell/>
          <table:table-cell table:formula="of:=[.I2]" office:value-type="string" office:string-value="t / s" calcext:value-type="string">
            <text:p>t / s</text:p>
          </table:table-cell>
          <table:table-cell table:formula="of:=[.L2]" office:value-type="string" office:string-value="$\alpha_{35}$" calcext:value-type="string">
            <text:p>$\alpha_{35}$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.5+[.A3]" office:value-type="float" office:value="1.5" calcext:value-type="float">
            <text:p>1,5</text:p>
          </table:table-cell>
          <table:table-cell office:value-type="float" office:value="9.55" calcext:value-type="float">
            <text:p>9,55</text:p>
          </table:table-cell>
          <table:table-cell table:formula="of:=3+[.A3]" office:value-type="float" office:value="3" calcext:value-type="float">
            <text:p>3</text:p>
          </table:table-cell>
          <table:table-cell table:style-name="ce2" office:value-type="float" office:value="8.85" calcext:value-type="float">
            <text:p>8,85</text:p>
          </table:table-cell>
          <table:table-cell table:formula="of:=2.5+[.A3]" office:value-type="float" office:value="2.5" calcext:value-type="float">
            <text:p>2,5</text:p>
          </table:table-cell>
          <table:table-cell office:value-type="float" office:value="9.1" calcext:value-type="float">
            <text:p>9,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table:formula="of:=[.I3]" office:value-type="float" office:value="5" calcext:value-type="float">
            <text:p>5</text:p>
          </table:table-cell>
          <table:table-cell table:formula="of:=[.J3]" office:value-type="float" office:value="0" calcext:value-type="float">
            <text:p>0</text:p>
          </table:table-cell>
          <table:table-cell/>
          <table:table-cell table:formula="of:=[.I3]" office:value-type="float" office:value="5" calcext:value-type="float">
            <text:p>5</text:p>
          </table:table-cell>
          <table:table-cell table:formula="of:=[.K3]" office:value-type="float" office:value="0" calcext:value-type="float">
            <text:p>0</text:p>
          </table:table-cell>
          <table:table-cell/>
          <table:table-cell table:formula="of:=[.I3]" office:value-type="float" office:value="5" calcext:value-type="float">
            <text:p>5</text:p>
          </table:table-cell>
          <table:table-cell table:formula="of:=[.L3]" office:value-type="float" office:value="0" calcext:value-type="float">
            <text:p>0</text:p>
          </table:table-cell>
        </table:table-row>
        <table:table-row table:style-name="ro1">
          <table:table-cell table:formula="of:=[.A3]+0.5" office:value-type="float" office:value="0.5" calcext:value-type="float">
            <text:p>0,5</text:p>
          </table:table-cell>
          <table:table-cell table:formula="of:=1.5+[.A4]" office:value-type="float" office:value="2" calcext:value-type="float">
            <text:p>2</text:p>
          </table:table-cell>
          <table:table-cell office:value-type="float" office:value="9.05" calcext:value-type="float">
            <text:p>9,05</text:p>
          </table:table-cell>
          <table:table-cell table:formula="of:=3+[.A4]" office:value-type="float" office:value="3.5" calcext:value-type="float">
            <text:p>3,5</text:p>
          </table:table-cell>
          <table:table-cell table:style-name="ce2" office:value-type="float" office:value="8.6" calcext:value-type="float">
            <text:p>8,6</text:p>
          </table:table-cell>
          <table:table-cell table:formula="of:=2.5+[.A4]" office:value-type="float" office:value="3" calcext:value-type="float">
            <text:p>3</text:p>
          </table:table-cell>
          <table:table-cell office:value-type="float" office:value="8.95" calcext:value-type="float">
            <text:p>8,95</text:p>
          </table:table-cell>
          <table:table-cell/>
          <table:table-cell table:formula="of:=[.I3]+30" office:value-type="float" office:value="35" calcext:value-type="float">
            <text:p>35</text:p>
          </table:table-cell>
          <table:table-cell table:number-columns-repeated="4"/>
          <table:table-cell table:formula="of:=[.I4]" office:value-type="float" office:value="35" calcext:value-type="float">
            <text:p>35</text:p>
          </table:table-cell>
          <table:table-cell table:formula="of:=[.J4]" office:value-type="float" office:value="0" calcext:value-type="float">
            <text:p>0</text:p>
          </table:table-cell>
          <table:table-cell/>
          <table:table-cell table:formula="of:=[.I4]" office:value-type="float" office:value="35" calcext:value-type="float">
            <text:p>35</text:p>
          </table:table-cell>
          <table:table-cell table:formula="of:=[.K4]" office:value-type="float" office:value="0" calcext:value-type="float">
            <text:p>0</text:p>
          </table:table-cell>
          <table:table-cell/>
          <table:table-cell table:formula="of:=[.I4]" office:value-type="float" office:value="35" calcext:value-type="float">
            <text:p>35</text:p>
          </table:table-cell>
          <table:table-cell table:formula="of:=[.L4]" office:value-type="float" office:value="0" calcext:value-type="float">
            <text:p>0</text:p>
          </table:table-cell>
        </table:table-row>
        <table:table-row table:style-name="ro1">
          <table:table-cell table:formula="of:=[.A4]+0.5" office:value-type="float" office:value="1" calcext:value-type="float">
            <text:p>1</text:p>
          </table:table-cell>
          <table:table-cell table:formula="of:=1.5+[.A5]" office:value-type="float" office:value="2.5" calcext:value-type="float">
            <text:p>2,5</text:p>
          </table:table-cell>
          <table:table-cell office:value-type="float" office:value="9.05" calcext:value-type="float">
            <text:p>9,05</text:p>
          </table:table-cell>
          <table:table-cell table:formula="of:=3+[.A5]" office:value-type="float" office:value="4" calcext:value-type="float">
            <text:p>4</text:p>
          </table:table-cell>
          <table:table-cell table:style-name="ce2" office:value-type="float" office:value="8.4" calcext:value-type="float">
            <text:p>8,4</text:p>
          </table:table-cell>
          <table:table-cell table:formula="of:=2.5+[.A5]" office:value-type="float" office:value="3.5" calcext:value-type="float">
            <text:p>3,5</text:p>
          </table:table-cell>
          <table:table-cell office:value-type="float" office:value="8.6" calcext:value-type="float">
            <text:p>8,6</text:p>
          </table:table-cell>
          <table:table-cell/>
          <table:table-cell table:formula="of:=[.I4]+30" office:value-type="float" office:value="65" calcext:value-type="float">
            <text:p>65</text:p>
          </table:table-cell>
          <table:table-cell table:number-columns-repeated="4"/>
          <table:table-cell table:formula="of:=[.I5]" office:value-type="float" office:value="65" calcext:value-type="float">
            <text:p>65</text:p>
          </table:table-cell>
          <table:table-cell table:formula="of:=[.J5]" office:value-type="float" office:value="0" calcext:value-type="float">
            <text:p>0</text:p>
          </table:table-cell>
          <table:table-cell/>
          <table:table-cell table:formula="of:=[.I5]" office:value-type="float" office:value="65" calcext:value-type="float">
            <text:p>65</text:p>
          </table:table-cell>
          <table:table-cell table:formula="of:=[.K5]" office:value-type="float" office:value="0" calcext:value-type="float">
            <text:p>0</text:p>
          </table:table-cell>
          <table:table-cell/>
          <table:table-cell table:formula="of:=[.I5]" office:value-type="float" office:value="65" calcext:value-type="float">
            <text:p>65</text:p>
          </table:table-cell>
          <table:table-cell table:formula="of:=[.L5]" office:value-type="float" office:value="0" calcext:value-type="float">
            <text:p>0</text:p>
          </table:table-cell>
        </table:table-row>
        <table:table-row table:style-name="ro1">
          <table:table-cell table:formula="of:=[.A5]+0.5" office:value-type="float" office:value="1.5" calcext:value-type="float">
            <text:p>1,5</text:p>
          </table:table-cell>
          <table:table-cell table:formula="of:=1.5+[.A6]" office:value-type="float" office:value="3" calcext:value-type="float">
            <text:p>3</text:p>
          </table:table-cell>
          <table:table-cell office:value-type="float" office:value="9.25" calcext:value-type="float">
            <text:p>9,25</text:p>
          </table:table-cell>
          <table:table-cell table:formula="of:=3+[.A6]" office:value-type="float" office:value="4.5" calcext:value-type="float">
            <text:p>4,5</text:p>
          </table:table-cell>
          <table:table-cell table:style-name="ce2" office:value-type="float" office:value="8.1" calcext:value-type="float">
            <text:p>8,1</text:p>
          </table:table-cell>
          <table:table-cell table:formula="of:=2.5+[.A6]" office:value-type="float" office:value="4" calcext:value-type="float">
            <text:p>4</text:p>
          </table:table-cell>
          <table:table-cell office:value-type="float" office:value="8.2" calcext:value-type="float">
            <text:p>8,2</text:p>
          </table:table-cell>
          <table:table-cell/>
          <table:table-cell table:formula="of:=[.I5]+30" office:value-type="float" office:value="95" calcext:value-type="float">
            <text:p>95</text:p>
          </table:table-cell>
          <table:table-cell office:value-type="float" office:value="9.55" calcext:value-type="float">
            <text:p>9,55</text:p>
          </table:table-cell>
          <table:table-cell table:number-columns-repeated="3"/>
          <table:table-cell table:formula="of:=[.I6]" office:value-type="float" office:value="95" calcext:value-type="float">
            <text:p>95</text:p>
          </table:table-cell>
          <table:table-cell table:formula="of:=[.J6]" office:value-type="float" office:value="9.55" calcext:value-type="float">
            <text:p>9,55</text:p>
          </table:table-cell>
          <table:table-cell/>
          <table:table-cell table:formula="of:=[.I6]" office:value-type="float" office:value="95" calcext:value-type="float">
            <text:p>95</text:p>
          </table:table-cell>
          <table:table-cell table:formula="of:=[.K6]" office:value-type="float" office:value="0" calcext:value-type="float">
            <text:p>0</text:p>
          </table:table-cell>
          <table:table-cell/>
          <table:table-cell table:formula="of:=[.I6]" office:value-type="float" office:value="95" calcext:value-type="float">
            <text:p>95</text:p>
          </table:table-cell>
          <table:table-cell table:formula="of:=[.L6]" office:value-type="float" office:value="0" calcext:value-type="float">
            <text:p>0</text:p>
          </table:table-cell>
        </table:table-row>
        <table:table-row table:style-name="ro1">
          <table:table-cell table:formula="of:=[.A6]+0.5" office:value-type="float" office:value="2" calcext:value-type="float">
            <text:p>2</text:p>
          </table:table-cell>
          <table:table-cell table:formula="of:=1.5+[.A7]" office:value-type="float" office:value="3.5" calcext:value-type="float">
            <text:p>3,5</text:p>
          </table:table-cell>
          <table:table-cell office:value-type="float" office:value="9.15" calcext:value-type="float">
            <text:p>9,15</text:p>
          </table:table-cell>
          <table:table-cell table:formula="of:=3+[.A7]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formula="of:=2.5+[.A7]" office:value-type="float" office:value="4.5" calcext:value-type="float">
            <text:p>4,5</text:p>
          </table:table-cell>
          <table:table-cell office:value-type="float" office:value="7.85" calcext:value-type="float">
            <text:p>7,85</text:p>
          </table:table-cell>
          <table:table-cell/>
          <table:table-cell table:formula="of:=[.I6]+30" office:value-type="float" office:value="125" calcext:value-type="float">
            <text:p>125</text:p>
          </table:table-cell>
          <table:table-cell office:value-type="float" office:value="9.05" calcext:value-type="float">
            <text:p>9,05</text:p>
          </table:table-cell>
          <table:table-cell table:number-columns-repeated="3"/>
          <table:table-cell table:formula="of:=[.I7]" office:value-type="float" office:value="125" calcext:value-type="float">
            <text:p>125</text:p>
          </table:table-cell>
          <table:table-cell table:formula="of:=[.J7]" office:value-type="float" office:value="9.05" calcext:value-type="float">
            <text:p>9,05</text:p>
          </table:table-cell>
          <table:table-cell/>
          <table:table-cell table:formula="of:=[.I7]" office:value-type="float" office:value="125" calcext:value-type="float">
            <text:p>125</text:p>
          </table:table-cell>
          <table:table-cell table:formula="of:=[.K7]" office:value-type="float" office:value="0" calcext:value-type="float">
            <text:p>0</text:p>
          </table:table-cell>
          <table:table-cell/>
          <table:table-cell table:formula="of:=[.I7]" office:value-type="float" office:value="125" calcext:value-type="float">
            <text:p>125</text:p>
          </table:table-cell>
          <table:table-cell table:formula="of:=[.L7]" office:value-type="float" office:value="0" calcext:value-type="float">
            <text:p>0</text:p>
          </table:table-cell>
        </table:table-row>
        <table:table-row table:style-name="ro1">
          <table:table-cell table:formula="of:=[.A7]+0.5" office:value-type="float" office:value="2.5" calcext:value-type="float">
            <text:p>2,5</text:p>
          </table:table-cell>
          <table:table-cell table:formula="of:=1.5+[.A8]" office:value-type="float" office:value="4" calcext:value-type="float">
            <text:p>4</text:p>
          </table:table-cell>
          <table:table-cell office:value-type="float" office:value="9.1" calcext:value-type="float">
            <text:p>9,1</text:p>
          </table:table-cell>
          <table:table-cell table:formula="of:=3+[.A8]" office:value-type="float" office:value="5.5" calcext:value-type="float">
            <text:p>5,5</text:p>
          </table:table-cell>
          <table:table-cell table:style-name="ce2" office:value-type="float" office:value="7.8" calcext:value-type="float">
            <text:p>7,8</text:p>
          </table:table-cell>
          <table:table-cell table:formula="of:=2.5+[.A8]" office:value-type="float" office:value="5" calcext:value-type="float">
            <text:p>5</text:p>
          </table:table-cell>
          <table:table-cell office:value-type="float" office:value="7.85" calcext:value-type="float">
            <text:p>7,85</text:p>
          </table:table-cell>
          <table:table-cell/>
          <table:table-cell table:formula="of:=[.I7]+30" office:value-type="float" office:value="155" calcext:value-type="float">
            <text:p>155</text:p>
          </table:table-cell>
          <table:table-cell office:value-type="float" office:value="9.05" calcext:value-type="float">
            <text:p>9,05</text:p>
          </table:table-cell>
          <table:table-cell/>
          <table:table-cell office:value-type="float" office:value="9.1" calcext:value-type="float">
            <text:p>9,1</text:p>
          </table:table-cell>
          <table:table-cell/>
          <table:table-cell table:formula="of:=[.I8]" office:value-type="float" office:value="155" calcext:value-type="float">
            <text:p>155</text:p>
          </table:table-cell>
          <table:table-cell table:formula="of:=[.J8]" office:value-type="float" office:value="9.05" calcext:value-type="float">
            <text:p>9,05</text:p>
          </table:table-cell>
          <table:table-cell/>
          <table:table-cell table:formula="of:=[.I8]" office:value-type="float" office:value="155" calcext:value-type="float">
            <text:p>155</text:p>
          </table:table-cell>
          <table:table-cell table:formula="of:=[.K8]" office:value-type="float" office:value="0" calcext:value-type="float">
            <text:p>0</text:p>
          </table:table-cell>
          <table:table-cell/>
          <table:table-cell table:formula="of:=[.I8]" office:value-type="float" office:value="155" calcext:value-type="float">
            <text:p>155</text:p>
          </table:table-cell>
          <table:table-cell table:formula="of:=[.L8]" office:value-type="float" office:value="9.1" calcext:value-type="float">
            <text:p>9,1</text:p>
          </table:table-cell>
        </table:table-row>
        <table:table-row table:style-name="ro1">
          <table:table-cell table:formula="of:=[.A8]+0.5" office:value-type="float" office:value="3" calcext:value-type="float">
            <text:p>3</text:p>
          </table:table-cell>
          <table:table-cell table:formula="of:=1.5+[.A9]" office:value-type="float" office:value="4.5" calcext:value-type="float">
            <text:p>4,5</text:p>
          </table:table-cell>
          <table:table-cell office:value-type="float" office:value="9.15" calcext:value-type="float">
            <text:p>9,15</text:p>
          </table:table-cell>
          <table:table-cell table:formula="of:=3+[.A9]" office:value-type="float" office:value="6" calcext:value-type="float">
            <text:p>6</text:p>
          </table:table-cell>
          <table:table-cell table:style-name="ce2" office:value-type="float" office:value="7.6" calcext:value-type="float">
            <text:p>7,6</text:p>
          </table:table-cell>
          <table:table-cell table:formula="of:=2.5+[.A9]" office:value-type="float" office:value="5.5" calcext:value-type="float">
            <text:p>5,5</text:p>
          </table:table-cell>
          <table:table-cell office:value-type="float" office:value="7.6" calcext:value-type="float">
            <text:p>7,6</text:p>
          </table:table-cell>
          <table:table-cell/>
          <table:table-cell table:formula="of:=[.I8]+30" office:value-type="float" office:value="185" calcext:value-type="float">
            <text:p>185</text:p>
          </table:table-cell>
          <table:table-cell office:value-type="float" office:value="9.25" calcext:value-type="float">
            <text:p>9,25</text:p>
          </table:table-cell>
          <table:table-cell table:style-name="ce2" office:value-type="float" office:value="8.85" calcext:value-type="float">
            <text:p>8,85</text:p>
          </table:table-cell>
          <table:table-cell office:value-type="float" office:value="8.95" calcext:value-type="float">
            <text:p>8,95</text:p>
          </table:table-cell>
          <table:table-cell/>
          <table:table-cell table:formula="of:=[.I9]" office:value-type="float" office:value="185" calcext:value-type="float">
            <text:p>185</text:p>
          </table:table-cell>
          <table:table-cell table:formula="of:=[.J9]" office:value-type="float" office:value="9.25" calcext:value-type="float">
            <text:p>9,25</text:p>
          </table:table-cell>
          <table:table-cell/>
          <table:table-cell table:formula="of:=[.I9]" office:value-type="float" office:value="185" calcext:value-type="float">
            <text:p>185</text:p>
          </table:table-cell>
          <table:table-cell table:formula="of:=[.K9]" office:value-type="float" office:value="8.85" calcext:value-type="float">
            <text:p>8,85</text:p>
          </table:table-cell>
          <table:table-cell/>
          <table:table-cell table:formula="of:=[.I9]" office:value-type="float" office:value="185" calcext:value-type="float">
            <text:p>185</text:p>
          </table:table-cell>
          <table:table-cell table:formula="of:=[.L9]" office:value-type="float" office:value="8.95" calcext:value-type="float">
            <text:p>8,95</text:p>
          </table:table-cell>
        </table:table-row>
        <table:table-row table:style-name="ro1">
          <table:table-cell table:formula="of:=[.A9]+0.5" office:value-type="float" office:value="3.5" calcext:value-type="float">
            <text:p>3,5</text:p>
          </table:table-cell>
          <table:table-cell table:formula="of:=1.5+[.A10]" office:value-type="float" office:value="5" calcext:value-type="float">
            <text:p>5</text:p>
          </table:table-cell>
          <table:table-cell office:value-type="float" office:value="9.05" calcext:value-type="float">
            <text:p>9,05</text:p>
          </table:table-cell>
          <table:table-cell table:formula="of:=3+[.A10]" office:value-type="float" office:value="6.5" calcext:value-type="float">
            <text:p>6,5</text:p>
          </table:table-cell>
          <table:table-cell table:style-name="ce2" office:value-type="float" office:value="7.3" calcext:value-type="float">
            <text:p>7,3</text:p>
          </table:table-cell>
          <table:table-cell table:formula="of:=2.5+[.A10]" office:value-type="float" office:value="6" calcext:value-type="float">
            <text:p>6</text:p>
          </table:table-cell>
          <table:table-cell office:value-type="float" office:value="7.3" calcext:value-type="float">
            <text:p>7,3</text:p>
          </table:table-cell>
          <table:table-cell/>
          <table:table-cell table:formula="of:=[.I9]+30" office:value-type="float" office:value="215" calcext:value-type="float">
            <text:p>215</text:p>
          </table:table-cell>
          <table:table-cell office:value-type="float" office:value="9.15" calcext:value-type="float">
            <text:p>9,15</text:p>
          </table:table-cell>
          <table:table-cell table:style-name="ce2" office:value-type="float" office:value="8.6" calcext:value-type="float">
            <text:p>8,6</text:p>
          </table:table-cell>
          <table:table-cell office:value-type="float" office:value="8.6" calcext:value-type="float">
            <text:p>8,6</text:p>
          </table:table-cell>
          <table:table-cell/>
          <table:table-cell table:formula="of:=[.I10]" office:value-type="float" office:value="215" calcext:value-type="float">
            <text:p>215</text:p>
          </table:table-cell>
          <table:table-cell table:formula="of:=[.J10]" office:value-type="float" office:value="9.15" calcext:value-type="float">
            <text:p>9,15</text:p>
          </table:table-cell>
          <table:table-cell/>
          <table:table-cell table:formula="of:=[.I10]" office:value-type="float" office:value="215" calcext:value-type="float">
            <text:p>215</text:p>
          </table:table-cell>
          <table:table-cell table:formula="of:=[.K10]" office:value-type="float" office:value="8.6" calcext:value-type="float">
            <text:p>8,6</text:p>
          </table:table-cell>
          <table:table-cell/>
          <table:table-cell table:formula="of:=[.I10]" office:value-type="float" office:value="215" calcext:value-type="float">
            <text:p>215</text:p>
          </table:table-cell>
          <table:table-cell table:formula="of:=[.L10]" office:value-type="float" office:value="8.6" calcext:value-type="float">
            <text:p>8,6</text:p>
          </table:table-cell>
        </table:table-row>
        <table:table-row table:style-name="ro1">
          <table:table-cell table:formula="of:=[.A10]+0.5" office:value-type="float" office:value="4" calcext:value-type="float">
            <text:p>4</text:p>
          </table:table-cell>
          <table:table-cell table:formula="of:=1.5+[.A11]" office:value-type="float" office:value="5.5" calcext:value-type="float">
            <text:p>5,5</text:p>
          </table:table-cell>
          <table:table-cell office:value-type="float" office:value="8.95" calcext:value-type="float">
            <text:p>8,95</text:p>
          </table:table-cell>
          <table:table-cell table:formula="of:=3+[.A11]" office:value-type="float" office:value="7" calcext:value-type="float">
            <text:p>7</text:p>
          </table:table-cell>
          <table:table-cell table:style-name="ce2" office:value-type="float" office:value="7.6" calcext:value-type="float">
            <text:p>7,6</text:p>
          </table:table-cell>
          <table:table-cell table:formula="of:=2.5+[.A11]" office:value-type="float" office:value="6.5" calcext:value-type="float">
            <text:p>6,5</text:p>
          </table:table-cell>
          <table:table-cell office:value-type="float" office:value="7.15" calcext:value-type="float">
            <text:p>7,15</text:p>
          </table:table-cell>
          <table:table-cell/>
          <table:table-cell table:formula="of:=[.I10]+30" office:value-type="float" office:value="245" calcext:value-type="float">
            <text:p>245</text:p>
          </table:table-cell>
          <table:table-cell office:value-type="float" office:value="9.1" calcext:value-type="float">
            <text:p>9,1</text:p>
          </table:table-cell>
          <table:table-cell table:style-name="ce2" office:value-type="float" office:value="8.4" calcext:value-type="float">
            <text:p>8,4</text:p>
          </table:table-cell>
          <table:table-cell office:value-type="float" office:value="8.2" calcext:value-type="float">
            <text:p>8,2</text:p>
          </table:table-cell>
          <table:table-cell/>
          <table:table-cell table:formula="of:=[.I11]" office:value-type="float" office:value="245" calcext:value-type="float">
            <text:p>245</text:p>
          </table:table-cell>
          <table:table-cell table:formula="of:=[.J11]" office:value-type="float" office:value="9.1" calcext:value-type="float">
            <text:p>9,1</text:p>
          </table:table-cell>
          <table:table-cell/>
          <table:table-cell table:formula="of:=[.I11]" office:value-type="float" office:value="245" calcext:value-type="float">
            <text:p>245</text:p>
          </table:table-cell>
          <table:table-cell table:formula="of:=[.K11]" office:value-type="float" office:value="8.4" calcext:value-type="float">
            <text:p>8,4</text:p>
          </table:table-cell>
          <table:table-cell/>
          <table:table-cell table:formula="of:=[.I11]" office:value-type="float" office:value="245" calcext:value-type="float">
            <text:p>245</text:p>
          </table:table-cell>
          <table:table-cell table:formula="of:=[.L11]" office:value-type="float" office:value="8.2" calcext:value-type="float">
            <text:p>8,2</text:p>
          </table:table-cell>
        </table:table-row>
        <table:table-row table:style-name="ro1">
          <table:table-cell table:formula="of:=[.A11]+0.5" office:value-type="float" office:value="4.5" calcext:value-type="float">
            <text:p>4,5</text:p>
          </table:table-cell>
          <table:table-cell table:formula="of:=1.5+[.A12]" office:value-type="float" office:value="6" calcext:value-type="float">
            <text:p>6</text:p>
          </table:table-cell>
          <table:table-cell office:value-type="float" office:value="8.9" calcext:value-type="float">
            <text:p>8,9</text:p>
          </table:table-cell>
          <table:table-cell table:formula="of:=3+[.A12]" office:value-type="float" office:value="7.5" calcext:value-type="float">
            <text:p>7,5</text:p>
          </table:table-cell>
          <table:table-cell table:style-name="ce2" office:value-type="float" office:value="7.5" calcext:value-type="float">
            <text:p>7,5</text:p>
          </table:table-cell>
          <table:table-cell table:formula="of:=2.5+[.A12]" office:value-type="float" office:value="7" calcext:value-type="float">
            <text:p>7</text:p>
          </table:table-cell>
          <table:table-cell office:value-type="float" office:value="6.9" calcext:value-type="float">
            <text:p>6,9</text:p>
          </table:table-cell>
          <table:table-cell/>
          <table:table-cell table:formula="of:=[.I11]+30" office:value-type="float" office:value="275" calcext:value-type="float">
            <text:p>275</text:p>
          </table:table-cell>
          <table:table-cell office:value-type="float" office:value="9.15" calcext:value-type="float">
            <text:p>9,15</text:p>
          </table:table-cell>
          <table:table-cell table:style-name="ce2" office:value-type="float" office:value="8.1" calcext:value-type="float">
            <text:p>8,1</text:p>
          </table:table-cell>
          <table:table-cell office:value-type="float" office:value="7.85" calcext:value-type="float">
            <text:p>7,85</text:p>
          </table:table-cell>
          <table:table-cell/>
          <table:table-cell table:formula="of:=[.I12]" office:value-type="float" office:value="275" calcext:value-type="float">
            <text:p>275</text:p>
          </table:table-cell>
          <table:table-cell table:formula="of:=[.J12]" office:value-type="float" office:value="9.15" calcext:value-type="float">
            <text:p>9,15</text:p>
          </table:table-cell>
          <table:table-cell/>
          <table:table-cell table:formula="of:=[.I12]" office:value-type="float" office:value="275" calcext:value-type="float">
            <text:p>275</text:p>
          </table:table-cell>
          <table:table-cell table:formula="of:=[.K12]" office:value-type="float" office:value="8.1" calcext:value-type="float">
            <text:p>8,1</text:p>
          </table:table-cell>
          <table:table-cell/>
          <table:table-cell table:formula="of:=[.I12]" office:value-type="float" office:value="275" calcext:value-type="float">
            <text:p>275</text:p>
          </table:table-cell>
          <table:table-cell table:formula="of:=[.L12]" office:value-type="float" office:value="7.85" calcext:value-type="float">
            <text:p>7,85</text:p>
          </table:table-cell>
        </table:table-row>
        <table:table-row table:style-name="ro1">
          <table:table-cell table:formula="of:=[.A12]+0.5" office:value-type="float" office:value="5" calcext:value-type="float">
            <text:p>5</text:p>
          </table:table-cell>
          <table:table-cell table:formula="of:=1.5+[.A13]" office:value-type="float" office:value="6.5" calcext:value-type="float">
            <text:p>6,5</text:p>
          </table:table-cell>
          <table:table-cell office:value-type="float" office:value="8.9" calcext:value-type="float">
            <text:p>8,9</text:p>
          </table:table-cell>
          <table:table-cell table:formula="of:=3+[.A13]" office:value-type="float" office:value="8" calcext:value-type="float">
            <text:p>8</text:p>
          </table:table-cell>
          <table:table-cell table:style-name="ce2" office:value-type="float" office:value="7.3" calcext:value-type="float">
            <text:p>7,3</text:p>
          </table:table-cell>
          <table:table-cell table:formula="of:=2.5+[.A13]" office:value-type="float" office:value="7.5" calcext:value-type="float">
            <text:p>7,5</text:p>
          </table:table-cell>
          <table:table-cell office:value-type="float" office:value="6.55" calcext:value-type="float">
            <text:p>6,55</text:p>
          </table:table-cell>
          <table:table-cell/>
          <table:table-cell table:formula="of:=[.I12]+30" office:value-type="float" office:value="305" calcext:value-type="float">
            <text:p>305</text:p>
          </table:table-cell>
          <table:table-cell office:value-type="float" office:value="9.05" calcext:value-type="float">
            <text:p>9,05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7.85" calcext:value-type="float">
            <text:p>7,85</text:p>
          </table:table-cell>
          <table:table-cell/>
          <table:table-cell table:formula="of:=[.I13]" office:value-type="float" office:value="305" calcext:value-type="float">
            <text:p>305</text:p>
          </table:table-cell>
          <table:table-cell table:formula="of:=[.J13]" office:value-type="float" office:value="9.05" calcext:value-type="float">
            <text:p>9,05</text:p>
          </table:table-cell>
          <table:table-cell/>
          <table:table-cell table:formula="of:=[.I13]" office:value-type="float" office:value="305" calcext:value-type="float">
            <text:p>305</text:p>
          </table:table-cell>
          <table:table-cell table:formula="of:=[.K13]" office:value-type="float" office:value="8" calcext:value-type="float">
            <text:p>8</text:p>
          </table:table-cell>
          <table:table-cell/>
          <table:table-cell table:formula="of:=[.I13]" office:value-type="float" office:value="305" calcext:value-type="float">
            <text:p>305</text:p>
          </table:table-cell>
          <table:table-cell table:formula="of:=[.L13]" office:value-type="float" office:value="7.85" calcext:value-type="float">
            <text:p>7,85</text:p>
          </table:table-cell>
        </table:table-row>
        <table:table-row table:style-name="ro1">
          <table:table-cell table:formula="of:=[.A13]+0.5" office:value-type="float" office:value="5.5" calcext:value-type="float">
            <text:p>5,5</text:p>
          </table:table-cell>
          <table:table-cell table:formula="of:=1.5+[.A14]" office:value-type="float" office:value="7" calcext:value-type="float">
            <text:p>7</text:p>
          </table:table-cell>
          <table:table-cell office:value-type="float" office:value="8.8" calcext:value-type="float">
            <text:p>8,8</text:p>
          </table:table-cell>
          <table:table-cell table:formula="of:=3+[.A14]" office:value-type="float" office:value="8.5" calcext:value-type="float">
            <text:p>8,5</text:p>
          </table:table-cell>
          <table:table-cell table:style-name="ce2" office:value-type="float" office:value="7.3" calcext:value-type="float">
            <text:p>7,3</text:p>
          </table:table-cell>
          <table:table-cell table:formula="of:=2.5+[.A14]" office:value-type="float" office:value="8" calcext:value-type="float">
            <text:p>8</text:p>
          </table:table-cell>
          <table:table-cell office:value-type="float" office:value="6.3" calcext:value-type="float">
            <text:p>6,3</text:p>
          </table:table-cell>
          <table:table-cell/>
          <table:table-cell table:formula="of:=[.I13]+30" office:value-type="float" office:value="335" calcext:value-type="float">
            <text:p>335</text:p>
          </table:table-cell>
          <table:table-cell office:value-type="float" office:value="8.95" calcext:value-type="float">
            <text:p>8,95</text:p>
          </table:table-cell>
          <table:table-cell table:style-name="ce2" office:value-type="float" office:value="7.8" calcext:value-type="float">
            <text:p>7,8</text:p>
          </table:table-cell>
          <table:table-cell office:value-type="float" office:value="7.6" calcext:value-type="float">
            <text:p>7,6</text:p>
          </table:table-cell>
          <table:table-cell/>
          <table:table-cell table:formula="of:=[.I14]" office:value-type="float" office:value="335" calcext:value-type="float">
            <text:p>335</text:p>
          </table:table-cell>
          <table:table-cell table:formula="of:=[.J14]" office:value-type="float" office:value="8.95" calcext:value-type="float">
            <text:p>8,95</text:p>
          </table:table-cell>
          <table:table-cell/>
          <table:table-cell table:formula="of:=[.I14]" office:value-type="float" office:value="335" calcext:value-type="float">
            <text:p>335</text:p>
          </table:table-cell>
          <table:table-cell table:formula="of:=[.K14]" office:value-type="float" office:value="7.8" calcext:value-type="float">
            <text:p>7,8</text:p>
          </table:table-cell>
          <table:table-cell/>
          <table:table-cell table:formula="of:=[.I14]" office:value-type="float" office:value="335" calcext:value-type="float">
            <text:p>335</text:p>
          </table:table-cell>
          <table:table-cell table:formula="of:=[.L14]" office:value-type="float" office:value="7.6" calcext:value-type="float">
            <text:p>7,6</text:p>
          </table:table-cell>
        </table:table-row>
        <table:table-row table:style-name="ro1">
          <table:table-cell table:formula="of:=[.A14]+0.5" office:value-type="float" office:value="6" calcext:value-type="float">
            <text:p>6</text:p>
          </table:table-cell>
          <table:table-cell table:formula="of:=1.5+[.A15]" office:value-type="float" office:value="7.5" calcext:value-type="float">
            <text:p>7,5</text:p>
          </table:table-cell>
          <table:table-cell office:value-type="float" office:value="8.75" calcext:value-type="float">
            <text:p>8,75</text:p>
          </table:table-cell>
          <table:table-cell table:formula="of:=3+[.A15]" office:value-type="float" office:value="9" calcext:value-type="float">
            <text:p>9</text:p>
          </table:table-cell>
          <table:table-cell office:value-type="float" office:value="6.7" calcext:value-type="float">
            <text:p>6,7</text:p>
          </table:table-cell>
          <table:table-cell table:formula="of:=2.5+[.A15]" office:value-type="float" office:value="8.5" calcext:value-type="float">
            <text:p>8,5</text:p>
          </table:table-cell>
          <table:table-cell office:value-type="float" office:value="6.2" calcext:value-type="float">
            <text:p>6,2</text:p>
          </table:table-cell>
          <table:table-cell/>
          <table:table-cell table:formula="of:=[.I14]+30" office:value-type="float" office:value="365" calcext:value-type="float">
            <text:p>365</text:p>
          </table:table-cell>
          <table:table-cell office:value-type="float" office:value="8.9" calcext:value-type="float">
            <text:p>8,9</text:p>
          </table:table-cell>
          <table:table-cell table:style-name="ce2" office:value-type="float" office:value="7.6" calcext:value-type="float">
            <text:p>7,6</text:p>
          </table:table-cell>
          <table:table-cell office:value-type="float" office:value="7.3" calcext:value-type="float">
            <text:p>7,3</text:p>
          </table:table-cell>
          <table:table-cell/>
          <table:table-cell table:formula="of:=[.I15]" office:value-type="float" office:value="365" calcext:value-type="float">
            <text:p>365</text:p>
          </table:table-cell>
          <table:table-cell table:formula="of:=[.J15]" office:value-type="float" office:value="8.9" calcext:value-type="float">
            <text:p>8,9</text:p>
          </table:table-cell>
          <table:table-cell/>
          <table:table-cell table:formula="of:=[.I15]" office:value-type="float" office:value="365" calcext:value-type="float">
            <text:p>365</text:p>
          </table:table-cell>
          <table:table-cell table:formula="of:=[.K15]" office:value-type="float" office:value="7.6" calcext:value-type="float">
            <text:p>7,6</text:p>
          </table:table-cell>
          <table:table-cell/>
          <table:table-cell table:formula="of:=[.I15]" office:value-type="float" office:value="365" calcext:value-type="float">
            <text:p>365</text:p>
          </table:table-cell>
          <table:table-cell table:formula="of:=[.L15]" office:value-type="float" office:value="7.3" calcext:value-type="float">
            <text:p>7,3</text:p>
          </table:table-cell>
        </table:table-row>
        <table:table-row table:style-name="ro1">
          <table:table-cell table:formula="of:=[.A15]+0.5" office:value-type="float" office:value="6.5" calcext:value-type="float">
            <text:p>6,5</text:p>
          </table:table-cell>
          <table:table-cell table:formula="of:=1.5+[.A16]" office:value-type="float" office:value="8" calcext:value-type="float">
            <text:p>8</text:p>
          </table:table-cell>
          <table:table-cell office:value-type="float" office:value="8.7" calcext:value-type="float">
            <text:p>8,7</text:p>
          </table:table-cell>
          <table:table-cell table:formula="of:=3+[.A16]" office:value-type="float" office:value="9.5" calcext:value-type="float">
            <text:p>9,5</text:p>
          </table:table-cell>
          <table:table-cell office:value-type="float" office:value="6.65" calcext:value-type="float">
            <text:p>6,65</text:p>
          </table:table-cell>
          <table:table-cell table:formula="of:=2.5+[.A16]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I15]+30" office:value-type="float" office:value="395" calcext:value-type="float">
            <text:p>395</text:p>
          </table:table-cell>
          <table:table-cell office:value-type="float" office:value="8.9" calcext:value-type="float">
            <text:p>8,9</text:p>
          </table:table-cell>
          <table:table-cell table:style-name="ce2" office:value-type="float" office:value="7.3" calcext:value-type="float">
            <text:p>7,3</text:p>
          </table:table-cell>
          <table:table-cell office:value-type="float" office:value="7.15" calcext:value-type="float">
            <text:p>7,15</text:p>
          </table:table-cell>
          <table:table-cell/>
          <table:table-cell table:formula="of:=[.I16]" office:value-type="float" office:value="395" calcext:value-type="float">
            <text:p>395</text:p>
          </table:table-cell>
          <table:table-cell table:formula="of:=[.J16]" office:value-type="float" office:value="8.9" calcext:value-type="float">
            <text:p>8,9</text:p>
          </table:table-cell>
          <table:table-cell/>
          <table:table-cell table:formula="of:=[.I16]" office:value-type="float" office:value="395" calcext:value-type="float">
            <text:p>395</text:p>
          </table:table-cell>
          <table:table-cell table:formula="of:=[.K16]" office:value-type="float" office:value="7.3" calcext:value-type="float">
            <text:p>7,3</text:p>
          </table:table-cell>
          <table:table-cell/>
          <table:table-cell table:formula="of:=[.I16]" office:value-type="float" office:value="395" calcext:value-type="float">
            <text:p>395</text:p>
          </table:table-cell>
          <table:table-cell table:formula="of:=[.L16]" office:value-type="float" office:value="7.15" calcext:value-type="float">
            <text:p>7,15</text:p>
          </table:table-cell>
        </table:table-row>
        <table:table-row table:style-name="ro1">
          <table:table-cell table:formula="of:=[.A16]+0.5" office:value-type="float" office:value="7" calcext:value-type="float">
            <text:p>7</text:p>
          </table:table-cell>
          <table:table-cell table:formula="of:=1.5+[.A17]" office:value-type="float" office:value="8.5" calcext:value-type="float">
            <text:p>8,5</text:p>
          </table:table-cell>
          <table:table-cell office:value-type="float" office:value="8.5" calcext:value-type="float">
            <text:p>8,5</text:p>
          </table:table-cell>
          <table:table-cell table:formula="of:=3+[.A17]" office:value-type="float" office:value="10" calcext:value-type="float">
            <text:p>10</text:p>
          </table:table-cell>
          <table:table-cell office:value-type="float" office:value="6.35" calcext:value-type="float">
            <text:p>6,35</text:p>
          </table:table-cell>
          <table:table-cell table:formula="of:=2.5+[.A17]" office:value-type="float" office:value="9.5" calcext:value-type="float">
            <text:p>9,5</text:p>
          </table:table-cell>
          <table:table-cell office:value-type="float" office:value="5.65" calcext:value-type="float">
            <text:p>5,65</text:p>
          </table:table-cell>
          <table:table-cell/>
          <table:table-cell table:formula="of:=[.I16]+30" office:value-type="float" office:value="425" calcext:value-type="float">
            <text:p>425</text:p>
          </table:table-cell>
          <table:table-cell office:value-type="float" office:value="8.8" calcext:value-type="float">
            <text:p>8,8</text:p>
          </table:table-cell>
          <table:table-cell table:style-name="ce2" office:value-type="float" office:value="7.6" calcext:value-type="float">
            <text:p>7,6</text:p>
          </table:table-cell>
          <table:table-cell office:value-type="float" office:value="6.9" calcext:value-type="float">
            <text:p>6,9</text:p>
          </table:table-cell>
          <table:table-cell/>
          <table:table-cell table:formula="of:=[.I17]" office:value-type="float" office:value="425" calcext:value-type="float">
            <text:p>425</text:p>
          </table:table-cell>
          <table:table-cell table:formula="of:=[.J17]" office:value-type="float" office:value="8.8" calcext:value-type="float">
            <text:p>8,8</text:p>
          </table:table-cell>
          <table:table-cell/>
          <table:table-cell table:formula="of:=[.I17]" office:value-type="float" office:value="425" calcext:value-type="float">
            <text:p>425</text:p>
          </table:table-cell>
          <table:table-cell table:formula="of:=[.K17]" office:value-type="float" office:value="7.6" calcext:value-type="float">
            <text:p>7,6</text:p>
          </table:table-cell>
          <table:table-cell/>
          <table:table-cell table:formula="of:=[.I17]" office:value-type="float" office:value="425" calcext:value-type="float">
            <text:p>425</text:p>
          </table:table-cell>
          <table:table-cell table:formula="of:=[.L17]" office:value-type="float" office:value="6.9" calcext:value-type="float">
            <text:p>6,9</text:p>
          </table:table-cell>
        </table:table-row>
        <table:table-row table:style-name="ro1">
          <table:table-cell table:formula="of:=[.A17]+0.5" office:value-type="float" office:value="7.5" calcext:value-type="float">
            <text:p>7,5</text:p>
          </table:table-cell>
          <table:table-cell table:formula="of:=1.5+[.A18]" office:value-type="float" office:value="9" calcext:value-type="float">
            <text:p>9</text:p>
          </table:table-cell>
          <table:table-cell office:value-type="float" office:value="8.55" calcext:value-type="float">
            <text:p>8,55</text:p>
          </table:table-cell>
          <table:table-cell table:formula="of:=3+[.A18]" office:value-type="float" office:value="10.5" calcext:value-type="float">
            <text:p>10,5</text:p>
          </table:table-cell>
          <table:table-cell office:value-type="float" office:value="6.55" calcext:value-type="float">
            <text:p>6,55</text:p>
          </table:table-cell>
          <table:table-cell table:formula="of:=2.5+[.A18]" office:value-type="float" office:value="10" calcext:value-type="float">
            <text:p>10</text:p>
          </table:table-cell>
          <table:table-cell office:value-type="float" office:value="5.4" calcext:value-type="float">
            <text:p>5,4</text:p>
          </table:table-cell>
          <table:table-cell/>
          <table:table-cell table:formula="of:=[.I17]+30" office:value-type="float" office:value="455" calcext:value-type="float">
            <text:p>455</text:p>
          </table:table-cell>
          <table:table-cell office:value-type="float" office:value="8.75" calcext:value-type="float">
            <text:p>8,75</text:p>
          </table:table-cell>
          <table:table-cell table:style-name="ce2" office:value-type="float" office:value="7.5" calcext:value-type="float">
            <text:p>7,5</text:p>
          </table:table-cell>
          <table:table-cell office:value-type="float" office:value="6.55" calcext:value-type="float">
            <text:p>6,55</text:p>
          </table:table-cell>
          <table:table-cell/>
          <table:table-cell table:formula="of:=[.I18]" office:value-type="float" office:value="455" calcext:value-type="float">
            <text:p>455</text:p>
          </table:table-cell>
          <table:table-cell table:formula="of:=[.J18]" office:value-type="float" office:value="8.75" calcext:value-type="float">
            <text:p>8,75</text:p>
          </table:table-cell>
          <table:table-cell/>
          <table:table-cell table:formula="of:=[.I18]" office:value-type="float" office:value="455" calcext:value-type="float">
            <text:p>455</text:p>
          </table:table-cell>
          <table:table-cell table:formula="of:=[.K18]" office:value-type="float" office:value="7.5" calcext:value-type="float">
            <text:p>7,5</text:p>
          </table:table-cell>
          <table:table-cell/>
          <table:table-cell table:formula="of:=[.I18]" office:value-type="float" office:value="455" calcext:value-type="float">
            <text:p>455</text:p>
          </table:table-cell>
          <table:table-cell table:formula="of:=[.L18]" office:value-type="float" office:value="6.55" calcext:value-type="float">
            <text:p>6,55</text:p>
          </table:table-cell>
        </table:table-row>
        <table:table-row table:style-name="ro1">
          <table:table-cell table:formula="of:=[.A18]+0.5" office:value-type="float" office:value="8" calcext:value-type="float">
            <text:p>8</text:p>
          </table:table-cell>
          <table:table-cell table:formula="of:=1.5+[.A19]" office:value-type="float" office:value="9.5" calcext:value-type="float">
            <text:p>9,5</text:p>
          </table:table-cell>
          <table:table-cell office:value-type="float" office:value="8.45" calcext:value-type="float">
            <text:p>8,45</text:p>
          </table:table-cell>
          <table:table-cell table:formula="of:=3+[.A19]" office:value-type="float" office:value="11" calcext:value-type="float">
            <text:p>11</text:p>
          </table:table-cell>
          <table:table-cell office:value-type="float" office:value="6.35" calcext:value-type="float">
            <text:p>6,35</text:p>
          </table:table-cell>
          <table:table-cell table:formula="of:=2.5+[.A19]" office:value-type="float" office:value="10.5" calcext:value-type="float">
            <text:p>10,5</text:p>
          </table:table-cell>
          <table:table-cell office:value-type="float" office:value="5.25" calcext:value-type="float">
            <text:p>5,25</text:p>
          </table:table-cell>
          <table:table-cell/>
          <table:table-cell table:formula="of:=[.I18]+30" office:value-type="float" office:value="485" calcext:value-type="float">
            <text:p>485</text:p>
          </table:table-cell>
          <table:table-cell office:value-type="float" office:value="8.7" calcext:value-type="float">
            <text:p>8,7</text:p>
          </table:table-cell>
          <table:table-cell table:style-name="ce2" office:value-type="float" office:value="7.3" calcext:value-type="float">
            <text:p>7,3</text:p>
          </table:table-cell>
          <table:table-cell office:value-type="float" office:value="6.3" calcext:value-type="float">
            <text:p>6,3</text:p>
          </table:table-cell>
          <table:table-cell/>
          <table:table-cell table:formula="of:=[.I19]" office:value-type="float" office:value="485" calcext:value-type="float">
            <text:p>485</text:p>
          </table:table-cell>
          <table:table-cell table:formula="of:=[.J19]" office:value-type="float" office:value="8.7" calcext:value-type="float">
            <text:p>8,7</text:p>
          </table:table-cell>
          <table:table-cell/>
          <table:table-cell table:formula="of:=[.I19]" office:value-type="float" office:value="485" calcext:value-type="float">
            <text:p>485</text:p>
          </table:table-cell>
          <table:table-cell table:formula="of:=[.K19]" office:value-type="float" office:value="7.3" calcext:value-type="float">
            <text:p>7,3</text:p>
          </table:table-cell>
          <table:table-cell/>
          <table:table-cell table:formula="of:=[.I19]" office:value-type="float" office:value="485" calcext:value-type="float">
            <text:p>485</text:p>
          </table:table-cell>
          <table:table-cell table:formula="of:=[.L19]" office:value-type="float" office:value="6.3" calcext:value-type="float">
            <text:p>6,3</text:p>
          </table:table-cell>
        </table:table-row>
        <table:table-row table:style-name="ro1">
          <table:table-cell table:formula="of:=[.A19]+0.5" office:value-type="float" office:value="8.5" calcext:value-type="float">
            <text:p>8,5</text:p>
          </table:table-cell>
          <table:table-cell table:formula="of:=1.5+[.A20]" office:value-type="float" office:value="10" calcext:value-type="float">
            <text:p>10</text:p>
          </table:table-cell>
          <table:table-cell office:value-type="float" office:value="8.4" calcext:value-type="float">
            <text:p>8,4</text:p>
          </table:table-cell>
          <table:table-cell table:formula="of:=3+[.A20]" office:value-type="float" office:value="11.5" calcext:value-type="float">
            <text:p>11,5</text:p>
          </table:table-cell>
          <table:table-cell office:value-type="float" office:value="6.05" calcext:value-type="float">
            <text:p>6,05</text:p>
          </table:table-cell>
          <table:table-cell table:formula="of:=2.5+[.A20]" office:value-type="float" office:value="11" calcext:value-type="float">
            <text:p>11</text:p>
          </table:table-cell>
          <table:table-cell office:value-type="float" office:value="5.15" calcext:value-type="float">
            <text:p>5,15</text:p>
          </table:table-cell>
          <table:table-cell/>
          <table:table-cell table:formula="of:=[.I19]+30" office:value-type="float" office:value="515" calcext:value-type="float">
            <text:p>515</text:p>
          </table:table-cell>
          <table:table-cell office:value-type="float" office:value="8.5" calcext:value-type="float">
            <text:p>8,5</text:p>
          </table:table-cell>
          <table:table-cell table:style-name="ce2" office:value-type="float" office:value="7.3" calcext:value-type="float">
            <text:p>7,3</text:p>
          </table:table-cell>
          <table:table-cell office:value-type="float" office:value="6.2" calcext:value-type="float">
            <text:p>6,2</text:p>
          </table:table-cell>
          <table:table-cell/>
          <table:table-cell table:formula="of:=[.I20]" office:value-type="float" office:value="515" calcext:value-type="float">
            <text:p>515</text:p>
          </table:table-cell>
          <table:table-cell table:formula="of:=[.J20]" office:value-type="float" office:value="8.5" calcext:value-type="float">
            <text:p>8,5</text:p>
          </table:table-cell>
          <table:table-cell/>
          <table:table-cell table:formula="of:=[.I20]" office:value-type="float" office:value="515" calcext:value-type="float">
            <text:p>515</text:p>
          </table:table-cell>
          <table:table-cell table:formula="of:=[.K20]" office:value-type="float" office:value="7.3" calcext:value-type="float">
            <text:p>7,3</text:p>
          </table:table-cell>
          <table:table-cell/>
          <table:table-cell table:formula="of:=[.I20]" office:value-type="float" office:value="515" calcext:value-type="float">
            <text:p>515</text:p>
          </table:table-cell>
          <table:table-cell table:formula="of:=[.L20]" office:value-type="float" office:value="6.2" calcext:value-type="float">
            <text:p>6,2</text:p>
          </table:table-cell>
        </table:table-row>
        <table:table-row table:style-name="ro1">
          <table:table-cell table:formula="of:=[.A20]+0.5" office:value-type="float" office:value="9" calcext:value-type="float">
            <text:p>9</text:p>
          </table:table-cell>
          <table:table-cell table:formula="of:=1.5+[.A21]" office:value-type="float" office:value="10.5" calcext:value-type="float">
            <text:p>10,5</text:p>
          </table:table-cell>
          <table:table-cell office:value-type="float" office:value="8.25" calcext:value-type="float">
            <text:p>8,25</text:p>
          </table:table-cell>
          <table:table-cell table:formula="of:=3+[.A21]" office:value-type="float" office:value="12" calcext:value-type="float">
            <text:p>12</text:p>
          </table:table-cell>
          <table:table-cell office:value-type="float" office:value="6.5" calcext:value-type="float">
            <text:p>6,5</text:p>
          </table:table-cell>
          <table:table-cell table:formula="of:=2.5+[.A21]" office:value-type="float" office:value="11.5" calcext:value-type="float">
            <text:p>11,5</text:p>
          </table:table-cell>
          <table:table-cell office:value-type="float" office:value="4.95" calcext:value-type="float">
            <text:p>4,95</text:p>
          </table:table-cell>
          <table:table-cell/>
          <table:table-cell table:formula="of:=[.I20]+30" office:value-type="float" office:value="545" calcext:value-type="float">
            <text:p>545</text:p>
          </table:table-cell>
          <table:table-cell office:value-type="float" office:value="8.55" calcext:value-type="float">
            <text:p>8,55</text:p>
          </table:table-cell>
          <table:table-cell office:value-type="float" office:value="6.7" calcext:value-type="float">
            <text:p>6,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I21]" office:value-type="float" office:value="545" calcext:value-type="float">
            <text:p>545</text:p>
          </table:table-cell>
          <table:table-cell table:formula="of:=[.J21]" office:value-type="float" office:value="8.55" calcext:value-type="float">
            <text:p>8,55</text:p>
          </table:table-cell>
          <table:table-cell/>
          <table:table-cell table:formula="of:=[.I21]" office:value-type="float" office:value="545" calcext:value-type="float">
            <text:p>545</text:p>
          </table:table-cell>
          <table:table-cell table:formula="of:=[.K21]" office:value-type="float" office:value="6.7" calcext:value-type="float">
            <text:p>6,7</text:p>
          </table:table-cell>
          <table:table-cell/>
          <table:table-cell table:formula="of:=[.I21]" office:value-type="float" office:value="545" calcext:value-type="float">
            <text:p>545</text:p>
          </table:table-cell>
          <table:table-cell table:formula="of:=[.L21]" office:value-type="float" office:value="6" calcext:value-type="float">
            <text:p>6</text:p>
          </table:table-cell>
        </table:table-row>
        <table:table-row table:style-name="ro1">
          <table:table-cell table:formula="of:=[.A21]+0.5" office:value-type="float" office:value="9.5" calcext:value-type="float">
            <text:p>9,5</text:p>
          </table:table-cell>
          <table:table-cell table:formula="of:=1.5+[.A22]" office:value-type="float" office:value="11" calcext:value-type="float">
            <text:p>11</text:p>
          </table:table-cell>
          <table:table-cell office:value-type="float" office:value="8.25" calcext:value-type="float">
            <text:p>8,25</text:p>
          </table:table-cell>
          <table:table-cell table:formula="of:=3+[.A22]" office:value-type="float" office:value="12.5" calcext:value-type="float">
            <text:p>12,5</text:p>
          </table:table-cell>
          <table:table-cell office:value-type="float" office:value="6.05" calcext:value-type="float">
            <text:p>6,05</text:p>
          </table:table-cell>
          <table:table-cell table:formula="of:=2.5+[.A22]" office:value-type="float" office:value="12" calcext:value-type="float">
            <text:p>12</text:p>
          </table:table-cell>
          <table:table-cell office:value-type="float" office:value="4.65" calcext:value-type="float">
            <text:p>4,65</text:p>
          </table:table-cell>
          <table:table-cell/>
          <table:table-cell table:formula="of:=[.I21]+30" office:value-type="float" office:value="575" calcext:value-type="float">
            <text:p>575</text:p>
          </table:table-cell>
          <table:table-cell office:value-type="float" office:value="8.45" calcext:value-type="float">
            <text:p>8,45</text:p>
          </table:table-cell>
          <table:table-cell office:value-type="float" office:value="6.65" calcext:value-type="float">
            <text:p>6,65</text:p>
          </table:table-cell>
          <table:table-cell office:value-type="float" office:value="5.65" calcext:value-type="float">
            <text:p>5,65</text:p>
          </table:table-cell>
          <table:table-cell/>
          <table:table-cell table:formula="of:=[.I22]" office:value-type="float" office:value="575" calcext:value-type="float">
            <text:p>575</text:p>
          </table:table-cell>
          <table:table-cell table:formula="of:=[.J22]" office:value-type="float" office:value="8.45" calcext:value-type="float">
            <text:p>8,45</text:p>
          </table:table-cell>
          <table:table-cell/>
          <table:table-cell table:formula="of:=[.I22]" office:value-type="float" office:value="575" calcext:value-type="float">
            <text:p>575</text:p>
          </table:table-cell>
          <table:table-cell table:formula="of:=[.K22]" office:value-type="float" office:value="6.65" calcext:value-type="float">
            <text:p>6,65</text:p>
          </table:table-cell>
          <table:table-cell/>
          <table:table-cell table:formula="of:=[.I22]" office:value-type="float" office:value="575" calcext:value-type="float">
            <text:p>575</text:p>
          </table:table-cell>
          <table:table-cell table:formula="of:=[.L22]" office:value-type="float" office:value="5.65" calcext:value-type="float">
            <text:p>5,65</text:p>
          </table:table-cell>
        </table:table-row>
        <table:table-row table:style-name="ro1">
          <table:table-cell table:formula="of:=[.A22]+0.5" office:value-type="float" office:value="10" calcext:value-type="float">
            <text:p>10</text:p>
          </table:table-cell>
          <table:table-cell table:formula="of:=1.5+[.A23]" office:value-type="float" office:value="11.5" calcext:value-type="float">
            <text:p>11,5</text:p>
          </table:table-cell>
          <table:table-cell office:value-type="float" office:value="8.2" calcext:value-type="float">
            <text:p>8,2</text:p>
          </table:table-cell>
          <table:table-cell table:formula="of:=3+[.A23]" office:value-type="float" office:value="13" calcext:value-type="float">
            <text:p>13</text:p>
          </table:table-cell>
          <table:table-cell office:value-type="float" office:value="5.9" calcext:value-type="float">
            <text:p>5,9</text:p>
          </table:table-cell>
          <table:table-cell table:formula="of:=2.5+[.A23]" office:value-type="float" office:value="12.5" calcext:value-type="float">
            <text:p>12,5</text:p>
          </table:table-cell>
          <table:table-cell office:value-type="float" office:value="4.45" calcext:value-type="float">
            <text:p>4,45</text:p>
          </table:table-cell>
          <table:table-cell/>
          <table:table-cell table:formula="of:=[.I22]+30" office:value-type="float" office:value="605" calcext:value-type="float">
            <text:p>605</text:p>
          </table:table-cell>
          <table:table-cell office:value-type="float" office:value="8.4" calcext:value-type="float">
            <text:p>8,4</text:p>
          </table:table-cell>
          <table:table-cell office:value-type="float" office:value="6.35" calcext:value-type="float">
            <text:p>6,35</text:p>
          </table:table-cell>
          <table:table-cell office:value-type="float" office:value="5.4" calcext:value-type="float">
            <text:p>5,4</text:p>
          </table:table-cell>
          <table:table-cell/>
          <table:table-cell table:formula="of:=[.I23]" office:value-type="float" office:value="605" calcext:value-type="float">
            <text:p>605</text:p>
          </table:table-cell>
          <table:table-cell table:formula="of:=[.J23]" office:value-type="float" office:value="8.4" calcext:value-type="float">
            <text:p>8,4</text:p>
          </table:table-cell>
          <table:table-cell/>
          <table:table-cell table:formula="of:=[.I23]" office:value-type="float" office:value="605" calcext:value-type="float">
            <text:p>605</text:p>
          </table:table-cell>
          <table:table-cell table:formula="of:=[.K23]" office:value-type="float" office:value="6.35" calcext:value-type="float">
            <text:p>6,35</text:p>
          </table:table-cell>
          <table:table-cell/>
          <table:table-cell table:formula="of:=[.I23]" office:value-type="float" office:value="605" calcext:value-type="float">
            <text:p>605</text:p>
          </table:table-cell>
          <table:table-cell table:formula="of:=[.L23]" office:value-type="float" office:value="5.4" calcext:value-type="float">
            <text:p>5,4</text:p>
          </table:table-cell>
        </table:table-row>
        <table:table-row table:style-name="ro1">
          <table:table-cell table:formula="of:=[.A23]+1" office:value-type="float" office:value="11" calcext:value-type="float">
            <text:p>11</text:p>
          </table:table-cell>
          <table:table-cell table:formula="of:=1.5+[.A24]" office:value-type="float" office:value="12.5" calcext:value-type="float">
            <text:p>12,5</text:p>
          </table:table-cell>
          <table:table-cell office:value-type="float" office:value="7.95" calcext:value-type="float">
            <text:p>7,95</text:p>
          </table:table-cell>
          <table:table-cell table:formula="of:=3+[.A24]" office:value-type="float" office:value="14" calcext:value-type="float">
            <text:p>14</text:p>
          </table:table-cell>
          <table:table-cell office:value-type="float" office:value="5.75" calcext:value-type="float">
            <text:p>5,75</text:p>
          </table:table-cell>
          <table:table-cell table:formula="of:=2.5+[.A24]" office:value-type="float" office:value="13.5" calcext:value-type="float">
            <text:p>13,5</text:p>
          </table:table-cell>
          <table:table-cell office:value-type="float" office:value="4.2" calcext:value-type="float">
            <text:p>4,2</text:p>
          </table:table-cell>
          <table:table-cell/>
          <table:table-cell table:formula="of:=[.I23]+30" office:value-type="float" office:value="635" calcext:value-type="float">
            <text:p>635</text:p>
          </table:table-cell>
          <table:table-cell office:value-type="float" office:value="8.25" calcext:value-type="float">
            <text:p>8,25</text:p>
          </table:table-cell>
          <table:table-cell office:value-type="float" office:value="6.55" calcext:value-type="float">
            <text:p>6,55</text:p>
          </table:table-cell>
          <table:table-cell office:value-type="float" office:value="5.25" calcext:value-type="float">
            <text:p>5,25</text:p>
          </table:table-cell>
          <table:table-cell/>
          <table:table-cell table:formula="of:=[.I24]" office:value-type="float" office:value="635" calcext:value-type="float">
            <text:p>635</text:p>
          </table:table-cell>
          <table:table-cell table:formula="of:=[.J24]" office:value-type="float" office:value="8.25" calcext:value-type="float">
            <text:p>8,25</text:p>
          </table:table-cell>
          <table:table-cell/>
          <table:table-cell table:formula="of:=[.I24]" office:value-type="float" office:value="635" calcext:value-type="float">
            <text:p>635</text:p>
          </table:table-cell>
          <table:table-cell table:formula="of:=[.K24]" office:value-type="float" office:value="6.55" calcext:value-type="float">
            <text:p>6,55</text:p>
          </table:table-cell>
          <table:table-cell/>
          <table:table-cell table:formula="of:=[.I24]" office:value-type="float" office:value="635" calcext:value-type="float">
            <text:p>635</text:p>
          </table:table-cell>
          <table:table-cell table:formula="of:=[.L24]" office:value-type="float" office:value="5.25" calcext:value-type="float">
            <text:p>5,25</text:p>
          </table:table-cell>
        </table:table-row>
        <table:table-row table:style-name="ro1">
          <table:table-cell table:formula="of:=[.A24]+1" office:value-type="float" office:value="12" calcext:value-type="float">
            <text:p>12</text:p>
          </table:table-cell>
          <table:table-cell table:formula="of:=1.5+[.A25]" office:value-type="float" office:value="13.5" calcext:value-type="float">
            <text:p>13,5</text:p>
          </table:table-cell>
          <table:table-cell office:value-type="float" office:value="7.95" calcext:value-type="float">
            <text:p>7,95</text:p>
          </table:table-cell>
          <table:table-cell table:formula="of:=3+[.A25]" office:value-type="float" office:value="15" calcext:value-type="float">
            <text:p>15</text:p>
          </table:table-cell>
          <table:table-cell office:value-type="float" office:value="5.45" calcext:value-type="float">
            <text:p>5,45</text:p>
          </table:table-cell>
          <table:table-cell table:formula="of:=2.5+[.A25]" office:value-type="float" office:value="14.5" calcext:value-type="float">
            <text:p>14,5</text:p>
          </table:table-cell>
          <table:table-cell office:value-type="float" office:value="3.95" calcext:value-type="float">
            <text:p>3,95</text:p>
          </table:table-cell>
          <table:table-cell/>
          <table:table-cell table:formula="of:=[.I24]+30" office:value-type="float" office:value="665" calcext:value-type="float">
            <text:p>665</text:p>
          </table:table-cell>
          <table:table-cell office:value-type="float" office:value="8.25" calcext:value-type="float">
            <text:p>8,25</text:p>
          </table:table-cell>
          <table:table-cell office:value-type="float" office:value="6.35" calcext:value-type="float">
            <text:p>6,35</text:p>
          </table:table-cell>
          <table:table-cell office:value-type="float" office:value="5.15" calcext:value-type="float">
            <text:p>5,15</text:p>
          </table:table-cell>
          <table:table-cell/>
          <table:table-cell table:formula="of:=[.I25]" office:value-type="float" office:value="665" calcext:value-type="float">
            <text:p>665</text:p>
          </table:table-cell>
          <table:table-cell table:formula="of:=[.J25]" office:value-type="float" office:value="8.25" calcext:value-type="float">
            <text:p>8,25</text:p>
          </table:table-cell>
          <table:table-cell/>
          <table:table-cell table:formula="of:=[.I25]" office:value-type="float" office:value="665" calcext:value-type="float">
            <text:p>665</text:p>
          </table:table-cell>
          <table:table-cell table:formula="of:=[.K25]" office:value-type="float" office:value="6.35" calcext:value-type="float">
            <text:p>6,35</text:p>
          </table:table-cell>
          <table:table-cell/>
          <table:table-cell table:formula="of:=[.I25]" office:value-type="float" office:value="665" calcext:value-type="float">
            <text:p>665</text:p>
          </table:table-cell>
          <table:table-cell table:formula="of:=[.L25]" office:value-type="float" office:value="5.15" calcext:value-type="float">
            <text:p>5,15</text:p>
          </table:table-cell>
        </table:table-row>
        <table:table-row table:style-name="ro1">
          <table:table-cell table:formula="of:=[.A25]+1" office:value-type="float" office:value="13" calcext:value-type="float">
            <text:p>13</text:p>
          </table:table-cell>
          <table:table-cell table:formula="of:=1.5+[.A26]" office:value-type="float" office:value="14.5" calcext:value-type="float">
            <text:p>14,5</text:p>
          </table:table-cell>
          <table:table-cell office:value-type="float" office:value="7.8" calcext:value-type="float">
            <text:p>7,8</text:p>
          </table:table-cell>
          <table:table-cell table:formula="of:=3+[.A26]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2.5+[.A26]" office:value-type="float" office:value="15.5" calcext:value-type="float">
            <text:p>15,5</text:p>
          </table:table-cell>
          <table:table-cell office:value-type="float" office:value="3.8" calcext:value-type="float">
            <text:p>3,8</text:p>
          </table:table-cell>
          <table:table-cell/>
          <table:table-cell table:formula="of:=[.I25]+30" office:value-type="float" office:value="695" calcext:value-type="float">
            <text:p>695</text:p>
          </table:table-cell>
          <table:table-cell office:value-type="float" office:value="8.2" calcext:value-type="float">
            <text:p>8,2</text:p>
          </table:table-cell>
          <table:table-cell office:value-type="float" office:value="6.05" calcext:value-type="float">
            <text:p>6,05</text:p>
          </table:table-cell>
          <table:table-cell office:value-type="float" office:value="4.95" calcext:value-type="float">
            <text:p>4,95</text:p>
          </table:table-cell>
          <table:table-cell/>
          <table:table-cell table:formula="of:=[.I26]" office:value-type="float" office:value="695" calcext:value-type="float">
            <text:p>695</text:p>
          </table:table-cell>
          <table:table-cell table:formula="of:=[.J26]" office:value-type="float" office:value="8.2" calcext:value-type="float">
            <text:p>8,2</text:p>
          </table:table-cell>
          <table:table-cell/>
          <table:table-cell table:formula="of:=[.I26]" office:value-type="float" office:value="695" calcext:value-type="float">
            <text:p>695</text:p>
          </table:table-cell>
          <table:table-cell table:formula="of:=[.K26]" office:value-type="float" office:value="6.05" calcext:value-type="float">
            <text:p>6,05</text:p>
          </table:table-cell>
          <table:table-cell/>
          <table:table-cell table:formula="of:=[.I26]" office:value-type="float" office:value="695" calcext:value-type="float">
            <text:p>695</text:p>
          </table:table-cell>
          <table:table-cell table:formula="of:=[.L26]" office:value-type="float" office:value="4.95" calcext:value-type="float">
            <text:p>4,95</text:p>
          </table:table-cell>
        </table:table-row>
        <table:table-row table:style-name="ro1">
          <table:table-cell table:formula="of:=[.A26]+1" office:value-type="float" office:value="14" calcext:value-type="float">
            <text:p>14</text:p>
          </table:table-cell>
          <table:table-cell table:formula="of:=1.5+[.A27]" office:value-type="float" office:value="15.5" calcext:value-type="float">
            <text:p>15,5</text:p>
          </table:table-cell>
          <table:table-cell office:value-type="float" office:value="7.8" calcext:value-type="float">
            <text:p>7,8</text:p>
          </table:table-cell>
          <table:table-cell table:formula="of:=3+[.A27]" office:value-type="float" office:value="17" calcext:value-type="float">
            <text:p>17</text:p>
          </table:table-cell>
          <table:table-cell office:value-type="float" office:value="5.35" calcext:value-type="float">
            <text:p>5,35</text:p>
          </table:table-cell>
          <table:table-cell table:formula="of:=2.5+[.A27]" office:value-type="float" office:value="16.5" calcext:value-type="float">
            <text:p>16,5</text:p>
          </table:table-cell>
          <table:table-cell office:value-type="float" office:value="3.25" calcext:value-type="float">
            <text:p>3,25</text:p>
          </table:table-cell>
          <table:table-cell/>
          <table:table-cell table:formula="of:=[.I26]+30" office:value-type="float" office:value="725" calcext:value-type="float">
            <text:p>725</text:p>
          </table:table-cell>
          <table:table-cell/>
          <table:table-cell office:value-type="float" office:value="6.5" calcext:value-type="float">
            <text:p>6,5</text:p>
          </table:table-cell>
          <table:table-cell office:value-type="float" office:value="4.65" calcext:value-type="float">
            <text:p>4,65</text:p>
          </table:table-cell>
          <table:table-cell/>
          <table:table-cell table:formula="of:=[.I28]" office:value-type="float" office:value="755" calcext:value-type="float">
            <text:p>755</text:p>
          </table:table-cell>
          <table:table-cell table:formula="of:=[.J28]" office:value-type="float" office:value="7.95" calcext:value-type="float">
            <text:p>7,95</text:p>
          </table:table-cell>
          <table:table-cell/>
          <table:table-cell table:formula="of:=[.I27]" office:value-type="float" office:value="725" calcext:value-type="float">
            <text:p>725</text:p>
          </table:table-cell>
          <table:table-cell table:formula="of:=[.K27]" office:value-type="float" office:value="6.5" calcext:value-type="float">
            <text:p>6,5</text:p>
          </table:table-cell>
          <table:table-cell/>
          <table:table-cell table:formula="of:=[.I27]" office:value-type="float" office:value="725" calcext:value-type="float">
            <text:p>725</text:p>
          </table:table-cell>
          <table:table-cell table:formula="of:=[.L27]" office:value-type="float" office:value="4.65" calcext:value-type="float">
            <text:p>4,65</text:p>
          </table:table-cell>
        </table:table-row>
        <table:table-row table:style-name="ro1">
          <table:table-cell table:formula="of:=[.A27]+1" office:value-type="float" office:value="15" calcext:value-type="float">
            <text:p>15</text:p>
          </table:table-cell>
          <table:table-cell table:formula="of:=1.5+[.A28]" office:value-type="float" office:value="16.5" calcext:value-type="float">
            <text:p>16,5</text:p>
          </table:table-cell>
          <table:table-cell office:value-type="float" office:value="7.5" calcext:value-type="float">
            <text:p>7,5</text:p>
          </table:table-cell>
          <table:table-cell table:formula="of:=3+[.A28]" office:value-type="float" office:value="18" calcext:value-type="float">
            <text:p>18</text:p>
          </table:table-cell>
          <table:table-cell office:value-type="float" office:value="5.25" calcext:value-type="float">
            <text:p>5,25</text:p>
          </table:table-cell>
          <table:table-cell table:formula="of:=2.5+[.A28]" office:value-type="float" office:value="17.5" calcext:value-type="float">
            <text:p>17,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I27]+30" office:value-type="float" office:value="755" calcext:value-type="float">
            <text:p>755</text:p>
          </table:table-cell>
          <table:table-cell office:value-type="float" office:value="7.95" calcext:value-type="float">
            <text:p>7,95</text:p>
          </table:table-cell>
          <table:table-cell office:value-type="float" office:value="6.05" calcext:value-type="float">
            <text:p>6,05</text:p>
          </table:table-cell>
          <table:table-cell table:number-columns-repeated="2"/>
          <table:table-cell table:formula="of:=[.I30]" office:value-type="float" office:value="815" calcext:value-type="float">
            <text:p>815</text:p>
          </table:table-cell>
          <table:table-cell table:formula="of:=[.J30]" office:value-type="float" office:value="7.95" calcext:value-type="float">
            <text:p>7,95</text:p>
          </table:table-cell>
          <table:table-cell/>
          <table:table-cell table:formula="of:=[.I28]" office:value-type="float" office:value="755" calcext:value-type="float">
            <text:p>755</text:p>
          </table:table-cell>
          <table:table-cell table:formula="of:=[.K28]" office:value-type="float" office:value="6.05" calcext:value-type="float">
            <text:p>6,05</text:p>
          </table:table-cell>
          <table:table-cell/>
          <table:table-cell table:formula="of:=[.I29]" office:value-type="float" office:value="785" calcext:value-type="float">
            <text:p>785</text:p>
          </table:table-cell>
          <table:table-cell table:formula="of:=[.L29]" office:value-type="float" office:value="4.45" calcext:value-type="float">
            <text:p>4,45</text:p>
          </table:table-cell>
        </table:table-row>
        <table:table-row table:style-name="ro1">
          <table:table-cell table:formula="of:=[.A28]+1" office:value-type="float" office:value="16" calcext:value-type="float">
            <text:p>16</text:p>
          </table:table-cell>
          <table:table-cell table:formula="of:=1.5+[.A29]" office:value-type="float" office:value="17.5" calcext:value-type="float">
            <text:p>17,5</text:p>
          </table:table-cell>
          <table:table-cell office:value-type="float" office:value="7.55" calcext:value-type="float">
            <text:p>7,55</text:p>
          </table:table-cell>
          <table:table-cell table:formula="of:=3+[.A29]" office:value-type="float" office:value="19" calcext:value-type="float">
            <text:p>19</text:p>
          </table:table-cell>
          <table:table-cell office:value-type="float" office:value="5.1" calcext:value-type="float">
            <text:p>5,1</text:p>
          </table:table-cell>
          <table:table-cell table:formula="of:=2.5+[.A29]" office:value-type="float" office:value="18.5" calcext:value-type="float">
            <text:p>18,5</text:p>
          </table:table-cell>
          <table:table-cell office:value-type="float" office:value="2.85" calcext:value-type="float">
            <text:p>2,85</text:p>
          </table:table-cell>
          <table:table-cell/>
          <table:table-cell table:formula="of:=[.I28]+30" office:value-type="float" office:value="785" calcext:value-type="float">
            <text:p>785</text:p>
          </table:table-cell>
          <table:table-cell table:number-columns-repeated="2"/>
          <table:table-cell office:value-type="float" office:value="4.45" calcext:value-type="float">
            <text:p>4,45</text:p>
          </table:table-cell>
          <table:table-cell/>
          <table:table-cell table:formula="of:=[.I32]" office:value-type="float" office:value="875" calcext:value-type="float">
            <text:p>875</text:p>
          </table:table-cell>
          <table:table-cell table:formula="of:=[.J32]" office:value-type="float" office:value="7.8" calcext:value-type="float">
            <text:p>7,8</text:p>
          </table:table-cell>
          <table:table-cell/>
          <table:table-cell table:formula="of:=[.I30]" office:value-type="float" office:value="815" calcext:value-type="float">
            <text:p>815</text:p>
          </table:table-cell>
          <table:table-cell table:formula="of:=[.K30]" office:value-type="float" office:value="5.9" calcext:value-type="float">
            <text:p>5,9</text:p>
          </table:table-cell>
          <table:table-cell/>
          <table:table-cell table:formula="of:=[.I31]" office:value-type="float" office:value="845" calcext:value-type="float">
            <text:p>845</text:p>
          </table:table-cell>
          <table:table-cell table:formula="of:=[.L31]" office:value-type="float" office:value="4.2" calcext:value-type="float">
            <text:p>4,2</text:p>
          </table:table-cell>
        </table:table-row>
        <table:table-row table:style-name="ro1">
          <table:table-cell table:formula="of:=[.A29]+1" office:value-type="float" office:value="17" calcext:value-type="float">
            <text:p>17</text:p>
          </table:table-cell>
          <table:table-cell table:formula="of:=1.5+[.A30]" office:value-type="float" office:value="18.5" calcext:value-type="float">
            <text:p>18,5</text:p>
          </table:table-cell>
          <table:table-cell office:value-type="float" office:value="7.25" calcext:value-type="float">
            <text:p>7,25</text:p>
          </table:table-cell>
          <table:table-cell table:formula="of:=3+[.A30]" office:value-type="float" office:value="20" calcext:value-type="float">
            <text:p>20</text:p>
          </table:table-cell>
          <table:table-cell office:value-type="float" office:value="4.95" calcext:value-type="float">
            <text:p>4,95</text:p>
          </table:table-cell>
          <table:table-cell table:formula="of:=2.5+[.A30]" office:value-type="float" office:value="19.5" calcext:value-type="float">
            <text:p>19,5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[.I29]+30" office:value-type="float" office:value="815" calcext:value-type="float">
            <text:p>815</text:p>
          </table:table-cell>
          <table:table-cell office:value-type="float" office:value="7.95" calcext:value-type="float">
            <text:p>7,95</text:p>
          </table:table-cell>
          <table:table-cell office:value-type="float" office:value="5.9" calcext:value-type="float">
            <text:p>5,9</text:p>
          </table:table-cell>
          <table:table-cell table:number-columns-repeated="2"/>
          <table:table-cell table:formula="of:=[.I34]" office:value-type="float" office:value="935" calcext:value-type="float">
            <text:p>935</text:p>
          </table:table-cell>
          <table:table-cell table:formula="of:=[.J34]" office:value-type="float" office:value="7.8" calcext:value-type="float">
            <text:p>7,8</text:p>
          </table:table-cell>
          <table:table-cell/>
          <table:table-cell table:formula="of:=[.I32]" office:value-type="float" office:value="875" calcext:value-type="float">
            <text:p>875</text:p>
          </table:table-cell>
          <table:table-cell table:formula="of:=[.K32]" office:value-type="float" office:value="5.75" calcext:value-type="float">
            <text:p>5,75</text:p>
          </table:table-cell>
          <table:table-cell/>
          <table:table-cell table:formula="of:=[.I33]" office:value-type="float" office:value="905" calcext:value-type="float">
            <text:p>905</text:p>
          </table:table-cell>
          <table:table-cell table:formula="of:=[.L33]" office:value-type="float" office:value="3.95" calcext:value-type="float">
            <text:p>3,95</text:p>
          </table:table-cell>
        </table:table-row>
        <table:table-row table:style-name="ro1">
          <table:table-cell table:formula="of:=[.A30]+1" office:value-type="float" office:value="18" calcext:value-type="float">
            <text:p>18</text:p>
          </table:table-cell>
          <table:table-cell table:formula="of:=1.5+[.A31]" office:value-type="float" office:value="19.5" calcext:value-type="float">
            <text:p>19,5</text:p>
          </table:table-cell>
          <table:table-cell office:value-type="float" office:value="7.2" calcext:value-type="float">
            <text:p>7,2</text:p>
          </table:table-cell>
          <table:table-cell table:formula="of:=3+[.A31]" office:value-type="float" office:value="21" calcext:value-type="float">
            <text:p>21</text:p>
          </table:table-cell>
          <table:table-cell office:value-type="float" office:value="4.8" calcext:value-type="float">
            <text:p>4,8</text:p>
          </table:table-cell>
          <table:table-cell table:formula="of:=2.5+[.A31]" office:value-type="float" office:value="20.5" calcext:value-type="float">
            <text:p>20,5</text:p>
          </table:table-cell>
          <table:table-cell office:value-type="float" office:value="2.05" calcext:value-type="float">
            <text:p>2,05</text:p>
          </table:table-cell>
          <table:table-cell/>
          <table:table-cell table:formula="of:=[.I30]+30" office:value-type="float" office:value="845" calcext:value-type="float">
            <text:p>845</text:p>
          </table:table-cell>
          <table:table-cell table:number-columns-repeated="2"/>
          <table:table-cell office:value-type="float" office:value="4.2" calcext:value-type="float">
            <text:p>4,2</text:p>
          </table:table-cell>
          <table:table-cell/>
          <table:table-cell table:formula="of:=[.I36]" office:value-type="float" office:value="995" calcext:value-type="float">
            <text:p>995</text:p>
          </table:table-cell>
          <table:table-cell table:formula="of:=[.J36]" office:value-type="float" office:value="7.5" calcext:value-type="float">
            <text:p>7,5</text:p>
          </table:table-cell>
          <table:table-cell/>
          <table:table-cell table:formula="of:=[.I34]" office:value-type="float" office:value="935" calcext:value-type="float">
            <text:p>935</text:p>
          </table:table-cell>
          <table:table-cell table:formula="of:=[.K34]" office:value-type="float" office:value="5.45" calcext:value-type="float">
            <text:p>5,45</text:p>
          </table:table-cell>
          <table:table-cell/>
          <table:table-cell table:formula="of:=[.I35]" office:value-type="float" office:value="965" calcext:value-type="float">
            <text:p>965</text:p>
          </table:table-cell>
          <table:table-cell table:formula="of:=[.L35]" office:value-type="float" office:value="3.8" calcext:value-type="float">
            <text:p>3,8</text:p>
          </table:table-cell>
        </table:table-row>
        <table:table-row table:style-name="ro1">
          <table:table-cell table:formula="of:=[.A31]+1" office:value-type="float" office:value="19" calcext:value-type="float">
            <text:p>19</text:p>
          </table:table-cell>
          <table:table-cell table:formula="of:=1.5+[.A32]" office:value-type="float" office:value="20.5" calcext:value-type="float">
            <text:p>20,5</text:p>
          </table:table-cell>
          <table:table-cell office:value-type="float" office:value="7" calcext:value-type="float">
            <text:p>7</text:p>
          </table:table-cell>
          <table:table-cell table:formula="of:=3+[.A32]" office:value-type="float" office:value="22" calcext:value-type="float">
            <text:p>22</text:p>
          </table:table-cell>
          <table:table-cell office:value-type="float" office:value="4.5" calcext:value-type="float">
            <text:p>4,5</text:p>
          </table:table-cell>
          <table:table-cell table:formula="of:=2.5+[.A32]" office:value-type="float" office:value="21.5" calcext:value-type="float">
            <text:p>21,5</text:p>
          </table:table-cell>
          <table:table-cell office:value-type="float" office:value="1.95" calcext:value-type="float">
            <text:p>1,95</text:p>
          </table:table-cell>
          <table:table-cell/>
          <table:table-cell table:formula="of:=[.I31]+30" office:value-type="float" office:value="875" calcext:value-type="float">
            <text:p>875</text:p>
          </table:table-cell>
          <table:table-cell office:value-type="float" office:value="7.8" calcext:value-type="float">
            <text:p>7,8</text:p>
          </table:table-cell>
          <table:table-cell office:value-type="float" office:value="5.75" calcext:value-type="float">
            <text:p>5,75</text:p>
          </table:table-cell>
          <table:table-cell table:number-columns-repeated="2"/>
          <table:table-cell table:formula="of:=[.I38]" office:value-type="float" office:value="1055" calcext:value-type="float">
            <text:p>1055</text:p>
          </table:table-cell>
          <table:table-cell table:formula="of:=[.J38]" office:value-type="float" office:value="7.55" calcext:value-type="float">
            <text:p>7,55</text:p>
          </table:table-cell>
          <table:table-cell/>
          <table:table-cell table:formula="of:=[.I36]" office:value-type="float" office:value="995" calcext:value-type="float">
            <text:p>995</text:p>
          </table:table-cell>
          <table:table-cell table:formula="of:=[.K36]" office:value-type="float" office:value="5" calcext:value-type="float">
            <text:p>5</text:p>
          </table:table-cell>
          <table:table-cell/>
          <table:table-cell table:formula="of:=[.I37]" office:value-type="float" office:value="1025" calcext:value-type="float">
            <text:p>1025</text:p>
          </table:table-cell>
          <table:table-cell table:formula="of:=[.L37]" office:value-type="float" office:value="3.25" calcext:value-type="float">
            <text:p>3,25</text:p>
          </table:table-cell>
        </table:table-row>
        <table:table-row table:style-name="ro1">
          <table:table-cell table:formula="of:=[.A32]+1" office:value-type="float" office:value="20" calcext:value-type="float">
            <text:p>20</text:p>
          </table:table-cell>
          <table:table-cell table:formula="of:=1.5+[.A33]" office:value-type="float" office:value="21.5" calcext:value-type="float">
            <text:p>21,5</text:p>
          </table:table-cell>
          <table:table-cell office:value-type="float" office:value="6.95" calcext:value-type="float">
            <text:p>6,95</text:p>
          </table:table-cell>
          <table:table-cell table:formula="of:=3+[.A33]" office:value-type="float" office:value="23" calcext:value-type="float">
            <text:p>23</text:p>
          </table:table-cell>
          <table:table-cell office:value-type="float" office:value="4.4" calcext:value-type="float">
            <text:p>4,4</text:p>
          </table:table-cell>
          <table:table-cell table:formula="of:=2.5+[.A33]" office:value-type="float" office:value="22.5" calcext:value-type="float">
            <text:p>22,5</text:p>
          </table:table-cell>
          <table:table-cell office:value-type="float" office:value="1.7" calcext:value-type="float">
            <text:p>1,7</text:p>
          </table:table-cell>
          <table:table-cell/>
          <table:table-cell table:formula="of:=[.I32]+30" office:value-type="float" office:value="905" calcext:value-type="float">
            <text:p>905</text:p>
          </table:table-cell>
          <table:table-cell table:number-columns-repeated="2"/>
          <table:table-cell office:value-type="float" office:value="3.95" calcext:value-type="float">
            <text:p>3,95</text:p>
          </table:table-cell>
          <table:table-cell/>
          <table:table-cell table:formula="of:=[.I40]" office:value-type="float" office:value="1115" calcext:value-type="float">
            <text:p>1115</text:p>
          </table:table-cell>
          <table:table-cell table:formula="of:=[.J40]" office:value-type="float" office:value="7.25" calcext:value-type="float">
            <text:p>7,25</text:p>
          </table:table-cell>
          <table:table-cell/>
          <table:table-cell table:formula="of:=[.I38]" office:value-type="float" office:value="1055" calcext:value-type="float">
            <text:p>1055</text:p>
          </table:table-cell>
          <table:table-cell table:formula="of:=[.K38]" office:value-type="float" office:value="5.35" calcext:value-type="float">
            <text:p>5,35</text:p>
          </table:table-cell>
          <table:table-cell/>
          <table:table-cell table:formula="of:=[.I39]" office:value-type="float" office:value="1085" calcext:value-type="float">
            <text:p>1085</text:p>
          </table:table-cell>
          <table:table-cell table:formula="of:=[.L39]" office:value-type="float" office:value="3" calcext:value-type="float">
            <text:p>3</text:p>
          </table:table-cell>
        </table:table-row>
        <table:table-row table:style-name="ro1">
          <table:table-cell table:formula="of:=[.A33]+1" office:value-type="float" office:value="21" calcext:value-type="float">
            <text:p>21</text:p>
          </table:table-cell>
          <table:table-cell table:formula="of:=1.5+[.A34]" office:value-type="float" office:value="22.5" calcext:value-type="float">
            <text:p>22,5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table:style-name="Default"/>
          <table:table-cell table:number-columns-repeated="2"/>
          <table:table-cell table:formula="of:=[.I33]+30" office:value-type="float" office:value="935" calcext:value-type="float">
            <text:p>935</text:p>
          </table:table-cell>
          <table:table-cell office:value-type="float" office:value="7.8" calcext:value-type="float">
            <text:p>7,8</text:p>
          </table:table-cell>
          <table:table-cell office:value-type="float" office:value="5.45" calcext:value-type="float">
            <text:p>5,45</text:p>
          </table:table-cell>
          <table:table-cell table:number-columns-repeated="2"/>
          <table:table-cell table:formula="of:=[.I42]" office:value-type="float" office:value="1175" calcext:value-type="float">
            <text:p>1175</text:p>
          </table:table-cell>
          <table:table-cell table:formula="of:=[.J42]" office:value-type="float" office:value="7.2" calcext:value-type="float">
            <text:p>7,2</text:p>
          </table:table-cell>
          <table:table-cell/>
          <table:table-cell table:formula="of:=[.I40]" office:value-type="float" office:value="1115" calcext:value-type="float">
            <text:p>1115</text:p>
          </table:table-cell>
          <table:table-cell table:formula="of:=[.K40]" office:value-type="float" office:value="5.25" calcext:value-type="float">
            <text:p>5,25</text:p>
          </table:table-cell>
          <table:table-cell/>
          <table:table-cell table:formula="of:=[.I41]" office:value-type="float" office:value="1145" calcext:value-type="float">
            <text:p>1145</text:p>
          </table:table-cell>
          <table:table-cell table:formula="of:=[.L41]" office:value-type="float" office:value="2.85" calcext:value-type="float">
            <text:p>2,85</text:p>
          </table:table-cell>
        </table:table-row>
        <table:table-row table:style-name="ro1">
          <table:table-cell table:formula="of:=[.A34]+1" office:value-type="float" office:value="22" calcext:value-type="float">
            <text:p>22</text:p>
          </table:table-cell>
          <table:table-cell table:formula="of:=1.5+[.A35]" office:value-type="float" office:value="23.5" calcext:value-type="float">
            <text:p>23,5</text:p>
          </table:table-cell>
          <table:table-cell table:number-columns-repeated="3"/>
          <table:table-cell table:style-name="Default"/>
          <table:table-cell table:number-columns-repeated="2"/>
          <table:table-cell table:formula="of:=[.I34]+30" office:value-type="float" office:value="965" calcext:value-type="float">
            <text:p>965</text:p>
          </table:table-cell>
          <table:table-cell table:number-columns-repeated="2"/>
          <table:table-cell office:value-type="float" office:value="3.8" calcext:value-type="float">
            <text:p>3,8</text:p>
          </table:table-cell>
          <table:table-cell/>
          <table:table-cell table:formula="of:=[.I44]" office:value-type="float" office:value="1235" calcext:value-type="float">
            <text:p>1235</text:p>
          </table:table-cell>
          <table:table-cell table:formula="of:=[.J44]" office:value-type="float" office:value="7" calcext:value-type="float">
            <text:p>7</text:p>
          </table:table-cell>
          <table:table-cell/>
          <table:table-cell table:formula="of:=[.I42]" office:value-type="float" office:value="1175" calcext:value-type="float">
            <text:p>1175</text:p>
          </table:table-cell>
          <table:table-cell table:formula="of:=[.K42]" office:value-type="float" office:value="5.1" calcext:value-type="float">
            <text:p>5,1</text:p>
          </table:table-cell>
          <table:table-cell/>
          <table:table-cell table:formula="of:=[.I43]" office:value-type="float" office:value="1205" calcext:value-type="float">
            <text:p>1205</text:p>
          </table:table-cell>
          <table:table-cell table:formula="of:=[.L43]" office:value-type="float" office:value="2.5" calcext:value-type="float">
            <text:p>2,5</text:p>
          </table:table-cell>
        </table:table-row>
        <table:table-row table:style-name="ro1">
          <table:table-cell table:formula="of:=[.A35]+1" office:value-type="float" office:value="23" calcext:value-type="float">
            <text:p>23</text:p>
          </table:table-cell>
          <table:table-cell table:formula="of:=1.5+[.A36]" office:value-type="float" office:value="24.5" calcext:value-type="float">
            <text:p>24,5</text:p>
          </table:table-cell>
          <table:table-cell table:number-columns-repeated="3"/>
          <table:table-cell table:style-name="Default"/>
          <table:table-cell table:number-columns-repeated="2"/>
          <table:table-cell table:formula="of:=[.I35]+30" office:value-type="float" office:value="995" calcext:value-type="float">
            <text:p>995</text:p>
          </table:table-cell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I46]" office:value-type="float" office:value="1295" calcext:value-type="float">
            <text:p>1295</text:p>
          </table:table-cell>
          <table:table-cell table:formula="of:=[.J46]" office:value-type="float" office:value="6.95" calcext:value-type="float">
            <text:p>6,95</text:p>
          </table:table-cell>
          <table:table-cell/>
          <table:table-cell table:formula="of:=[.I44]" office:value-type="float" office:value="1235" calcext:value-type="float">
            <text:p>1235</text:p>
          </table:table-cell>
          <table:table-cell table:formula="of:=[.K44]" office:value-type="float" office:value="4.95" calcext:value-type="float">
            <text:p>4,95</text:p>
          </table:table-cell>
          <table:table-cell/>
          <table:table-cell table:formula="of:=[.I45]" office:value-type="float" office:value="1265" calcext:value-type="float">
            <text:p>1265</text:p>
          </table:table-cell>
          <table:table-cell table:formula="of:=[.L45]" office:value-type="float" office:value="2.05" calcext:value-type="float">
            <text:p>2,05</text:p>
          </table:table-cell>
        </table:table-row>
        <table:table-row table:style-name="ro1">
          <table:table-cell table:formula="of:=[.A36]+1" office:value-type="float" office:value="24" calcext:value-type="float">
            <text:p>24</text:p>
          </table:table-cell>
          <table:table-cell table:formula="of:=1.5+[.A37]" office:value-type="float" office:value="25.5" calcext:value-type="float">
            <text:p>25,5</text:p>
          </table:table-cell>
          <table:table-cell table:number-columns-repeated="3"/>
          <table:table-cell table:style-name="Default"/>
          <table:table-cell table:number-columns-repeated="2"/>
          <table:table-cell table:formula="of:=[.I36]+30" office:value-type="float" office:value="1025" calcext:value-type="float">
            <text:p>1025</text:p>
          </table:table-cell>
          <table:table-cell table:number-columns-repeated="2"/>
          <table:table-cell office:value-type="float" office:value="3.25" calcext:value-type="float">
            <text:p>3,25</text:p>
          </table:table-cell>
          <table:table-cell/>
          <table:table-cell table:formula="of:=[.I48]" office:value-type="float" office:value="1355" calcext:value-type="float">
            <text:p>1355</text:p>
          </table:table-cell>
          <table:table-cell table:formula="of:=[.J48]" office:value-type="float" office:value="6.9" calcext:value-type="float">
            <text:p>6,9</text:p>
          </table:table-cell>
          <table:table-cell/>
          <table:table-cell table:formula="of:=[.I46]" office:value-type="float" office:value="1295" calcext:value-type="float">
            <text:p>1295</text:p>
          </table:table-cell>
          <table:table-cell table:formula="of:=[.K46]" office:value-type="float" office:value="4.8" calcext:value-type="float">
            <text:p>4,8</text:p>
          </table:table-cell>
          <table:table-cell/>
          <table:table-cell table:formula="of:=[.I47]" office:value-type="float" office:value="1325" calcext:value-type="float">
            <text:p>1325</text:p>
          </table:table-cell>
          <table:table-cell table:formula="of:=[.L47]" office:value-type="float" office:value="1.95" calcext:value-type="float">
            <text:p>1,95</text:p>
          </table:table-cell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ineare gleichungen der Rohdaten</text:p>
          </table:table-cell>
          <table:table-cell/>
          <table:table-cell table:formula="of:=[.I37]+30" office:value-type="float" office:value="1055" calcext:value-type="float">
            <text:p>1055</text:p>
          </table:table-cell>
          <table:table-cell office:value-type="float" office:value="7.55" calcext:value-type="float">
            <text:p>7,55</text:p>
          </table:table-cell>
          <table:table-cell office:value-type="float" office:value="5.35" calcext:value-type="float">
            <text:p>5,35</text:p>
          </table:table-cell>
          <table:table-cell table:number-columns-repeated="5"/>
          <table:table-cell table:formula="of:=[.I48]" office:value-type="float" office:value="1355" calcext:value-type="float">
            <text:p>1355</text:p>
          </table:table-cell>
          <table:table-cell table:formula="of:=[.K48]" office:value-type="float" office:value="4.5" calcext:value-type="float">
            <text:p>4,5</text:p>
          </table:table-cell>
          <table:table-cell/>
          <table:table-cell table:formula="of:=[.I49]" office:value-type="float" office:value="1385" calcext:value-type="float">
            <text:p>1385</text:p>
          </table:table-cell>
          <table:table-cell table:formula="of:=[.L49]" office:value-type="float" office:value="1.7" calcext:value-type="float">
            <text:p>1,7</text:p>
          </table:table-cell>
        </table:table-row>
        <table:table-row table:style-name="ro1">
          <table:table-cell table:number-columns-repeated="5"/>
          <table:table-cell table:style-name="Default"/>
          <table:table-cell table:number-matrix-columns-spanned="2" table:number-matrix-rows-spanned="1" table:formula="of:=LINEST([.C$3:.C$34];[.N$6:.N$37])" office:value-type="float" office:value="-0.00203608726847546" calcext:value-type="float">
            <text:p>-0,00203608726847546</text:p>
          </table:table-cell>
          <table:table-cell office:value-type="float" office:value="9.60369177008318" calcext:value-type="float">
            <text:p>9,60369177008318</text:p>
          </table:table-cell>
          <table:table-cell table:formula="of:=[.I38]+30" office:value-type="float" office:value="1085" calcext:value-type="float">
            <text:p>108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[.I39]" office:value-type="float" office:value="1085" calcext:value-type="float">
            <text:p>1085</text:p>
          </table:table-cell>
          <table:table-cell table:formula="of:=[.J39]" office:value-type="float" office:value="0" calcext:value-type="float">
            <text:p>0</text:p>
          </table:table-cell>
          <table:table-cell/>
          <table:table-cell table:formula="of:=[.I50]" office:value-type="float" office:value="1415" calcext:value-type="float">
            <text:p>1415</text:p>
          </table:table-cell>
          <table:table-cell table:formula="of:=[.K50]" office:value-type="float" office:value="4.4" calcext:value-type="float">
            <text:p>4,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matrix-columns-spanned="2" table:number-matrix-rows-spanned="1" table:formula="of:=LINEST([.E$3:.E$33];[.Q$9:.Q$39]; ;0)" office:value-type="float" office:value="-0.00342276572269217" calcext:value-type="float">
            <text:p>-0,00342276572269217</text:p>
          </table:table-cell>
          <table:table-cell office:value-type="float" office:value="8.90820062522987" calcext:value-type="float">
            <text:p>8,90820062522987</text:p>
          </table:table-cell>
          <table:table-cell table:formula="of:=[.I39]+30" office:value-type="float" office:value="1115" calcext:value-type="float">
            <text:p>1115</text:p>
          </table:table-cell>
          <table:table-cell office:value-type="float" office:value="7.25" calcext:value-type="float">
            <text:p>7,25</text:p>
          </table:table-cell>
          <table:table-cell office:value-type="float" office:value="5.25" calcext:value-type="float">
            <text:p>5,25</text:p>
          </table:table-cell>
          <table:table-cell table:number-columns-repeated="8"/>
          <table:table-cell table:formula="of:=[.I40]" office:value-type="float" office:value="1115" calcext:value-type="float">
            <text:p>1115</text:p>
          </table:table-cell>
          <table:table-cell table:formula="of:=[.L40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number-matrix-columns-spanned="2" table:number-matrix-rows-spanned="1" table:formula="of:=LINEST([.G$3:.G$33];[.T$8:.T$38]; ;0)" office:value-type="float" office:value="-0.00596243717052838" calcext:value-type="float">
            <text:p>-0,00596243717052838</text:p>
          </table:table-cell>
          <table:table-cell office:value-type="float" office:value="9.44939144293245" calcext:value-type="float">
            <text:p>9,44939144293245</text:p>
          </table:table-cell>
          <table:table-cell table:formula="of:=[.I40]+30" office:value-type="float" office:value="1145" calcext:value-type="float">
            <text:p>1145</text:p>
          </table:table-cell>
          <table:table-cell table:number-columns-repeated="2"/>
          <table:table-cell office:value-type="float" office:value="2.85" calcext:value-type="float">
            <text:p>2,85</text:p>
          </table:table-cell>
          <table:table-cell/>
          <table:table-cell table:formula="of:=[.I41]" office:value-type="float" office:value="1145" calcext:value-type="float">
            <text:p>1145</text:p>
          </table:table-cell>
          <table:table-cell table:formula="of:=[.J41]" office:value-type="float" office:value="0" calcext:value-type="float">
            <text:p>0</text:p>
          </table:table-cell>
          <table:table-cell/>
          <table:table-cell table:formula="of:=[.I41]" office:value-type="float" office:value="1145" calcext:value-type="float">
            <text:p>1145</text:p>
          </table:table-cell>
          <table:table-cell table:formula="of:=[.K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formula="of:=[.I41]+30" office:value-type="float" office:value="1175" calcext:value-type="float">
            <text:p>1175</text:p>
          </table:table-cell>
          <table:table-cell office:value-type="float" office:value="7.2" calcext:value-type="float">
            <text:p>7,2</text:p>
          </table:table-cell>
          <table:table-cell office:value-type="float" office:value="5.1" calcext:value-type="float">
            <text:p>5,1</text:p>
          </table:table-cell>
          <table:table-cell table:number-columns-repeated="8"/>
          <table:table-cell table:formula="of:=[.I42]" office:value-type="float" office:value="1175" calcext:value-type="float">
            <text:p>1175</text:p>
          </table:table-cell>
          <table:table-cell table:formula="of:=[.L42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formula="of:=[.I42]+30" office:value-type="float" office:value="1205" calcext:value-type="float">
            <text:p>1205</text:p>
          </table:table-cell>
          <table:table-cell table:number-columns-repeated="2"/>
          <table:table-cell office:value-type="float" office:value="2.5" calcext:value-type="float">
            <text:p>2,5</text:p>
          </table:table-cell>
          <table:table-cell/>
          <table:table-cell table:formula="of:=[.I43]" office:value-type="float" office:value="1205" calcext:value-type="float">
            <text:p>1205</text:p>
          </table:table-cell>
          <table:table-cell table:formula="of:=[.J43]" office:value-type="float" office:value="0" calcext:value-type="float">
            <text:p>0</text:p>
          </table:table-cell>
          <table:table-cell/>
          <table:table-cell table:formula="of:=[.I43]" office:value-type="float" office:value="1205" calcext:value-type="float">
            <text:p>1205</text:p>
          </table:table-cell>
          <table:table-cell table:formula="of:=[.K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formula="of:=[.I43]+30" office:value-type="float" office:value="1235" calcext:value-type="float">
            <text:p>1235</text:p>
          </table:table-cell>
          <table:table-cell office:value-type="float" office:value="7" calcext:value-type="float">
            <text:p>7</text:p>
          </table:table-cell>
          <table:table-cell office:value-type="float" office:value="4.95" calcext:value-type="float">
            <text:p>4,95</text:p>
          </table:table-cell>
          <table:table-cell table:number-columns-repeated="8"/>
          <table:table-cell table:formula="of:=[.I44]" office:value-type="float" office:value="1235" calcext:value-type="float">
            <text:p>1235</text:p>
          </table:table-cell>
          <table:table-cell table:formula="of:=[.L4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formula="of:=[.I44]+30" office:value-type="float" office:value="1265" calcext:value-type="float">
            <text:p>1265</text:p>
          </table:table-cell>
          <table:table-cell table:number-columns-repeated="2"/>
          <table:table-cell office:value-type="float" office:value="2.05" calcext:value-type="float">
            <text:p>2,05</text:p>
          </table:table-cell>
          <table:table-cell/>
          <table:table-cell table:formula="of:=[.I45]" office:value-type="float" office:value="1265" calcext:value-type="float">
            <text:p>1265</text:p>
          </table:table-cell>
          <table:table-cell table:formula="of:=[.J45]" office:value-type="float" office:value="0" calcext:value-type="float">
            <text:p>0</text:p>
          </table:table-cell>
          <table:table-cell/>
          <table:table-cell table:formula="of:=[.I45]" office:value-type="float" office:value="1265" calcext:value-type="float">
            <text:p>1265</text:p>
          </table:table-cell>
          <table:table-cell table:formula="of:=[.K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formula="of:=[.I45]+30" office:value-type="float" office:value="1295" calcext:value-type="float">
            <text:p>1295</text:p>
          </table:table-cell>
          <table:table-cell office:value-type="float" office:value="6.95" calcext:value-type="float">
            <text:p>6,95</text:p>
          </table:table-cell>
          <table:table-cell office:value-type="float" office:value="4.8" calcext:value-type="float">
            <text:p>4,8</text:p>
          </table:table-cell>
          <table:table-cell table:number-columns-repeated="8"/>
          <table:table-cell table:formula="of:=[.I46]" office:value-type="float" office:value="1295" calcext:value-type="float">
            <text:p>1295</text:p>
          </table:table-cell>
          <table:table-cell table:formula="of:=[.L46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formula="of:=[.I46]+30" office:value-type="float" office:value="1325" calcext:value-type="float">
            <text:p>1325</text:p>
          </table:table-cell>
          <table:table-cell table:number-columns-repeated="2"/>
          <table:table-cell office:value-type="float" office:value="1.95" calcext:value-type="float">
            <text:p>1,95</text:p>
          </table:table-cell>
          <table:table-cell/>
          <table:table-cell table:formula="of:=[.I47]" office:value-type="float" office:value="1325" calcext:value-type="float">
            <text:p>1325</text:p>
          </table:table-cell>
          <table:table-cell table:formula="of:=[.J47]" office:value-type="float" office:value="0" calcext:value-type="float">
            <text:p>0</text:p>
          </table:table-cell>
          <table:table-cell/>
          <table:table-cell table:formula="of:=[.I47]" office:value-type="float" office:value="1325" calcext:value-type="float">
            <text:p>1325</text:p>
          </table:table-cell>
          <table:table-cell table:formula="of:=[.K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formula="of:=[.I47]+30" office:value-type="float" office:value="1355" calcext:value-type="float">
            <text:p>1355</text:p>
          </table:table-cell>
          <table:table-cell office:value-type="float" office:value="6.9" calcext:value-type="float">
            <text:p>6,9</text:p>
          </table:table-cell>
          <table:table-cell office:value-type="float" office:value="4.5" calcext:value-type="float">
            <text:p>4,5</text:p>
          </table:table-cell>
          <table:table-cell table:number-columns-repeated="8"/>
          <table:table-cell table:formula="of:=[.I48]" office:value-type="float" office:value="1355" calcext:value-type="float">
            <text:p>1355</text:p>
          </table:table-cell>
          <table:table-cell table:formula="of:=[.L48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formula="of:=[.I48]+30" office:value-type="float" office:value="1385" calcext:value-type="float">
            <text:p>1385</text:p>
          </table:table-cell>
          <table:table-cell table:number-columns-repeated="2"/>
          <table:table-cell office:value-type="float" office:value="1.7" calcext:value-type="float">
            <text:p>1,7</text:p>
          </table:table-cell>
          <table:table-cell/>
          <table:table-cell table:formula="of:=[.I49]" office:value-type="float" office:value="1385" calcext:value-type="float">
            <text:p>1385</text:p>
          </table:table-cell>
          <table:table-cell table:formula="of:=[.J49]" office:value-type="float" office:value="0" calcext:value-type="float">
            <text:p>0</text:p>
          </table:table-cell>
          <table:table-cell/>
          <table:table-cell table:formula="of:=[.I49]" office:value-type="float" office:value="1385" calcext:value-type="float">
            <text:p>1385</text:p>
          </table:table-cell>
          <table:table-cell table:formula="of:=[.K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formula="of:=[.I49]+30" office:value-type="float" office:value="1415" calcext:value-type="float">
            <text:p>1415</text:p>
          </table:table-cell>
          <table:table-cell/>
          <table:table-cell office:value-type="float" office:value="4.4" calcext:value-type="float">
            <text:p>4,4</text:p>
          </table:table-cell>
          <table:table-cell table:number-columns-repeated="2"/>
          <table:table-cell table:formula="of:=[.I50]" office:value-type="float" office:value="1415" calcext:value-type="float">
            <text:p>1415</text:p>
          </table:table-cell>
          <table:table-cell table:formula="of:=[.J50]" office:value-type="float" office:value="0" calcext:value-type="float">
            <text:p>0</text:p>
          </table:table-cell>
          <table:table-cell table:number-columns-repeated="4"/>
          <table:table-cell table:formula="of:=[.I50]" office:value-type="float" office:value="1415" calcext:value-type="float">
            <text:p>1415</text:p>
          </table:table-cell>
          <table:table-cell table:formula="of:=[.L50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Drehwinkel</text:p>
          </table:table-cell>
          <table:table-cell table:style-name="Default"/>
          <table:table-cell table:number-columns-repeated="15"/>
        </table:table-row>
      </table:table>
      <table:table table:name="25" table:style-name="ta1">
        <table:shapes>
          <draw:frame draw:z-index="0" draw:style-name="gr1" draw:text-style-name="P1" svg:width="15.64cm" svg:height="7.162cm" svg:x="31.613cm" svg:y="14.592cm">
            <draw:object draw:notify-on-update-of-ranges="'25'.J6:'25'.J36 '25'.D6:'25'.D36 '25'.E6:'25'.E36 '25'.E6:'25'.E36 '25'.E3:'25'.E3 '25'.F3:'25'.F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6" office:value-type="string" calcext:value-type="string" table:number-columns-spanned="2" table:number-rows-spanned="1">
            <text:p>Ausgleichsgerade Drehwinkel</text:p>
          </table:table-cell>
          <table:covered-table-cell table:style-name="ce5"/>
          <table:table-cell/>
          <table:table-cell table:style-name="ce9" office:value-type="string" calcext:value-type="string" table:number-columns-spanned="2" table:number-rows-spanned="1">
            <text:p>Schwerpunkt ln(Drehwinkel)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Ausgleichsgerade ln(Drehpunkt)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Fehler von K</text:p>
          </table:table-cell>
          <table:covered-table-cell table:style-name="ce9"/>
        </table:table-row>
        <table:table-row table:style-name="ro1">
          <table:table-cell office:value-type="string" calcext:value-type="string">
            <text:p>Alpha_inf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+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-3.7" calcext:value-type="float">
            <text:p>-3,7</text:p>
          </table:table-cell>
          <table:table-cell table:style-name="ce5" table:number-matrix-columns-spanned="2" table:number-matrix-rows-spanned="1" table:formula="of:=LINEST([.C$6:.C$36];[.B$6:.B$36]; ;0)" office:value-type="float" office:value="-0.122846657722358" calcext:value-type="float">
            <text:p>-0,12285</text:p>
          </table:table-cell>
          <table:table-cell table:style-name="ce5" office:value-type="float" office:value="9.59846776102912" calcext:value-type="float">
            <text:p>9,59847</text:p>
          </table:table-cell>
          <table:table-cell/>
          <table:table-cell table:formula="of:=AVERAGE([.J6:.J36])" office:value-type="float" office:value="593.225806451613" calcext:value-type="float">
            <text:p>593,225806451613</text:p>
          </table:table-cell>
          <table:table-cell table:formula="of:=AVERAGE([.D6:.D36])" office:value-type="float" office:value="0.097551783403547" calcext:value-type="float">
            <text:p>0,097551783403547</text:p>
          </table:table-cell>
          <table:table-cell/>
          <table:table-cell table:formula="of:=AVERAGE([.D44:.D45])" office:value-type="float" office:value="0.000175579" calcext:value-type="float">
            <text:p>0,000175579</text:p>
          </table:table-cell>
          <table:table-cell table:formula="of:=[.F3]-([.E3]*[.H3])" office:value-type="float" office:value="-0.00660621046742074" calcext:value-type="float">
            <text:p>-0,00660621046742074</text:p>
          </table:table-cell>
          <table:table-cell/>
          <table:table-cell table:formula="of:=ABS([.H3]-[.D44])" office:value-type="float" office:value="0.000065579" calcext:value-type="float">
            <text:p>0,000065579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/>
          <table:table-cell table:style-name="ce8" office:value-type="string" calcext:value-type="string" table:number-columns-spanned="4" table:number-rows-spanned="1">
            <text:p>Fehler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Offsett</text:p>
          </table:table-cell>
          <table:table-cell office:value-type="string" calcext:value-type="string">
            <text:p>Abs Time</text:p>
          </table:table-cell>
          <table:table-cell office:value-type="string" calcext:value-type="string">
            <text:p>Drehwinkel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dLN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time 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.5+[.A6]" office:value-type="float" office:value="1.5" calcext:value-type="float">
            <text:p>1,5</text:p>
          </table:table-cell>
          <table:table-cell office:value-type="float" office:value="9.55" calcext:value-type="float">
            <text:p>9,55</text:p>
          </table:table-cell>
          <table:table-cell table:formula="of:=LN(([.$C$3]-[.$A$3])/([.C6]-[.$A$3]))" office:value-type="float" office:value="0.00365127022110299" calcext:value-type="float">
            <text:p>0,00365127022110299</text:p>
          </table:table-cell>
          <table:table-cell table:formula="of:=SQRT([.F6]+[.G6]+[.H6])" office:value-type="float" office:value="0.0213078262569929" calcext:value-type="float">
            <text:p>0,0213078262569929</text:p>
          </table:table-cell>
          <table:table-cell table:formula="of:=(0.2/([.$C$3]+3.7))^2" office:value-type="float" office:value="0.000226181344722406" calcext:value-type="float">
            <text:p>0,000226181344722406</text:p>
          </table:table-cell>
          <table:table-cell table:formula="of:=(0.2*([.$C$3]-[.C6])/((-3.7-[.C6])*(-3.7-[.$C$3])))^2" office:value-type="float" office:value="0.00000000302643214461" calcext:value-type="float">
            <text:p>3,02643214460876E-09</text:p>
          </table:table-cell>
          <table:table-cell table:formula="of:=(0.2/(-3.7-[.C6]))^2" office:value-type="float" office:value="0.000227839088643645" calcext:value-type="float">
            <text:p>0,000227839088643645</text:p>
          </table:table-cell>
          <table:table-cell/>
          <table:table-cell table:formula="of:=[.B6]*60" office:value-type="float" office:value="90" calcext:value-type="float">
            <text:p>90</text:p>
          </table:table-cell>
          <table:table-cell table:formula="of:=[.D6]" office:value-type="float" office:value="0.00365127022110299" calcext:value-type="float">
            <text:p>0,00365127022110299</text:p>
          </table:table-cell>
          <table:table-cell table:formula="of:=[.E6]" office:value-type="float" office:value="0.0213078262569929" calcext:value-type="float">
            <text:p>0,0213078262569929</text:p>
          </table:table-cell>
        </table:table-row>
        <table:table-row table:style-name="ro1">
          <table:table-cell table:formula="of:=[.A6]+0.5" office:value-type="float" office:value="0.5" calcext:value-type="float">
            <text:p>0,5</text:p>
          </table:table-cell>
          <table:table-cell table:formula="of:=1.5+[.A7]" office:value-type="float" office:value="2" calcext:value-type="float">
            <text:p>2</text:p>
          </table:table-cell>
          <table:table-cell office:value-type="float" office:value="9.05" calcext:value-type="float">
            <text:p>9,05</text:p>
          </table:table-cell>
          <table:table-cell table:formula="of:=LN(([.$C$3]-[.$A$3])/([.C7]-[.$A$3]))" office:value-type="float" office:value="0.042117551048899" calcext:value-type="float">
            <text:p>0,042117551048899</text:p>
          </table:table-cell>
          <table:table-cell table:formula="of:=SQRT([.F7]+[.G7]+[.H7])" office:value-type="float" office:value="0.021740724328119" calcext:value-type="float">
            <text:p>0,021740724328119</text:p>
          </table:table-cell>
          <table:table-cell table:formula="of:=(0.2/([.$C$3]+3.7))^2" office:value-type="float" office:value="0.000226181344722406" calcext:value-type="float">
            <text:p>0,000226181344722406</text:p>
          </table:table-cell>
          <table:table-cell table:formula="of:=(0.2*([.$C$3]-[.C7])/((-3.7-[.C7])*(-3.7-[.$C$3])))^2" office:value-type="float" office:value="0.00000041854159193689" calcext:value-type="float">
            <text:p>4,18541591936886E-07</text:p>
          </table:table-cell>
          <table:table-cell table:formula="of:=(0.2/(-3.7-[.C7]))^2" office:value-type="float" office:value="0.000246059207996924" calcext:value-type="float">
            <text:p>0,000246059207996924</text:p>
          </table:table-cell>
          <table:table-cell/>
          <table:table-cell table:formula="of:=[.B7]*60" office:value-type="float" office:value="120" calcext:value-type="float">
            <text:p>120</text:p>
          </table:table-cell>
          <table:table-cell table:formula="of:=[.D7]" office:value-type="float" office:value="0.042117551048899" calcext:value-type="float">
            <text:p>0,042117551048899</text:p>
          </table:table-cell>
          <table:table-cell table:formula="of:=[.E7]" office:value-type="float" office:value="0.021740724328119" calcext:value-type="float">
            <text:p>0,021740724328119</text:p>
          </table:table-cell>
        </table:table-row>
        <table:table-row table:style-name="ro1">
          <table:table-cell table:formula="of:=[.A7]+0.5" office:value-type="float" office:value="1" calcext:value-type="float">
            <text:p>1</text:p>
          </table:table-cell>
          <table:table-cell table:formula="of:=1.5+[.A8]" office:value-type="float" office:value="2.5" calcext:value-type="float">
            <text:p>2,5</text:p>
          </table:table-cell>
          <table:table-cell office:value-type="float" office:value="9.05" calcext:value-type="float">
            <text:p>9,05</text:p>
          </table:table-cell>
          <table:table-cell table:formula="of:=LN(([.$C$3]-[.$A$3])/([.C8]-[.$A$3]))" office:value-type="float" office:value="0.042117551048899" calcext:value-type="float">
            <text:p>0,042117551048899</text:p>
          </table:table-cell>
          <table:table-cell table:formula="of:=SQRT([.F8]+[.G8]+[.H8])" office:value-type="float" office:value="0.021740724328119" calcext:value-type="float">
            <text:p>0,021740724328119</text:p>
          </table:table-cell>
          <table:table-cell table:formula="of:=(0.2/([.$C$3]+3.7))^2" office:value-type="float" office:value="0.000226181344722406" calcext:value-type="float">
            <text:p>0,000226181344722406</text:p>
          </table:table-cell>
          <table:table-cell table:formula="of:=(0.2*([.$C$3]-[.C8])/((-3.7-[.C8])*(-3.7-[.$C$3])))^2" office:value-type="float" office:value="0.00000041854159193689" calcext:value-type="float">
            <text:p>4,18541591936886E-07</text:p>
          </table:table-cell>
          <table:table-cell table:formula="of:=(0.2/(-3.7-[.C8]))^2" office:value-type="float" office:value="0.000246059207996924" calcext:value-type="float">
            <text:p>0,000246059207996924</text:p>
          </table:table-cell>
          <table:table-cell/>
          <table:table-cell table:formula="of:=[.B8]*60" office:value-type="float" office:value="150" calcext:value-type="float">
            <text:p>150</text:p>
          </table:table-cell>
          <table:table-cell table:formula="of:=[.D8]" office:value-type="float" office:value="0.042117551048899" calcext:value-type="float">
            <text:p>0,042117551048899</text:p>
          </table:table-cell>
          <table:table-cell table:formula="of:=[.E8]" office:value-type="float" office:value="0.021740724328119" calcext:value-type="float">
            <text:p>0,021740724328119</text:p>
          </table:table-cell>
        </table:table-row>
        <table:table-row table:style-name="ro1">
          <table:table-cell table:formula="of:=[.A8]+0.5" office:value-type="float" office:value="1.5" calcext:value-type="float">
            <text:p>1,5</text:p>
          </table:table-cell>
          <table:table-cell table:formula="of:=1.5+[.A9]" office:value-type="float" office:value="3" calcext:value-type="float">
            <text:p>3</text:p>
          </table:table-cell>
          <table:table-cell office:value-type="float" office:value="9.25" calcext:value-type="float">
            <text:p>9,25</text:p>
          </table:table-cell>
          <table:table-cell table:formula="of:=LN(([.$C$3]-[.$A$3])/([.C9]-[.$A$3]))" office:value-type="float" office:value="0.0265530345077873" calcext:value-type="float">
            <text:p>0,0265530345077873</text:p>
          </table:table-cell>
          <table:table-cell table:formula="of:=SQRT([.F9]+[.G9]+[.H9])" office:value-type="float" office:value="0.0215606755648814" calcext:value-type="float">
            <text:p>0,0215606755648814</text:p>
          </table:table-cell>
          <table:table-cell table:formula="of:=(0.2/([.$C$3]+3.7))^2" office:value-type="float" office:value="0.000226181344722406" calcext:value-type="float">
            <text:p>0,000226181344722406</text:p>
          </table:table-cell>
          <table:table-cell table:formula="of:=(0.2*([.$C$3]-[.C9])/((-3.7-[.C9])*(-3.7-[.$C$3])))^2" office:value-type="float" office:value="0.00000016377305667808" calcext:value-type="float">
            <text:p>1,63773056678075E-07</text:p>
          </table:table-cell>
          <table:table-cell table:formula="of:=(0.2/(-3.7-[.C9]))^2" office:value-type="float" office:value="0.000238517613034988" calcext:value-type="float">
            <text:p>0,000238517613034988</text:p>
          </table:table-cell>
          <table:table-cell/>
          <table:table-cell table:formula="of:=[.B9]*60" office:value-type="float" office:value="180" calcext:value-type="float">
            <text:p>180</text:p>
          </table:table-cell>
          <table:table-cell table:formula="of:=[.D9]" office:value-type="float" office:value="0.0265530345077873" calcext:value-type="float">
            <text:p>0,0265530345077873</text:p>
          </table:table-cell>
          <table:table-cell table:formula="of:=[.E9]" office:value-type="float" office:value="0.0215606755648814" calcext:value-type="float">
            <text:p>0,0215606755648814</text:p>
          </table:table-cell>
        </table:table-row>
        <table:table-row table:style-name="ro1">
          <table:table-cell table:formula="of:=[.A9]+0.5" office:value-type="float" office:value="2" calcext:value-type="float">
            <text:p>2</text:p>
          </table:table-cell>
          <table:table-cell table:formula="of:=1.5+[.A10]" office:value-type="float" office:value="3.5" calcext:value-type="float">
            <text:p>3,5</text:p>
          </table:table-cell>
          <table:table-cell office:value-type="float" office:value="9.15" calcext:value-type="float">
            <text:p>9,15</text:p>
          </table:table-cell>
          <table:table-cell table:formula="of:=LN(([.$C$3]-[.$A$3])/([.C10]-[.$A$3]))" office:value-type="float" office:value="0.0343050113121053" calcext:value-type="float">
            <text:p>0,0343050113121053</text:p>
          </table:table-cell>
          <table:table-cell table:formula="of:=SQRT([.F10]+[.G10]+[.H10])" office:value-type="float" office:value="0.0216495088528032" calcext:value-type="float">
            <text:p>0,0216495088528032</text:p>
          </table:table-cell>
          <table:table-cell table:formula="of:=(0.2/([.$C$3]+3.7))^2" office:value-type="float" office:value="0.000226181344722406" calcext:value-type="float">
            <text:p>0,000226181344722406</text:p>
          </table:table-cell>
          <table:table-cell table:formula="of:=(0.2*([.$C$3]-[.C10])/((-3.7-[.C10])*(-3.7-[.$C$3])))^2" office:value-type="float" office:value="0.00000027549453188495" calcext:value-type="float">
            <text:p>2,75494531884954E-07</text:p>
          </table:table-cell>
          <table:table-cell table:formula="of:=(0.2/(-3.7-[.C10]))^2" office:value-type="float" office:value="0.000242244394313313" calcext:value-type="float">
            <text:p>0,000242244394313313</text:p>
          </table:table-cell>
          <table:table-cell/>
          <table:table-cell table:formula="of:=[.B10]*60" office:value-type="float" office:value="210" calcext:value-type="float">
            <text:p>210</text:p>
          </table:table-cell>
          <table:table-cell table:formula="of:=[.D10]" office:value-type="float" office:value="0.0343050113121053" calcext:value-type="float">
            <text:p>0,0343050113121053</text:p>
          </table:table-cell>
          <table:table-cell table:formula="of:=[.E10]" office:value-type="float" office:value="0.0216495088528032" calcext:value-type="float">
            <text:p>0,0216495088528032</text:p>
          </table:table-cell>
        </table:table-row>
        <table:table-row table:style-name="ro1">
          <table:table-cell table:formula="of:=[.A10]+0.5" office:value-type="float" office:value="2.5" calcext:value-type="float">
            <text:p>2,5</text:p>
          </table:table-cell>
          <table:table-cell table:formula="of:=1.5+[.A11]" office:value-type="float" office:value="4" calcext:value-type="float">
            <text:p>4</text:p>
          </table:table-cell>
          <table:table-cell office:value-type="float" office:value="9.1" calcext:value-type="float">
            <text:p>9,1</text:p>
          </table:table-cell>
          <table:table-cell table:formula="of:=LN(([.$C$3]-[.$A$3])/([.C11]-[.$A$3]))" office:value-type="float" office:value="0.0382036517277626" calcext:value-type="float">
            <text:p>0,0382036517277626</text:p>
          </table:table-cell>
          <table:table-cell table:formula="of:=SQRT([.F11]+[.G11]+[.H11])" office:value-type="float" office:value="0.0216948146580787" calcext:value-type="float">
            <text:p>0,0216948146580787</text:p>
          </table:table-cell>
          <table:table-cell table:formula="of:=(0.2/([.$C$3]+3.7))^2" office:value-type="float" office:value="0.000226181344722406" calcext:value-type="float">
            <text:p>0,000226181344722406</text:p>
          </table:table-cell>
          <table:table-cell table:formula="of:=(0.2*([.$C$3]-[.C11])/((-3.7-[.C11])*(-3.7-[.$C$3])))^2" office:value-type="float" office:value="0.00000034301332597901" calcext:value-type="float">
            <text:p>3,43013325979009E-07</text:p>
          </table:table-cell>
          <table:table-cell table:formula="of:=(0.2/(-3.7-[.C11]))^2" office:value-type="float" office:value="0.000244140625" calcext:value-type="float">
            <text:p>0,000244140625</text:p>
          </table:table-cell>
          <table:table-cell/>
          <table:table-cell table:formula="of:=[.B11]*60" office:value-type="float" office:value="240" calcext:value-type="float">
            <text:p>240</text:p>
          </table:table-cell>
          <table:table-cell table:formula="of:=[.D11]" office:value-type="float" office:value="0.0382036517277626" calcext:value-type="float">
            <text:p>0,0382036517277626</text:p>
          </table:table-cell>
          <table:table-cell table:formula="of:=[.E11]" office:value-type="float" office:value="0.0216948146580787" calcext:value-type="float">
            <text:p>0,0216948146580787</text:p>
          </table:table-cell>
        </table:table-row>
        <table:table-row table:style-name="ro1">
          <table:table-cell table:formula="of:=[.A11]+0.5" office:value-type="float" office:value="3" calcext:value-type="float">
            <text:p>3</text:p>
          </table:table-cell>
          <table:table-cell table:formula="of:=1.5+[.A12]" office:value-type="float" office:value="4.5" calcext:value-type="float">
            <text:p>4,5</text:p>
          </table:table-cell>
          <table:table-cell office:value-type="float" office:value="9.15" calcext:value-type="float">
            <text:p>9,15</text:p>
          </table:table-cell>
          <table:table-cell table:formula="of:=LN(([.$C$3]-[.$A$3])/([.C12]-[.$A$3]))" office:value-type="float" office:value="0.0343050113121053" calcext:value-type="float">
            <text:p>0,0343050113121053</text:p>
          </table:table-cell>
          <table:table-cell table:formula="of:=SQRT([.F12]+[.G12]+[.H12])" office:value-type="float" office:value="0.0216495088528032" calcext:value-type="float">
            <text:p>0,0216495088528032</text:p>
          </table:table-cell>
          <table:table-cell table:formula="of:=(0.2/([.$C$3]+3.7))^2" office:value-type="float" office:value="0.000226181344722406" calcext:value-type="float">
            <text:p>0,000226181344722406</text:p>
          </table:table-cell>
          <table:table-cell table:formula="of:=(0.2*([.$C$3]-[.C12])/((-3.7-[.C12])*(-3.7-[.$C$3])))^2" office:value-type="float" office:value="0.00000027549453188495" calcext:value-type="float">
            <text:p>2,75494531884954E-07</text:p>
          </table:table-cell>
          <table:table-cell table:formula="of:=(0.2/(-3.7-[.C12]))^2" office:value-type="float" office:value="0.000242244394313313" calcext:value-type="float">
            <text:p>0,000242244394313313</text:p>
          </table:table-cell>
          <table:table-cell/>
          <table:table-cell table:formula="of:=[.B12]*60" office:value-type="float" office:value="270" calcext:value-type="float">
            <text:p>270</text:p>
          </table:table-cell>
          <table:table-cell table:formula="of:=[.D12]" office:value-type="float" office:value="0.0343050113121053" calcext:value-type="float">
            <text:p>0,0343050113121053</text:p>
          </table:table-cell>
          <table:table-cell table:formula="of:=[.E12]" office:value-type="float" office:value="0.0216495088528032" calcext:value-type="float">
            <text:p>0,0216495088528032</text:p>
          </table:table-cell>
        </table:table-row>
        <table:table-row table:style-name="ro1">
          <table:table-cell table:formula="of:=[.A12]+0.5" office:value-type="float" office:value="3.5" calcext:value-type="float">
            <text:p>3,5</text:p>
          </table:table-cell>
          <table:table-cell table:formula="of:=1.5+[.A13]" office:value-type="float" office:value="5" calcext:value-type="float">
            <text:p>5</text:p>
          </table:table-cell>
          <table:table-cell office:value-type="float" office:value="9.05" calcext:value-type="float">
            <text:p>9,05</text:p>
          </table:table-cell>
          <table:table-cell table:formula="of:=LN(([.$C$3]-[.$A$3])/([.C13]-[.$A$3]))" office:value-type="float" office:value="0.042117551048899" calcext:value-type="float">
            <text:p>0,042117551048899</text:p>
          </table:table-cell>
          <table:table-cell table:formula="of:=SQRT([.F13]+[.G13]+[.H13])" office:value-type="float" office:value="0.021740724328119" calcext:value-type="float">
            <text:p>0,021740724328119</text:p>
          </table:table-cell>
          <table:table-cell table:formula="of:=(0.2/([.$C$3]+3.7))^2" office:value-type="float" office:value="0.000226181344722406" calcext:value-type="float">
            <text:p>0,000226181344722406</text:p>
          </table:table-cell>
          <table:table-cell table:formula="of:=(0.2*([.$C$3]-[.C13])/((-3.7-[.C13])*(-3.7-[.$C$3])))^2" office:value-type="float" office:value="0.00000041854159193689" calcext:value-type="float">
            <text:p>4,18541591936886E-07</text:p>
          </table:table-cell>
          <table:table-cell table:formula="of:=(0.2/(-3.7-[.C13]))^2" office:value-type="float" office:value="0.000246059207996924" calcext:value-type="float">
            <text:p>0,000246059207996924</text:p>
          </table:table-cell>
          <table:table-cell/>
          <table:table-cell table:formula="of:=[.B13]*60" office:value-type="float" office:value="300" calcext:value-type="float">
            <text:p>300</text:p>
          </table:table-cell>
          <table:table-cell table:formula="of:=[.D13]" office:value-type="float" office:value="0.042117551048899" calcext:value-type="float">
            <text:p>0,042117551048899</text:p>
          </table:table-cell>
          <table:table-cell table:formula="of:=[.E13]" office:value-type="float" office:value="0.021740724328119" calcext:value-type="float">
            <text:p>0,021740724328119</text:p>
          </table:table-cell>
        </table:table-row>
        <table:table-row table:style-name="ro1">
          <table:table-cell table:formula="of:=[.A13]+0.5" office:value-type="float" office:value="4" calcext:value-type="float">
            <text:p>4</text:p>
          </table:table-cell>
          <table:table-cell table:formula="of:=1.5+[.A14]" office:value-type="float" office:value="5.5" calcext:value-type="float">
            <text:p>5,5</text:p>
          </table:table-cell>
          <table:table-cell office:value-type="float" office:value="8.95" calcext:value-type="float">
            <text:p>8,95</text:p>
          </table:table-cell>
          <table:table-cell table:formula="of:=LN(([.$C$3]-[.$A$3])/([.C14]-[.$A$3]))" office:value-type="float" office:value="0.0499916074798049" calcext:value-type="float">
            <text:p>0,0499916074798049</text:p>
          </table:table-cell>
          <table:table-cell table:formula="of:=SQRT([.F14]+[.G14]+[.H14])" office:value-type="float" office:value="0.0218343893304563" calcext:value-type="float">
            <text:p>0,0218343893304563</text:p>
          </table:table-cell>
          <table:table-cell table:formula="of:=(0.2/([.$C$3]+3.7))^2" office:value-type="float" office:value="0.000226181344722406" calcext:value-type="float">
            <text:p>0,000226181344722406</text:p>
          </table:table-cell>
          <table:table-cell table:formula="of:=(0.2*([.$C$3]-[.C14])/((-3.7-[.C14])*(-3.7-[.$C$3])))^2" office:value-type="float" office:value="0.00000059436401838339" calcext:value-type="float">
            <text:p>5,94364018383385E-07</text:p>
          </table:table-cell>
          <table:table-cell table:formula="of:=(0.2/(-3.7-[.C14]))^2" office:value-type="float" office:value="0.000249964848693153" calcext:value-type="float">
            <text:p>0,000249964848693153</text:p>
          </table:table-cell>
          <table:table-cell/>
          <table:table-cell table:formula="of:=[.B14]*60" office:value-type="float" office:value="330" calcext:value-type="float">
            <text:p>330</text:p>
          </table:table-cell>
          <table:table-cell table:formula="of:=[.D14]" office:value-type="float" office:value="0.0499916074798049" calcext:value-type="float">
            <text:p>0,0499916074798049</text:p>
          </table:table-cell>
          <table:table-cell table:formula="of:=[.E14]" office:value-type="float" office:value="0.0218343893304563" calcext:value-type="float">
            <text:p>0,0218343893304563</text:p>
          </table:table-cell>
        </table:table-row>
        <table:table-row table:style-name="ro1">
          <table:table-cell table:formula="of:=[.A14]+0.5" office:value-type="float" office:value="4.5" calcext:value-type="float">
            <text:p>4,5</text:p>
          </table:table-cell>
          <table:table-cell table:formula="of:=1.5+[.A15]" office:value-type="float" office:value="6" calcext:value-type="float">
            <text:p>6</text:p>
          </table:table-cell>
          <table:table-cell office:value-type="float" office:value="8.9" calcext:value-type="float">
            <text:p>8,9</text:p>
          </table:table-cell>
          <table:table-cell table:formula="of:=LN(([.$C$3]-[.$A$3])/([.C15]-[.$A$3]))" office:value-type="float" office:value="0.0539520086959016" calcext:value-type="float">
            <text:p>0,0539520086959016</text:p>
          </table:table-cell>
          <table:table-cell table:formula="of:=SQRT([.F15]+[.G15]+[.H15])" office:value-type="float" office:value="0.0218821620372291" calcext:value-type="float">
            <text:p>0,0218821620372291</text:p>
          </table:table-cell>
          <table:table-cell table:formula="of:=(0.2/([.$C$3]+3.7))^2" office:value-type="float" office:value="0.000226181344722406" calcext:value-type="float">
            <text:p>0,000226181344722406</text:p>
          </table:table-cell>
          <table:table-cell table:formula="of:=(0.2*([.$C$3]-[.C15])/((-3.7-[.C15])*(-3.7-[.$C$3])))^2" office:value-type="float" office:value="0.00000069503779612894" calcext:value-type="float">
            <text:p>6,95037796128939E-07</text:p>
          </table:table-cell>
          <table:table-cell table:formula="of:=(0.2/(-3.7-[.C15]))^2" office:value-type="float" office:value="0.000251952632905014" calcext:value-type="float">
            <text:p>0,000251952632905014</text:p>
          </table:table-cell>
          <table:table-cell/>
          <table:table-cell table:formula="of:=[.B15]*60" office:value-type="float" office:value="360" calcext:value-type="float">
            <text:p>360</text:p>
          </table:table-cell>
          <table:table-cell table:formula="of:=[.D15]" office:value-type="float" office:value="0.0539520086959016" calcext:value-type="float">
            <text:p>0,0539520086959016</text:p>
          </table:table-cell>
          <table:table-cell table:formula="of:=[.E15]" office:value-type="float" office:value="0.0218821620372291" calcext:value-type="float">
            <text:p>0,0218821620372291</text:p>
          </table:table-cell>
        </table:table-row>
        <table:table-row table:style-name="ro1">
          <table:table-cell table:formula="of:=[.A15]+0.5" office:value-type="float" office:value="5" calcext:value-type="float">
            <text:p>5</text:p>
          </table:table-cell>
          <table:table-cell table:formula="of:=1.5+[.A16]" office:value-type="float" office:value="6.5" calcext:value-type="float">
            <text:p>6,5</text:p>
          </table:table-cell>
          <table:table-cell office:value-type="float" office:value="8.9" calcext:value-type="float">
            <text:p>8,9</text:p>
          </table:table-cell>
          <table:table-cell table:formula="of:=LN(([.$C$3]-[.$A$3])/([.C16]-[.$A$3]))" office:value-type="float" office:value="0.0539520086959016" calcext:value-type="float">
            <text:p>0,0539520086959016</text:p>
          </table:table-cell>
          <table:table-cell table:formula="of:=SQRT([.F16]+[.G16]+[.H16])" office:value-type="float" office:value="0.0218821620372291" calcext:value-type="float">
            <text:p>0,0218821620372291</text:p>
          </table:table-cell>
          <table:table-cell table:formula="of:=(0.2/([.$C$3]+3.7))^2" office:value-type="float" office:value="0.000226181344722406" calcext:value-type="float">
            <text:p>0,000226181344722406</text:p>
          </table:table-cell>
          <table:table-cell table:formula="of:=(0.2*([.$C$3]-[.C16])/((-3.7-[.C16])*(-3.7-[.$C$3])))^2" office:value-type="float" office:value="0.00000069503779612894" calcext:value-type="float">
            <text:p>6,95037796128939E-07</text:p>
          </table:table-cell>
          <table:table-cell table:formula="of:=(0.2/(-3.7-[.C16]))^2" office:value-type="float" office:value="0.000251952632905014" calcext:value-type="float">
            <text:p>0,000251952632905014</text:p>
          </table:table-cell>
          <table:table-cell/>
          <table:table-cell table:formula="of:=[.B16]*60" office:value-type="float" office:value="390" calcext:value-type="float">
            <text:p>390</text:p>
          </table:table-cell>
          <table:table-cell table:formula="of:=[.D16]" office:value-type="float" office:value="0.0539520086959016" calcext:value-type="float">
            <text:p>0,0539520086959016</text:p>
          </table:table-cell>
          <table:table-cell table:formula="of:=[.E16]" office:value-type="float" office:value="0.0218821620372291" calcext:value-type="float">
            <text:p>0,0218821620372291</text:p>
          </table:table-cell>
        </table:table-row>
        <table:table-row table:style-name="ro1">
          <table:table-cell table:formula="of:=[.A16]+0.5" office:value-type="float" office:value="5.5" calcext:value-type="float">
            <text:p>5,5</text:p>
          </table:table-cell>
          <table:table-cell table:formula="of:=1.5+[.A17]" office:value-type="float" office:value="7" calcext:value-type="float">
            <text:p>7</text:p>
          </table:table-cell>
          <table:table-cell office:value-type="float" office:value="8.8" calcext:value-type="float">
            <text:p>8,8</text:p>
          </table:table-cell>
          <table:table-cell table:formula="of:=LN(([.$C$3]-[.$A$3])/([.C17]-[.$A$3]))" office:value-type="float" office:value="0.0619201783450787" calcext:value-type="float">
            <text:p>0,0619201783450787</text:p>
          </table:table-cell>
          <table:table-cell table:formula="of:=SQRT([.F17]+[.G17]+[.H17])" office:value-type="float" office:value="0.021979632346672" calcext:value-type="float">
            <text:p>0,021979632346672</text:p>
          </table:table-cell>
          <table:table-cell table:formula="of:=(0.2/([.$C$3]+3.7))^2" office:value-type="float" office:value="0.000226181344722406" calcext:value-type="float">
            <text:p>0,000226181344722406</text:p>
          </table:table-cell>
          <table:table-cell table:formula="of:=(0.2*([.$C$3]-[.C17])/((-3.7-[.C17])*(-3.7-[.$C$3])))^2" office:value-type="float" office:value="0.00000092289337246475" calcext:value-type="float">
            <text:p>9,2289337246475E-07</text:p>
          </table:table-cell>
          <table:table-cell table:formula="of:=(0.2/(-3.7-[.C17]))^2" office:value-type="float" office:value="0.000256" calcext:value-type="float">
            <text:p>0,000256</text:p>
          </table:table-cell>
          <table:table-cell/>
          <table:table-cell table:formula="of:=[.B17]*60" office:value-type="float" office:value="420" calcext:value-type="float">
            <text:p>420</text:p>
          </table:table-cell>
          <table:table-cell table:formula="of:=[.D17]" office:value-type="float" office:value="0.0619201783450787" calcext:value-type="float">
            <text:p>0,0619201783450787</text:p>
          </table:table-cell>
          <table:table-cell table:formula="of:=[.E17]" office:value-type="float" office:value="0.021979632346672" calcext:value-type="float">
            <text:p>0,021979632346672</text:p>
          </table:table-cell>
        </table:table-row>
        <table:table-row table:style-name="ro1">
          <table:table-cell table:formula="of:=[.A17]+0.5" office:value-type="float" office:value="6" calcext:value-type="float">
            <text:p>6</text:p>
          </table:table-cell>
          <table:table-cell table:formula="of:=1.5+[.A18]" office:value-type="float" office:value="7.5" calcext:value-type="float">
            <text:p>7,5</text:p>
          </table:table-cell>
          <table:table-cell office:value-type="float" office:value="8.75" calcext:value-type="float">
            <text:p>8,75</text:p>
          </table:table-cell>
          <table:table-cell table:formula="of:=LN(([.$C$3]-[.$A$3])/([.C18]-[.$A$3]))" office:value-type="float" office:value="0.0659281997426177" calcext:value-type="float">
            <text:p>0,0659281997426177</text:p>
          </table:table-cell>
          <table:table-cell table:formula="of:=SQRT([.F18]+[.G18]+[.H18])" office:value-type="float" office:value="0.0220293481737552" calcext:value-type="float">
            <text:p>0,0220293481737552</text:p>
          </table:table-cell>
          <table:table-cell table:formula="of:=(0.2/([.$C$3]+3.7))^2" office:value-type="float" office:value="0.000226181344722406" calcext:value-type="float">
            <text:p>0,000226181344722406</text:p>
          </table:table-cell>
          <table:table-cell table:formula="of:=(0.2*([.$C$3]-[.C18])/((-3.7-[.C18])*(-3.7-[.$C$3])))^2" office:value-type="float" office:value="0.00000105048237286579" calcext:value-type="float">
            <text:p>1,05048237286579E-06</text:p>
          </table:table-cell>
          <table:table-cell table:formula="of:=(0.2/(-3.7-[.C18]))^2" office:value-type="float" office:value="0.00025806035386526" calcext:value-type="float">
            <text:p>0,00025806035386526</text:p>
          </table:table-cell>
          <table:table-cell/>
          <table:table-cell table:formula="of:=[.B18]*60" office:value-type="float" office:value="450" calcext:value-type="float">
            <text:p>450</text:p>
          </table:table-cell>
          <table:table-cell table:formula="of:=[.D18]" office:value-type="float" office:value="0.0659281997426177" calcext:value-type="float">
            <text:p>0,0659281997426177</text:p>
          </table:table-cell>
          <table:table-cell table:formula="of:=[.E18]" office:value-type="float" office:value="0.0220293481737552" calcext:value-type="float">
            <text:p>0,0220293481737552</text:p>
          </table:table-cell>
        </table:table-row>
        <table:table-row table:style-name="ro1">
          <table:table-cell table:formula="of:=[.A18]+0.5" office:value-type="float" office:value="6.5" calcext:value-type="float">
            <text:p>6,5</text:p>
          </table:table-cell>
          <table:table-cell table:formula="of:=1.5+[.A19]" office:value-type="float" office:value="8" calcext:value-type="float">
            <text:p>8</text:p>
          </table:table-cell>
          <table:table-cell office:value-type="float" office:value="8.7" calcext:value-type="float">
            <text:p>8,7</text:p>
          </table:table-cell>
          <table:table-cell table:formula="of:=LN(([.$C$3]-[.$A$3])/([.C19]-[.$A$3]))" office:value-type="float" office:value="0.0699523500423431" calcext:value-type="float">
            <text:p>0,0699523500423431</text:p>
          </table:table-cell>
          <table:table-cell table:formula="of:=SQRT([.F19]+[.G19]+[.H19])" office:value-type="float" office:value="0.0220797301775882" calcext:value-type="float">
            <text:p>0,0220797301775882</text:p>
          </table:table-cell>
          <table:table-cell table:formula="of:=(0.2/([.$C$3]+3.7))^2" office:value-type="float" office:value="0.000226181344722406" calcext:value-type="float">
            <text:p>0,000226181344722406</text:p>
          </table:table-cell>
          <table:table-cell table:formula="of:=(0.2*([.$C$3]-[.C19])/((-3.7-[.C19])*(-3.7-[.$C$3])))^2" office:value-type="float" office:value="0.00000118745841100581" calcext:value-type="float">
            <text:p>1,18745841100581E-06</text:p>
          </table:table-cell>
          <table:table-cell table:formula="of:=(0.2/(-3.7-[.C19]))^2" office:value-type="float" office:value="0.000260145681581686" calcext:value-type="float">
            <text:p>0,000260145681581686</text:p>
          </table:table-cell>
          <table:table-cell/>
          <table:table-cell table:formula="of:=[.B19]*60" office:value-type="float" office:value="480" calcext:value-type="float">
            <text:p>480</text:p>
          </table:table-cell>
          <table:table-cell table:formula="of:=[.D19]" office:value-type="float" office:value="0.0699523500423431" calcext:value-type="float">
            <text:p>0,0699523500423431</text:p>
          </table:table-cell>
          <table:table-cell table:formula="of:=[.E19]" office:value-type="float" office:value="0.0220797301775882" calcext:value-type="float">
            <text:p>0,0220797301775882</text:p>
          </table:table-cell>
        </table:table-row>
        <table:table-row table:style-name="ro1">
          <table:table-cell table:formula="of:=[.A19]+0.5" office:value-type="float" office:value="7" calcext:value-type="float">
            <text:p>7</text:p>
          </table:table-cell>
          <table:table-cell table:formula="of:=1.5+[.A20]" office:value-type="float" office:value="8.5" calcext:value-type="float">
            <text:p>8,5</text:p>
          </table:table-cell>
          <table:table-cell office:value-type="float" office:value="8.5" calcext:value-type="float">
            <text:p>8,5</text:p>
          </table:table-cell>
          <table:table-cell table:formula="of:=LN(([.$C$3]-[.$A$3])/([.C20]-[.$A$3]))" office:value-type="float" office:value="0.0862128709141232" calcext:value-type="float">
            <text:p>0,0862128709141232</text:p>
          </table:table-cell>
          <table:table-cell table:formula="of:=SQRT([.F20]+[.G20]+[.H20])" office:value-type="float" office:value="0.0222881119870057" calcext:value-type="float">
            <text:p>0,0222881119870057</text:p>
          </table:table-cell>
          <table:table-cell table:formula="of:=(0.2/([.$C$3]+3.7))^2" office:value-type="float" office:value="0.000226181344722406" calcext:value-type="float">
            <text:p>0,000226181344722406</text:p>
          </table:table-cell>
          <table:table-cell table:formula="of:=(0.2*([.$C$3]-[.C20])/((-3.7-[.C20])*(-3.7-[.$C$3])))^2" office:value-type="float" office:value="0.00000183363019092225" calcext:value-type="float">
            <text:p>1,83363019092225E-06</text:p>
          </table:table-cell>
          <table:table-cell table:formula="of:=(0.2/(-3.7-[.C20]))^2" office:value-type="float" office:value="0.000268744961031981" calcext:value-type="float">
            <text:p>0,000268744961031981</text:p>
          </table:table-cell>
          <table:table-cell/>
          <table:table-cell table:formula="of:=[.B20]*60" office:value-type="float" office:value="510" calcext:value-type="float">
            <text:p>510</text:p>
          </table:table-cell>
          <table:table-cell table:formula="of:=[.D20]" office:value-type="float" office:value="0.0862128709141232" calcext:value-type="float">
            <text:p>0,0862128709141232</text:p>
          </table:table-cell>
          <table:table-cell table:formula="of:=[.E20]" office:value-type="float" office:value="0.0222881119870057" calcext:value-type="float">
            <text:p>0,0222881119870057</text:p>
          </table:table-cell>
        </table:table-row>
        <table:table-row table:style-name="ro1">
          <table:table-cell table:formula="of:=[.A20]+0.5" office:value-type="float" office:value="7.5" calcext:value-type="float">
            <text:p>7,5</text:p>
          </table:table-cell>
          <table:table-cell table:formula="of:=1.5+[.A21]" office:value-type="float" office:value="9" calcext:value-type="float">
            <text:p>9</text:p>
          </table:table-cell>
          <table:table-cell office:value-type="float" office:value="8.55" calcext:value-type="float">
            <text:p>8,55</text:p>
          </table:table-cell>
          <table:table-cell table:formula="of:=LN(([.$C$3]-[.$A$3])/([.C21]-[.$A$3]))" office:value-type="float" office:value="0.0821228856625981" calcext:value-type="float">
            <text:p>0,0821228856625981</text:p>
          </table:table-cell>
          <table:table-cell table:formula="of:=SQRT([.F21]+[.G21]+[.H21])" office:value-type="float" office:value="0.0222349688713983" calcext:value-type="float">
            <text:p>0,0222349688713983</text:p>
          </table:table-cell>
          <table:table-cell table:formula="of:=(0.2/([.$C$3]+3.7))^2" office:value-type="float" office:value="0.000226181344722406" calcext:value-type="float">
            <text:p>0,000226181344722406</text:p>
          </table:table-cell>
          <table:table-cell table:formula="of:=(0.2*([.$C$3]-[.C21])/((-3.7-[.C21])*(-3.7-[.$C$3])))^2" office:value-type="float" office:value="0.00000165689415707652" calcext:value-type="float">
            <text:p>1,65689415707652E-06</text:p>
          </table:table-cell>
          <table:table-cell table:formula="of:=(0.2/(-3.7-[.C21]))^2" office:value-type="float" office:value="0.00026655560183257" calcext:value-type="float">
            <text:p>0,00026655560183257</text:p>
          </table:table-cell>
          <table:table-cell/>
          <table:table-cell table:formula="of:=[.B21]*60" office:value-type="float" office:value="540" calcext:value-type="float">
            <text:p>540</text:p>
          </table:table-cell>
          <table:table-cell table:formula="of:=[.D21]" office:value-type="float" office:value="0.0821228856625981" calcext:value-type="float">
            <text:p>0,0821228856625981</text:p>
          </table:table-cell>
          <table:table-cell table:formula="of:=[.E21]" office:value-type="float" office:value="0.0222349688713983" calcext:value-type="float">
            <text:p>0,0222349688713983</text:p>
          </table:table-cell>
        </table:table-row>
        <table:table-row table:style-name="ro1">
          <table:table-cell table:formula="of:=[.A21]+0.5" office:value-type="float" office:value="8" calcext:value-type="float">
            <text:p>8</text:p>
          </table:table-cell>
          <table:table-cell table:formula="of:=1.5+[.A22]" office:value-type="float" office:value="9.5" calcext:value-type="float">
            <text:p>9,5</text:p>
          </table:table-cell>
          <table:table-cell office:value-type="float" office:value="8.45" calcext:value-type="float">
            <text:p>8,45</text:p>
          </table:table-cell>
          <table:table-cell table:formula="of:=LN(([.$C$3]-[.$A$3])/([.C22]-[.$A$3]))" office:value-type="float" office:value="0.0903196528667767" calcext:value-type="float">
            <text:p>0,0903196528667767</text:p>
          </table:table-cell>
          <table:table-cell table:formula="of:=SQRT([.F22]+[.G22]+[.H22])" office:value-type="float" office:value="0.0223419702753771" calcext:value-type="float">
            <text:p>0,0223419702753771</text:p>
          </table:table-cell>
          <table:table-cell table:formula="of:=(0.2/([.$C$3]+3.7))^2" office:value-type="float" office:value="0.000226181344722406" calcext:value-type="float">
            <text:p>0,000226181344722406</text:p>
          </table:table-cell>
          <table:table-cell table:formula="of:=(0.2*([.$C$3]-[.C22])/((-3.7-[.C22])*(-3.7-[.$C$3])))^2" office:value-type="float" office:value="0.00000202088612854444" calcext:value-type="float">
            <text:p>2,02088612854444E-06</text:p>
          </table:table-cell>
          <table:table-cell table:formula="of:=(0.2/(-3.7-[.C22]))^2" office:value-type="float" office:value="0.000270961404934885" calcext:value-type="float">
            <text:p>0,000270961404934885</text:p>
          </table:table-cell>
          <table:table-cell/>
          <table:table-cell table:formula="of:=[.B22]*60" office:value-type="float" office:value="570" calcext:value-type="float">
            <text:p>570</text:p>
          </table:table-cell>
          <table:table-cell table:formula="of:=[.D22]" office:value-type="float" office:value="0.0903196528667767" calcext:value-type="float">
            <text:p>0,0903196528667767</text:p>
          </table:table-cell>
          <table:table-cell table:formula="of:=[.E22]" office:value-type="float" office:value="0.0223419702753771" calcext:value-type="float">
            <text:p>0,0223419702753771</text:p>
          </table:table-cell>
        </table:table-row>
        <table:table-row table:style-name="ro1">
          <table:table-cell table:formula="of:=[.A22]+0.5" office:value-type="float" office:value="8.5" calcext:value-type="float">
            <text:p>8,5</text:p>
          </table:table-cell>
          <table:table-cell table:formula="of:=1.5+[.A23]" office:value-type="float" office:value="10" calcext:value-type="float">
            <text:p>10</text:p>
          </table:table-cell>
          <table:table-cell office:value-type="float" office:value="8.4" calcext:value-type="float">
            <text:p>8,4</text:p>
          </table:table-cell>
          <table:table-cell table:formula="of:=LN(([.$C$3]-[.$A$3])/([.C23]-[.$A$3]))" office:value-type="float" office:value="0.0944433700506386" calcext:value-type="float">
            <text:p>0,0944433700506386</text:p>
          </table:table-cell>
          <table:table-cell table:formula="of:=SQRT([.F23]+[.G23]+[.H23])" office:value-type="float" office:value="0.0223965540227591" calcext:value-type="float">
            <text:p>0,0223965540227591</text:p>
          </table:table-cell>
          <table:table-cell table:formula="of:=(0.2/([.$C$3]+3.7))^2" office:value-type="float" office:value="0.000226181344722406" calcext:value-type="float">
            <text:p>0,000226181344722406</text:p>
          </table:table-cell>
          <table:table-cell table:formula="of:=(0.2*([.$C$3]-[.C23])/((-3.7-[.C23])*(-3.7-[.$C$3])))^2" office:value-type="float" office:value="0.00000221890522593297" calcext:value-type="float">
            <text:p>2,21890522593297E-06</text:p>
          </table:table-cell>
          <table:table-cell table:formula="of:=(0.2/(-3.7-[.C23]))^2" office:value-type="float" office:value="0.000273205382146028" calcext:value-type="float">
            <text:p>0,000273205382146028</text:p>
          </table:table-cell>
          <table:table-cell/>
          <table:table-cell table:formula="of:=[.B23]*60" office:value-type="float" office:value="600" calcext:value-type="float">
            <text:p>600</text:p>
          </table:table-cell>
          <table:table-cell table:formula="of:=[.D23]" office:value-type="float" office:value="0.0944433700506386" calcext:value-type="float">
            <text:p>0,0944433700506386</text:p>
          </table:table-cell>
          <table:table-cell table:formula="of:=[.E23]" office:value-type="float" office:value="0.0223965540227591" calcext:value-type="float">
            <text:p>0,0223965540227591</text:p>
          </table:table-cell>
        </table:table-row>
        <table:table-row table:style-name="ro1">
          <table:table-cell table:formula="of:=[.A23]+0.5" office:value-type="float" office:value="9" calcext:value-type="float">
            <text:p>9</text:p>
          </table:table-cell>
          <table:table-cell table:formula="of:=1.5+[.A24]" office:value-type="float" office:value="10.5" calcext:value-type="float">
            <text:p>10,5</text:p>
          </table:table-cell>
          <table:table-cell office:value-type="float" office:value="8.25" calcext:value-type="float">
            <text:p>8,25</text:p>
          </table:table-cell>
          <table:table-cell table:formula="of:=LN(([.$C$3]-[.$A$3])/([.C24]-[.$A$3]))" office:value-type="float" office:value="0.106917544275815" calcext:value-type="float">
            <text:p>0,106917544275815</text:p>
          </table:table-cell>
          <table:table-cell table:formula="of:=SQRT([.F24]+[.G24]+[.H24])" office:value-type="float" office:value="0.0225647634486493" calcext:value-type="float">
            <text:p>0,0225647634486493</text:p>
          </table:table-cell>
          <table:table-cell table:formula="of:=(0.2/([.$C$3]+3.7))^2" office:value-type="float" office:value="0.000226181344722406" calcext:value-type="float">
            <text:p>0,000226181344722406</text:p>
          </table:table-cell>
          <table:table-cell table:formula="of:=(0.2*([.$C$3]-[.C24])/((-3.7-[.C24])*(-3.7-[.$C$3])))^2" office:value-type="float" office:value="0.00000288006378966689" calcext:value-type="float">
            <text:p>2,88006378966689E-06</text:p>
          </table:table-cell>
          <table:table-cell table:formula="of:=(0.2/(-3.7-[.C24]))^2" office:value-type="float" office:value="0.000280107140981425" calcext:value-type="float">
            <text:p>0,000280107140981425</text:p>
          </table:table-cell>
          <table:table-cell/>
          <table:table-cell table:formula="of:=[.B24]*60" office:value-type="float" office:value="630" calcext:value-type="float">
            <text:p>630</text:p>
          </table:table-cell>
          <table:table-cell table:formula="of:=[.D24]" office:value-type="float" office:value="0.106917544275815" calcext:value-type="float">
            <text:p>0,106917544275815</text:p>
          </table:table-cell>
          <table:table-cell table:formula="of:=[.E24]" office:value-type="float" office:value="0.0225647634486493" calcext:value-type="float">
            <text:p>0,0225647634486493</text:p>
          </table:table-cell>
        </table:table-row>
        <table:table-row table:style-name="ro1">
          <table:table-cell table:formula="of:=[.A24]+0.5" office:value-type="float" office:value="9.5" calcext:value-type="float">
            <text:p>9,5</text:p>
          </table:table-cell>
          <table:table-cell table:formula="of:=1.5+[.A25]" office:value-type="float" office:value="11" calcext:value-type="float">
            <text:p>11</text:p>
          </table:table-cell>
          <table:table-cell office:value-type="float" office:value="8.25" calcext:value-type="float">
            <text:p>8,25</text:p>
          </table:table-cell>
          <table:table-cell table:formula="of:=LN(([.$C$3]-[.$A$3])/([.C25]-[.$A$3]))" office:value-type="float" office:value="0.106917544275815" calcext:value-type="float">
            <text:p>0,106917544275815</text:p>
          </table:table-cell>
          <table:table-cell table:formula="of:=SQRT([.F25]+[.G25]+[.H25])" office:value-type="float" office:value="0.0225647634486493" calcext:value-type="float">
            <text:p>0,0225647634486493</text:p>
          </table:table-cell>
          <table:table-cell table:formula="of:=(0.2/([.$C$3]+3.7))^2" office:value-type="float" office:value="0.000226181344722406" calcext:value-type="float">
            <text:p>0,000226181344722406</text:p>
          </table:table-cell>
          <table:table-cell table:formula="of:=(0.2*([.$C$3]-[.C25])/((-3.7-[.C25])*(-3.7-[.$C$3])))^2" office:value-type="float" office:value="0.00000288006378966689" calcext:value-type="float">
            <text:p>2,88006378966689E-06</text:p>
          </table:table-cell>
          <table:table-cell table:formula="of:=(0.2/(-3.7-[.C25]))^2" office:value-type="float" office:value="0.000280107140981425" calcext:value-type="float">
            <text:p>0,000280107140981425</text:p>
          </table:table-cell>
          <table:table-cell/>
          <table:table-cell table:formula="of:=[.B25]*60" office:value-type="float" office:value="660" calcext:value-type="float">
            <text:p>660</text:p>
          </table:table-cell>
          <table:table-cell table:formula="of:=[.D25]" office:value-type="float" office:value="0.106917544275815" calcext:value-type="float">
            <text:p>0,106917544275815</text:p>
          </table:table-cell>
          <table:table-cell table:formula="of:=[.E25]" office:value-type="float" office:value="0.0225647634486493" calcext:value-type="float">
            <text:p>0,0225647634486493</text:p>
          </table:table-cell>
        </table:table-row>
        <table:table-row table:style-name="ro1">
          <table:table-cell table:formula="of:=[.A25]+0.5" office:value-type="float" office:value="10" calcext:value-type="float">
            <text:p>10</text:p>
          </table:table-cell>
          <table:table-cell table:formula="of:=1.5+[.A26]" office:value-type="float" office:value="11.5" calcext:value-type="float">
            <text:p>11,5</text:p>
          </table:table-cell>
          <table:table-cell office:value-type="float" office:value="8.2" calcext:value-type="float">
            <text:p>8,2</text:p>
          </table:table-cell>
          <table:table-cell table:formula="of:=LN(([.$C$3]-[.$A$3])/([.C26]-[.$A$3]))" office:value-type="float" office:value="0.11111042253585" calcext:value-type="float">
            <text:p>0,11111042253585</text:p>
          </table:table-cell>
          <table:table-cell table:formula="of:=SQRT([.F26]+[.G26]+[.H26])" office:value-type="float" office:value="0.0226223553413214" calcext:value-type="float">
            <text:p>0,0226223553413214</text:p>
          </table:table-cell>
          <table:table-cell table:formula="of:=(0.2/([.$C$3]+3.7))^2" office:value-type="float" office:value="0.000226181344722406" calcext:value-type="float">
            <text:p>0,000226181344722406</text:p>
          </table:table-cell>
          <table:table-cell table:formula="of:=(0.2*([.$C$3]-[.C26])/((-3.7-[.C26])*(-3.7-[.$C$3])))^2" office:value-type="float" office:value="0.00000312368891911695" calcext:value-type="float">
            <text:p>3,12368891911695E-06</text:p>
          </table:table-cell>
          <table:table-cell table:formula="of:=(0.2/(-3.7-[.C26]))^2" office:value-type="float" office:value="0.00028246592754749" calcext:value-type="float">
            <text:p>0,00028246592754749</text:p>
          </table:table-cell>
          <table:table-cell/>
          <table:table-cell table:formula="of:=[.B26]*60" office:value-type="float" office:value="690" calcext:value-type="float">
            <text:p>690</text:p>
          </table:table-cell>
          <table:table-cell table:formula="of:=[.D26]" office:value-type="float" office:value="0.11111042253585" calcext:value-type="float">
            <text:p>0,11111042253585</text:p>
          </table:table-cell>
          <table:table-cell table:formula="of:=[.E26]" office:value-type="float" office:value="0.0226223553413214" calcext:value-type="float">
            <text:p>0,0226223553413214</text:p>
          </table:table-cell>
        </table:table-row>
        <table:table-row table:style-name="ro1">
          <table:table-cell table:formula="of:=[.A26]+1" office:value-type="float" office:value="11" calcext:value-type="float">
            <text:p>11</text:p>
          </table:table-cell>
          <table:table-cell table:formula="of:=1.5+[.A27]" office:value-type="float" office:value="12.5" calcext:value-type="float">
            <text:p>12,5</text:p>
          </table:table-cell>
          <table:table-cell office:value-type="float" office:value="7.95" calcext:value-type="float">
            <text:p>7,95</text:p>
          </table:table-cell>
          <table:table-cell table:formula="of:=LN(([.$C$3]-[.$A$3])/([.C27]-[.$A$3]))" office:value-type="float" office:value="0.132342642641625" calcext:value-type="float">
            <text:p>0,132342642641625</text:p>
          </table:table-cell>
          <table:table-cell table:formula="of:=SQRT([.F27]+[.G27]+[.H27])" office:value-type="float" office:value="0.0229222374175843" calcext:value-type="float">
            <text:p>0,0229222374175843</text:p>
          </table:table-cell>
          <table:table-cell table:formula="of:=(0.2/([.$C$3]+3.7))^2" office:value-type="float" office:value="0.000226181344722406" calcext:value-type="float">
            <text:p>0,000226181344722406</text:p>
          </table:table-cell>
          <table:table-cell table:formula="of:=(0.2*([.$C$3]-[.C27])/((-3.7-[.C27])*(-3.7-[.$C$3])))^2" office:value-type="float" office:value="0.00000452861965592699" calcext:value-type="float">
            <text:p>4,52861965592699E-06</text:p>
          </table:table-cell>
          <table:table-cell table:formula="of:=(0.2/(-3.7-[.C27]))^2" office:value-type="float" office:value="0.000294719003849767" calcext:value-type="float">
            <text:p>0,000294719003849767</text:p>
          </table:table-cell>
          <table:table-cell/>
          <table:table-cell table:formula="of:=[.B27]*60" office:value-type="float" office:value="750" calcext:value-type="float">
            <text:p>750</text:p>
          </table:table-cell>
          <table:table-cell table:formula="of:=[.D27]" office:value-type="float" office:value="0.132342642641625" calcext:value-type="float">
            <text:p>0,132342642641625</text:p>
          </table:table-cell>
          <table:table-cell table:formula="of:=[.E27]" office:value-type="float" office:value="0.0229222374175843" calcext:value-type="float">
            <text:p>0,0229222374175843</text:p>
          </table:table-cell>
        </table:table-row>
        <table:table-row table:style-name="ro1">
          <table:table-cell table:formula="of:=[.A27]+1" office:value-type="float" office:value="12" calcext:value-type="float">
            <text:p>12</text:p>
          </table:table-cell>
          <table:table-cell table:formula="of:=1.5+[.A28]" office:value-type="float" office:value="13.5" calcext:value-type="float">
            <text:p>13,5</text:p>
          </table:table-cell>
          <table:table-cell office:value-type="float" office:value="7.95" calcext:value-type="float">
            <text:p>7,95</text:p>
          </table:table-cell>
          <table:table-cell table:formula="of:=LN(([.$C$3]-[.$A$3])/([.C28]-[.$A$3]))" office:value-type="float" office:value="0.132342642641625" calcext:value-type="float">
            <text:p>0,132342642641625</text:p>
          </table:table-cell>
          <table:table-cell table:formula="of:=SQRT([.F28]+[.G28]+[.H28])" office:value-type="float" office:value="0.0229222374175843" calcext:value-type="float">
            <text:p>0,0229222374175843</text:p>
          </table:table-cell>
          <table:table-cell table:formula="of:=(0.2/([.$C$3]+3.7))^2" office:value-type="float" office:value="0.000226181344722406" calcext:value-type="float">
            <text:p>0,000226181344722406</text:p>
          </table:table-cell>
          <table:table-cell table:formula="of:=(0.2*([.$C$3]-[.C28])/((-3.7-[.C28])*(-3.7-[.$C$3])))^2" office:value-type="float" office:value="0.00000452861965592699" calcext:value-type="float">
            <text:p>4,52861965592699E-06</text:p>
          </table:table-cell>
          <table:table-cell table:formula="of:=(0.2/(-3.7-[.C28]))^2" office:value-type="float" office:value="0.000294719003849767" calcext:value-type="float">
            <text:p>0,000294719003849767</text:p>
          </table:table-cell>
          <table:table-cell/>
          <table:table-cell table:formula="of:=[.B28]*60" office:value-type="float" office:value="810" calcext:value-type="float">
            <text:p>810</text:p>
          </table:table-cell>
          <table:table-cell table:formula="of:=[.D28]" office:value-type="float" office:value="0.132342642641625" calcext:value-type="float">
            <text:p>0,132342642641625</text:p>
          </table:table-cell>
          <table:table-cell table:formula="of:=[.E28]" office:value-type="float" office:value="0.0229222374175843" calcext:value-type="float">
            <text:p>0,0229222374175843</text:p>
          </table:table-cell>
        </table:table-row>
        <table:table-row table:style-name="ro1">
          <table:table-cell table:formula="of:=[.A28]+1" office:value-type="float" office:value="13" calcext:value-type="float">
            <text:p>13</text:p>
          </table:table-cell>
          <table:table-cell table:formula="of:=1.5+[.A29]" office:value-type="float" office:value="14.5" calcext:value-type="float">
            <text:p>14,5</text:p>
          </table:table-cell>
          <table:table-cell office:value-type="float" office:value="7.8" calcext:value-type="float">
            <text:p>7,8</text:p>
          </table:table-cell>
          <table:table-cell table:formula="of:=LN(([.$C$3]-[.$A$3])/([.C29]-[.$A$3]))" office:value-type="float" office:value="0.14530178728413" calcext:value-type="float">
            <text:p>0,14530178728413</text:p>
          </table:table-cell>
          <table:table-cell table:formula="of:=SQRT([.F29]+[.G29]+[.H29])" office:value-type="float" office:value="0.0231121312506084" calcext:value-type="float">
            <text:p>0,0231121312506084</text:p>
          </table:table-cell>
          <table:table-cell table:formula="of:=(0.2/([.$C$3]+3.7))^2" office:value-type="float" office:value="0.000226181344722406" calcext:value-type="float">
            <text:p>0,000226181344722406</text:p>
          </table:table-cell>
          <table:table-cell table:formula="of:=(0.2*([.$C$3]-[.C29])/((-3.7-[.C29])*(-3.7-[.$C$3])))^2" office:value-type="float" office:value="0.00000553179930422786" calcext:value-type="float">
            <text:p>5,53179930422786E-06</text:p>
          </table:table-cell>
          <table:table-cell table:formula="of:=(0.2/(-3.7-[.C29]))^2" office:value-type="float" office:value="0.000302457466918715" calcext:value-type="float">
            <text:p>0,000302457466918715</text:p>
          </table:table-cell>
          <table:table-cell/>
          <table:table-cell table:formula="of:=[.B29]*60" office:value-type="float" office:value="870" calcext:value-type="float">
            <text:p>870</text:p>
          </table:table-cell>
          <table:table-cell table:formula="of:=[.D29]" office:value-type="float" office:value="0.14530178728413" calcext:value-type="float">
            <text:p>0,14530178728413</text:p>
          </table:table-cell>
          <table:table-cell table:formula="of:=[.E29]" office:value-type="float" office:value="0.0231121312506084" calcext:value-type="float">
            <text:p>0,0231121312506084</text:p>
          </table:table-cell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formula="of:=1.5+[.A30]" office:value-type="float" office:value="15.5" calcext:value-type="float">
            <text:p>15,5</text:p>
          </table:table-cell>
          <table:table-cell office:value-type="float" office:value="7.8" calcext:value-type="float">
            <text:p>7,8</text:p>
          </table:table-cell>
          <table:table-cell table:formula="of:=LN(([.$C$3]-[.$A$3])/([.C30]-[.$A$3]))" office:value-type="float" office:value="0.14530178728413" calcext:value-type="float">
            <text:p>0,14530178728413</text:p>
          </table:table-cell>
          <table:table-cell table:formula="of:=SQRT([.F30]+[.G30]+[.H30])" office:value-type="float" office:value="0.0231121312506084" calcext:value-type="float">
            <text:p>0,0231121312506084</text:p>
          </table:table-cell>
          <table:table-cell table:formula="of:=(0.2/([.$C$3]+3.7))^2" office:value-type="float" office:value="0.000226181344722406" calcext:value-type="float">
            <text:p>0,000226181344722406</text:p>
          </table:table-cell>
          <table:table-cell table:formula="of:=(0.2*([.$C$3]-[.C30])/((-3.7-[.C30])*(-3.7-[.$C$3])))^2" office:value-type="float" office:value="0.00000553179930422786" calcext:value-type="float">
            <text:p>5,53179930422786E-06</text:p>
          </table:table-cell>
          <table:table-cell table:formula="of:=(0.2/(-3.7-[.C30]))^2" office:value-type="float" office:value="0.000302457466918715" calcext:value-type="float">
            <text:p>0,000302457466918715</text:p>
          </table:table-cell>
          <table:table-cell/>
          <table:table-cell table:formula="of:=[.B30]*60" office:value-type="float" office:value="930" calcext:value-type="float">
            <text:p>930</text:p>
          </table:table-cell>
          <table:table-cell table:formula="of:=[.D30]" office:value-type="float" office:value="0.14530178728413" calcext:value-type="float">
            <text:p>0,14530178728413</text:p>
          </table:table-cell>
          <table:table-cell table:formula="of:=[.E30]" office:value-type="float" office:value="0.0231121312506084" calcext:value-type="float">
            <text:p>0,0231121312506084</text:p>
          </table:table-cell>
        </table:table-row>
        <table:table-row table:style-name="ro1">
          <table:table-cell table:formula="of:=[.A30]+1" office:value-type="float" office:value="15" calcext:value-type="float">
            <text:p>15</text:p>
          </table:table-cell>
          <table:table-cell table:formula="of:=1.5+[.A31]" office:value-type="float" office:value="16.5" calcext:value-type="float">
            <text:p>16,5</text:p>
          </table:table-cell>
          <table:table-cell office:value-type="float" office:value="7.5" calcext:value-type="float">
            <text:p>7,5</text:p>
          </table:table-cell>
          <table:table-cell table:formula="of:=LN(([.$C$3]-[.$A$3])/([.C31]-[.$A$3]))" office:value-type="float" office:value="0.171735044352285" calcext:value-type="float">
            <text:p>0,171735044352285</text:p>
          </table:table-cell>
          <table:table-cell table:formula="of:=SQRT([.F31]+[.G31]+[.H31])" office:value-type="float" office:value="0.0235159304339723" calcext:value-type="float">
            <text:p>0,0235159304339723</text:p>
          </table:table-cell>
          <table:table-cell table:formula="of:=(0.2/([.$C$3]+3.7))^2" office:value-type="float" office:value="0.000226181344722406" calcext:value-type="float">
            <text:p>0,000226181344722406</text:p>
          </table:table-cell>
          <table:table-cell table:formula="of:=(0.2*([.$C$3]-[.C31])/((-3.7-[.C31])*(-3.7-[.$C$3])))^2" office:value-type="float" office:value="0.00000794008843261184" calcext:value-type="float">
            <text:p>7,94008843261184E-06</text:p>
          </table:table-cell>
          <table:table-cell table:formula="of:=(0.2/(-3.7-[.C31]))^2" office:value-type="float" office:value="0.000318877551020408" calcext:value-type="float">
            <text:p>0,000318877551020408</text:p>
          </table:table-cell>
          <table:table-cell/>
          <table:table-cell table:formula="of:=[.B31]*60" office:value-type="float" office:value="990" calcext:value-type="float">
            <text:p>990</text:p>
          </table:table-cell>
          <table:table-cell table:formula="of:=[.D31]" office:value-type="float" office:value="0.171735044352285" calcext:value-type="float">
            <text:p>0,171735044352285</text:p>
          </table:table-cell>
          <table:table-cell table:formula="of:=[.E31]" office:value-type="float" office:value="0.0235159304339723" calcext:value-type="float">
            <text:p>0,0235159304339723</text:p>
          </table:table-cell>
        </table:table-row>
        <table:table-row table:style-name="ro1">
          <table:table-cell table:formula="of:=[.A31]+1" office:value-type="float" office:value="16" calcext:value-type="float">
            <text:p>16</text:p>
          </table:table-cell>
          <table:table-cell table:formula="of:=1.5+[.A32]" office:value-type="float" office:value="17.5" calcext:value-type="float">
            <text:p>17,5</text:p>
          </table:table-cell>
          <table:table-cell office:value-type="float" office:value="7.55" calcext:value-type="float">
            <text:p>7,55</text:p>
          </table:table-cell>
          <table:table-cell table:formula="of:=LN(([.$C$3]-[.$A$3])/([.C32]-[.$A$3]))" office:value-type="float" office:value="0.167280694002905" calcext:value-type="float">
            <text:p>0,167280694002905</text:p>
          </table:table-cell>
          <table:table-cell table:formula="of:=SQRT([.F32]+[.G32]+[.H32])" office:value-type="float" office:value="0.0234463183094034" calcext:value-type="float">
            <text:p>0,0234463183094034</text:p>
          </table:table-cell>
          <table:table-cell table:formula="of:=(0.2/([.$C$3]+3.7))^2" office:value-type="float" office:value="0.000226181344722406" calcext:value-type="float">
            <text:p>0,000226181344722406</text:p>
          </table:table-cell>
          <table:table-cell table:formula="of:=(0.2*([.$C$3]-[.C32])/((-3.7-[.C32])*(-3.7-[.$C$3])))^2" office:value-type="float" office:value="0.00000749911482740951" calcext:value-type="float">
            <text:p>7,49911482740951E-06</text:p>
          </table:table-cell>
          <table:table-cell table:formula="of:=(0.2/(-3.7-[.C32]))^2" office:value-type="float" office:value="0.000316049382716049" calcext:value-type="float">
            <text:p>0,000316049382716049</text:p>
          </table:table-cell>
          <table:table-cell/>
          <table:table-cell table:formula="of:=[.B32]*60" office:value-type="float" office:value="1050" calcext:value-type="float">
            <text:p>1050</text:p>
          </table:table-cell>
          <table:table-cell table:formula="of:=[.D32]" office:value-type="float" office:value="0.167280694002905" calcext:value-type="float">
            <text:p>0,167280694002905</text:p>
          </table:table-cell>
          <table:table-cell table:formula="of:=[.E32]" office:value-type="float" office:value="0.0234463183094034" calcext:value-type="float">
            <text:p>0,0234463183094034</text:p>
          </table:table-cell>
        </table:table-row>
        <table:table-row table:style-name="ro1">
          <table:table-cell table:formula="of:=[.A32]+1" office:value-type="float" office:value="17" calcext:value-type="float">
            <text:p>17</text:p>
          </table:table-cell>
          <table:table-cell table:formula="of:=1.5+[.A33]" office:value-type="float" office:value="18.5" calcext:value-type="float">
            <text:p>18,5</text:p>
          </table:table-cell>
          <table:table-cell office:value-type="float" office:value="7.25" calcext:value-type="float">
            <text:p>7,25</text:p>
          </table:table-cell>
          <table:table-cell table:formula="of:=LN(([.$C$3]-[.$A$3])/([.C33]-[.$A$3]))" office:value-type="float" office:value="0.194309366390824" calcext:value-type="float">
            <text:p>0,194309366390824</text:p>
          </table:table-cell>
          <table:table-cell table:formula="of:=SQRT([.F33]+[.G33]+[.H33])" office:value-type="float" office:value="0.0238786446320078" calcext:value-type="float">
            <text:p>0,0238786446320078</text:p>
          </table:table-cell>
          <table:table-cell table:formula="of:=(0.2/([.$C$3]+3.7))^2" office:value-type="float" office:value="0.000226181344722406" calcext:value-type="float">
            <text:p>0,000226181344722406</text:p>
          </table:table-cell>
          <table:table-cell table:formula="of:=(0.2*([.$C$3]-[.C33])/((-3.7-[.C33])*(-3.7-[.$C$3])))^2" office:value-type="float" office:value="0.0000104039378416219" calcext:value-type="float">
            <text:p>1,04039378416219E-05</text:p>
          </table:table-cell>
          <table:table-cell table:formula="of:=(0.2/(-3.7-[.C33]))^2" office:value-type="float" office:value="0.000333604386897688" calcext:value-type="float">
            <text:p>0,000333604386897688</text:p>
          </table:table-cell>
          <table:table-cell/>
          <table:table-cell table:formula="of:=[.B33]*60" office:value-type="float" office:value="1110" calcext:value-type="float">
            <text:p>1110</text:p>
          </table:table-cell>
          <table:table-cell table:formula="of:=[.D33]" office:value-type="float" office:value="0.194309366390824" calcext:value-type="float">
            <text:p>0,194309366390824</text:p>
          </table:table-cell>
          <table:table-cell table:formula="of:=[.E33]" office:value-type="float" office:value="0.0238786446320078" calcext:value-type="float">
            <text:p>0,0238786446320078</text:p>
          </table:table-cell>
        </table:table-row>
        <table:table-row table:style-name="ro1">
          <table:table-cell table:formula="of:=[.A33]+1" office:value-type="float" office:value="18" calcext:value-type="float">
            <text:p>18</text:p>
          </table:table-cell>
          <table:table-cell table:formula="of:=1.5+[.A34]" office:value-type="float" office:value="19.5" calcext:value-type="float">
            <text:p>19,5</text:p>
          </table:table-cell>
          <table:table-cell office:value-type="float" office:value="7.2" calcext:value-type="float">
            <text:p>7,2</text:p>
          </table:table-cell>
          <table:table-cell table:formula="of:=LN(([.$C$3]-[.$A$3])/([.C34]-[.$A$3]))" office:value-type="float" office:value="0.198886033418236" calcext:value-type="float">
            <text:p>0,198886033418236</text:p>
          </table:table-cell>
          <table:table-cell table:formula="of:=SQRT([.F34]+[.G34]+[.H34])" office:value-type="float" office:value="0.0239542228074327" calcext:value-type="float">
            <text:p>0,0239542228074327</text:p>
          </table:table-cell>
          <table:table-cell table:formula="of:=(0.2/([.$C$3]+3.7))^2" office:value-type="float" office:value="0.000226181344722406" calcext:value-type="float">
            <text:p>0,000226181344722406</text:p>
          </table:table-cell>
          <table:table-cell table:formula="of:=(0.2*([.$C$3]-[.C34])/((-3.7-[.C34])*(-3.7-[.$C$3])))^2" office:value-type="float" office:value="0.0000109514482790973" calcext:value-type="float">
            <text:p>1,09514482790973E-05</text:p>
          </table:table-cell>
          <table:table-cell table:formula="of:=(0.2/(-3.7-[.C34]))^2" office:value-type="float" office:value="0.000336671997306624" calcext:value-type="float">
            <text:p>0,000336671997306624</text:p>
          </table:table-cell>
          <table:table-cell/>
          <table:table-cell table:formula="of:=[.B34]*60" office:value-type="float" office:value="1170" calcext:value-type="float">
            <text:p>1170</text:p>
          </table:table-cell>
          <table:table-cell table:formula="of:=[.D34]" office:value-type="float" office:value="0.198886033418236" calcext:value-type="float">
            <text:p>0,198886033418236</text:p>
          </table:table-cell>
          <table:table-cell table:formula="of:=[.E34]" office:value-type="float" office:value="0.0239542228074327" calcext:value-type="float">
            <text:p>0,0239542228074327</text:p>
          </table:table-cell>
        </table:table-row>
        <table:table-row table:style-name="ro1">
          <table:table-cell table:formula="of:=[.A34]+1" office:value-type="float" office:value="19" calcext:value-type="float">
            <text:p>19</text:p>
          </table:table-cell>
          <table:table-cell table:formula="of:=1.5+[.A35]" office:value-type="float" office:value="20.5" calcext:value-type="float">
            <text:p>20,5</text:p>
          </table:table-cell>
          <table:table-cell office:value-type="float" office:value="7" calcext:value-type="float">
            <text:p>7</text:p>
          </table:table-cell>
          <table:table-cell table:formula="of:=LN(([.$C$3]-[.$A$3])/([.C35]-[.$A$3]))" office:value-type="float" office:value="0.217405081185474" calcext:value-type="float">
            <text:p>0,217405081185474</text:p>
          </table:table-cell>
          <table:table-cell table:formula="of:=SQRT([.F35]+[.G35]+[.H35])" office:value-type="float" office:value="0.024267176495542" calcext:value-type="float">
            <text:p>0,024267176495542</text:p>
          </table:table-cell>
          <table:table-cell table:formula="of:=(0.2/([.$C$3]+3.7))^2" office:value-type="float" office:value="0.000226181344722406" calcext:value-type="float">
            <text:p>0,000226181344722406</text:p>
          </table:table-cell>
          <table:table-cell table:formula="of:=(0.2*([.$C$3]-[.C35])/((-3.7-[.C35])*(-3.7-[.$C$3])))^2" office:value-type="float" office:value="0.0000133390190340957" calcext:value-type="float">
            <text:p>1,33390190340957E-05</text:p>
          </table:table-cell>
          <table:table-cell table:formula="of:=(0.2/(-3.7-[.C35]))^2" office:value-type="float" office:value="0.000349375491309285" calcext:value-type="float">
            <text:p>0,000349375491309285</text:p>
          </table:table-cell>
          <table:table-cell/>
          <table:table-cell table:formula="of:=[.B35]*60" office:value-type="float" office:value="1230" calcext:value-type="float">
            <text:p>1230</text:p>
          </table:table-cell>
          <table:table-cell table:formula="of:=[.D35]" office:value-type="float" office:value="0.217405081185474" calcext:value-type="float">
            <text:p>0,217405081185474</text:p>
          </table:table-cell>
          <table:table-cell table:formula="of:=[.E35]" office:value-type="float" office:value="0.024267176495542" calcext:value-type="float">
            <text:p>0,024267176495542</text:p>
          </table:table-cell>
        </table:table-row>
        <table:table-row table:style-name="ro1">
          <table:table-cell table:formula="of:=[.A35]+1" office:value-type="float" office:value="20" calcext:value-type="float">
            <text:p>20</text:p>
          </table:table-cell>
          <table:table-cell table:formula="of:=1.5+[.A36]" office:value-type="float" office:value="21.5" calcext:value-type="float">
            <text:p>21,5</text:p>
          </table:table-cell>
          <table:table-cell office:value-type="float" office:value="6.95" calcext:value-type="float">
            <text:p>6,95</text:p>
          </table:table-cell>
          <table:table-cell table:formula="of:=LN(([.$C$3]-[.$A$3])/([.C36]-[.$A$3]))" office:value-type="float" office:value="0.2220889304979" calcext:value-type="float">
            <text:p>0,2220889304979</text:p>
          </table:table-cell>
          <table:table-cell table:formula="of:=SQRT([.F36]+[.G36]+[.H36])" office:value-type="float" office:value="0.0243481575975629" calcext:value-type="float">
            <text:p>0,0243481575975629</text:p>
          </table:table-cell>
          <table:table-cell table:formula="of:=(0.2/([.$C$3]+3.7))^2" office:value-type="float" office:value="0.000226181344722406" calcext:value-type="float">
            <text:p>0,000226181344722406</text:p>
          </table:table-cell>
          <table:table-cell table:formula="of:=(0.2*([.$C$3]-[.C36])/((-3.7-[.C36])*(-3.7-[.$C$3])))^2" office:value-type="float" office:value="0.0000139877205652861" calcext:value-type="float">
            <text:p>1,39877205652861E-05</text:p>
          </table:table-cell>
          <table:table-cell table:formula="of:=(0.2/(-3.7-[.C36]))^2" office:value-type="float" office:value="0.000352663713108069" calcext:value-type="float">
            <text:p>0,000352663713108069</text:p>
          </table:table-cell>
          <table:table-cell/>
          <table:table-cell table:formula="of:=[.B36]*60" office:value-type="float" office:value="1290" calcext:value-type="float">
            <text:p>1290</text:p>
          </table:table-cell>
          <table:table-cell table:formula="of:=[.D36]" office:value-type="float" office:value="0.2220889304979" calcext:value-type="float">
            <text:p>0,2220889304979</text:p>
          </table:table-cell>
          <table:table-cell table:formula="of:=[.E36]" office:value-type="float" office:value="0.0243481575975629" calcext:value-type="float">
            <text:p>0,0243481575975629</text:p>
          </table:table-cell>
        </table:table-row>
        <table:table-row table:style-name="ro1">
          <table:table-cell table:formula="of:=[.A36]+1" office:value-type="float" office:value="21" calcext:value-type="float">
            <text:p>21</text:p>
          </table:table-cell>
          <table:table-cell table:formula="of:=1.5+[.A37]" office:value-type="float" office:value="22.5" calcext:value-type="float">
            <text:p>22,5</text:p>
          </table:table-cell>
          <table:table-cell office:value-type="float" office:value="6.9" calcext:value-type="float">
            <text:p>6,9</text:p>
          </table:table-cell>
          <table:table-cell table:number-columns-repeated="9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3" table:number-rows-spanned="1">
            <text:p>Extremgeraden</text:p>
          </table:table-cell>
          <table:covered-table-cell table:number-columns-repeated="2"/>
          <table:table-cell table:number-columns-repeated="7"/>
        </table:table-row>
        <table:table-row table:style-name="ro1">
          <table:table-cell/>
          <table:table-cell office:value-type="float" office:value="0.055" calcext:value-type="float">
            <text:p>0,055</text:p>
          </table:table-cell>
          <table:table-cell office:value-type="string" calcext:value-type="string">
            <text:p>Obere Grenze</text:p>
          </table:table-cell>
          <table:table-cell table:formula="of:=2.41158*10^-4" office:value-type="float" office:value="0.000241158" calcext:value-type="float">
            <text:p>0,000241158</text:p>
          </table:table-cell>
          <table:table-cell office:value-type="float" office:value="-0.8511" calcext:value-type="float">
            <text:p>-0,85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04" calcext:value-type="float">
            <text:p>-0,04</text:p>
          </table:table-cell>
          <table:table-cell office:value-type="string" calcext:value-type="string">
            <text:p>Untere Grenze</text:p>
          </table:table-cell>
          <table:table-cell office:value-type="float" office:value="0.00011" calcext:value-type="float">
            <text:p>0,00011</text:p>
          </table:table-cell>
          <table:table-cell table:formula="of:=1.3222*10^-4" office:value-type="float" office:value="0.00013222" calcext:value-type="float">
            <text:p>0,00013222</text:p>
          </table:table-cell>
          <table:table-cell table:number-columns-repeated="7"/>
        </table:table-row>
      </table:table>
      <table:table table:name="30" table:style-name="ta1">
        <table:shapes>
          <draw:frame draw:z-index="0" draw:style-name="gr1" draw:text-style-name="P1" svg:width="17.472cm" svg:height="7.889cm" svg:x="32.064cm" svg:y="14.583cm">
            <draw:object draw:notify-on-update-of-ranges="'30'.J6:'30'.J36 '30'.K6:'30'.K36 '30'.L6:'30'.L36 '30'.L6:'30'.L36 '30'.E3:'30'.E3 '30'.F3:'30'.F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6" office:value-type="string" calcext:value-type="string" table:number-columns-spanned="2" table:number-rows-spanned="1">
            <text:p>Ausgleichsgerade Drehwinkel</text:p>
          </table:table-cell>
          <table:covered-table-cell table:style-name="ce5"/>
          <table:table-cell/>
          <table:table-cell table:style-name="ce9" office:value-type="string" calcext:value-type="string" table:number-columns-spanned="2" table:number-rows-spanned="1">
            <text:p>Schwerpunkt ln(Drehwinkel)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Ausgleichsgerade ln(Drehpunkt)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Fehler von K</text:p>
          </table:table-cell>
          <table:covered-table-cell table:style-name="ce9"/>
        </table:table-row>
        <table:table-row table:style-name="ro1">
          <table:table-cell office:value-type="string" calcext:value-type="string">
            <text:p>Alpha_inf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+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-3.7" calcext:value-type="float">
            <text:p>-3,7</text:p>
          </table:table-cell>
          <table:table-cell table:style-name="ce5" table:number-matrix-columns-spanned="2" table:number-matrix-rows-spanned="1" table:formula="of:=LINEST([.C$6:.C$36];[.B$6:.B$36]; ;0)" office:value-type="float" office:value="-0.212890853129193" calcext:value-type="float">
            <text:p>-0,21289</text:p>
          </table:table-cell>
          <table:table-cell table:style-name="ce5" office:value-type="float" office:value="8.94033777918081" calcext:value-type="float">
            <text:p>8,94034</text:p>
          </table:table-cell>
          <table:table-cell/>
          <table:table-cell table:formula="of:=AVERAGE([.J6:.J36])" office:value-type="float" office:value="683.225806451613" calcext:value-type="float">
            <text:p>683,225806451613</text:p>
          </table:table-cell>
          <table:table-cell table:formula="of:=AVERAGE([.D6:.D36])" office:value-type="float" office:value="0.220520469949791" calcext:value-type="float">
            <text:p>0,220520469949791</text:p>
          </table:table-cell>
          <table:table-cell/>
          <table:table-cell table:formula="of:=AVERAGE([.D43:.D44])" office:value-type="float" office:value="0.000366905" calcext:value-type="float">
            <text:p>0,000366905</text:p>
          </table:table-cell>
          <table:table-cell table:formula="of:=[.F3]-[.H3]*[.E3]" office:value-type="float" office:value="-0.0301584945663381" calcext:value-type="float">
            <text:p>-0,0301584945663381</text:p>
          </table:table-cell>
          <table:table-cell/>
          <table:table-cell table:formula="of:=ABS([.H3]-[.D44])" office:value-type="float" office:value="0.000042155" calcext:value-type="float">
            <text:p>0,000042155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/>
          <table:table-cell table:style-name="ce10" office:value-type="string" calcext:value-type="string" table:number-columns-spanned="4" table:number-rows-spanned="1">
            <text:p>Fehler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Abs t (30)</text:p>
          </table:table-cell>
          <table:table-cell office:value-type="string" calcext:value-type="string">
            <text:p>Drehwinkel 30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dLN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3+[.A6]" office:value-type="float" office:value="3" calcext:value-type="float">
            <text:p>3</text:p>
          </table:table-cell>
          <table:table-cell table:style-name="ce2" office:value-type="float" office:value="8.85" calcext:value-type="float">
            <text:p>8,85</text:p>
          </table:table-cell>
          <table:table-cell table:formula="of:=LN(([.$C$3]-[.$A$3])/([.C6]-[.$A$3]))" office:value-type="float" office:value="0.00717244582032075" calcext:value-type="float">
            <text:p>0,00717244582032075</text:p>
          </table:table-cell>
          <table:table-cell table:formula="of:=SQRT([.F6]+[.G6]+[.H6])" office:value-type="float" office:value="0.0224571666356418" calcext:value-type="float">
            <text:p>0,0224571666356418</text:p>
          </table:table-cell>
          <table:table-cell table:formula="of:=(0.2/([.$C$3]+3.7))^2" office:value-type="float" office:value="0.000250347138897355" calcext:value-type="float">
            <text:p>0,000250347138897355</text:p>
          </table:table-cell>
          <table:table-cell table:formula="of:=(0.2*([.$C$3]-[.C6])/((-3.7-[.C6])*(-3.7-[.$C$3])))^2" office:value-type="float" office:value="0.00000001297161351495" calcext:value-type="float">
            <text:p>1,29716135149474E-08</text:p>
          </table:table-cell>
          <table:table-cell table:formula="of:=(0.2/(-3.7-[.C6]))^2" office:value-type="float" office:value="0.000253964222790114" calcext:value-type="float">
            <text:p>0,000253964222790114</text:p>
          </table:table-cell>
          <table:table-cell/>
          <table:table-cell table:formula="of:=[.B6]*60" office:value-type="float" office:value="180" calcext:value-type="float">
            <text:p>180</text:p>
          </table:table-cell>
          <table:table-cell table:formula="of:=[.D6]" office:value-type="float" office:value="0.00717244582032075" calcext:value-type="float">
            <text:p>0,00717244582032075</text:p>
          </table:table-cell>
          <table:table-cell table:formula="of:=[.E6]" office:value-type="float" office:value="0.0224571666356418" calcext:value-type="float">
            <text:p>0,0224571666356418</text:p>
          </table:table-cell>
        </table:table-row>
        <table:table-row table:style-name="ro1">
          <table:table-cell table:formula="of:=[.A6]+0.5" office:value-type="float" office:value="0.5" calcext:value-type="float">
            <text:p>0,5</text:p>
          </table:table-cell>
          <table:table-cell table:formula="of:=3+[.A7]" office:value-type="float" office:value="3.5" calcext:value-type="float">
            <text:p>3,5</text:p>
          </table:table-cell>
          <table:table-cell table:style-name="ce2" office:value-type="float" office:value="8.6" calcext:value-type="float">
            <text:p>8,6</text:p>
          </table:table-cell>
          <table:table-cell table:formula="of:=LN(([.$C$3]-[.$A$3])/([.C7]-[.$A$3]))" office:value-type="float" office:value="0.0272938490197418" calcext:value-type="float">
            <text:p>0,0272938490197418</text:p>
          </table:table-cell>
          <table:table-cell table:formula="of:=SQRT([.F7]+[.G7]+[.H7])" office:value-type="float" office:value="0.0226921064713143" calcext:value-type="float">
            <text:p>0,0226921064713143</text:p>
          </table:table-cell>
          <table:table-cell table:formula="of:=(0.2/([.$C$3]+3.7))^2" office:value-type="float" office:value="0.000250347138897355" calcext:value-type="float">
            <text:p>0,000250347138897355</text:p>
          </table:table-cell>
          <table:table-cell table:formula="of:=(0.2*([.$C$3]-[.C7])/((-3.7-[.C7])*(-3.7-[.$C$3])))^2" office:value-type="float" office:value="0.00000019166937679193" calcext:value-type="float">
            <text:p>1,91669376791928E-07</text:p>
          </table:table-cell>
          <table:table-cell table:formula="of:=(0.2/(-3.7-[.C7]))^2" office:value-type="float" office:value="0.000264392887831317" calcext:value-type="float">
            <text:p>0,000264392887831317</text:p>
          </table:table-cell>
          <table:table-cell/>
          <table:table-cell table:formula="of:=[.B7]*60" office:value-type="float" office:value="210" calcext:value-type="float">
            <text:p>210</text:p>
          </table:table-cell>
          <table:table-cell table:formula="of:=[.D7]" office:value-type="float" office:value="0.0272938490197418" calcext:value-type="float">
            <text:p>0,0272938490197418</text:p>
          </table:table-cell>
          <table:table-cell table:formula="of:=[.E7]" office:value-type="float" office:value="0.0226921064713143" calcext:value-type="float">
            <text:p>0,0226921064713143</text:p>
          </table:table-cell>
        </table:table-row>
        <table:table-row table:style-name="ro1">
          <table:table-cell table:formula="of:=[.A7]+0.5" office:value-type="float" office:value="1" calcext:value-type="float">
            <text:p>1</text:p>
          </table:table-cell>
          <table:table-cell table:formula="of:=3+[.A8]" office:value-type="float" office:value="4" calcext:value-type="float">
            <text:p>4</text:p>
          </table:table-cell>
          <table:table-cell table:style-name="ce2" office:value-type="float" office:value="8.4" calcext:value-type="float">
            <text:p>8,4</text:p>
          </table:table-cell>
          <table:table-cell table:formula="of:=LN(([.$C$3]-[.$A$3])/([.C8]-[.$A$3]))" office:value-type="float" office:value="0.0436876587954181" calcext:value-type="float">
            <text:p>0,0436876587954181</text:p>
          </table:table-cell>
          <table:table-cell table:formula="of:=SQRT([.F8]+[.G8]+[.H8])" office:value-type="float" office:value="0.0228921766813121" calcext:value-type="float">
            <text:p>0,0228921766813121</text:p>
          </table:table-cell>
          <table:table-cell table:formula="of:=(0.2/([.$C$3]+3.7))^2" office:value-type="float" office:value="0.000250347138897355" calcext:value-type="float">
            <text:p>0,000250347138897355</text:p>
          </table:table-cell>
          <table:table-cell table:formula="of:=(0.2*([.$C$3]-[.C8])/((-3.7-[.C8])*(-3.7-[.$C$3])))^2" office:value-type="float" office:value="0.0000004992321650255" calcext:value-type="float">
            <text:p>4,99232165025495E-07</text:p>
          </table:table-cell>
          <table:table-cell table:formula="of:=(0.2/(-3.7-[.C8]))^2" office:value-type="float" office:value="0.000273205382146028" calcext:value-type="float">
            <text:p>0,000273205382146028</text:p>
          </table:table-cell>
          <table:table-cell/>
          <table:table-cell table:formula="of:=[.B8]*60" office:value-type="float" office:value="240" calcext:value-type="float">
            <text:p>240</text:p>
          </table:table-cell>
          <table:table-cell table:formula="of:=[.D8]" office:value-type="float" office:value="0.0436876587954181" calcext:value-type="float">
            <text:p>0,0436876587954181</text:p>
          </table:table-cell>
          <table:table-cell table:formula="of:=[.E8]" office:value-type="float" office:value="0.0228921766813121" calcext:value-type="float">
            <text:p>0,0228921766813121</text:p>
          </table:table-cell>
        </table:table-row>
        <table:table-row table:style-name="ro1">
          <table:table-cell table:formula="of:=[.A8]+0.5" office:value-type="float" office:value="1.5" calcext:value-type="float">
            <text:p>1,5</text:p>
          </table:table-cell>
          <table:table-cell table:formula="of:=3+[.A9]" office:value-type="float" office:value="4.5" calcext:value-type="float">
            <text:p>4,5</text:p>
          </table:table-cell>
          <table:table-cell table:style-name="ce2" office:value-type="float" office:value="8.1" calcext:value-type="float">
            <text:p>8,1</text:p>
          </table:table-cell>
          <table:table-cell table:formula="of:=LN(([.$C$3]-[.$A$3])/([.C9]-[.$A$3]))" office:value-type="float" office:value="0.0687935799264945" calcext:value-type="float">
            <text:p>0,0687935799264945</text:p>
          </table:table-cell>
          <table:table-cell table:formula="of:=SQRT([.F9]+[.G9]+[.H9])" office:value-type="float" office:value="0.023214016622595" calcext:value-type="float">
            <text:p>0,023214016622595</text:p>
          </table:table-cell>
          <table:table-cell table:formula="of:=(0.2/([.$C$3]+3.7))^2" office:value-type="float" office:value="0.000250347138897355" calcext:value-type="float">
            <text:p>0,000250347138897355</text:p>
          </table:table-cell>
          <table:table-cell table:formula="of:=(0.2*([.$C$3]-[.C9])/((-3.7-[.C9])*(-3.7-[.$C$3])))^2" office:value-type="float" office:value="0.00000126965695213864" calcext:value-type="float">
            <text:p>1,26965695213864E-06</text:p>
          </table:table-cell>
          <table:table-cell table:formula="of:=(0.2/(-3.7-[.C9]))^2" office:value-type="float" office:value="0.000287273771904625" calcext:value-type="float">
            <text:p>0,000287273771904625</text:p>
          </table:table-cell>
          <table:table-cell/>
          <table:table-cell table:formula="of:=[.B9]*60" office:value-type="float" office:value="270" calcext:value-type="float">
            <text:p>270</text:p>
          </table:table-cell>
          <table:table-cell table:formula="of:=[.D9]" office:value-type="float" office:value="0.0687935799264945" calcext:value-type="float">
            <text:p>0,0687935799264945</text:p>
          </table:table-cell>
          <table:table-cell table:formula="of:=[.E9]" office:value-type="float" office:value="0.023214016622595" calcext:value-type="float">
            <text:p>0,023214016622595</text:p>
          </table:table-cell>
        </table:table-row>
        <table:table-row table:style-name="ro1">
          <table:table-cell table:formula="of:=[.A9]+0.5" office:value-type="float" office:value="2" calcext:value-type="float">
            <text:p>2</text:p>
          </table:table-cell>
          <table:table-cell table:formula="of:=3+[.A10]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formula="of:=LN(([.$C$3]-[.$A$3])/([.C10]-[.$A$3]))" office:value-type="float" office:value="0.0773042695944034" calcext:value-type="float">
            <text:p>0,0773042695944034</text:p>
          </table:table-cell>
          <table:table-cell table:formula="of:=SQRT([.F10]+[.G10]+[.H10])" office:value-type="float" office:value="0.0233274444810209" calcext:value-type="float">
            <text:p>0,0233274444810209</text:p>
          </table:table-cell>
          <table:table-cell table:formula="of:=(0.2/([.$C$3]+3.7))^2" office:value-type="float" office:value="0.000250347138897355" calcext:value-type="float">
            <text:p>0,000250347138897355</text:p>
          </table:table-cell>
          <table:table-cell table:formula="of:=(0.2*([.$C$3]-[.C10])/((-3.7-[.C10])*(-3.7-[.$C$3])))^2" office:value-type="float" office:value="0.0000016171067072088" calcext:value-type="float">
            <text:p>1,6171067072088E-06</text:p>
          </table:table-cell>
          <table:table-cell table:formula="of:=(0.2/(-3.7-[.C10]))^2" office:value-type="float" office:value="0.000292205420410549" calcext:value-type="float">
            <text:p>0,000292205420410549</text:p>
          </table:table-cell>
          <table:table-cell/>
          <table:table-cell table:formula="of:=[.B10]*60" office:value-type="float" office:value="300" calcext:value-type="float">
            <text:p>300</text:p>
          </table:table-cell>
          <table:table-cell table:formula="of:=[.D10]" office:value-type="float" office:value="0.0773042695944034" calcext:value-type="float">
            <text:p>0,0773042695944034</text:p>
          </table:table-cell>
          <table:table-cell table:formula="of:=[.E10]" office:value-type="float" office:value="0.0233274444810209" calcext:value-type="float">
            <text:p>0,0233274444810209</text:p>
          </table:table-cell>
        </table:table-row>
        <table:table-row table:style-name="ro1">
          <table:table-cell table:formula="of:=[.A10]+0.5" office:value-type="float" office:value="2.5" calcext:value-type="float">
            <text:p>2,5</text:p>
          </table:table-cell>
          <table:table-cell table:formula="of:=3+[.A11]" office:value-type="float" office:value="5.5" calcext:value-type="float">
            <text:p>5,5</text:p>
          </table:table-cell>
          <table:table-cell table:style-name="ce2" office:value-type="float" office:value="7.8" calcext:value-type="float">
            <text:p>7,8</text:p>
          </table:table-cell>
          <table:table-cell table:formula="of:=LN(([.$C$3]-[.$A$3])/([.C11]-[.$A$3]))" office:value-type="float" office:value="0.0945460760289094" calcext:value-type="float">
            <text:p>0,0945460760289094</text:p>
          </table:table-cell>
          <table:table-cell table:formula="of:=SQRT([.F11]+[.G11]+[.H11])" office:value-type="float" office:value="0.0235640867835513" calcext:value-type="float">
            <text:p>0,0235640867835513</text:p>
          </table:table-cell>
          <table:table-cell table:formula="of:=(0.2/([.$C$3]+3.7))^2" office:value-type="float" office:value="0.000250347138897355" calcext:value-type="float">
            <text:p>0,000250347138897355</text:p>
          </table:table-cell>
          <table:table-cell table:formula="of:=(0.2*([.$C$3]-[.C11])/((-3.7-[.C11])*(-3.7-[.$C$3])))^2" office:value-type="float" office:value="0.00000246158012666699" calcext:value-type="float">
            <text:p>2,46158012666699E-06</text:p>
          </table:table-cell>
          <table:table-cell table:formula="of:=(0.2/(-3.7-[.C11]))^2" office:value-type="float" office:value="0.000302457466918715" calcext:value-type="float">
            <text:p>0,000302457466918715</text:p>
          </table:table-cell>
          <table:table-cell/>
          <table:table-cell table:formula="of:=[.B11]*60" office:value-type="float" office:value="330" calcext:value-type="float">
            <text:p>330</text:p>
          </table:table-cell>
          <table:table-cell table:formula="of:=[.D11]" office:value-type="float" office:value="0.0945460760289094" calcext:value-type="float">
            <text:p>0,0945460760289094</text:p>
          </table:table-cell>
          <table:table-cell table:formula="of:=[.E11]" office:value-type="float" office:value="0.0235640867835513" calcext:value-type="float">
            <text:p>0,0235640867835513</text:p>
          </table:table-cell>
        </table:table-row>
        <table:table-row table:style-name="ro1">
          <table:table-cell table:formula="of:=[.A11]+0.5" office:value-type="float" office:value="3" calcext:value-type="float">
            <text:p>3</text:p>
          </table:table-cell>
          <table:table-cell table:formula="of:=3+[.A12]" office:value-type="float" office:value="6" calcext:value-type="float">
            <text:p>6</text:p>
          </table:table-cell>
          <table:table-cell table:style-name="ce2" office:value-type="float" office:value="7.6" calcext:value-type="float">
            <text:p>7,6</text:p>
          </table:table-cell>
          <table:table-cell table:formula="of:=LN(([.$C$3]-[.$A$3])/([.C12]-[.$A$3]))" office:value-type="float" office:value="0.112090385679819" calcext:value-type="float">
            <text:p>0,112090385679819</text:p>
          </table:table-cell>
          <table:table-cell table:formula="of:=SQRT([.F12]+[.G12]+[.H12])" office:value-type="float" office:value="0.0238144496950668" calcext:value-type="float">
            <text:p>0,0238144496950668</text:p>
          </table:table-cell>
          <table:table-cell table:formula="of:=(0.2/([.$C$3]+3.7))^2" office:value-type="float" office:value="0.000250347138897355" calcext:value-type="float">
            <text:p>0,000250347138897355</text:p>
          </table:table-cell>
          <table:table-cell table:formula="of:=(0.2*([.$C$3]-[.C12])/((-3.7-[.C12])*(-3.7-[.$C$3])))^2" office:value-type="float" office:value="0.00000352220203199464" calcext:value-type="float">
            <text:p>3,52220203199464E-06</text:p>
          </table:table-cell>
          <table:table-cell table:formula="of:=(0.2/(-3.7-[.C12]))^2" office:value-type="float" office:value="0.000313258673349518" calcext:value-type="float">
            <text:p>0,000313258673349518</text:p>
          </table:table-cell>
          <table:table-cell/>
          <table:table-cell table:formula="of:=[.B12]*60" office:value-type="float" office:value="360" calcext:value-type="float">
            <text:p>360</text:p>
          </table:table-cell>
          <table:table-cell table:formula="of:=[.D12]" office:value-type="float" office:value="0.112090385679819" calcext:value-type="float">
            <text:p>0,112090385679819</text:p>
          </table:table-cell>
          <table:table-cell table:formula="of:=[.E12]" office:value-type="float" office:value="0.0238144496950668" calcext:value-type="float">
            <text:p>0,0238144496950668</text:p>
          </table:table-cell>
        </table:table-row>
        <table:table-row table:style-name="ro1">
          <table:table-cell table:formula="of:=[.A12]+0.5" office:value-type="float" office:value="3.5" calcext:value-type="float">
            <text:p>3,5</text:p>
          </table:table-cell>
          <table:table-cell table:formula="of:=3+[.A13]" office:value-type="float" office:value="6.5" calcext:value-type="float">
            <text:p>6,5</text:p>
          </table:table-cell>
          <table:table-cell table:style-name="ce2" office:value-type="float" office:value="7.3" calcext:value-type="float">
            <text:p>7,3</text:p>
          </table:table-cell>
          <table:table-cell table:formula="of:=LN(([.$C$3]-[.$A$3])/([.C13]-[.$A$3]))" office:value-type="float" office:value="0.138997838599743" calcext:value-type="float">
            <text:p>0,138997838599743</text:p>
          </table:table-cell>
          <table:table-cell table:formula="of:=SQRT([.F13]+[.G13]+[.H13])" office:value-type="float" office:value="0.0242176110469614" calcext:value-type="float">
            <text:p>0,0242176110469614</text:p>
          </table:table-cell>
          <table:table-cell table:formula="of:=(0.2/([.$C$3]+3.7))^2" office:value-type="float" office:value="0.000250347138897355" calcext:value-type="float">
            <text:p>0,000250347138897355</text:p>
          </table:table-cell>
          <table:table-cell table:formula="of:=(0.2*([.$C$3]-[.C13])/((-3.7-[.C13])*(-3.7-[.$C$3])))^2" office:value-type="float" office:value="0.00000556703352785561" calcext:value-type="float">
            <text:p>5,56703352785561E-06</text:p>
          </table:table-cell>
          <table:table-cell table:formula="of:=(0.2/(-3.7-[.C13]))^2" office:value-type="float" office:value="0.000330578512396694" calcext:value-type="float">
            <text:p>0,000330578512396694</text:p>
          </table:table-cell>
          <table:table-cell/>
          <table:table-cell table:formula="of:=[.B13]*60" office:value-type="float" office:value="390" calcext:value-type="float">
            <text:p>390</text:p>
          </table:table-cell>
          <table:table-cell table:formula="of:=[.D13]" office:value-type="float" office:value="0.138997838599743" calcext:value-type="float">
            <text:p>0,138997838599743</text:p>
          </table:table-cell>
          <table:table-cell table:formula="of:=[.E13]" office:value-type="float" office:value="0.0242176110469614" calcext:value-type="float">
            <text:p>0,0242176110469614</text:p>
          </table:table-cell>
        </table:table-row>
        <table:table-row table:style-name="ro1">
          <table:table-cell table:formula="of:=[.A13]+0.5" office:value-type="float" office:value="4" calcext:value-type="float">
            <text:p>4</text:p>
          </table:table-cell>
          <table:table-cell table:formula="of:=3+[.A14]" office:value-type="float" office:value="7" calcext:value-type="float">
            <text:p>7</text:p>
          </table:table-cell>
          <table:table-cell table:style-name="ce2" office:value-type="float" office:value="7.6" calcext:value-type="float">
            <text:p>7,6</text:p>
          </table:table-cell>
          <table:table-cell table:formula="of:=LN(([.$C$3]-[.$A$3])/([.C14]-[.$A$3]))" office:value-type="float" office:value="0.112090385679819" calcext:value-type="float">
            <text:p>0,112090385679819</text:p>
          </table:table-cell>
          <table:table-cell table:formula="of:=SQRT([.F14]+[.G14]+[.H14])" office:value-type="float" office:value="0.0238144496950668" calcext:value-type="float">
            <text:p>0,0238144496950668</text:p>
          </table:table-cell>
          <table:table-cell table:formula="of:=(0.2/([.$C$3]+3.7))^2" office:value-type="float" office:value="0.000250347138897355" calcext:value-type="float">
            <text:p>0,000250347138897355</text:p>
          </table:table-cell>
          <table:table-cell table:formula="of:=(0.2*([.$C$3]-[.C14])/((-3.7-[.C14])*(-3.7-[.$C$3])))^2" office:value-type="float" office:value="0.00000352220203199464" calcext:value-type="float">
            <text:p>3,52220203199464E-06</text:p>
          </table:table-cell>
          <table:table-cell table:formula="of:=(0.2/(-3.7-[.C14]))^2" office:value-type="float" office:value="0.000313258673349518" calcext:value-type="float">
            <text:p>0,000313258673349518</text:p>
          </table:table-cell>
          <table:table-cell/>
          <table:table-cell table:formula="of:=[.B14]*60" office:value-type="float" office:value="420" calcext:value-type="float">
            <text:p>420</text:p>
          </table:table-cell>
          <table:table-cell table:formula="of:=[.D14]" office:value-type="float" office:value="0.112090385679819" calcext:value-type="float">
            <text:p>0,112090385679819</text:p>
          </table:table-cell>
          <table:table-cell table:formula="of:=[.E14]" office:value-type="float" office:value="0.0238144496950668" calcext:value-type="float">
            <text:p>0,0238144496950668</text:p>
          </table:table-cell>
        </table:table-row>
        <table:table-row table:style-name="ro1">
          <table:table-cell table:formula="of:=[.A14]+0.5" office:value-type="float" office:value="4.5" calcext:value-type="float">
            <text:p>4,5</text:p>
          </table:table-cell>
          <table:table-cell table:formula="of:=3+[.A15]" office:value-type="float" office:value="7.5" calcext:value-type="float">
            <text:p>7,5</text:p>
          </table:table-cell>
          <table:table-cell table:style-name="ce2" office:value-type="float" office:value="7.5" calcext:value-type="float">
            <text:p>7,5</text:p>
          </table:table-cell>
          <table:table-cell table:formula="of:=LN(([.$C$3]-[.$A$3])/([.C15]-[.$A$3]))" office:value-type="float" office:value="0.120979333097065" calcext:value-type="float">
            <text:p>0,120979333097065</text:p>
          </table:table-cell>
          <table:table-cell table:formula="of:=SQRT([.F15]+[.G15]+[.H15])" office:value-type="float" office:value="0.0239450417226797" calcext:value-type="float">
            <text:p>0,0239450417226797</text:p>
          </table:table-cell>
          <table:table-cell table:formula="of:=(0.2/([.$C$3]+3.7))^2" office:value-type="float" office:value="0.000250347138897355" calcext:value-type="float">
            <text:p>0,000250347138897355</text:p>
          </table:table-cell>
          <table:table-cell table:formula="of:=(0.2*([.$C$3]-[.C15])/((-3.7-[.C15])*(-3.7-[.$C$3])))^2" office:value-type="float" office:value="0.00000414033318310873" calcext:value-type="float">
            <text:p>4,14033318310873E-06</text:p>
          </table:table-cell>
          <table:table-cell table:formula="of:=(0.2/(-3.7-[.C15]))^2" office:value-type="float" office:value="0.000318877551020408" calcext:value-type="float">
            <text:p>0,000318877551020408</text:p>
          </table:table-cell>
          <table:table-cell/>
          <table:table-cell table:formula="of:=[.B15]*60" office:value-type="float" office:value="450" calcext:value-type="float">
            <text:p>450</text:p>
          </table:table-cell>
          <table:table-cell table:formula="of:=[.D15]" office:value-type="float" office:value="0.120979333097065" calcext:value-type="float">
            <text:p>0,120979333097065</text:p>
          </table:table-cell>
          <table:table-cell table:formula="of:=[.E15]" office:value-type="float" office:value="0.0239450417226797" calcext:value-type="float">
            <text:p>0,0239450417226797</text:p>
          </table:table-cell>
        </table:table-row>
        <table:table-row table:style-name="ro1">
          <table:table-cell table:formula="of:=[.A15]+0.5" office:value-type="float" office:value="5" calcext:value-type="float">
            <text:p>5</text:p>
          </table:table-cell>
          <table:table-cell table:formula="of:=3+[.A16]" office:value-type="float" office:value="8" calcext:value-type="float">
            <text:p>8</text:p>
          </table:table-cell>
          <table:table-cell table:style-name="ce2" office:value-type="float" office:value="7.3" calcext:value-type="float">
            <text:p>7,3</text:p>
          </table:table-cell>
          <table:table-cell table:formula="of:=LN(([.$C$3]-[.$A$3])/([.C16]-[.$A$3]))" office:value-type="float" office:value="0.138997838599743" calcext:value-type="float">
            <text:p>0,138997838599743</text:p>
          </table:table-cell>
          <table:table-cell table:formula="of:=SQRT([.F16]+[.G16]+[.H16])" office:value-type="float" office:value="0.0242176110469614" calcext:value-type="float">
            <text:p>0,0242176110469614</text:p>
          </table:table-cell>
          <table:table-cell table:formula="of:=(0.2/([.$C$3]+3.7))^2" office:value-type="float" office:value="0.000250347138897355" calcext:value-type="float">
            <text:p>0,000250347138897355</text:p>
          </table:table-cell>
          <table:table-cell table:formula="of:=(0.2*([.$C$3]-[.C16])/((-3.7-[.C16])*(-3.7-[.$C$3])))^2" office:value-type="float" office:value="0.00000556703352785561" calcext:value-type="float">
            <text:p>5,56703352785561E-06</text:p>
          </table:table-cell>
          <table:table-cell table:formula="of:=(0.2/(-3.7-[.C16]))^2" office:value-type="float" office:value="0.000330578512396694" calcext:value-type="float">
            <text:p>0,000330578512396694</text:p>
          </table:table-cell>
          <table:table-cell/>
          <table:table-cell table:formula="of:=[.B16]*60" office:value-type="float" office:value="480" calcext:value-type="float">
            <text:p>480</text:p>
          </table:table-cell>
          <table:table-cell table:formula="of:=[.D16]" office:value-type="float" office:value="0.138997838599743" calcext:value-type="float">
            <text:p>0,138997838599743</text:p>
          </table:table-cell>
          <table:table-cell table:formula="of:=[.E16]" office:value-type="float" office:value="0.0242176110469614" calcext:value-type="float">
            <text:p>0,0242176110469614</text:p>
          </table:table-cell>
        </table:table-row>
        <table:table-row table:style-name="ro1">
          <table:table-cell table:formula="of:=[.A16]+0.5" office:value-type="float" office:value="5.5" calcext:value-type="float">
            <text:p>5,5</text:p>
          </table:table-cell>
          <table:table-cell table:formula="of:=3+[.A17]" office:value-type="float" office:value="8.5" calcext:value-type="float">
            <text:p>8,5</text:p>
          </table:table-cell>
          <table:table-cell table:style-name="ce2" office:value-type="float" office:value="7.3" calcext:value-type="float">
            <text:p>7,3</text:p>
          </table:table-cell>
          <table:table-cell table:formula="of:=LN(([.$C$3]-[.$A$3])/([.C17]-[.$A$3]))" office:value-type="float" office:value="0.138997838599743" calcext:value-type="float">
            <text:p>0,138997838599743</text:p>
          </table:table-cell>
          <table:table-cell table:formula="of:=SQRT([.F17]+[.G17]+[.H17])" office:value-type="float" office:value="0.0242176110469614" calcext:value-type="float">
            <text:p>0,0242176110469614</text:p>
          </table:table-cell>
          <table:table-cell table:formula="of:=(0.2/([.$C$3]+3.7))^2" office:value-type="float" office:value="0.000250347138897355" calcext:value-type="float">
            <text:p>0,000250347138897355</text:p>
          </table:table-cell>
          <table:table-cell table:formula="of:=(0.2*([.$C$3]-[.C17])/((-3.7-[.C17])*(-3.7-[.$C$3])))^2" office:value-type="float" office:value="0.00000556703352785561" calcext:value-type="float">
            <text:p>5,56703352785561E-06</text:p>
          </table:table-cell>
          <table:table-cell table:formula="of:=(0.2/(-3.7-[.C17]))^2" office:value-type="float" office:value="0.000330578512396694" calcext:value-type="float">
            <text:p>0,000330578512396694</text:p>
          </table:table-cell>
          <table:table-cell/>
          <table:table-cell table:formula="of:=[.B17]*60" office:value-type="float" office:value="510" calcext:value-type="float">
            <text:p>510</text:p>
          </table:table-cell>
          <table:table-cell table:formula="of:=[.D17]" office:value-type="float" office:value="0.138997838599743" calcext:value-type="float">
            <text:p>0,138997838599743</text:p>
          </table:table-cell>
          <table:table-cell table:formula="of:=[.E17]" office:value-type="float" office:value="0.0242176110469614" calcext:value-type="float">
            <text:p>0,0242176110469614</text:p>
          </table:table-cell>
        </table:table-row>
        <table:table-row table:style-name="ro1">
          <table:table-cell table:formula="of:=[.A17]+0.5" office:value-type="float" office:value="6" calcext:value-type="float">
            <text:p>6</text:p>
          </table:table-cell>
          <table:table-cell table:formula="of:=3+[.A18]" office:value-type="float" office:value="9" calcext:value-type="float">
            <text:p>9</text:p>
          </table:table-cell>
          <table:table-cell office:value-type="float" office:value="6.7" calcext:value-type="float">
            <text:p>6,7</text:p>
          </table:table-cell>
          <table:table-cell table:formula="of:=LN(([.$C$3]-[.$A$3])/([.C18]-[.$A$3]))" office:value-type="float" office:value="0.195087305250787" calcext:value-type="float">
            <text:p>0,195087305250787</text:p>
          </table:table-cell>
          <table:table-cell table:formula="of:=SQRT([.F18]+[.G18]+[.H18])" office:value-type="float" office:value="0.0251353707757242" calcext:value-type="float">
            <text:p>0,0251353707757242</text:p>
          </table:table-cell>
          <table:table-cell table:formula="of:=(0.2/([.$C$3]+3.7))^2" office:value-type="float" office:value="0.000250347138897355" calcext:value-type="float">
            <text:p>0,000250347138897355</text:p>
          </table:table-cell>
          <table:table-cell table:formula="of:=(0.2*([.$C$3]-[.C18])/((-3.7-[.C18])*(-3.7-[.$C$3])))^2" office:value-type="float" office:value="0.0000116172399286739" calcext:value-type="float">
            <text:p>1,16172399286739E-05</text:p>
          </table:table-cell>
          <table:table-cell table:formula="of:=(0.2/(-3.7-[.C18]))^2" office:value-type="float" office:value="0.000369822485207101" calcext:value-type="float">
            <text:p>0,000369822485207101</text:p>
          </table:table-cell>
          <table:table-cell/>
          <table:table-cell table:formula="of:=[.B18]*60" office:value-type="float" office:value="540" calcext:value-type="float">
            <text:p>540</text:p>
          </table:table-cell>
          <table:table-cell table:formula="of:=[.D18]" office:value-type="float" office:value="0.195087305250787" calcext:value-type="float">
            <text:p>0,195087305250787</text:p>
          </table:table-cell>
          <table:table-cell table:formula="of:=[.E18]" office:value-type="float" office:value="0.0251353707757242" calcext:value-type="float">
            <text:p>0,0251353707757242</text:p>
          </table:table-cell>
        </table:table-row>
        <table:table-row table:style-name="ro1">
          <table:table-cell table:formula="of:=[.A18]+0.5" office:value-type="float" office:value="6.5" calcext:value-type="float">
            <text:p>6,5</text:p>
          </table:table-cell>
          <table:table-cell table:formula="of:=3+[.A19]" office:value-type="float" office:value="9.5" calcext:value-type="float">
            <text:p>9,5</text:p>
          </table:table-cell>
          <table:table-cell office:value-type="float" office:value="6.65" calcext:value-type="float">
            <text:p>6,65</text:p>
          </table:table-cell>
          <table:table-cell table:formula="of:=LN(([.$C$3]-[.$A$3])/([.C19]-[.$A$3]))" office:value-type="float" office:value="0.199906591686736" calcext:value-type="float">
            <text:p>0,199906591686736</text:p>
          </table:table-cell>
          <table:table-cell table:formula="of:=SQRT([.F19]+[.G19]+[.H19])" office:value-type="float" office:value="0.0252192503322726" calcext:value-type="float">
            <text:p>0,0252192503322726</text:p>
          </table:table-cell>
          <table:table-cell table:formula="of:=(0.2/([.$C$3]+3.7))^2" office:value-type="float" office:value="0.000250347138897355" calcext:value-type="float">
            <text:p>0,000250347138897355</text:p>
          </table:table-cell>
          <table:table-cell table:formula="of:=(0.2*([.$C$3]-[.C19])/((-3.7-[.C19])*(-3.7-[.$C$3])))^2" office:value-type="float" office:value="0.0000122591682779133" calcext:value-type="float">
            <text:p>1,22591682779133E-05</text:p>
          </table:table-cell>
          <table:table-cell table:formula="of:=(0.2/(-3.7-[.C19]))^2" office:value-type="float" office:value="0.000373404280146561" calcext:value-type="float">
            <text:p>0,000373404280146561</text:p>
          </table:table-cell>
          <table:table-cell/>
          <table:table-cell table:formula="of:=[.B19]*60" office:value-type="float" office:value="570" calcext:value-type="float">
            <text:p>570</text:p>
          </table:table-cell>
          <table:table-cell table:formula="of:=[.D19]" office:value-type="float" office:value="0.199906591686736" calcext:value-type="float">
            <text:p>0,199906591686736</text:p>
          </table:table-cell>
          <table:table-cell table:formula="of:=[.E19]" office:value-type="float" office:value="0.0252192503322726" calcext:value-type="float">
            <text:p>0,0252192503322726</text:p>
          </table:table-cell>
        </table:table-row>
        <table:table-row table:style-name="ro1">
          <table:table-cell table:formula="of:=[.A19]+0.5" office:value-type="float" office:value="7" calcext:value-type="float">
            <text:p>7</text:p>
          </table:table-cell>
          <table:table-cell table:formula="of:=3+[.A20]" office:value-type="float" office:value="10" calcext:value-type="float">
            <text:p>10</text:p>
          </table:table-cell>
          <table:table-cell office:value-type="float" office:value="6.35" calcext:value-type="float">
            <text:p>6,35</text:p>
          </table:table-cell>
          <table:table-cell table:formula="of:=LN(([.$C$3]-[.$A$3])/([.C20]-[.$A$3]))" office:value-type="float" office:value="0.229320476893029" calcext:value-type="float">
            <text:p>0,229320476893029</text:p>
          </table:table-cell>
          <table:table-cell table:formula="of:=SQRT([.F20]+[.G20]+[.H20])" office:value-type="float" office:value="0.0257489442403165" calcext:value-type="float">
            <text:p>0,0257489442403165</text:p>
          </table:table-cell>
          <table:table-cell table:formula="of:=(0.2/([.$C$3]+3.7))^2" office:value-type="float" office:value="0.000250347138897355" calcext:value-type="float">
            <text:p>0,000250347138897355</text:p>
          </table:table-cell>
          <table:table-cell table:formula="of:=(0.2*([.$C$3]-[.C20])/((-3.7-[.C20])*(-3.7-[.$C$3])))^2" office:value-type="float" office:value="0.0000166311893510298" calcext:value-type="float">
            <text:p>1,66311893510298E-05</text:p>
          </table:table-cell>
          <table:table-cell table:formula="of:=(0.2/(-3.7-[.C20]))^2" office:value-type="float" office:value="0.000396029801242543" calcext:value-type="float">
            <text:p>0,000396029801242543</text:p>
          </table:table-cell>
          <table:table-cell/>
          <table:table-cell table:formula="of:=[.B20]*60" office:value-type="float" office:value="600" calcext:value-type="float">
            <text:p>600</text:p>
          </table:table-cell>
          <table:table-cell table:formula="of:=[.D20]" office:value-type="float" office:value="0.229320476893029" calcext:value-type="float">
            <text:p>0,229320476893029</text:p>
          </table:table-cell>
          <table:table-cell table:formula="of:=[.E20]" office:value-type="float" office:value="0.0257489442403165" calcext:value-type="float">
            <text:p>0,0257489442403165</text:p>
          </table:table-cell>
        </table:table-row>
        <table:table-row table:style-name="ro1">
          <table:table-cell table:formula="of:=[.A20]+0.5" office:value-type="float" office:value="7.5" calcext:value-type="float">
            <text:p>7,5</text:p>
          </table:table-cell>
          <table:table-cell table:formula="of:=3+[.A21]" office:value-type="float" office:value="10.5" calcext:value-type="float">
            <text:p>10,5</text:p>
          </table:table-cell>
          <table:table-cell office:value-type="float" office:value="6.55" calcext:value-type="float">
            <text:p>6,55</text:p>
          </table:table-cell>
          <table:table-cell table:formula="of:=LN(([.$C$3]-[.$A$3])/([.C21]-[.$A$3]))" office:value-type="float" office:value="0.209615405813697" calcext:value-type="float">
            <text:p>0,209615405813697</text:p>
          </table:table-cell>
          <table:table-cell table:formula="of:=SQRT([.F21]+[.G21]+[.H21])" office:value-type="float" office:value="0.0253907023519762" calcext:value-type="float">
            <text:p>0,0253907023519762</text:p>
          </table:table-cell>
          <table:table-cell table:formula="of:=(0.2/([.$C$3]+3.7))^2" office:value-type="float" office:value="0.000250347138897355" calcext:value-type="float">
            <text:p>0,000250347138897355</text:p>
          </table:table-cell>
          <table:table-cell table:formula="of:=(0.2*([.$C$3]-[.C21])/((-3.7-[.C21])*(-3.7-[.$C$3])))^2" office:value-type="float" office:value="0.0000136148685521954" calcext:value-type="float">
            <text:p>1,36148685521954E-05</text:p>
          </table:table-cell>
          <table:table-cell table:formula="of:=(0.2/(-3.7-[.C21]))^2" office:value-type="float" office:value="0.000380725758477097" calcext:value-type="float">
            <text:p>0,000380725758477097</text:p>
          </table:table-cell>
          <table:table-cell/>
          <table:table-cell table:formula="of:=[.B21]*60" office:value-type="float" office:value="630" calcext:value-type="float">
            <text:p>630</text:p>
          </table:table-cell>
          <table:table-cell table:formula="of:=[.D21]" office:value-type="float" office:value="0.209615405813697" calcext:value-type="float">
            <text:p>0,209615405813697</text:p>
          </table:table-cell>
          <table:table-cell table:formula="of:=[.E21]" office:value-type="float" office:value="0.0253907023519762" calcext:value-type="float">
            <text:p>0,0253907023519762</text:p>
          </table:table-cell>
        </table:table-row>
        <table:table-row table:style-name="ro1">
          <table:table-cell table:formula="of:=[.A21]+0.5" office:value-type="float" office:value="8" calcext:value-type="float">
            <text:p>8</text:p>
          </table:table-cell>
          <table:table-cell table:formula="of:=3+[.A22]" office:value-type="float" office:value="11" calcext:value-type="float">
            <text:p>11</text:p>
          </table:table-cell>
          <table:table-cell office:value-type="float" office:value="6.35" calcext:value-type="float">
            <text:p>6,35</text:p>
          </table:table-cell>
          <table:table-cell table:formula="of:=LN(([.$C$3]-[.$A$3])/([.C22]-[.$A$3]))" office:value-type="float" office:value="0.229320476893029" calcext:value-type="float">
            <text:p>0,229320476893029</text:p>
          </table:table-cell>
          <table:table-cell table:formula="of:=SQRT([.F22]+[.G22]+[.H22])" office:value-type="float" office:value="0.0257489442403165" calcext:value-type="float">
            <text:p>0,0257489442403165</text:p>
          </table:table-cell>
          <table:table-cell table:formula="of:=(0.2/([.$C$3]+3.7))^2" office:value-type="float" office:value="0.000250347138897355" calcext:value-type="float">
            <text:p>0,000250347138897355</text:p>
          </table:table-cell>
          <table:table-cell table:formula="of:=(0.2*([.$C$3]-[.C22])/((-3.7-[.C22])*(-3.7-[.$C$3])))^2" office:value-type="float" office:value="0.0000166311893510298" calcext:value-type="float">
            <text:p>1,66311893510298E-05</text:p>
          </table:table-cell>
          <table:table-cell table:formula="of:=(0.2/(-3.7-[.C22]))^2" office:value-type="float" office:value="0.000396029801242543" calcext:value-type="float">
            <text:p>0,000396029801242543</text:p>
          </table:table-cell>
          <table:table-cell/>
          <table:table-cell table:formula="of:=[.B22]*60" office:value-type="float" office:value="660" calcext:value-type="float">
            <text:p>660</text:p>
          </table:table-cell>
          <table:table-cell table:formula="of:=[.D22]" office:value-type="float" office:value="0.229320476893029" calcext:value-type="float">
            <text:p>0,229320476893029</text:p>
          </table:table-cell>
          <table:table-cell table:formula="of:=[.E22]" office:value-type="float" office:value="0.0257489442403165" calcext:value-type="float">
            <text:p>0,0257489442403165</text:p>
          </table:table-cell>
        </table:table-row>
        <table:table-row table:style-name="ro1">
          <table:table-cell table:formula="of:=[.A22]+0.5" office:value-type="float" office:value="8.5" calcext:value-type="float">
            <text:p>8,5</text:p>
          </table:table-cell>
          <table:table-cell table:formula="of:=3+[.A23]" office:value-type="float" office:value="11.5" calcext:value-type="float">
            <text:p>11,5</text:p>
          </table:table-cell>
          <table:table-cell office:value-type="float" office:value="6.05" calcext:value-type="float">
            <text:p>6,05</text:p>
          </table:table-cell>
          <table:table-cell table:formula="of:=LN(([.$C$3]-[.$A$3])/([.C23]-[.$A$3]))" office:value-type="float" office:value="0.259625826388358" calcext:value-type="float">
            <text:p>0,259625826388358</text:p>
          </table:table-cell>
          <table:table-cell table:formula="of:=SQRT([.F23]+[.G23]+[.H23])" office:value-type="float" office:value="0.0263272358111568" calcext:value-type="float">
            <text:p>0,0263272358111568</text:p>
          </table:table-cell>
          <table:table-cell table:formula="of:=(0.2/([.$C$3]+3.7))^2" office:value-type="float" office:value="0.000250347138897355" calcext:value-type="float">
            <text:p>0,000250347138897355</text:p>
          </table:table-cell>
          <table:table-cell table:formula="of:=(0.2*([.$C$3]-[.C23])/((-3.7-[.C23])*(-3.7-[.$C$3])))^2" office:value-type="float" office:value="0.0000220004011677111" calcext:value-type="float">
            <text:p>2,20004011677111E-05</text:p>
          </table:table-cell>
          <table:table-cell table:formula="of:=(0.2/(-3.7-[.C23]))^2" office:value-type="float" office:value="0.00042077580539119" calcext:value-type="float">
            <text:p>0,00042077580539119</text:p>
          </table:table-cell>
          <table:table-cell/>
          <table:table-cell table:formula="of:=[.B23]*60" office:value-type="float" office:value="690" calcext:value-type="float">
            <text:p>690</text:p>
          </table:table-cell>
          <table:table-cell table:formula="of:=[.D23]" office:value-type="float" office:value="0.259625826388358" calcext:value-type="float">
            <text:p>0,259625826388358</text:p>
          </table:table-cell>
          <table:table-cell table:formula="of:=[.E23]" office:value-type="float" office:value="0.0263272358111568" calcext:value-type="float">
            <text:p>0,0263272358111568</text:p>
          </table:table-cell>
        </table:table-row>
        <table:table-row table:style-name="ro1">
          <table:table-cell table:formula="of:=[.A23]+0.5" office:value-type="float" office:value="9" calcext:value-type="float">
            <text:p>9</text:p>
          </table:table-cell>
          <table:table-cell table:formula="of:=3+[.A24]" office:value-type="float" office:value="12" calcext:value-type="float">
            <text:p>12</text:p>
          </table:table-cell>
          <table:table-cell office:value-type="float" office:value="6.5" calcext:value-type="float">
            <text:p>6,5</text:p>
          </table:table-cell>
          <table:table-cell table:formula="of:=LN(([.$C$3]-[.$A$3])/([.C24]-[.$A$3]))" office:value-type="float" office:value="0.214505391107888" calcext:value-type="float">
            <text:p>0,214505391107888</text:p>
          </table:table-cell>
          <table:table-cell table:formula="of:=SQRT([.F24]+[.G24]+[.H24])" office:value-type="float" office:value="0.0254783146797349" calcext:value-type="float">
            <text:p>0,0254783146797349</text:p>
          </table:table-cell>
          <table:table-cell table:formula="of:=(0.2/([.$C$3]+3.7))^2" office:value-type="float" office:value="0.000250347138897355" calcext:value-type="float">
            <text:p>0,000250347138897355</text:p>
          </table:table-cell>
          <table:table-cell table:formula="of:=(0.2*([.$C$3]-[.C24])/((-3.7-[.C24])*(-3.7-[.$C$3])))^2" office:value-type="float" office:value="0.0000143298675270462" calcext:value-type="float">
            <text:p>1,43298675270462E-05</text:p>
          </table:table-cell>
          <table:table-cell table:formula="of:=(0.2/(-3.7-[.C24]))^2" office:value-type="float" office:value="0.000384467512495194" calcext:value-type="float">
            <text:p>0,000384467512495194</text:p>
          </table:table-cell>
          <table:table-cell/>
          <table:table-cell table:formula="of:=[.B24]*60" office:value-type="float" office:value="720" calcext:value-type="float">
            <text:p>720</text:p>
          </table:table-cell>
          <table:table-cell table:formula="of:=[.D24]" office:value-type="float" office:value="0.214505391107888" calcext:value-type="float">
            <text:p>0,214505391107888</text:p>
          </table:table-cell>
          <table:table-cell table:formula="of:=[.E24]" office:value-type="float" office:value="0.0254783146797349" calcext:value-type="float">
            <text:p>0,0254783146797349</text:p>
          </table:table-cell>
        </table:table-row>
        <table:table-row table:style-name="ro1">
          <table:table-cell table:formula="of:=[.A24]+0.5" office:value-type="float" office:value="9.5" calcext:value-type="float">
            <text:p>9,5</text:p>
          </table:table-cell>
          <table:table-cell table:formula="of:=3+[.A25]" office:value-type="float" office:value="12.5" calcext:value-type="float">
            <text:p>12,5</text:p>
          </table:table-cell>
          <table:table-cell office:value-type="float" office:value="6.05" calcext:value-type="float">
            <text:p>6,05</text:p>
          </table:table-cell>
          <table:table-cell table:formula="of:=LN(([.$C$3]-[.$A$3])/([.C25]-[.$A$3]))" office:value-type="float" office:value="0.259625826388358" calcext:value-type="float">
            <text:p>0,259625826388358</text:p>
          </table:table-cell>
          <table:table-cell table:formula="of:=SQRT([.F25]+[.G25]+[.H25])" office:value-type="float" office:value="0.0263272358111568" calcext:value-type="float">
            <text:p>0,0263272358111568</text:p>
          </table:table-cell>
          <table:table-cell table:formula="of:=(0.2/([.$C$3]+3.7))^2" office:value-type="float" office:value="0.000250347138897355" calcext:value-type="float">
            <text:p>0,000250347138897355</text:p>
          </table:table-cell>
          <table:table-cell table:formula="of:=(0.2*([.$C$3]-[.C25])/((-3.7-[.C25])*(-3.7-[.$C$3])))^2" office:value-type="float" office:value="0.0000220004011677111" calcext:value-type="float">
            <text:p>2,20004011677111E-05</text:p>
          </table:table-cell>
          <table:table-cell table:formula="of:=(0.2/(-3.7-[.C25]))^2" office:value-type="float" office:value="0.00042077580539119" calcext:value-type="float">
            <text:p>0,00042077580539119</text:p>
          </table:table-cell>
          <table:table-cell/>
          <table:table-cell table:formula="of:=[.B25]*60" office:value-type="float" office:value="750" calcext:value-type="float">
            <text:p>750</text:p>
          </table:table-cell>
          <table:table-cell table:formula="of:=[.D25]" office:value-type="float" office:value="0.259625826388358" calcext:value-type="float">
            <text:p>0,259625826388358</text:p>
          </table:table-cell>
          <table:table-cell table:formula="of:=[.E25]" office:value-type="float" office:value="0.0263272358111568" calcext:value-type="float">
            <text:p>0,0263272358111568</text:p>
          </table:table-cell>
        </table:table-row>
        <table:table-row table:style-name="ro1">
          <table:table-cell table:formula="of:=[.A25]+0.5" office:value-type="float" office:value="10" calcext:value-type="float">
            <text:p>10</text:p>
          </table:table-cell>
          <table:table-cell table:formula="of:=3+[.A26]" office:value-type="float" office:value="13" calcext:value-type="float">
            <text:p>13</text:p>
          </table:table-cell>
          <table:table-cell office:value-type="float" office:value="5.9" calcext:value-type="float">
            <text:p>5,9</text:p>
          </table:table-cell>
          <table:table-cell table:formula="of:=LN(([.$C$3]-[.$A$3])/([.C26]-[.$A$3]))" office:value-type="float" office:value="0.275130012924323" calcext:value-type="float">
            <text:p>0,275130012924323</text:p>
          </table:table-cell>
          <table:table-cell table:formula="of:=SQRT([.F26]+[.G26]+[.H26])" office:value-type="float" office:value="0.0266361549494887" calcext:value-type="float">
            <text:p>0,0266361549494887</text:p>
          </table:table-cell>
          <table:table-cell table:formula="of:=(0.2/([.$C$3]+3.7))^2" office:value-type="float" office:value="0.000250347138897355" calcext:value-type="float">
            <text:p>0,000250347138897355</text:p>
          </table:table-cell>
          <table:table-cell table:formula="of:=(0.2*([.$C$3]-[.C26])/((-3.7-[.C26])*(-3.7-[.$C$3])))^2" office:value-type="float" office:value="0.0000251098338180358" calcext:value-type="float">
            <text:p>2,51098338180358E-05</text:p>
          </table:table-cell>
          <table:table-cell table:formula="of:=(0.2/(-3.7-[.C26]))^2" office:value-type="float" office:value="0.000434027777777778" calcext:value-type="float">
            <text:p>0,000434027777777778</text:p>
          </table:table-cell>
          <table:table-cell/>
          <table:table-cell table:formula="of:=[.B26]*60" office:value-type="float" office:value="780" calcext:value-type="float">
            <text:p>780</text:p>
          </table:table-cell>
          <table:table-cell table:formula="of:=[.D26]" office:value-type="float" office:value="0.275130012924323" calcext:value-type="float">
            <text:p>0,275130012924323</text:p>
          </table:table-cell>
          <table:table-cell table:formula="of:=[.E26]" office:value-type="float" office:value="0.0266361549494887" calcext:value-type="float">
            <text:p>0,0266361549494887</text:p>
          </table:table-cell>
        </table:table-row>
        <table:table-row table:style-name="ro1">
          <table:table-cell table:formula="of:=[.A26]+1" office:value-type="float" office:value="11" calcext:value-type="float">
            <text:p>11</text:p>
          </table:table-cell>
          <table:table-cell table:formula="of:=3+[.A27]" office:value-type="float" office:value="14" calcext:value-type="float">
            <text:p>14</text:p>
          </table:table-cell>
          <table:table-cell office:value-type="float" office:value="5.75" calcext:value-type="float">
            <text:p>5,75</text:p>
          </table:table-cell>
          <table:table-cell table:formula="of:=LN(([.$C$3]-[.$A$3])/([.C27]-[.$A$3]))" office:value-type="float" office:value="0.290878369892462" calcext:value-type="float">
            <text:p>0,290878369892462</text:p>
          </table:table-cell>
          <table:table-cell table:formula="of:=SQRT([.F27]+[.G27]+[.H27])" office:value-type="float" office:value="0.0269591589905021" calcext:value-type="float">
            <text:p>0,0269591589905021</text:p>
          </table:table-cell>
          <table:table-cell table:formula="of:=(0.2/([.$C$3]+3.7))^2" office:value-type="float" office:value="0.000250347138897355" calcext:value-type="float">
            <text:p>0,000250347138897355</text:p>
          </table:table-cell>
          <table:table-cell table:formula="of:=(0.2*([.$C$3]-[.C27])/((-3.7-[.C27])*(-3.7-[.$C$3])))^2" office:value-type="float" office:value="0.000028533322746678" calcext:value-type="float">
            <text:p>2,8533322746678E-05</text:p>
          </table:table-cell>
          <table:table-cell table:formula="of:=(0.2/(-3.7-[.C27]))^2" office:value-type="float" office:value="0.000447915791831136" calcext:value-type="float">
            <text:p>0,000447915791831136</text:p>
          </table:table-cell>
          <table:table-cell/>
          <table:table-cell table:formula="of:=[.B27]*60" office:value-type="float" office:value="840" calcext:value-type="float">
            <text:p>840</text:p>
          </table:table-cell>
          <table:table-cell table:formula="of:=[.D27]" office:value-type="float" office:value="0.290878369892462" calcext:value-type="float">
            <text:p>0,290878369892462</text:p>
          </table:table-cell>
          <table:table-cell table:formula="of:=[.E27]" office:value-type="float" office:value="0.0269591589905021" calcext:value-type="float">
            <text:p>0,0269591589905021</text:p>
          </table:table-cell>
        </table:table-row>
        <table:table-row table:style-name="ro1">
          <table:table-cell table:formula="of:=[.A27]+1" office:value-type="float" office:value="12" calcext:value-type="float">
            <text:p>12</text:p>
          </table:table-cell>
          <table:table-cell table:formula="of:=3+[.A28]" office:value-type="float" office:value="15" calcext:value-type="float">
            <text:p>15</text:p>
          </table:table-cell>
          <table:table-cell office:value-type="float" office:value="5.45" calcext:value-type="float">
            <text:p>5,45</text:p>
          </table:table-cell>
          <table:table-cell table:formula="of:=LN(([.$C$3]-[.$A$3])/([.C28]-[.$A$3]))" office:value-type="float" office:value="0.323139232110684" calcext:value-type="float">
            <text:p>0,323139232110684</text:p>
          </table:table-cell>
          <table:table-cell table:formula="of:=SQRT([.F28]+[.G28]+[.H28])" office:value-type="float" office:value="0.0276503880847093" calcext:value-type="float">
            <text:p>0,0276503880847093</text:p>
          </table:table-cell>
          <table:table-cell table:formula="of:=(0.2/([.$C$3]+3.7))^2" office:value-type="float" office:value="0.000250347138897355" calcext:value-type="float">
            <text:p>0,000250347138897355</text:p>
          </table:table-cell>
          <table:table-cell table:formula="of:=(0.2*([.$C$3]-[.C28])/((-3.7-[.C28])*(-3.7-[.$C$3])))^2" office:value-type="float" office:value="0.0000364280027252699" calcext:value-type="float">
            <text:p>3,64280027252699E-05</text:p>
          </table:table-cell>
          <table:table-cell table:formula="of:=(0.2/(-3.7-[.C28]))^2" office:value-type="float" office:value="0.00047776881961241" calcext:value-type="float">
            <text:p>0,00047776881961241</text:p>
          </table:table-cell>
          <table:table-cell/>
          <table:table-cell table:formula="of:=[.B28]*60" office:value-type="float" office:value="900" calcext:value-type="float">
            <text:p>900</text:p>
          </table:table-cell>
          <table:table-cell table:formula="of:=[.D28]" office:value-type="float" office:value="0.323139232110684" calcext:value-type="float">
            <text:p>0,323139232110684</text:p>
          </table:table-cell>
          <table:table-cell table:formula="of:=[.E28]" office:value-type="float" office:value="0.0276503880847093" calcext:value-type="float">
            <text:p>0,0276503880847093</text:p>
          </table:table-cell>
        </table:table-row>
        <table:table-row table:style-name="ro1">
          <table:table-cell table:formula="of:=[.A28]+1" office:value-type="float" office:value="13" calcext:value-type="float">
            <text:p>13</text:p>
          </table:table-cell>
          <table:table-cell table:formula="of:=3+[.A29]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LN(([.$C$3]-[.$A$3])/([.C29]-[.$A$3]))" office:value-type="float" office:value="0.373570085737576" calcext:value-type="float">
            <text:p>0,373570085737576</text:p>
          </table:table-cell>
          <table:table-cell table:formula="of:=SQRT([.F29]+[.G29]+[.H29])" office:value-type="float" office:value="0.0288127081641298" calcext:value-type="float">
            <text:p>0,0288127081641298</text:p>
          </table:table-cell>
          <table:table-cell table:formula="of:=(0.2/([.$C$3]+3.7))^2" office:value-type="float" office:value="0.000250347138897355" calcext:value-type="float">
            <text:p>0,000250347138897355</text:p>
          </table:table-cell>
          <table:table-cell table:formula="of:=(0.2*([.$C$3]-[.C29])/((-3.7-[.C29])*(-3.7-[.$C$3])))^2" office:value-type="float" office:value="0.0000513536163682925" calcext:value-type="float">
            <text:p>5,13536163682925E-05</text:p>
          </table:table-cell>
          <table:table-cell table:formula="of:=(0.2/(-3.7-[.C29]))^2" office:value-type="float" office:value="0.000528471396485665" calcext:value-type="float">
            <text:p>0,000528471396485665</text:p>
          </table:table-cell>
          <table:table-cell/>
          <table:table-cell table:formula="of:=[.B29]*60" office:value-type="float" office:value="960" calcext:value-type="float">
            <text:p>960</text:p>
          </table:table-cell>
          <table:table-cell table:formula="of:=[.D29]" office:value-type="float" office:value="0.373570085737576" calcext:value-type="float">
            <text:p>0,373570085737576</text:p>
          </table:table-cell>
          <table:table-cell table:formula="of:=[.E29]" office:value-type="float" office:value="0.0288127081641298" calcext:value-type="float">
            <text:p>0,0288127081641298</text:p>
          </table:table-cell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formula="of:=3+[.A30]" office:value-type="float" office:value="17" calcext:value-type="float">
            <text:p>17</text:p>
          </table:table-cell>
          <table:table-cell office:value-type="float" office:value="5.35" calcext:value-type="float">
            <text:p>5,35</text:p>
          </table:table-cell>
          <table:table-cell table:formula="of:=LN(([.$C$3]-[.$A$3])/([.C30]-[.$A$3]))" office:value-type="float" office:value="0.334128353686279" calcext:value-type="float">
            <text:p>0,334128353686279</text:p>
          </table:table-cell>
          <table:table-cell table:formula="of:=SQRT([.F30]+[.G30]+[.H30])" office:value-type="float" office:value="0.0278950626814907" calcext:value-type="float">
            <text:p>0,0278950626814907</text:p>
          </table:table-cell>
          <table:table-cell table:formula="of:=(0.2/([.$C$3]+3.7))^2" office:value-type="float" office:value="0.000250347138897355" calcext:value-type="float">
            <text:p>0,000250347138897355</text:p>
          </table:table-cell>
          <table:table-cell table:formula="of:=(0.2*([.$C$3]-[.C30])/((-3.7-[.C30])*(-3.7-[.$C$3])))^2" office:value-type="float" office:value="0.0000394018026912003" calcext:value-type="float">
            <text:p>3,94018026912003E-05</text:p>
          </table:table-cell>
          <table:table-cell table:formula="of:=(0.2/(-3.7-[.C30]))^2" office:value-type="float" office:value="0.000488385580415738" calcext:value-type="float">
            <text:p>0,000488385580415738</text:p>
          </table:table-cell>
          <table:table-cell/>
          <table:table-cell table:formula="of:=[.B30]*60" office:value-type="float" office:value="1020" calcext:value-type="float">
            <text:p>1020</text:p>
          </table:table-cell>
          <table:table-cell table:formula="of:=[.D30]" office:value-type="float" office:value="0.334128353686279" calcext:value-type="float">
            <text:p>0,334128353686279</text:p>
          </table:table-cell>
          <table:table-cell table:formula="of:=[.E30]" office:value-type="float" office:value="0.0278950626814907" calcext:value-type="float">
            <text:p>0,0278950626814907</text:p>
          </table:table-cell>
        </table:table-row>
        <table:table-row table:style-name="ro1">
          <table:table-cell table:formula="of:=[.A30]+1" office:value-type="float" office:value="15" calcext:value-type="float">
            <text:p>15</text:p>
          </table:table-cell>
          <table:table-cell table:formula="of:=3+[.A31]" office:value-type="float" office:value="18" calcext:value-type="float">
            <text:p>18</text:p>
          </table:table-cell>
          <table:table-cell office:value-type="float" office:value="5.25" calcext:value-type="float">
            <text:p>5,25</text:p>
          </table:table-cell>
          <table:table-cell table:formula="of:=LN(([.$C$3]-[.$A$3])/([.C31]-[.$A$3]))" office:value-type="float" office:value="0.34523957911135" calcext:value-type="float">
            <text:p>0,34523957911135</text:p>
          </table:table-cell>
          <table:table-cell table:formula="of:=SQRT([.F31]+[.G31]+[.H31])" office:value-type="float" office:value="0.02814729112038" calcext:value-type="float">
            <text:p>0,02814729112038</text:p>
          </table:table-cell>
          <table:table-cell table:formula="of:=(0.2/([.$C$3]+3.7))^2" office:value-type="float" office:value="0.000250347138897355" calcext:value-type="float">
            <text:p>0,000250347138897355</text:p>
          </table:table-cell>
          <table:table-cell table:formula="of:=(0.2*([.$C$3]-[.C31])/((-3.7-[.C31])*(-3.7-[.$C$3])))^2" office:value-type="float" office:value="0.0000425626637675929" calcext:value-type="float">
            <text:p>4,25626637675929E-05</text:p>
          </table:table-cell>
          <table:table-cell table:formula="of:=(0.2/(-3.7-[.C31]))^2" office:value-type="float" office:value="0.000499360194750476" calcext:value-type="float">
            <text:p>0,000499360194750476</text:p>
          </table:table-cell>
          <table:table-cell/>
          <table:table-cell table:formula="of:=[.B31]*60" office:value-type="float" office:value="1080" calcext:value-type="float">
            <text:p>1080</text:p>
          </table:table-cell>
          <table:table-cell table:formula="of:=[.D31]" office:value-type="float" office:value="0.34523957911135" calcext:value-type="float">
            <text:p>0,34523957911135</text:p>
          </table:table-cell>
          <table:table-cell table:formula="of:=[.E31]" office:value-type="float" office:value="0.02814729112038" calcext:value-type="float">
            <text:p>0,02814729112038</text:p>
          </table:table-cell>
        </table:table-row>
        <table:table-row table:style-name="ro1">
          <table:table-cell table:formula="of:=[.A31]+1" office:value-type="float" office:value="16" calcext:value-type="float">
            <text:p>16</text:p>
          </table:table-cell>
          <table:table-cell table:formula="of:=3+[.A32]" office:value-type="float" office:value="19" calcext:value-type="float">
            <text:p>19</text:p>
          </table:table-cell>
          <table:table-cell office:value-type="float" office:value="5.1" calcext:value-type="float">
            <text:p>5,1</text:p>
          </table:table-cell>
          <table:table-cell table:formula="of:=LN(([.$C$3]-[.$A$3])/([.C32]-[.$A$3]))" office:value-type="float" office:value="0.362141389913953" calcext:value-type="float">
            <text:p>0,362141389913953</text:p>
          </table:table-cell>
          <table:table-cell table:formula="of:=SQRT([.F32]+[.G32]+[.H32])" office:value-type="float" office:value="0.0285403899207183" calcext:value-type="float">
            <text:p>0,0285403899207183</text:p>
          </table:table-cell>
          <table:table-cell table:formula="of:=(0.2/([.$C$3]+3.7))^2" office:value-type="float" office:value="0.000250347138897355" calcext:value-type="float">
            <text:p>0,000250347138897355</text:p>
          </table:table-cell>
          <table:table-cell table:formula="of:=(0.2*([.$C$3]-[.C32])/((-3.7-[.C32])*(-3.7-[.$C$3])))^2" office:value-type="float" office:value="0.0000476777923094476" calcext:value-type="float">
            <text:p>4,76777923094476E-05</text:p>
          </table:table-cell>
          <table:table-cell table:formula="of:=(0.2/(-3.7-[.C32]))^2" office:value-type="float" office:value="0.000516528925619835" calcext:value-type="float">
            <text:p>0,000516528925619835</text:p>
          </table:table-cell>
          <table:table-cell/>
          <table:table-cell table:formula="of:=[.B32]*60" office:value-type="float" office:value="1140" calcext:value-type="float">
            <text:p>1140</text:p>
          </table:table-cell>
          <table:table-cell table:formula="of:=[.D32]" office:value-type="float" office:value="0.362141389913953" calcext:value-type="float">
            <text:p>0,362141389913953</text:p>
          </table:table-cell>
          <table:table-cell table:formula="of:=[.E32]" office:value-type="float" office:value="0.0285403899207183" calcext:value-type="float">
            <text:p>0,0285403899207183</text:p>
          </table:table-cell>
        </table:table-row>
        <table:table-row table:style-name="ro1">
          <table:table-cell table:formula="of:=[.A32]+1" office:value-type="float" office:value="17" calcext:value-type="float">
            <text:p>17</text:p>
          </table:table-cell>
          <table:table-cell table:formula="of:=3+[.A33]" office:value-type="float" office:value="20" calcext:value-type="float">
            <text:p>20</text:p>
          </table:table-cell>
          <table:table-cell office:value-type="float" office:value="4.95" calcext:value-type="float">
            <text:p>4,95</text:p>
          </table:table-cell>
          <table:table-cell table:formula="of:=LN(([.$C$3]-[.$A$3])/([.C33]-[.$A$3]))" office:value-type="float" office:value="0.379333790454326" calcext:value-type="float">
            <text:p>0,379333790454326</text:p>
          </table:table-cell>
          <table:table-cell table:formula="of:=SQRT([.F33]+[.G33]+[.H33])" office:value-type="float" office:value="0.0289520544875657" calcext:value-type="float">
            <text:p>0,0289520544875657</text:p>
          </table:table-cell>
          <table:table-cell table:formula="of:=(0.2/([.$C$3]+3.7))^2" office:value-type="float" office:value="0.000250347138897355" calcext:value-type="float">
            <text:p>0,000250347138897355</text:p>
          </table:table-cell>
          <table:table-cell table:formula="of:=(0.2*([.$C$3]-[.C33])/((-3.7-[.C33])*(-3.7-[.$C$3])))^2" office:value-type="float" office:value="0.0000532757702521836" calcext:value-type="float">
            <text:p>5,32757702521836E-05</text:p>
          </table:table-cell>
          <table:table-cell table:formula="of:=(0.2/(-3.7-[.C33]))^2" office:value-type="float" office:value="0.000534598549901433" calcext:value-type="float">
            <text:p>0,000534598549901433</text:p>
          </table:table-cell>
          <table:table-cell/>
          <table:table-cell table:formula="of:=[.B33]*60" office:value-type="float" office:value="1200" calcext:value-type="float">
            <text:p>1200</text:p>
          </table:table-cell>
          <table:table-cell table:formula="of:=[.D33]" office:value-type="float" office:value="0.379333790454326" calcext:value-type="float">
            <text:p>0,379333790454326</text:p>
          </table:table-cell>
          <table:table-cell table:formula="of:=[.E33]" office:value-type="float" office:value="0.0289520544875657" calcext:value-type="float">
            <text:p>0,0289520544875657</text:p>
          </table:table-cell>
        </table:table-row>
        <table:table-row table:style-name="ro1">
          <table:table-cell table:formula="of:=[.A33]+1" office:value-type="float" office:value="18" calcext:value-type="float">
            <text:p>18</text:p>
          </table:table-cell>
          <table:table-cell table:formula="of:=3+[.A34]" office:value-type="float" office:value="21" calcext:value-type="float">
            <text:p>21</text:p>
          </table:table-cell>
          <table:table-cell office:value-type="float" office:value="4.8" calcext:value-type="float">
            <text:p>4,8</text:p>
          </table:table-cell>
          <table:table-cell table:formula="of:=LN(([.$C$3]-[.$A$3])/([.C34]-[.$A$3]))" office:value-type="float" office:value="0.396826947901843" calcext:value-type="float">
            <text:p>0,396826947901843</text:p>
          </table:table-cell>
          <table:table-cell table:formula="of:=SQRT([.F34]+[.G34]+[.H34])" office:value-type="float" office:value="0.029383311133061" calcext:value-type="float">
            <text:p>0,029383311133061</text:p>
          </table:table-cell>
          <table:table-cell table:formula="of:=(0.2/([.$C$3]+3.7))^2" office:value-type="float" office:value="0.000250347138897355" calcext:value-type="float">
            <text:p>0,000250347138897355</text:p>
          </table:table-cell>
          <table:table-cell table:formula="of:=(0.2*([.$C$3]-[.C34])/((-3.7-[.C34])*(-3.7-[.$C$3])))^2" office:value-type="float" office:value="0.0000593986162518309" calcext:value-type="float">
            <text:p>5,93986162518309E-05</text:p>
          </table:table-cell>
          <table:table-cell table:formula="of:=(0.2/(-3.7-[.C34]))^2" office:value-type="float" office:value="0.00055363321799308" calcext:value-type="float">
            <text:p>0,00055363321799308</text:p>
          </table:table-cell>
          <table:table-cell/>
          <table:table-cell table:formula="of:=[.B34]*60" office:value-type="float" office:value="1260" calcext:value-type="float">
            <text:p>1260</text:p>
          </table:table-cell>
          <table:table-cell table:formula="of:=[.D34]" office:value-type="float" office:value="0.396826947901843" calcext:value-type="float">
            <text:p>0,396826947901843</text:p>
          </table:table-cell>
          <table:table-cell table:formula="of:=[.E34]" office:value-type="float" office:value="0.029383311133061" calcext:value-type="float">
            <text:p>0,029383311133061</text:p>
          </table:table-cell>
        </table:table-row>
        <table:table-row table:style-name="ro1">
          <table:table-cell table:formula="of:=[.A34]+1" office:value-type="float" office:value="19" calcext:value-type="float">
            <text:p>19</text:p>
          </table:table-cell>
          <table:table-cell table:formula="of:=3+[.A35]" office:value-type="float" office:value="22" calcext:value-type="float">
            <text:p>22</text:p>
          </table:table-cell>
          <table:table-cell office:value-type="float" office:value="4.5" calcext:value-type="float">
            <text:p>4,5</text:p>
          </table:table-cell>
          <table:table-cell table:formula="of:=LN(([.$C$3]-[.$A$3])/([.C35]-[.$A$3]))" office:value-type="float" office:value="0.432758957127906" calcext:value-type="float">
            <text:p>0,432758957127906</text:p>
          </table:table-cell>
          <table:table-cell table:formula="of:=SQRT([.F35]+[.G35]+[.H35])" office:value-type="float" office:value="0.0303090702102162" calcext:value-type="float">
            <text:p>0,0303090702102162</text:p>
          </table:table-cell>
          <table:table-cell table:formula="of:=(0.2/([.$C$3]+3.7))^2" office:value-type="float" office:value="0.000250347138897355" calcext:value-type="float">
            <text:p>0,000250347138897355</text:p>
          </table:table-cell>
          <table:table-cell table:formula="of:=(0.2*([.$C$3]-[.C35])/((-3.7-[.C35])*(-3.7-[.$C$3])))^2" office:value-type="float" office:value="0.0000734086004899982" calcext:value-type="float">
            <text:p>7,34086004899982E-05</text:p>
          </table:table-cell>
          <table:table-cell table:formula="of:=(0.2/(-3.7-[.C35]))^2" office:value-type="float" office:value="0.000594883997620464" calcext:value-type="float">
            <text:p>0,000594883997620464</text:p>
          </table:table-cell>
          <table:table-cell/>
          <table:table-cell table:formula="of:=[.B35]*60" office:value-type="float" office:value="1320" calcext:value-type="float">
            <text:p>1320</text:p>
          </table:table-cell>
          <table:table-cell table:formula="of:=[.D35]" office:value-type="float" office:value="0.432758957127906" calcext:value-type="float">
            <text:p>0,432758957127906</text:p>
          </table:table-cell>
          <table:table-cell table:formula="of:=[.E35]" office:value-type="float" office:value="0.0303090702102162" calcext:value-type="float">
            <text:p>0,0303090702102162</text:p>
          </table:table-cell>
        </table:table-row>
        <table:table-row table:style-name="ro1">
          <table:table-cell table:formula="of:=[.A35]+1" office:value-type="float" office:value="20" calcext:value-type="float">
            <text:p>20</text:p>
          </table:table-cell>
          <table:table-cell table:formula="of:=3+[.A36]" office:value-type="float" office:value="23" calcext:value-type="float">
            <text:p>23</text:p>
          </table:table-cell>
          <table:table-cell office:value-type="float" office:value="4.4" calcext:value-type="float">
            <text:p>4,4</text:p>
          </table:table-cell>
          <table:table-cell table:formula="of:=LN(([.$C$3]-[.$A$3])/([.C36]-[.$A$3]))" office:value-type="float" office:value="0.44502904971972" calcext:value-type="float">
            <text:p>0,44502904971972</text:p>
          </table:table-cell>
          <table:table-cell table:formula="of:=SQRT([.F36]+[.G36]+[.H36])" office:value-type="float" office:value="0.0306377119036258" calcext:value-type="float">
            <text:p>0,0306377119036258</text:p>
          </table:table-cell>
          <table:table-cell table:formula="of:=(0.2/([.$C$3]+3.7))^2" office:value-type="float" office:value="0.000250347138897355" calcext:value-type="float">
            <text:p>0,000250347138897355</text:p>
          </table:table-cell>
          <table:table-cell table:formula="of:=(0.2*([.$C$3]-[.C36])/((-3.7-[.C36])*(-3.7-[.$C$3])))^2" office:value-type="float" office:value="0.0000786590906887303" calcext:value-type="float">
            <text:p>7,86590906887303E-05</text:p>
          </table:table-cell>
          <table:table-cell table:formula="of:=(0.2/(-3.7-[.C36]))^2" office:value-type="float" office:value="0.00060966316110349" calcext:value-type="float">
            <text:p>0,00060966316110349</text:p>
          </table:table-cell>
          <table:table-cell/>
          <table:table-cell table:formula="of:=[.B36]*60" office:value-type="float" office:value="1380" calcext:value-type="float">
            <text:p>1380</text:p>
          </table:table-cell>
          <table:table-cell table:formula="of:=[.D36]" office:value-type="float" office:value="0.44502904971972" calcext:value-type="float">
            <text:p>0,44502904971972</text:p>
          </table:table-cell>
          <table:table-cell table:formula="of:=[.E36]" office:value-type="float" office:value="0.0306377119036258" calcext:value-type="float">
            <text:p>0,0306377119036258</text:p>
          </table:table-cell>
        </table:table-row>
        <table:table-row table:style-name="ro1">
          <table:table-cell table:formula="of:=[.A36]+1"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table:formula="of:=[.A37]+1"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table:formula="of:=[.A38]+1"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table:formula="of:=[.A39]+1"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3" table:number-rows-spanned="1">
            <text:p>Extremgerade</text:p>
          </table:table-cell>
          <table:covered-table-cell table:number-columns-repeated="2"/>
          <table:table-cell table:number-columns-repeated="7"/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string" calcext:value-type="string">
            <text:p>Obere Grenze</text:p>
          </table:table-cell>
          <table:table-cell table:formula="of:=4.0906*10^-4" office:value-type="float" office:value="0.00040906" calcext:value-type="float">
            <text:p>0,00040906</text:p>
          </table:table-cell>
          <table:table-cell office:value-type="float" office:value="-0.0522" calcext:value-type="float">
            <text:p>-0,05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1" calcext:value-type="float">
            <text:p>0,001</text:p>
          </table:table-cell>
          <table:table-cell office:value-type="string" calcext:value-type="string">
            <text:p>Untere Grenze</text:p>
          </table:table-cell>
          <table:table-cell table:formula="of:=3.2475*10^-4" office:value-type="float" office:value="0.00032475" calcext:value-type="float">
            <text:p>0,000324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table table:name="35" table:style-name="ta1">
        <table:shapes>
          <draw:frame draw:z-index="0" draw:style-name="gr1" draw:text-style-name="P1" svg:width="15.032cm" svg:height="6.67cm" svg:x="34.67cm" svg:y="15.722cm">
            <draw:object draw:notify-on-update-of-ranges="'35'.J6:'35'.J36 '35'.D6:'35'.D36 '35'.L6:'35'.L36 '35'.L6:'35'.L36 '35'.E3:'35'.E3 '35'.F3:'35'.F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6" office:value-type="string" calcext:value-type="string" table:number-columns-spanned="2" table:number-rows-spanned="1">
            <text:p>Ausgleichsgerade Drehwinkel</text:p>
          </table:table-cell>
          <table:covered-table-cell table:style-name="ce5"/>
          <table:table-cell/>
          <table:table-cell table:style-name="ce9" office:value-type="string" calcext:value-type="string" table:number-columns-spanned="2" table:number-rows-spanned="1">
            <text:p>Schwerpunkt ln(Drehwinkel)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Ausgleichsgerade ln(Drehpunkt)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Fehler von K</text:p>
          </table:table-cell>
          <table:covered-table-cell table:style-name="ce9"/>
        </table:table-row>
        <table:table-row table:style-name="ro1">
          <table:table-cell office:value-type="string" calcext:value-type="string">
            <text:p>Alpha_inf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+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-3.7" calcext:value-type="float">
            <text:p>-3,7</text:p>
          </table:table-cell>
          <table:table-cell table:style-name="ce5" table:number-matrix-columns-spanned="2" table:number-matrix-rows-spanned="1" table:formula="of:=LINEST([.C$6:.C$36];[.B$6:.B$36]; ;0)" office:value-type="float" office:value="-0.370928892747218" calcext:value-type="float">
            <text:p>-0,37093</text:p>
          </table:table-cell>
          <table:table-cell table:style-name="ce5" office:value-type="float" office:value="9.49962907426407" calcext:value-type="float">
            <text:p>9,49963</text:p>
          </table:table-cell>
          <table:table-cell/>
          <table:table-cell table:formula="of:=AVERAGE([.J6:.J36])" office:value-type="float" office:value="658.225806451613" calcext:value-type="float">
            <text:p>658,225806451613</text:p>
          </table:table-cell>
          <table:table-cell table:formula="of:=AVERAGE([.D6:.D36])" office:value-type="float" office:value="0.394672558194162" calcext:value-type="float">
            <text:p>0,394672558194162</text:p>
          </table:table-cell>
          <table:table-cell/>
          <table:table-cell table:formula="of:=AVERAGE([.E44:.E45])" office:value-type="float" office:value="0.000727345" calcext:value-type="float">
            <text:p>0,000727345</text:p>
          </table:table-cell>
          <table:table-cell table:formula="of:=[.F3]-[.H3]*[.E3]" office:value-type="float" office:value="-0.0840846909993861" calcext:value-type="float">
            <text:p>-0,0840846909993861</text:p>
          </table:table-cell>
          <table:table-cell/>
          <table:table-cell table:formula="of:=ABS([.H3]-[.E44])" office:value-type="float" office:value="0.000082345" calcext:value-type="float">
            <text:p>0,000082345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/>
          <table:table-cell table:style-name="ce8" office:value-type="string" calcext:value-type="string" table:number-columns-spanned="4" table:number-rows-spanned="1">
            <text:p>Fehler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Offset</text:p>
          </table:table-cell>
          <table:table-cell table:style-name="Default" office:value-type="string" calcext:value-type="string">
            <text:p>Abs t (35)</text:p>
          </table:table-cell>
          <table:table-cell office:value-type="string" calcext:value-type="string">
            <text:p>Drehwinkel 35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dLN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.5+[.A6]" office:value-type="float" office:value="2.5" calcext:value-type="float">
            <text:p>2,5</text:p>
          </table:table-cell>
          <table:table-cell office:value-type="float" office:value="9.1" calcext:value-type="float">
            <text:p>9,1</text:p>
          </table:table-cell>
          <table:table-cell table:formula="of:=LN(([.$C$3]-[.$A$3])/([.C6]-[.$A$3]))" office:value-type="float" office:value="0.0307435578373887" calcext:value-type="float">
            <text:p>0,0307435578373887</text:p>
          </table:table-cell>
          <table:table-cell table:formula="of:=SQRT([.F6]+[.G6]+[.H6])" office:value-type="float" office:value="0.0217702945262717" calcext:value-type="float">
            <text:p>0,0217702945262717</text:p>
          </table:table-cell>
          <table:table-cell table:formula="of:=(0.2/([.$C$3]+3.7))^2" office:value-type="float" office:value="0.000229581313874672" calcext:value-type="float">
            <text:p>0,000229581313874672</text:p>
          </table:table-cell>
          <table:table-cell table:formula="of:=(0.2*([.$C$3]-[.C6])/((-3.7-[.C6])*(-3.7-[.$C$3])))^2" office:value-type="float" office:value="0.00000022378488594272" calcext:value-type="float">
            <text:p>2,23784885942721E-07</text:p>
          </table:table-cell>
          <table:table-cell table:formula="of:=(0.2/(-3.7-[.C6]))^2" office:value-type="float" office:value="0.000244140625" calcext:value-type="float">
            <text:p>0,000244140625</text:p>
          </table:table-cell>
          <table:table-cell/>
          <table:table-cell table:formula="of:=[.B6]*60+5" office:value-type="float" office:value="155" calcext:value-type="float">
            <text:p>155</text:p>
          </table:table-cell>
          <table:table-cell table:formula="of:=[.D6]" office:value-type="float" office:value="0.0307435578373887" calcext:value-type="float">
            <text:p>0,0307435578373887</text:p>
          </table:table-cell>
          <table:table-cell table:formula="of:=[.E6]" office:value-type="float" office:value="0.0217702945262717" calcext:value-type="float">
            <text:p>0,0217702945262717</text:p>
          </table:table-cell>
        </table:table-row>
        <table:table-row table:style-name="ro1">
          <table:table-cell table:formula="of:=[.A6]+0.5" office:value-type="float" office:value="0.5" calcext:value-type="float">
            <text:p>0,5</text:p>
          </table:table-cell>
          <table:table-cell table:formula="of:=2.5+[.A7]" office:value-type="float" office:value="3" calcext:value-type="float">
            <text:p>3</text:p>
          </table:table-cell>
          <table:table-cell office:value-type="float" office:value="8.95" calcext:value-type="float">
            <text:p>8,95</text:p>
          </table:table-cell>
          <table:table-cell table:formula="of:=LN(([.$C$3]-[.$A$3])/([.C7]-[.$A$3]))" office:value-type="float" office:value="0.042531513589431" calcext:value-type="float">
            <text:p>0,042531513589431</text:p>
          </table:table-cell>
          <table:table-cell table:formula="of:=SQRT([.F7]+[.G7]+[.H7])" office:value-type="float" office:value="0.0219084360128799" calcext:value-type="float">
            <text:p>0,0219084360128799</text:p>
          </table:table-cell>
          <table:table-cell table:formula="of:=(0.2/([.$C$3]+3.7))^2" office:value-type="float" office:value="0.000229581313874672" calcext:value-type="float">
            <text:p>0,000229581313874672</text:p>
          </table:table-cell>
          <table:table-cell table:formula="of:=(0.2*([.$C$3]-[.C7])/((-3.7-[.C7])*(-3.7-[.$C$3])))^2" office:value-type="float" office:value="0.0000004334059626281" calcext:value-type="float">
            <text:p>4,33405962628098E-07</text:p>
          </table:table-cell>
          <table:table-cell table:formula="of:=(0.2/(-3.7-[.C7]))^2" office:value-type="float" office:value="0.000249964848693153" calcext:value-type="float">
            <text:p>0,000249964848693153</text:p>
          </table:table-cell>
          <table:table-cell/>
          <table:table-cell table:formula="of:=[.B7]*60+5" office:value-type="float" office:value="185" calcext:value-type="float">
            <text:p>185</text:p>
          </table:table-cell>
          <table:table-cell table:formula="of:=[.D7]" office:value-type="float" office:value="0.042531513589431" calcext:value-type="float">
            <text:p>0,042531513589431</text:p>
          </table:table-cell>
          <table:table-cell table:formula="of:=[.E7]" office:value-type="float" office:value="0.0219084360128799" calcext:value-type="float">
            <text:p>0,0219084360128799</text:p>
          </table:table-cell>
        </table:table-row>
        <table:table-row table:style-name="ro1">
          <table:table-cell table:formula="of:=[.A7]+0.5" office:value-type="float" office:value="1" calcext:value-type="float">
            <text:p>1</text:p>
          </table:table-cell>
          <table:table-cell table:formula="of:=2.5+[.A8]" office:value-type="float" office:value="3.5" calcext:value-type="float">
            <text:p>3,5</text:p>
          </table:table-cell>
          <table:table-cell office:value-type="float" office:value="8.6" calcext:value-type="float">
            <text:p>8,6</text:p>
          </table:table-cell>
          <table:table-cell table:formula="of:=LN(([.$C$3]-[.$A$3])/([.C8]-[.$A$3]))" office:value-type="float" office:value="0.0705894663845883" calcext:value-type="float">
            <text:p>0,0705894663845883</text:p>
          </table:table-cell>
          <table:table-cell table:formula="of:=SQRT([.F8]+[.G8]+[.H8])" office:value-type="float" office:value="0.0222531426316528" calcext:value-type="float">
            <text:p>0,0222531426316528</text:p>
          </table:table-cell>
          <table:table-cell table:formula="of:=(0.2/([.$C$3]+3.7))^2" office:value-type="float" office:value="0.000229581313874672" calcext:value-type="float">
            <text:p>0,000229581313874672</text:p>
          </table:table-cell>
          <table:table-cell table:formula="of:=(0.2*([.$C$3]-[.C8])/((-3.7-[.C8])*(-3.7-[.$C$3])))^2" office:value-type="float" office:value="0.00000122815527869381" calcext:value-type="float">
            <text:p>1,22815527869381E-06</text:p>
          </table:table-cell>
          <table:table-cell table:formula="of:=(0.2/(-3.7-[.C8]))^2" office:value-type="float" office:value="0.000264392887831317" calcext:value-type="float">
            <text:p>0,000264392887831317</text:p>
          </table:table-cell>
          <table:table-cell/>
          <table:table-cell table:formula="of:=[.B8]*60+5" office:value-type="float" office:value="215" calcext:value-type="float">
            <text:p>215</text:p>
          </table:table-cell>
          <table:table-cell table:formula="of:=[.D8]" office:value-type="float" office:value="0.0705894663845883" calcext:value-type="float">
            <text:p>0,0705894663845883</text:p>
          </table:table-cell>
          <table:table-cell table:formula="of:=[.E8]" office:value-type="float" office:value="0.0222531426316528" calcext:value-type="float">
            <text:p>0,0222531426316528</text:p>
          </table:table-cell>
        </table:table-row>
        <table:table-row table:style-name="ro1">
          <table:table-cell table:formula="of:=[.A8]+0.5" office:value-type="float" office:value="1.5" calcext:value-type="float">
            <text:p>1,5</text:p>
          </table:table-cell>
          <table:table-cell table:formula="of:=2.5+[.A9]" office:value-type="float" office:value="4" calcext:value-type="float">
            <text:p>4</text:p>
          </table:table-cell>
          <table:table-cell office:value-type="float" office:value="8.2" calcext:value-type="float">
            <text:p>8,2</text:p>
          </table:table-cell>
          <table:table-cell table:formula="of:=LN(([.$C$3]-[.$A$3])/([.C9]-[.$A$3]))" office:value-type="float" office:value="0.103650328645477" calcext:value-type="float">
            <text:p>0,103650328645477</text:p>
          </table:table-cell>
          <table:table-cell table:formula="of:=SQRT([.F9]+[.G9]+[.H9])" office:value-type="float" office:value="0.022688885915799" calcext:value-type="float">
            <text:p>0,022688885915799</text:p>
          </table:table-cell>
          <table:table-cell table:formula="of:=(0.2/([.$C$3]+3.7))^2" office:value-type="float" office:value="0.000229581313874672" calcext:value-type="float">
            <text:p>0,000229581313874672</text:p>
          </table:table-cell>
          <table:table-cell table:formula="of:=(0.2*([.$C$3]-[.C9])/((-3.7-[.C9])*(-3.7-[.$C$3])))^2" office:value-type="float" office:value="0.00000273830267798217" calcext:value-type="float">
            <text:p>2,73830267798217E-06</text:p>
          </table:table-cell>
          <table:table-cell table:formula="of:=(0.2/(-3.7-[.C9]))^2" office:value-type="float" office:value="0.00028246592754749" calcext:value-type="float">
            <text:p>0,00028246592754749</text:p>
          </table:table-cell>
          <table:table-cell/>
          <table:table-cell table:formula="of:=[.B9]*60+5" office:value-type="float" office:value="245" calcext:value-type="float">
            <text:p>245</text:p>
          </table:table-cell>
          <table:table-cell table:formula="of:=[.D9]" office:value-type="float" office:value="0.103650328645477" calcext:value-type="float">
            <text:p>0,103650328645477</text:p>
          </table:table-cell>
          <table:table-cell table:formula="of:=[.E9]" office:value-type="float" office:value="0.022688885915799" calcext:value-type="float">
            <text:p>0,022688885915799</text:p>
          </table:table-cell>
        </table:table-row>
        <table:table-row table:style-name="ro1">
          <table:table-cell table:formula="of:=[.A9]+0.5" office:value-type="float" office:value="2" calcext:value-type="float">
            <text:p>2</text:p>
          </table:table-cell>
          <table:table-cell table:formula="of:=2.5+[.A10]" office:value-type="float" office:value="4.5" calcext:value-type="float">
            <text:p>4,5</text:p>
          </table:table-cell>
          <table:table-cell office:value-type="float" office:value="7.85" calcext:value-type="float">
            <text:p>7,85</text:p>
          </table:table-cell>
          <table:table-cell table:formula="of:=LN(([.$C$3]-[.$A$3])/([.C10]-[.$A$3]))" office:value-type="float" office:value="0.133503291795158" calcext:value-type="float">
            <text:p>0,133503291795158</text:p>
          </table:table-cell>
          <table:table-cell table:formula="of:=SQRT([.F10]+[.G10]+[.H10])" office:value-type="float" office:value="0.0231107982592125" calcext:value-type="float">
            <text:p>0,0231107982592125</text:p>
          </table:table-cell>
          <table:table-cell table:formula="of:=(0.2/([.$C$3]+3.7))^2" office:value-type="float" office:value="0.000229581313874672" calcext:value-type="float">
            <text:p>0,000229581313874672</text:p>
          </table:table-cell>
          <table:table-cell table:formula="of:=(0.2*([.$C$3]-[.C10])/((-3.7-[.C10])*(-3.7-[.$C$3])))^2" office:value-type="float" office:value="0.00000468322661473503" calcext:value-type="float">
            <text:p>4,68322661473503E-06</text:p>
          </table:table-cell>
          <table:table-cell table:formula="of:=(0.2/(-3.7-[.C10]))^2" office:value-type="float" office:value="0.000299844455688612" calcext:value-type="float">
            <text:p>0,000299844455688612</text:p>
          </table:table-cell>
          <table:table-cell/>
          <table:table-cell table:formula="of:=[.B10]*60+5" office:value-type="float" office:value="275" calcext:value-type="float">
            <text:p>275</text:p>
          </table:table-cell>
          <table:table-cell table:formula="of:=[.D10]" office:value-type="float" office:value="0.133503291795158" calcext:value-type="float">
            <text:p>0,133503291795158</text:p>
          </table:table-cell>
          <table:table-cell table:formula="of:=[.E10]" office:value-type="float" office:value="0.0231107982592125" calcext:value-type="float">
            <text:p>0,0231107982592125</text:p>
          </table:table-cell>
        </table:table-row>
        <table:table-row table:style-name="ro1">
          <table:table-cell table:formula="of:=[.A10]+0.5" office:value-type="float" office:value="2.5" calcext:value-type="float">
            <text:p>2,5</text:p>
          </table:table-cell>
          <table:table-cell table:formula="of:=2.5+[.A11]" office:value-type="float" office:value="5" calcext:value-type="float">
            <text:p>5</text:p>
          </table:table-cell>
          <table:table-cell office:value-type="float" office:value="7.85" calcext:value-type="float">
            <text:p>7,85</text:p>
          </table:table-cell>
          <table:table-cell table:formula="of:=LN(([.$C$3]-[.$A$3])/([.C11]-[.$A$3]))" office:value-type="float" office:value="0.133503291795158" calcext:value-type="float">
            <text:p>0,133503291795158</text:p>
          </table:table-cell>
          <table:table-cell table:formula="of:=SQRT([.F11]+[.G11]+[.H11])" office:value-type="float" office:value="0.0231107982592125" calcext:value-type="float">
            <text:p>0,0231107982592125</text:p>
          </table:table-cell>
          <table:table-cell table:formula="of:=(0.2/([.$C$3]+3.7))^2" office:value-type="float" office:value="0.000229581313874672" calcext:value-type="float">
            <text:p>0,000229581313874672</text:p>
          </table:table-cell>
          <table:table-cell table:formula="of:=(0.2*([.$C$3]-[.C11])/((-3.7-[.C11])*(-3.7-[.$C$3])))^2" office:value-type="float" office:value="0.00000468322661473503" calcext:value-type="float">
            <text:p>4,68322661473503E-06</text:p>
          </table:table-cell>
          <table:table-cell table:formula="of:=(0.2/(-3.7-[.C11]))^2" office:value-type="float" office:value="0.000299844455688612" calcext:value-type="float">
            <text:p>0,000299844455688612</text:p>
          </table:table-cell>
          <table:table-cell/>
          <table:table-cell table:formula="of:=[.B11]*60+5" office:value-type="float" office:value="305" calcext:value-type="float">
            <text:p>305</text:p>
          </table:table-cell>
          <table:table-cell table:formula="of:=[.D11]" office:value-type="float" office:value="0.133503291795158" calcext:value-type="float">
            <text:p>0,133503291795158</text:p>
          </table:table-cell>
          <table:table-cell table:formula="of:=[.E11]" office:value-type="float" office:value="0.0231107982592125" calcext:value-type="float">
            <text:p>0,0231107982592125</text:p>
          </table:table-cell>
        </table:table-row>
        <table:table-row table:style-name="ro1">
          <table:table-cell table:formula="of:=[.A11]+0.5" office:value-type="float" office:value="3" calcext:value-type="float">
            <text:p>3</text:p>
          </table:table-cell>
          <table:table-cell table:formula="of:=2.5+[.A12]" office:value-type="float" office:value="5.5" calcext:value-type="float">
            <text:p>5,5</text:p>
          </table:table-cell>
          <table:table-cell office:value-type="float" office:value="7.6" calcext:value-type="float">
            <text:p>7,6</text:p>
          </table:table-cell>
          <table:table-cell table:formula="of:=LN(([.$C$3]-[.$A$3])/([.C12]-[.$A$3]))" office:value-type="float" office:value="0.155386003044665" calcext:value-type="float">
            <text:p>0,155386003044665</text:p>
          </table:table-cell>
          <table:table-cell table:formula="of:=SQRT([.F12]+[.G12]+[.H12])" office:value-type="float" office:value="0.0234377491070391" calcext:value-type="float">
            <text:p>0,0234377491070391</text:p>
          </table:table-cell>
          <table:table-cell table:formula="of:=(0.2/([.$C$3]+3.7))^2" office:value-type="float" office:value="0.000229581313874672" calcext:value-type="float">
            <text:p>0,000229581313874672</text:p>
          </table:table-cell>
          <table:table-cell table:formula="of:=(0.2*([.$C$3]-[.C12])/((-3.7-[.C12])*(-3.7-[.$C$3])))^2" office:value-type="float" office:value="0.00000648809598031999" calcext:value-type="float">
            <text:p>6,48809598031999E-06</text:p>
          </table:table-cell>
          <table:table-cell table:formula="of:=(0.2/(-3.7-[.C12]))^2" office:value-type="float" office:value="0.000313258673349518" calcext:value-type="float">
            <text:p>0,000313258673349518</text:p>
          </table:table-cell>
          <table:table-cell/>
          <table:table-cell table:formula="of:=[.B12]*60+5" office:value-type="float" office:value="335" calcext:value-type="float">
            <text:p>335</text:p>
          </table:table-cell>
          <table:table-cell table:formula="of:=[.D12]" office:value-type="float" office:value="0.155386003044665" calcext:value-type="float">
            <text:p>0,155386003044665</text:p>
          </table:table-cell>
          <table:table-cell table:formula="of:=[.E12]" office:value-type="float" office:value="0.0234377491070391" calcext:value-type="float">
            <text:p>0,0234377491070391</text:p>
          </table:table-cell>
        </table:table-row>
        <table:table-row table:style-name="ro1">
          <table:table-cell table:formula="of:=[.A12]+0.5" office:value-type="float" office:value="3.5" calcext:value-type="float">
            <text:p>3,5</text:p>
          </table:table-cell>
          <table:table-cell table:formula="of:=2.5+[.A13]" office:value-type="float" office:value="6" calcext:value-type="float">
            <text:p>6</text:p>
          </table:table-cell>
          <table:table-cell office:value-type="float" office:value="7.3" calcext:value-type="float">
            <text:p>7,3</text:p>
          </table:table-cell>
          <table:table-cell table:formula="of:=LN(([.$C$3]-[.$A$3])/([.C13]-[.$A$3]))" office:value-type="float" office:value="0.18229345596459" calcext:value-type="float">
            <text:p>0,18229345596459</text:p>
          </table:table-cell>
          <table:table-cell table:formula="of:=SQRT([.F13]+[.G13]+[.H13])" office:value-type="float" office:value="0.0238608462223526" calcext:value-type="float">
            <text:p>0,0238608462223526</text:p>
          </table:table-cell>
          <table:table-cell table:formula="of:=(0.2/([.$C$3]+3.7))^2" office:value-type="float" office:value="0.000229581313874672" calcext:value-type="float">
            <text:p>0,000229581313874672</text:p>
          </table:table-cell>
          <table:table-cell table:formula="of:=(0.2*([.$C$3]-[.C13])/((-3.7-[.C13])*(-3.7-[.$C$3])))^2" office:value-type="float" office:value="0.00000918015617539028" calcext:value-type="float">
            <text:p>9,18015617539028E-06</text:p>
          </table:table-cell>
          <table:table-cell table:formula="of:=(0.2/(-3.7-[.C13]))^2" office:value-type="float" office:value="0.000330578512396694" calcext:value-type="float">
            <text:p>0,000330578512396694</text:p>
          </table:table-cell>
          <table:table-cell/>
          <table:table-cell table:formula="of:=[.B13]*60+5" office:value-type="float" office:value="365" calcext:value-type="float">
            <text:p>365</text:p>
          </table:table-cell>
          <table:table-cell table:formula="of:=[.D13]" office:value-type="float" office:value="0.18229345596459" calcext:value-type="float">
            <text:p>0,18229345596459</text:p>
          </table:table-cell>
          <table:table-cell table:formula="of:=[.E13]" office:value-type="float" office:value="0.0238608462223526" calcext:value-type="float">
            <text:p>0,0238608462223526</text:p>
          </table:table-cell>
        </table:table-row>
        <table:table-row table:style-name="ro1">
          <table:table-cell table:formula="of:=[.A13]+0.5" office:value-type="float" office:value="4" calcext:value-type="float">
            <text:p>4</text:p>
          </table:table-cell>
          <table:table-cell table:formula="of:=2.5+[.A14]" office:value-type="float" office:value="6.5" calcext:value-type="float">
            <text:p>6,5</text:p>
          </table:table-cell>
          <table:table-cell office:value-type="float" office:value="7.15" calcext:value-type="float">
            <text:p>7,15</text:p>
          </table:table-cell>
          <table:table-cell table:formula="of:=LN(([.$C$3]-[.$A$3])/([.C14]-[.$A$3]))" office:value-type="float" office:value="0.196023648776491" calcext:value-type="float">
            <text:p>0,196023648776491</text:p>
          </table:table-cell>
          <table:table-cell table:formula="of:=SQRT([.F14]+[.G14]+[.H14])" office:value-type="float" office:value="0.0240858870841222" calcext:value-type="float">
            <text:p>0,0240858870841222</text:p>
          </table:table-cell>
          <table:table-cell table:formula="of:=(0.2/([.$C$3]+3.7))^2" office:value-type="float" office:value="0.000229581313874672" calcext:value-type="float">
            <text:p>0,000229581313874672</text:p>
          </table:table-cell>
          <table:table-cell table:formula="of:=(0.2*([.$C$3]-[.C14])/((-3.7-[.C14])*(-3.7-[.$C$3])))^2" office:value-type="float" office:value="0.0000107665280354762" calcext:value-type="float">
            <text:p>1,07665280354762E-05</text:p>
          </table:table-cell>
          <table:table-cell table:formula="of:=(0.2/(-3.7-[.C14]))^2" office:value-type="float" office:value="0.000339782114718936" calcext:value-type="float">
            <text:p>0,000339782114718936</text:p>
          </table:table-cell>
          <table:table-cell/>
          <table:table-cell table:formula="of:=[.B14]*60+5" office:value-type="float" office:value="395" calcext:value-type="float">
            <text:p>395</text:p>
          </table:table-cell>
          <table:table-cell table:formula="of:=[.D14]" office:value-type="float" office:value="0.196023648776491" calcext:value-type="float">
            <text:p>0,196023648776491</text:p>
          </table:table-cell>
          <table:table-cell table:formula="of:=[.E14]" office:value-type="float" office:value="0.0240858870841222" calcext:value-type="float">
            <text:p>0,0240858870841222</text:p>
          </table:table-cell>
        </table:table-row>
        <table:table-row table:style-name="ro1">
          <table:table-cell table:formula="of:=[.A14]+0.5" office:value-type="float" office:value="4.5" calcext:value-type="float">
            <text:p>4,5</text:p>
          </table:table-cell>
          <table:table-cell table:formula="of:=2.5+[.A15]" office:value-type="float" office:value="7" calcext:value-type="float">
            <text:p>7</text:p>
          </table:table-cell>
          <table:table-cell office:value-type="float" office:value="6.9" calcext:value-type="float">
            <text:p>6,9</text:p>
          </table:table-cell>
          <table:table-cell table:formula="of:=LN(([.$C$3]-[.$A$3])/([.C15]-[.$A$3]))" office:value-type="float" office:value="0.219334727644939" calcext:value-type="float">
            <text:p>0,219334727644939</text:p>
          </table:table-cell>
          <table:table-cell table:formula="of:=SQRT([.F15]+[.G15]+[.H15])" office:value-type="float" office:value="0.0244824105022516" calcext:value-type="float">
            <text:p>0,0244824105022516</text:p>
          </table:table-cell>
          <table:table-cell table:formula="of:=(0.2/([.$C$3]+3.7))^2" office:value-type="float" office:value="0.000229581313874672" calcext:value-type="float">
            <text:p>0,000229581313874672</text:p>
          </table:table-cell>
          <table:table-cell table:formula="of:=(0.2*([.$C$3]-[.C15])/((-3.7-[.C15])*(-3.7-[.$C$3])))^2" office:value-type="float" office:value="0.0000138085341203929" calcext:value-type="float">
            <text:p>1,38085341203929E-05</text:p>
          </table:table-cell>
          <table:table-cell table:formula="of:=(0.2/(-3.7-[.C15]))^2" office:value-type="float" office:value="0.000355998576005696" calcext:value-type="float">
            <text:p>0,000355998576005696</text:p>
          </table:table-cell>
          <table:table-cell/>
          <table:table-cell table:formula="of:=[.B15]*60+5" office:value-type="float" office:value="425" calcext:value-type="float">
            <text:p>425</text:p>
          </table:table-cell>
          <table:table-cell table:formula="of:=[.D15]" office:value-type="float" office:value="0.219334727644939" calcext:value-type="float">
            <text:p>0,219334727644939</text:p>
          </table:table-cell>
          <table:table-cell table:formula="of:=[.E15]" office:value-type="float" office:value="0.0244824105022516" calcext:value-type="float">
            <text:p>0,0244824105022516</text:p>
          </table:table-cell>
        </table:table-row>
        <table:table-row table:style-name="ro1">
          <table:table-cell table:formula="of:=[.A15]+0.5" office:value-type="float" office:value="5" calcext:value-type="float">
            <text:p>5</text:p>
          </table:table-cell>
          <table:table-cell table:formula="of:=2.5+[.A16]" office:value-type="float" office:value="7.5" calcext:value-type="float">
            <text:p>7,5</text:p>
          </table:table-cell>
          <table:table-cell office:value-type="float" office:value="6.55" calcext:value-type="float">
            <text:p>6,55</text:p>
          </table:table-cell>
          <table:table-cell table:formula="of:=LN(([.$C$3]-[.$A$3])/([.C16]-[.$A$3]))" office:value-type="float" office:value="0.252911023178543" calcext:value-type="float">
            <text:p>0,252911023178543</text:p>
          </table:table-cell>
          <table:table-cell table:formula="of:=SQRT([.F16]+[.G16]+[.H16])" office:value-type="float" office:value="0.0250862290707628" calcext:value-type="float">
            <text:p>0,0250862290707628</text:p>
          </table:table-cell>
          <table:table-cell table:formula="of:=(0.2/([.$C$3]+3.7))^2" office:value-type="float" office:value="0.000229581313874672" calcext:value-type="float">
            <text:p>0,000229581313874672</text:p>
          </table:table-cell>
          <table:table-cell table:formula="of:=(0.2*([.$C$3]-[.C16])/((-3.7-[.C16])*(-3.7-[.$C$3])))^2" office:value-type="float" office:value="0.0000190118166390143" calcext:value-type="float">
            <text:p>1,90118166390143E-05</text:p>
          </table:table-cell>
          <table:table-cell table:formula="of:=(0.2/(-3.7-[.C16]))^2" office:value-type="float" office:value="0.000380725758477097" calcext:value-type="float">
            <text:p>0,000380725758477097</text:p>
          </table:table-cell>
          <table:table-cell/>
          <table:table-cell table:formula="of:=[.B16]*60+5" office:value-type="float" office:value="455" calcext:value-type="float">
            <text:p>455</text:p>
          </table:table-cell>
          <table:table-cell table:formula="of:=[.D16]" office:value-type="float" office:value="0.252911023178543" calcext:value-type="float">
            <text:p>0,252911023178543</text:p>
          </table:table-cell>
          <table:table-cell table:formula="of:=[.E16]" office:value-type="float" office:value="0.0250862290707628" calcext:value-type="float">
            <text:p>0,0250862290707628</text:p>
          </table:table-cell>
        </table:table-row>
        <table:table-row table:style-name="ro1">
          <table:table-cell table:formula="of:=[.A16]+0.5" office:value-type="float" office:value="5.5" calcext:value-type="float">
            <text:p>5,5</text:p>
          </table:table-cell>
          <table:table-cell table:formula="of:=2.5+[.A17]" office:value-type="float" office:value="8" calcext:value-type="float">
            <text:p>8</text:p>
          </table:table-cell>
          <table:table-cell office:value-type="float" office:value="6.3" calcext:value-type="float">
            <text:p>6,3</text:p>
          </table:table-cell>
          <table:table-cell table:formula="of:=LN(([.$C$3]-[.$A$3])/([.C17]-[.$A$3]))" office:value-type="float" office:value="0.277603635768915" calcext:value-type="float">
            <text:p>0,277603635768915</text:p>
          </table:table-cell>
          <table:table-cell table:formula="of:=SQRT([.F17]+[.G17]+[.H17])" office:value-type="float" office:value="0.0255555275947058" calcext:value-type="float">
            <text:p>0,0255555275947058</text:p>
          </table:table-cell>
          <table:table-cell table:formula="of:=(0.2/([.$C$3]+3.7))^2" office:value-type="float" office:value="0.000229581313874672" calcext:value-type="float">
            <text:p>0,000229581313874672</text:p>
          </table:table-cell>
          <table:table-cell table:formula="of:=(0.2*([.$C$3]-[.C17])/((-3.7-[.C17])*(-3.7-[.$C$3])))^2" office:value-type="float" office:value="0.0000235036767690984" calcext:value-type="float">
            <text:p>2,35036767690984E-05</text:p>
          </table:table-cell>
          <table:table-cell table:formula="of:=(0.2/(-3.7-[.C17]))^2" office:value-type="float" office:value="0.0004" calcext:value-type="float">
            <text:p>0,0004</text:p>
          </table:table-cell>
          <table:table-cell/>
          <table:table-cell table:formula="of:=[.B17]*60+5" office:value-type="float" office:value="485" calcext:value-type="float">
            <text:p>485</text:p>
          </table:table-cell>
          <table:table-cell table:formula="of:=[.D17]" office:value-type="float" office:value="0.277603635768915" calcext:value-type="float">
            <text:p>0,277603635768915</text:p>
          </table:table-cell>
          <table:table-cell table:formula="of:=[.E17]" office:value-type="float" office:value="0.0255555275947058" calcext:value-type="float">
            <text:p>0,0255555275947058</text:p>
          </table:table-cell>
        </table:table-row>
        <table:table-row table:style-name="ro1">
          <table:table-cell table:formula="of:=[.A17]+0.5" office:value-type="float" office:value="6" calcext:value-type="float">
            <text:p>6</text:p>
          </table:table-cell>
          <table:table-cell table:formula="of:=2.5+[.A18]" office:value-type="float" office:value="8.5" calcext:value-type="float">
            <text:p>8,5</text:p>
          </table:table-cell>
          <table:table-cell office:value-type="float" office:value="6.2" calcext:value-type="float">
            <text:p>6,2</text:p>
          </table:table-cell>
          <table:table-cell table:formula="of:=LN(([.$C$3]-[.$A$3])/([.C18]-[.$A$3]))" office:value-type="float" office:value="0.287653971622416" calcext:value-type="float">
            <text:p>0,287653971622416</text:p>
          </table:table-cell>
          <table:table-cell table:formula="of:=SQRT([.F18]+[.G18]+[.H18])" office:value-type="float" office:value="0.0257527908156579" calcext:value-type="float">
            <text:p>0,0257527908156579</text:p>
          </table:table-cell>
          <table:table-cell table:formula="of:=(0.2/([.$C$3]+3.7))^2" office:value-type="float" office:value="0.000229581313874672" calcext:value-type="float">
            <text:p>0,000229581313874672</text:p>
          </table:table-cell>
          <table:table-cell table:formula="of:=(0.2*([.$C$3]-[.C18])/((-3.7-[.C18])*(-3.7-[.$C$3])))^2" office:value-type="float" office:value="0.0000255033006775311" calcext:value-type="float">
            <text:p>2,55033006775311E-05</text:p>
          </table:table-cell>
          <table:table-cell table:formula="of:=(0.2/(-3.7-[.C18]))^2" office:value-type="float" office:value="0.000408121620242832" calcext:value-type="float">
            <text:p>0,000408121620242832</text:p>
          </table:table-cell>
          <table:table-cell/>
          <table:table-cell table:formula="of:=[.B18]*60+5" office:value-type="float" office:value="515" calcext:value-type="float">
            <text:p>515</text:p>
          </table:table-cell>
          <table:table-cell table:formula="of:=[.D18]" office:value-type="float" office:value="0.287653971622416" calcext:value-type="float">
            <text:p>0,287653971622416</text:p>
          </table:table-cell>
          <table:table-cell table:formula="of:=[.E18]" office:value-type="float" office:value="0.0257527908156579" calcext:value-type="float">
            <text:p>0,0257527908156579</text:p>
          </table:table-cell>
        </table:table-row>
        <table:table-row table:style-name="ro1">
          <table:table-cell table:formula="of:=[.A18]+0.5" office:value-type="float" office:value="6.5" calcext:value-type="float">
            <text:p>6,5</text:p>
          </table:table-cell>
          <table:table-cell table:formula="of:=2.5+[.A19]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LN(([.$C$3]-[.$A$3])/([.C19]-[.$A$3]))" office:value-type="float" office:value="0.308062843253623" calcext:value-type="float">
            <text:p>0,308062843253623</text:p>
          </table:table-cell>
          <table:table-cell table:formula="of:=SQRT([.F19]+[.G19]+[.H19])" office:value-type="float" office:value="0.0261646724099919" calcext:value-type="float">
            <text:p>0,0261646724099919</text:p>
          </table:table-cell>
          <table:table-cell table:formula="of:=(0.2/([.$C$3]+3.7))^2" office:value-type="float" office:value="0.000229581313874672" calcext:value-type="float">
            <text:p>0,000229581313874672</text:p>
          </table:table-cell>
          <table:table-cell table:formula="of:=(0.2*([.$C$3]-[.C19])/((-3.7-[.C19])*(-3.7-[.$C$3])))^2" office:value-type="float" office:value="0.0000298838880138936" calcext:value-type="float">
            <text:p>2,98838880138936E-05</text:p>
          </table:table-cell>
          <table:table-cell table:formula="of:=(0.2/(-3.7-[.C19]))^2" office:value-type="float" office:value="0.000425124880433628" calcext:value-type="float">
            <text:p>0,000425124880433628</text:p>
          </table:table-cell>
          <table:table-cell/>
          <table:table-cell table:formula="of:=[.B19]*60+5" office:value-type="float" office:value="545" calcext:value-type="float">
            <text:p>545</text:p>
          </table:table-cell>
          <table:table-cell table:formula="of:=[.D19]" office:value-type="float" office:value="0.308062843253623" calcext:value-type="float">
            <text:p>0,308062843253623</text:p>
          </table:table-cell>
          <table:table-cell table:formula="of:=[.E19]" office:value-type="float" office:value="0.0261646724099919" calcext:value-type="float">
            <text:p>0,0261646724099919</text:p>
          </table:table-cell>
        </table:table-row>
        <table:table-row table:style-name="ro1">
          <table:table-cell table:formula="of:=[.A19]+0.5" office:value-type="float" office:value="7" calcext:value-type="float">
            <text:p>7</text:p>
          </table:table-cell>
          <table:table-cell table:formula="of:=2.5+[.A20]" office:value-type="float" office:value="9.5" calcext:value-type="float">
            <text:p>9,5</text:p>
          </table:table-cell>
          <table:table-cell office:value-type="float" office:value="5.65" calcext:value-type="float">
            <text:p>5,65</text:p>
          </table:table-cell>
          <table:table-cell table:formula="of:=LN(([.$C$3]-[.$A$3])/([.C20]-[.$A$3]))" office:value-type="float" office:value="0.344812385462364" calcext:value-type="float">
            <text:p>0,344812385462364</text:p>
          </table:table-cell>
          <table:table-cell table:formula="of:=SQRT([.F20]+[.G20]+[.H20])" office:value-type="float" office:value="0.0269452682163971" calcext:value-type="float">
            <text:p>0,0269452682163971</text:p>
          </table:table-cell>
          <table:table-cell table:formula="of:=(0.2/([.$C$3]+3.7))^2" office:value-type="float" office:value="0.000229581313874672" calcext:value-type="float">
            <text:p>0,000229581313874672</text:p>
          </table:table-cell>
          <table:table-cell table:formula="of:=(0.2*([.$C$3]-[.C20])/((-3.7-[.C20])*(-3.7-[.$C$3])))^2" office:value-type="float" office:value="0.0000389180513350382" calcext:value-type="float">
            <text:p>3,89180513350382E-05</text:p>
          </table:table-cell>
          <table:table-cell table:formula="of:=(0.2/(-3.7-[.C20]))^2" office:value-type="float" office:value="0.000457548114043867" calcext:value-type="float">
            <text:p>0,000457548114043867</text:p>
          </table:table-cell>
          <table:table-cell/>
          <table:table-cell table:formula="of:=[.B20]*60+5" office:value-type="float" office:value="575" calcext:value-type="float">
            <text:p>575</text:p>
          </table:table-cell>
          <table:table-cell table:formula="of:=[.D20]" office:value-type="float" office:value="0.344812385462364" calcext:value-type="float">
            <text:p>0,344812385462364</text:p>
          </table:table-cell>
          <table:table-cell table:formula="of:=[.E20]" office:value-type="float" office:value="0.0269452682163971" calcext:value-type="float">
            <text:p>0,0269452682163971</text:p>
          </table:table-cell>
        </table:table-row>
        <table:table-row table:style-name="ro1">
          <table:table-cell table:formula="of:=[.A20]+0.5" office:value-type="float" office:value="7.5" calcext:value-type="float">
            <text:p>7,5</text:p>
          </table:table-cell>
          <table:table-cell table:formula="of:=2.5+[.A21]" office:value-type="float" office:value="10" calcext:value-type="float">
            <text:p>10</text:p>
          </table:table-cell>
          <table:table-cell office:value-type="float" office:value="5.4" calcext:value-type="float">
            <text:p>5,4</text:p>
          </table:table-cell>
          <table:table-cell table:formula="of:=LN(([.$C$3]-[.$A$3])/([.C21]-[.$A$3]))" office:value-type="float" office:value="0.371914315240156" calcext:value-type="float">
            <text:p>0,371914315240156</text:p>
          </table:table-cell>
          <table:table-cell table:formula="of:=SQRT([.F21]+[.G21]+[.H21])" office:value-type="float" office:value="0.0275537682803547" calcext:value-type="float">
            <text:p>0,0275537682803547</text:p>
          </table:table-cell>
          <table:table-cell table:formula="of:=(0.2/([.$C$3]+3.7))^2" office:value-type="float" office:value="0.000229581313874672" calcext:value-type="float">
            <text:p>0,000229581313874672</text:p>
          </table:table-cell>
          <table:table-cell table:formula="of:=(0.2*([.$C$3]-[.C21])/((-3.7-[.C21])*(-3.7-[.$C$3])))^2" office:value-type="float" office:value="0.0000465953825063928" calcext:value-type="float">
            <text:p>4,65953825063928E-05</text:p>
          </table:table-cell>
          <table:table-cell table:formula="of:=(0.2/(-3.7-[.C21]))^2" office:value-type="float" office:value="0.000483033450066417" calcext:value-type="float">
            <text:p>0,000483033450066417</text:p>
          </table:table-cell>
          <table:table-cell/>
          <table:table-cell table:formula="of:=[.B21]*60+5" office:value-type="float" office:value="605" calcext:value-type="float">
            <text:p>605</text:p>
          </table:table-cell>
          <table:table-cell table:formula="of:=[.D21]" office:value-type="float" office:value="0.371914315240156" calcext:value-type="float">
            <text:p>0,371914315240156</text:p>
          </table:table-cell>
          <table:table-cell table:formula="of:=[.E21]" office:value-type="float" office:value="0.0275537682803547" calcext:value-type="float">
            <text:p>0,0275537682803547</text:p>
          </table:table-cell>
        </table:table-row>
        <table:table-row table:style-name="ro1">
          <table:table-cell table:formula="of:=[.A21]+0.5" office:value-type="float" office:value="8" calcext:value-type="float">
            <text:p>8</text:p>
          </table:table-cell>
          <table:table-cell table:formula="of:=2.5+[.A22]" office:value-type="float" office:value="10.5" calcext:value-type="float">
            <text:p>10,5</text:p>
          </table:table-cell>
          <table:table-cell office:value-type="float" office:value="5.25" calcext:value-type="float">
            <text:p>5,25</text:p>
          </table:table-cell>
          <table:table-cell table:formula="of:=LN(([.$C$3]-[.$A$3])/([.C22]-[.$A$3]))" office:value-type="float" office:value="0.388535196476196" calcext:value-type="float">
            <text:p>0,388535196476196</text:p>
          </table:table-cell>
          <table:table-cell table:formula="of:=SQRT([.F22]+[.G22]+[.H22])" office:value-type="float" office:value="0.0279410325473827" calcext:value-type="float">
            <text:p>0,0279410325473827</text:p>
          </table:table-cell>
          <table:table-cell table:formula="of:=(0.2/([.$C$3]+3.7))^2" office:value-type="float" office:value="0.000229581313874672" calcext:value-type="float">
            <text:p>0,000229581313874672</text:p>
          </table:table-cell>
          <table:table-cell table:formula="of:=(0.2*([.$C$3]-[.C22])/((-3.7-[.C22])*(-3.7-[.$C$3])))^2" office:value-type="float" office:value="0.0000517597911887529" calcext:value-type="float">
            <text:p>5,17597911887529E-05</text:p>
          </table:table-cell>
          <table:table-cell table:formula="of:=(0.2/(-3.7-[.C22]))^2" office:value-type="float" office:value="0.000499360194750476" calcext:value-type="float">
            <text:p>0,000499360194750476</text:p>
          </table:table-cell>
          <table:table-cell/>
          <table:table-cell table:formula="of:=[.B22]*60+5" office:value-type="float" office:value="635" calcext:value-type="float">
            <text:p>635</text:p>
          </table:table-cell>
          <table:table-cell table:formula="of:=[.D22]" office:value-type="float" office:value="0.388535196476196" calcext:value-type="float">
            <text:p>0,388535196476196</text:p>
          </table:table-cell>
          <table:table-cell table:formula="of:=[.E22]" office:value-type="float" office:value="0.0279410325473827" calcext:value-type="float">
            <text:p>0,0279410325473827</text:p>
          </table:table-cell>
        </table:table-row>
        <table:table-row table:style-name="ro1">
          <table:table-cell table:formula="of:=[.A22]+0.5" office:value-type="float" office:value="8.5" calcext:value-type="float">
            <text:p>8,5</text:p>
          </table:table-cell>
          <table:table-cell table:formula="of:=2.5+[.A23]" office:value-type="float" office:value="11" calcext:value-type="float">
            <text:p>11</text:p>
          </table:table-cell>
          <table:table-cell office:value-type="float" office:value="5.15" calcext:value-type="float">
            <text:p>5,15</text:p>
          </table:table-cell>
          <table:table-cell table:formula="of:=LN(([.$C$3]-[.$A$3])/([.C23]-[.$A$3]))" office:value-type="float" office:value="0.399771269743122" calcext:value-type="float">
            <text:p>0,399771269743122</text:p>
          </table:table-cell>
          <table:table-cell table:formula="of:=SQRT([.F23]+[.G23]+[.H23])" office:value-type="float" office:value="0.0282089878435109" calcext:value-type="float">
            <text:p>0,0282089878435109</text:p>
          </table:table-cell>
          <table:table-cell table:formula="of:=(0.2/([.$C$3]+3.7))^2" office:value-type="float" office:value="0.000229581313874672" calcext:value-type="float">
            <text:p>0,000229581313874672</text:p>
          </table:table-cell>
          <table:table-cell table:formula="of:=(0.2*([.$C$3]-[.C23])/((-3.7-[.C23])*(-3.7-[.$C$3])))^2" office:value-type="float" office:value="0.0000554567534502312" calcext:value-type="float">
            <text:p>5,54567534502312E-05</text:p>
          </table:table-cell>
          <table:table-cell table:formula="of:=(0.2/(-3.7-[.C23]))^2" office:value-type="float" office:value="0.000510708927830444" calcext:value-type="float">
            <text:p>0,000510708927830444</text:p>
          </table:table-cell>
          <table:table-cell/>
          <table:table-cell table:formula="of:=[.B23]*60+5" office:value-type="float" office:value="665" calcext:value-type="float">
            <text:p>665</text:p>
          </table:table-cell>
          <table:table-cell table:formula="of:=[.D23]" office:value-type="float" office:value="0.399771269743122" calcext:value-type="float">
            <text:p>0,399771269743122</text:p>
          </table:table-cell>
          <table:table-cell table:formula="of:=[.E23]" office:value-type="float" office:value="0.0282089878435109" calcext:value-type="float">
            <text:p>0,0282089878435109</text:p>
          </table:table-cell>
        </table:table-row>
        <table:table-row table:style-name="ro1">
          <table:table-cell table:formula="of:=[.A23]+0.5" office:value-type="float" office:value="9" calcext:value-type="float">
            <text:p>9</text:p>
          </table:table-cell>
          <table:table-cell table:formula="of:=2.5+[.A24]" office:value-type="float" office:value="11.5" calcext:value-type="float">
            <text:p>11,5</text:p>
          </table:table-cell>
          <table:table-cell office:value-type="float" office:value="4.95" calcext:value-type="float">
            <text:p>4,95</text:p>
          </table:table-cell>
          <table:table-cell table:formula="of:=LN(([.$C$3]-[.$A$3])/([.C24]-[.$A$3]))" office:value-type="float" office:value="0.422629407819172" calcext:value-type="float">
            <text:p>0,422629407819172</text:p>
          </table:table-cell>
          <table:table-cell table:formula="of:=SQRT([.F24]+[.G24]+[.H24])" office:value-type="float" office:value="0.0287696357118204" calcext:value-type="float">
            <text:p>0,0287696357118204</text:p>
          </table:table-cell>
          <table:table-cell table:formula="of:=(0.2/([.$C$3]+3.7))^2" office:value-type="float" office:value="0.000229581313874672" calcext:value-type="float">
            <text:p>0,000229581313874672</text:p>
          </table:table-cell>
          <table:table-cell table:formula="of:=(0.2*([.$C$3]-[.C24])/((-3.7-[.C24])*(-3.7-[.$C$3])))^2" office:value-type="float" office:value="0.0000635120752147486" calcext:value-type="float">
            <text:p>6,35120752147486E-05</text:p>
          </table:table-cell>
          <table:table-cell table:formula="of:=(0.2/(-3.7-[.C24]))^2" office:value-type="float" office:value="0.000534598549901433" calcext:value-type="float">
            <text:p>0,000534598549901433</text:p>
          </table:table-cell>
          <table:table-cell/>
          <table:table-cell table:formula="of:=[.B24]*60+5" office:value-type="float" office:value="695" calcext:value-type="float">
            <text:p>695</text:p>
          </table:table-cell>
          <table:table-cell table:formula="of:=[.D24]" office:value-type="float" office:value="0.422629407819172" calcext:value-type="float">
            <text:p>0,422629407819172</text:p>
          </table:table-cell>
          <table:table-cell table:formula="of:=[.E24]" office:value-type="float" office:value="0.0287696357118204" calcext:value-type="float">
            <text:p>0,0287696357118204</text:p>
          </table:table-cell>
        </table:table-row>
        <table:table-row table:style-name="ro1">
          <table:table-cell table:formula="of:=[.A24]+0.5" office:value-type="float" office:value="9.5" calcext:value-type="float">
            <text:p>9,5</text:p>
          </table:table-cell>
          <table:table-cell table:formula="of:=2.5+[.A25]" office:value-type="float" office:value="12" calcext:value-type="float">
            <text:p>12</text:p>
          </table:table-cell>
          <table:table-cell office:value-type="float" office:value="4.65" calcext:value-type="float">
            <text:p>4,65</text:p>
          </table:table-cell>
          <table:table-cell table:formula="of:=LN(([.$C$3]-[.$A$3])/([.C25]-[.$A$3]))" office:value-type="float" office:value="0.457927189900196" calcext:value-type="float">
            <text:p>0,457927189900196</text:p>
          </table:table-cell>
          <table:table-cell table:formula="of:=SQRT([.F25]+[.G25]+[.H25])" office:value-type="float" office:value="0.029677043879297" calcext:value-type="float">
            <text:p>0,029677043879297</text:p>
          </table:table-cell>
          <table:table-cell table:formula="of:=(0.2/([.$C$3]+3.7))^2" office:value-type="float" office:value="0.000229581313874672" calcext:value-type="float">
            <text:p>0,000229581313874672</text:p>
          </table:table-cell>
          <table:table-cell table:formula="of:=(0.2*([.$C$3]-[.C25])/((-3.7-[.C25])*(-3.7-[.$C$3])))^2" office:value-type="float" office:value="0.0000774427259250804" calcext:value-type="float">
            <text:p>7,74427259250804E-05</text:p>
          </table:table-cell>
          <table:table-cell table:formula="of:=(0.2/(-3.7-[.C25]))^2" office:value-type="float" office:value="0.00057370289361397" calcext:value-type="float">
            <text:p>0,00057370289361397</text:p>
          </table:table-cell>
          <table:table-cell/>
          <table:table-cell table:formula="of:=[.B25]*60+5" office:value-type="float" office:value="725" calcext:value-type="float">
            <text:p>725</text:p>
          </table:table-cell>
          <table:table-cell table:formula="of:=[.D25]" office:value-type="float" office:value="0.457927189900196" calcext:value-type="float">
            <text:p>0,457927189900196</text:p>
          </table:table-cell>
          <table:table-cell table:formula="of:=[.E25]" office:value-type="float" office:value="0.029677043879297" calcext:value-type="float">
            <text:p>0,029677043879297</text:p>
          </table:table-cell>
        </table:table-row>
        <table:table-row table:style-name="ro1">
          <table:table-cell table:formula="of:=[.A25]+0.5" office:value-type="float" office:value="10" calcext:value-type="float">
            <text:p>10</text:p>
          </table:table-cell>
          <table:table-cell table:formula="of:=2.5+[.A26]" office:value-type="float" office:value="12.5" calcext:value-type="float">
            <text:p>12,5</text:p>
          </table:table-cell>
          <table:table-cell office:value-type="float" office:value="4.45" calcext:value-type="float">
            <text:p>4,45</text:p>
          </table:table-cell>
          <table:table-cell table:formula="of:=LN(([.$C$3]-[.$A$3])/([.C26]-[.$A$3]))" office:value-type="float" office:value="0.482170801510189" calcext:value-type="float">
            <text:p>0,482170801510189</text:p>
          </table:table-cell>
          <table:table-cell table:formula="of:=SQRT([.F26]+[.G26]+[.H26])" office:value-type="float" office:value="0.0303301869619501" calcext:value-type="float">
            <text:p>0,0303301869619501</text:p>
          </table:table-cell>
          <table:table-cell table:formula="of:=(0.2/([.$C$3]+3.7))^2" office:value-type="float" office:value="0.000229581313874672" calcext:value-type="float">
            <text:p>0,000229581313874672</text:p>
          </table:table-cell>
          <table:table-cell table:formula="of:=(0.2*([.$C$3]-[.C26])/((-3.7-[.C26])*(-3.7-[.$C$3])))^2" office:value-type="float" office:value="0.000088133349343011" calcext:value-type="float">
            <text:p>8,8133349343011E-05</text:p>
          </table:table-cell>
          <table:table-cell table:formula="of:=(0.2/(-3.7-[.C26]))^2" office:value-type="float" office:value="0.000602205577929166" calcext:value-type="float">
            <text:p>0,000602205577929166</text:p>
          </table:table-cell>
          <table:table-cell/>
          <table:table-cell table:formula="of:=[.B26]*60+5" office:value-type="float" office:value="755" calcext:value-type="float">
            <text:p>755</text:p>
          </table:table-cell>
          <table:table-cell table:formula="of:=[.D26]" office:value-type="float" office:value="0.482170801510189" calcext:value-type="float">
            <text:p>0,482170801510189</text:p>
          </table:table-cell>
          <table:table-cell table:formula="of:=[.E26]" office:value-type="float" office:value="0.0303301869619501" calcext:value-type="float">
            <text:p>0,0303301869619501</text:p>
          </table:table-cell>
        </table:table-row>
        <table:table-row table:style-name="ro1">
          <table:table-cell table:formula="of:=[.A26]+1" office:value-type="float" office:value="11" calcext:value-type="float">
            <text:p>11</text:p>
          </table:table-cell>
          <table:table-cell table:formula="of:=2.5+[.A27]" office:value-type="float" office:value="13.5" calcext:value-type="float">
            <text:p>13,5</text:p>
          </table:table-cell>
          <table:table-cell office:value-type="float" office:value="4.2" calcext:value-type="float">
            <text:p>4,2</text:p>
          </table:table-cell>
          <table:table-cell table:formula="of:=LN(([.$C$3]-[.$A$3])/([.C27]-[.$A$3]))" office:value-type="float" office:value="0.513325969289984" calcext:value-type="float">
            <text:p>0,513325969289984</text:p>
          </table:table-cell>
          <table:table-cell table:formula="of:=SQRT([.F27]+[.G27]+[.H27])" office:value-type="float" office:value="0.0312061148394477" calcext:value-type="float">
            <text:p>0,0312061148394477</text:p>
          </table:table-cell>
          <table:table-cell table:formula="of:=(0.2/([.$C$3]+3.7))^2" office:value-type="float" office:value="0.000229581313874672" calcext:value-type="float">
            <text:p>0,000229581313874672</text:p>
          </table:table-cell>
          <table:table-cell table:formula="of:=(0.2*([.$C$3]-[.C27])/((-3.7-[.C27])*(-3.7-[.$C$3])))^2" office:value-type="float" office:value="0.000103317360480339" calcext:value-type="float">
            <text:p>0,000103317360480339</text:p>
          </table:table-cell>
          <table:table-cell table:formula="of:=(0.2/(-3.7-[.C27]))^2" office:value-type="float" office:value="0.000640922929017786" calcext:value-type="float">
            <text:p>0,000640922929017786</text:p>
          </table:table-cell>
          <table:table-cell/>
          <table:table-cell table:formula="of:=[.B27]*60+5" office:value-type="float" office:value="815" calcext:value-type="float">
            <text:p>815</text:p>
          </table:table-cell>
          <table:table-cell table:formula="of:=[.D27]" office:value-type="float" office:value="0.513325969289984" calcext:value-type="float">
            <text:p>0,513325969289984</text:p>
          </table:table-cell>
          <table:table-cell table:formula="of:=[.E27]" office:value-type="float" office:value="0.0312061148394477" calcext:value-type="float">
            <text:p>0,0312061148394477</text:p>
          </table:table-cell>
        </table:table-row>
        <table:table-row table:style-name="ro1">
          <table:table-cell table:formula="of:=[.A27]+1" office:value-type="float" office:value="12" calcext:value-type="float">
            <text:p>12</text:p>
          </table:table-cell>
          <table:table-cell table:formula="of:=2.5+[.A28]" office:value-type="float" office:value="14.5" calcext:value-type="float">
            <text:p>14,5</text:p>
          </table:table-cell>
          <table:table-cell office:value-type="float" office:value="3.95" calcext:value-type="float">
            <text:p>3,95</text:p>
          </table:table-cell>
          <table:table-cell table:formula="of:=LN(([.$C$3]-[.$A$3])/([.C28]-[.$A$3]))" office:value-type="float" office:value="0.545483080924516" calcext:value-type="float">
            <text:p>0,545483080924516</text:p>
          </table:table-cell>
          <table:table-cell table:formula="of:=SQRT([.F28]+[.G28]+[.H28])" office:value-type="float" office:value="0.0321543135298306" calcext:value-type="float">
            <text:p>0,0321543135298306</text:p>
          </table:table-cell>
          <table:table-cell table:formula="of:=(0.2/([.$C$3]+3.7))^2" office:value-type="float" office:value="0.000229581313874672" calcext:value-type="float">
            <text:p>0,000229581313874672</text:p>
          </table:table-cell>
          <table:table-cell table:formula="of:=(0.2*([.$C$3]-[.C28])/((-3.7-[.C28])*(-3.7-[.$C$3])))^2" office:value-type="float" office:value="0.000120820764708516" calcext:value-type="float">
            <text:p>0,000120820764708516</text:p>
          </table:table-cell>
          <table:table-cell table:formula="of:=(0.2/(-3.7-[.C28]))^2" office:value-type="float" office:value="0.000683497799991456" calcext:value-type="float">
            <text:p>0,000683497799991456</text:p>
          </table:table-cell>
          <table:table-cell/>
          <table:table-cell table:formula="of:=[.B28]*60+5" office:value-type="float" office:value="875" calcext:value-type="float">
            <text:p>875</text:p>
          </table:table-cell>
          <table:table-cell table:formula="of:=[.D28]" office:value-type="float" office:value="0.545483080924516" calcext:value-type="float">
            <text:p>0,545483080924516</text:p>
          </table:table-cell>
          <table:table-cell table:formula="of:=[.E28]" office:value-type="float" office:value="0.0321543135298306" calcext:value-type="float">
            <text:p>0,0321543135298306</text:p>
          </table:table-cell>
        </table:table-row>
        <table:table-row table:style-name="ro1">
          <table:table-cell table:formula="of:=[.A28]+1" office:value-type="float" office:value="13" calcext:value-type="float">
            <text:p>13</text:p>
          </table:table-cell>
          <table:table-cell table:formula="of:=2.5+[.A29]" office:value-type="float" office:value="15.5" calcext:value-type="float">
            <text:p>15,5</text:p>
          </table:table-cell>
          <table:table-cell office:value-type="float" office:value="3.8" calcext:value-type="float">
            <text:p>3,8</text:p>
          </table:table-cell>
          <table:table-cell table:formula="of:=LN(([.$C$3]-[.$A$3])/([.C29]-[.$A$3]))" office:value-type="float" office:value="0.565285708220695" calcext:value-type="float">
            <text:p>0,565285708220695</text:p>
          </table:table-cell>
          <table:table-cell table:formula="of:=SQRT([.F29]+[.G29]+[.H29])" office:value-type="float" office:value="0.0327609727241241" calcext:value-type="float">
            <text:p>0,0327609727241241</text:p>
          </table:table-cell>
          <table:table-cell table:formula="of:=(0.2/([.$C$3]+3.7))^2" office:value-type="float" office:value="0.000229581313874672" calcext:value-type="float">
            <text:p>0,000229581313874672</text:p>
          </table:table-cell>
          <table:table-cell table:formula="of:=(0.2*([.$C$3]-[.C29])/((-3.7-[.C29])*(-3.7-[.$C$3])))^2" office:value-type="float" office:value="0.000132588908845018" calcext:value-type="float">
            <text:p>0,000132588908845018</text:p>
          </table:table-cell>
          <table:table-cell table:formula="of:=(0.2/(-3.7-[.C29]))^2" office:value-type="float" office:value="0.000711111111111111" calcext:value-type="float">
            <text:p>0,000711111111111111</text:p>
          </table:table-cell>
          <table:table-cell/>
          <table:table-cell table:formula="of:=[.B29]*60+5" office:value-type="float" office:value="935" calcext:value-type="float">
            <text:p>935</text:p>
          </table:table-cell>
          <table:table-cell table:formula="of:=[.D29]" office:value-type="float" office:value="0.565285708220695" calcext:value-type="float">
            <text:p>0,565285708220695</text:p>
          </table:table-cell>
          <table:table-cell table:formula="of:=[.E29]" office:value-type="float" office:value="0.0327609727241241" calcext:value-type="float">
            <text:p>0,0327609727241241</text:p>
          </table:table-cell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formula="of:=2.5+[.A30]" office:value-type="float" office:value="16.5" calcext:value-type="float">
            <text:p>16,5</text:p>
          </table:table-cell>
          <table:table-cell office:value-type="float" office:value="3.25" calcext:value-type="float">
            <text:p>3,25</text:p>
          </table:table-cell>
          <table:table-cell table:formula="of:=LN(([.$C$3]-[.$A$3])/([.C30]-[.$A$3]))" office:value-type="float" office:value="0.641447069186259" calcext:value-type="float">
            <text:p>0,641447069186259</text:p>
          </table:table-cell>
          <table:table-cell table:formula="of:=SQRT([.F30]+[.G30]+[.H30])" office:value-type="float" office:value="0.0352609904468977" calcext:value-type="float">
            <text:p>0,0352609904468977</text:p>
          </table:table-cell>
          <table:table-cell table:formula="of:=(0.2/([.$C$3]+3.7))^2" office:value-type="float" office:value="0.000229581313874672" calcext:value-type="float">
            <text:p>0,000229581313874672</text:p>
          </table:table-cell>
          <table:table-cell table:formula="of:=(0.2*([.$C$3]-[.C30])/((-3.7-[.C30])*(-3.7-[.$C$3])))^2" office:value-type="float" office:value="0.000185641646593737" calcext:value-type="float">
            <text:p>0,000185641646593737</text:p>
          </table:table-cell>
          <table:table-cell table:formula="of:=(0.2/(-3.7-[.C30]))^2" office:value-type="float" office:value="0.000828114486827804" calcext:value-type="float">
            <text:p>0,000828114486827804</text:p>
          </table:table-cell>
          <table:table-cell/>
          <table:table-cell table:formula="of:=[.B30]*60+5" office:value-type="float" office:value="995" calcext:value-type="float">
            <text:p>995</text:p>
          </table:table-cell>
          <table:table-cell table:formula="of:=[.D30]" office:value-type="float" office:value="0.641447069186259" calcext:value-type="float">
            <text:p>0,641447069186259</text:p>
          </table:table-cell>
          <table:table-cell table:formula="of:=[.E30]" office:value-type="float" office:value="0.0352609904468977" calcext:value-type="float">
            <text:p>0,0352609904468977</text:p>
          </table:table-cell>
        </table:table-row>
        <table:table-row table:style-name="ro1">
          <table:table-cell table:formula="of:=[.A30]+1" office:value-type="float" office:value="15" calcext:value-type="float">
            <text:p>15</text:p>
          </table:table-cell>
          <table:table-cell table:formula="of:=2.5+[.A31]" office:value-type="float" office:value="17.5" calcext:value-type="float">
            <text:p>17,5</text:p>
          </table:table-cell>
          <table:table-cell office:value-type="float" office:value="3" calcext:value-type="float">
            <text:p>3</text:p>
          </table:table-cell>
          <table:table-cell table:formula="of:=LN(([.$C$3]-[.$A$3])/([.C31]-[.$A$3]))" office:value-type="float" office:value="0.67808120236604" calcext:value-type="float">
            <text:p>0,67808120236604</text:p>
          </table:table-cell>
          <table:table-cell table:formula="of:=SQRT([.F31]+[.G31]+[.H31])" office:value-type="float" office:value="0.0365609524646653" calcext:value-type="float">
            <text:p>0,0365609524646653</text:p>
          </table:table-cell>
          <table:table-cell table:formula="of:=(0.2/([.$C$3]+3.7))^2" office:value-type="float" office:value="0.000229581313874672" calcext:value-type="float">
            <text:p>0,000229581313874672</text:p>
          </table:table-cell>
          <table:table-cell table:formula="of:=(0.2*([.$C$3]-[.C31])/((-3.7-[.C31])*(-3.7-[.$C$3])))^2" office:value-type="float" office:value="0.000216054878453121" calcext:value-type="float">
            <text:p>0,000216054878453121</text:p>
          </table:table-cell>
          <table:table-cell table:formula="of:=(0.2/(-3.7-[.C31]))^2" office:value-type="float" office:value="0.000891067052795723" calcext:value-type="float">
            <text:p>0,000891067052795723</text:p>
          </table:table-cell>
          <table:table-cell/>
          <table:table-cell table:formula="of:=[.B31]*60+5" office:value-type="float" office:value="1055" calcext:value-type="float">
            <text:p>1055</text:p>
          </table:table-cell>
          <table:table-cell table:formula="of:=[.D31]" office:value-type="float" office:value="0.67808120236604" calcext:value-type="float">
            <text:p>0,67808120236604</text:p>
          </table:table-cell>
          <table:table-cell table:formula="of:=[.E31]" office:value-type="float" office:value="0.0365609524646653" calcext:value-type="float">
            <text:p>0,0365609524646653</text:p>
          </table:table-cell>
        </table:table-row>
        <table:table-row table:style-name="ro1">
          <table:table-cell table:formula="of:=[.A31]+1" office:value-type="float" office:value="16" calcext:value-type="float">
            <text:p>16</text:p>
          </table:table-cell>
          <table:table-cell table:formula="of:=2.5+[.A32]" office:value-type="float" office:value="18.5" calcext:value-type="float">
            <text:p>18,5</text:p>
          </table:table-cell>
          <table:table-cell office:value-type="float" office:value="2.85" calcext:value-type="float">
            <text:p>2,85</text:p>
          </table:table-cell>
          <table:table-cell table:formula="of:=LN(([.$C$3]-[.$A$3])/([.C32]-[.$A$3]))" office:value-type="float" office:value="0.7007236791158" calcext:value-type="float">
            <text:p>0,7007236791158</text:p>
          </table:table-cell>
          <table:table-cell table:formula="of:=SQRT([.F32]+[.G32]+[.H32])" office:value-type="float" office:value="0.0373971450490475" calcext:value-type="float">
            <text:p>0,0373971450490475</text:p>
          </table:table-cell>
          <table:table-cell table:formula="of:=(0.2/([.$C$3]+3.7))^2" office:value-type="float" office:value="0.000229581313874672" calcext:value-type="float">
            <text:p>0,000229581313874672</text:p>
          </table:table-cell>
          <table:table-cell table:formula="of:=(0.2*([.$C$3]-[.C32])/((-3.7-[.C32])*(-3.7-[.$C$3])))^2" office:value-type="float" office:value="0.000236618544096336" calcext:value-type="float">
            <text:p>0,000236618544096336</text:p>
          </table:table-cell>
          <table:table-cell table:formula="of:=(0.2/(-3.7-[.C32]))^2" office:value-type="float" office:value="0.000932346599848494" calcext:value-type="float">
            <text:p>0,000932346599848494</text:p>
          </table:table-cell>
          <table:table-cell/>
          <table:table-cell table:formula="of:=[.B32]*60+5" office:value-type="float" office:value="1115" calcext:value-type="float">
            <text:p>1115</text:p>
          </table:table-cell>
          <table:table-cell table:formula="of:=[.D32]" office:value-type="float" office:value="0.7007236791158" calcext:value-type="float">
            <text:p>0,7007236791158</text:p>
          </table:table-cell>
          <table:table-cell table:formula="of:=[.E32]" office:value-type="float" office:value="0.0373971450490475" calcext:value-type="float">
            <text:p>0,0373971450490475</text:p>
          </table:table-cell>
        </table:table-row>
        <table:table-row table:style-name="ro1">
          <table:table-cell table:formula="of:=[.A32]+1" office:value-type="float" office:value="17" calcext:value-type="float">
            <text:p>17</text:p>
          </table:table-cell>
          <table:table-cell table:formula="of:=2.5+[.A33]" office:value-type="float" office:value="19.5" calcext:value-type="float">
            <text:p>19,5</text:p>
          </table:table-cell>
          <table:table-cell office:value-type="float" office:value="2.5" calcext:value-type="float">
            <text:p>2,5</text:p>
          </table:table-cell>
          <table:table-cell table:formula="of:=LN(([.$C$3]-[.$A$3])/([.C33]-[.$A$3]))" office:value-type="float" office:value="0.755639436711914" calcext:value-type="float">
            <text:p>0,755639436711914</text:p>
          </table:table-cell>
          <table:table-cell table:formula="of:=SQRT([.F33]+[.G33]+[.H33])" office:value-type="float" office:value="0.0395320566683053" calcext:value-type="float">
            <text:p>0,0395320566683053</text:p>
          </table:table-cell>
          <table:table-cell table:formula="of:=(0.2/([.$C$3]+3.7))^2" office:value-type="float" office:value="0.000229581313874672" calcext:value-type="float">
            <text:p>0,000229581313874672</text:p>
          </table:table-cell>
          <table:table-cell table:formula="of:=(0.2*([.$C$3]-[.C33])/((-3.7-[.C33])*(-3.7-[.$C$3])))^2" office:value-type="float" office:value="0.000292619464224683" calcext:value-type="float">
            <text:p>0,000292619464224683</text:p>
          </table:table-cell>
          <table:table-cell table:formula="of:=(0.2/(-3.7-[.C33]))^2" office:value-type="float" office:value="0.00104058272632674" calcext:value-type="float">
            <text:p>0,00104058272632674</text:p>
          </table:table-cell>
          <table:table-cell/>
          <table:table-cell table:formula="of:=[.B33]*60+5" office:value-type="float" office:value="1175" calcext:value-type="float">
            <text:p>1175</text:p>
          </table:table-cell>
          <table:table-cell table:formula="of:=[.D33]" office:value-type="float" office:value="0.755639436711914" calcext:value-type="float">
            <text:p>0,755639436711914</text:p>
          </table:table-cell>
          <table:table-cell table:formula="of:=[.E33]" office:value-type="float" office:value="0.0395320566683053" calcext:value-type="float">
            <text:p>0,0395320566683053</text:p>
          </table:table-cell>
        </table:table-row>
        <table:table-row table:style-name="ro1">
          <table:table-cell table:formula="of:=[.A33]+1" office:value-type="float" office:value="18" calcext:value-type="float">
            <text:p>18</text:p>
          </table:table-cell>
          <table:table-cell table:formula="of:=2.5+[.A34]" office:value-type="float" office:value="20.5" calcext:value-type="float">
            <text:p>20,5</text:p>
          </table:table-cell>
          <table:table-cell office:value-type="float" office:value="2.05" calcext:value-type="float">
            <text:p>2,05</text:p>
          </table:table-cell>
          <table:table-cell table:formula="of:=LN(([.$C$3]-[.$A$3])/([.C34]-[.$A$3]))" office:value-type="float" office:value="0.830988873953701" calcext:value-type="float">
            <text:p>0,830988873953701</text:p>
          </table:table-cell>
          <table:table-cell table:formula="of:=SQRT([.F34]+[.G34]+[.H34])" office:value-type="float" office:value="0.0427173770094517" calcext:value-type="float">
            <text:p>0,0427173770094517</text:p>
          </table:table-cell>
          <table:table-cell table:formula="of:=(0.2/([.$C$3]+3.7))^2" office:value-type="float" office:value="0.000229581313874672" calcext:value-type="float">
            <text:p>0,000229581313874672</text:p>
          </table:table-cell>
          <table:table-cell table:formula="of:=(0.2*([.$C$3]-[.C34])/((-3.7-[.C34])*(-3.7-[.$C$3])))^2" office:value-type="float" office:value="0.000385363117018098" calcext:value-type="float">
            <text:p>0,000385363117018098</text:p>
          </table:table-cell>
          <table:table-cell table:formula="of:=(0.2/(-3.7-[.C34]))^2" office:value-type="float" office:value="0.00120982986767486" calcext:value-type="float">
            <text:p>0,00120982986767486</text:p>
          </table:table-cell>
          <table:table-cell/>
          <table:table-cell table:formula="of:=[.B34]*60+5" office:value-type="float" office:value="1235" calcext:value-type="float">
            <text:p>1235</text:p>
          </table:table-cell>
          <table:table-cell table:formula="of:=[.D34]" office:value-type="float" office:value="0.830988873953701" calcext:value-type="float">
            <text:p>0,830988873953701</text:p>
          </table:table-cell>
          <table:table-cell table:formula="of:=[.E34]" office:value-type="float" office:value="0.0427173770094517" calcext:value-type="float">
            <text:p>0,0427173770094517</text:p>
          </table:table-cell>
        </table:table-row>
        <table:table-row table:style-name="ro1">
          <table:table-cell table:formula="of:=[.A34]+1" office:value-type="float" office:value="19" calcext:value-type="float">
            <text:p>19</text:p>
          </table:table-cell>
          <table:table-cell table:formula="of:=2.5+[.A35]" office:value-type="float" office:value="21.5" calcext:value-type="float">
            <text:p>21,5</text:p>
          </table:table-cell>
          <table:table-cell office:value-type="float" office:value="1.95" calcext:value-type="float">
            <text:p>1,95</text:p>
          </table:table-cell>
          <table:table-cell table:formula="of:=LN(([.$C$3]-[.$A$3])/([.C35]-[.$A$3]))" office:value-type="float" office:value="0.84853318360461" calcext:value-type="float">
            <text:p>0,84853318360461</text:p>
          </table:table-cell>
          <table:table-cell table:formula="of:=SQRT([.F35]+[.G35]+[.H35])" office:value-type="float" office:value="0.0435031979520788" calcext:value-type="float">
            <text:p>0,0435031979520788</text:p>
          </table:table-cell>
          <table:table-cell table:formula="of:=(0.2/([.$C$3]+3.7))^2" office:value-type="float" office:value="0.000229581313874672" calcext:value-type="float">
            <text:p>0,000229581313874672</text:p>
          </table:table-cell>
          <table:table-cell table:formula="of:=(0.2*([.$C$3]-[.C35])/((-3.7-[.C35])*(-3.7-[.$C$3])))^2" office:value-type="float" office:value="0.000409912224785004" calcext:value-type="float">
            <text:p>0,000409912224785004</text:p>
          </table:table-cell>
          <table:table-cell table:formula="of:=(0.2/(-3.7-[.C35]))^2" office:value-type="float" office:value="0.00125303469339807" calcext:value-type="float">
            <text:p>0,00125303469339807</text:p>
          </table:table-cell>
          <table:table-cell/>
          <table:table-cell table:formula="of:=[.B35]*60+5" office:value-type="float" office:value="1295" calcext:value-type="float">
            <text:p>1295</text:p>
          </table:table-cell>
          <table:table-cell table:formula="of:=[.D35]" office:value-type="float" office:value="0.84853318360461" calcext:value-type="float">
            <text:p>0,84853318360461</text:p>
          </table:table-cell>
          <table:table-cell table:formula="of:=[.E35]" office:value-type="float" office:value="0.0435031979520788" calcext:value-type="float">
            <text:p>0,0435031979520788</text:p>
          </table:table-cell>
        </table:table-row>
        <table:table-row table:style-name="ro1">
          <table:table-cell table:formula="of:=[.A35]+1" office:value-type="float" office:value="20" calcext:value-type="float">
            <text:p>20</text:p>
          </table:table-cell>
          <table:table-cell table:formula="of:=2.5+[.A36]" office:value-type="float" office:value="22.5" calcext:value-type="float">
            <text:p>22,5</text:p>
          </table:table-cell>
          <table:table-cell office:value-type="float" office:value="1.7" calcext:value-type="float">
            <text:p>1,7</text:p>
          </table:table-cell>
          <table:table-cell table:formula="of:=LN(([.$C$3]-[.$A$3])/([.C36]-[.$A$3]))" office:value-type="float" office:value="0.893789775192731" calcext:value-type="float">
            <text:p>0,893789775192731</text:p>
          </table:table-cell>
          <table:table-cell table:formula="of:=SQRT([.F36]+[.G36]+[.H36])" office:value-type="float" office:value="0.0456100960103692" calcext:value-type="float">
            <text:p>0,0456100960103692</text:p>
          </table:table-cell>
          <table:table-cell table:formula="of:=(0.2/([.$C$3]+3.7))^2" office:value-type="float" office:value="0.000229581313874672" calcext:value-type="float">
            <text:p>0,000229581313874672</text:p>
          </table:table-cell>
          <table:table-cell table:formula="of:=(0.2*([.$C$3]-[.C36])/((-3.7-[.C36])*(-3.7-[.$C$3])))^2" office:value-type="float" office:value="0.000478957431717574" calcext:value-type="float">
            <text:p>0,000478957431717574</text:p>
          </table:table-cell>
          <table:table-cell table:formula="of:=(0.2/(-3.7-[.C36]))^2" office:value-type="float" office:value="0.00137174211248285" calcext:value-type="float">
            <text:p>0,00137174211248285</text:p>
          </table:table-cell>
          <table:table-cell/>
          <table:table-cell table:formula="of:=[.B36]*60+5" office:value-type="float" office:value="1355" calcext:value-type="float">
            <text:p>1355</text:p>
          </table:table-cell>
          <table:table-cell table:formula="of:=[.D36]" office:value-type="float" office:value="0.893789775192731" calcext:value-type="float">
            <text:p>0,893789775192731</text:p>
          </table:table-cell>
          <table:table-cell table:formula="of:=[.E36]" office:value-type="float" office:value="0.0456100960103692" calcext:value-type="float">
            <text:p>0,0456100960103692</text:p>
          </table:table-cell>
        </table:table-row>
        <table:table-row table:style-name="ro1">
          <table:table-cell table:formula="of:=[.A36]+1" office:value-type="float" office:value="21" calcext:value-type="float">
            <text:p>21</text:p>
          </table:table-cell>
          <table:table-cell table:style-name="Default"/>
          <table:table-cell table:number-columns-repeated="10"/>
        </table:table-row>
        <table:table-row table:style-name="ro1">
          <table:table-cell table:formula="of:=[.A37]+1" office:value-type="float" office:value="22" calcext:value-type="float">
            <text:p>22</text:p>
          </table:table-cell>
          <table:table-cell table:style-name="Default"/>
          <table:table-cell table:number-columns-repeated="10"/>
        </table:table-row>
        <table:table-row table:style-name="ro1">
          <table:table-cell table:formula="of:=[.A38]+1" office:value-type="float" office:value="23" calcext:value-type="float">
            <text:p>23</text:p>
          </table:table-cell>
          <table:table-cell table:style-name="Default"/>
          <table:table-cell table:number-columns-repeated="10"/>
        </table:table-row>
        <table:table-row table:style-name="ro1">
          <table:table-cell table:formula="of:=[.A39]+1" office:value-type="float" office:value="24" calcext:value-type="float">
            <text:p>24</text:p>
          </table:table-cell>
          <table:table-cell table:style-name="Default"/>
          <table:table-cell table:number-columns-repeated="10"/>
        </table:table-row>
        <table:table-row table:style-name="ro1" table:number-rows-repeated="3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table:formula="of:=0.061" office:value-type="float" office:value="0.061" calcext:value-type="float">
            <text:p>0,061</text:p>
          </table:table-cell>
          <table:table-cell office:value-type="string" calcext:value-type="string">
            <text:p>Obere Extremgerade</text:p>
          </table:table-cell>
          <table:table-cell/>
          <table:table-cell office:value-type="float" office:value="0.00080969" calcext:value-type="float">
            <text:p>0,00080969</text:p>
          </table:table-cell>
          <table:table-cell office:value-type="float" office:value="-0.136" calcext:value-type="float">
            <text:p>-0,136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0.025" calcext:value-type="float">
            <text:p>0,025</text:p>
          </table:table-cell>
          <table:table-cell office:value-type="string" calcext:value-type="string">
            <text:p>untere Extremgerade</text:p>
          </table:table-cell>
          <table:table-cell/>
          <table:table-cell office:value-type="float" office:value="0.000645" calcext:value-type="float">
            <text:p>0,000645</text:p>
          </table:table-cell>
          <table:table-cell office:value-type="float" office:value="-0.029" calcext:value-type="float">
            <text:p>-0,029</text:p>
          </table:table-cell>
          <table:table-cell table:number-columns-repeated="6"/>
        </table:table-row>
      </table:table>
      <table:table table:name="Akt.Energie" table:style-name="ta1">
        <table:shapes>
          <draw:frame draw:z-index="0" draw:style-name="gr1" draw:text-style-name="P1" svg:width="15.999cm" svg:height="8.999cm" svg:x="6.351cm" svg:y="4.822cm">
            <draw:object draw:notify-on-update-of-ranges="'Akt.Energie'.B3:'Akt.Energie'.B5 'Akt.Energie'.D3:'Akt.Energie'.D5 'Akt.Energie'.F3:'Akt.Energie'.F5 'Akt.Energie'.F3:'Akt.Energie'.F5 'Akt.Energie'.E3:'Akt.Energie'.E5 'Akt.Energie'.E3:'Akt.Energie'.E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number-matrix-columns-spanned="2" table:number-matrix-rows-spanned="1" table:formula="of:=LINEST([.D$3:.D$5];[.B$3:.B$5]; ;0)" office:value-type="float" office:value="-13058.9081520536" calcext:value-type="float">
            <text:p>-13058,9081520536</text:p>
          </table:table-cell>
          <table:table-cell office:value-type="float" office:value="35.1586380753972" calcext:value-type="float">
            <text:p>35,1586380753972</text:p>
          </table:table-cell>
          <table:table-cell table:number-columns-repeated="7"/>
          <table:table-cell table:formula="of:=AVERAGE([.D3:.D5])" office:value-type="float" office:value="-7.92797957097813" calcext:value-type="float">
            <text:p>-7,92797957097813</text:p>
          </table:table-cell>
          <table:table-cell table:formula="of:=AVERAGE([.B3:.B5])" office:value-type="float" office:value="0.00329940429511327" calcext:value-type="float">
            <text:p>0,003299404295113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1/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N (K)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K</text:p>
          </table:table-cell>
          <table:table-cell table:number-columns-repeated="13"/>
        </table:table-row>
        <table:table-row table:style-name="ro1">
          <table:table-cell table:formula="of:=25+273.14" office:value-type="float" office:value="298.14" calcext:value-type="float">
            <text:p>298,14</text:p>
          </table:table-cell>
          <table:table-cell table:formula="of:=1/[.A3]" office:value-type="float" office:value="0.00335412893271617" calcext:value-type="float">
            <text:p>0,00335412893271617</text:p>
          </table:table-cell>
          <table:table-cell table:style-name="ce5" table:formula="of:=[$'25'.H3]" office:value-type="float" office:value="0.000175579" calcext:value-type="float">
            <text:p>0,00018</text:p>
          </table:table-cell>
          <table:table-cell table:formula="of:=LN([.C3])" office:value-type="float" office:value="-8.64742147389193" calcext:value-type="float">
            <text:p>-8,64742147389193</text:p>
          </table:table-cell>
          <table:table-cell table:formula="of:=-0.1/[.A3]^2" office:value-type="float" office:value="-0.00000112501808972837" calcext:value-type="float">
            <text:p>-1,12501808972837E-06</text:p>
          </table:table-cell>
          <table:table-cell table:formula="of:=[$'25'.K3]/[.C3]" office:value-type="float" office:value="0.373501386840112" calcext:value-type="float">
            <text:p>0,373501386840112</text:p>
          </table:table-cell>
          <table:table-cell table:number-columns-repeated="13"/>
        </table:table-row>
        <table:table-row table:style-name="ro1">
          <table:table-cell table:formula="of:=30+273.14" office:value-type="float" office:value="303.14" calcext:value-type="float">
            <text:p>303,14</text:p>
          </table:table-cell>
          <table:table-cell table:formula="of:=1/[.A4]" office:value-type="float" office:value="0.00329880583228871" calcext:value-type="float">
            <text:p>0,00329880583228871</text:p>
          </table:table-cell>
          <table:table-cell table:style-name="ce5" table:formula="of:=ABS([$'30'.H3])" office:value-type="float" office:value="0.000366905" calcext:value-type="float">
            <text:p>0,00037</text:p>
          </table:table-cell>
          <table:table-cell table:formula="of:=LN([.C4])" office:value-type="float" office:value="-7.91040759900443" calcext:value-type="float">
            <text:p>-7,91040759900443</text:p>
          </table:table-cell>
          <table:table-cell table:formula="of:=-0.1/[.A4]^2" office:value-type="float" office:value="-0.0000010882119919142" calcext:value-type="float">
            <text:p>-1,0882119919142E-06</text:p>
          </table:table-cell>
          <table:table-cell table:formula="of:=[$'30'.K3]/[.C4]" office:value-type="float" office:value="0.114893501042504" calcext:value-type="float">
            <text:p>0,114893501042504</text:p>
          </table:table-cell>
          <table:table-cell table:number-columns-repeated="13"/>
        </table:table-row>
        <table:table-row table:style-name="ro1">
          <table:table-cell table:formula="of:=35+273.14" office:value-type="float" office:value="308.14" calcext:value-type="float">
            <text:p>308,14</text:p>
          </table:table-cell>
          <table:table-cell table:formula="of:=1/[.A5]" office:value-type="float" office:value="0.00324527812033491" calcext:value-type="float">
            <text:p>0,00324527812033491</text:p>
          </table:table-cell>
          <table:table-cell table:style-name="ce5" table:formula="of:=ABS([$'35'.H3])" office:value-type="float" office:value="0.000727345" calcext:value-type="float">
            <text:p>0,00073</text:p>
          </table:table-cell>
          <table:table-cell table:formula="of:=LN([.C5])" office:value-type="float" office:value="-7.22610964003804" calcext:value-type="float">
            <text:p>-7,22610964003804</text:p>
          </table:table-cell>
          <table:table-cell table:formula="of:=-0.1/[.A5]^2" office:value-type="float" office:value="-0.00000105318300783245" calcext:value-type="float">
            <text:p>-1,05318300783245E-06</text:p>
          </table:table-cell>
          <table:table-cell table:formula="of:=[$'35'.K3]/[.C5]" office:value-type="float" office:value="0.113213124445758" calcext:value-type="float">
            <text:p>0,113213124445758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obere</text:p>
          </table:table-cell>
          <table:table-cell office:value-type="float" office:value="-17000" calcext:value-type="float">
            <text:p>-17000</text:p>
          </table:table-cell>
          <table:table-cell office:value-type="float" office:value="48.18" calcext:value-type="float">
            <text:p>48,1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ntere</text:p>
          </table:table-cell>
          <table:table-cell office:value-type="float" office:value="-9000" calcext:value-type="float">
            <text:p>-9000</text:p>
          </table:table-cell>
          <table:table-cell office:value-type="float" office:value="21.78" calcext:value-type="float">
            <text:p>21,78</text:p>
          </table:table-cell>
          <table:table-cell table:formula="of:=ABS([.B8]-[.B7])/-8.31446" office:value-type="float" office:value="-962.1791433238" calcext:value-type="float">
            <text:p>-962,179143323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usgleich</text:p>
          </table:table-cell>
          <table:table-cell table:formula="of:=AVERAGE([.B7:.B8])" office:value-type="float" office:value="-13000" calcext:value-type="float">
            <text:p>-13000</text:p>
          </table:table-cell>
          <table:table-cell table:formula="of:=AVERAGE([.C7:.C8])" office:value-type="float" office:value="34.98" calcext:value-type="float">
            <text:p>34,98</text:p>
          </table:table-cell>
          <table:table-cell table:formula="of:=ABS([.C9]-[.C8])" office:value-type="float" office:value="13.2" calcext:value-type="float">
            <text:p>13,2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x</text:p>
          </table:table-cell>
          <table:table-cell table:formula="of:=AVERAGE([.B3:.B5])" office:value-type="float" office:value="0.00329940429511327" calcext:value-type="float">
            <text:p>0,003299404295113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</text:p>
          </table:table-cell>
          <table:table-cell table:formula="of:=AVERAGE([.D3:.D5])" office:value-type="float" office:value="-7.92797957097813" calcext:value-type="float">
            <text:p>-7,92797957097813</text:p>
          </table:table-cell>
          <table:table-cell table:number-columns-repeated="17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-EA/R</text:p>
          </table:table-cell>
          <table:table-cell table:formula="of:=[.A1]" office:value-type="float" office:value="-13058.9081520536" calcext:value-type="float">
            <text:p>-13058,908152053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n (A)</text:p>
          </table:table-cell>
          <table:table-cell table:formula="of:=[.B1]" office:value-type="float" office:value="35.1586380753972" calcext:value-type="float">
            <text:p>35,158638075397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a</text:p>
          </table:table-cell>
          <table:table-cell table:formula="of:=[.B16]*8.3144*(-1)" office:value-type="float" office:value="108576.985939435" calcext:value-type="float">
            <text:p>108576,98593943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</text:p>
          </table:table-cell>
          <table:table-cell table:formula="of:=EXP([.B17])" office:value-type="float" office:value="1.85867093360599E+015" calcext:value-type="float">
            <text:p>1,85867093360599E+015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0.5</text:p>
          </table:table-cell>
          <table:table-cell table:number-columns-repeated="17"/>
        </table:table-row>
        <table:table-row table:style-name="ro1">
          <table:table-cell office:value-type="float" office:value="273.14" calcext:value-type="float">
            <text:p>273,14</text:p>
          </table:table-cell>
          <table:table-cell table:formula="of:=LN(2)/([.$B$19]*EXP([.$B$16]/[.$A23]))" office:value-type="float" office:value="216459.619059481" calcext:value-type="float">
            <text:p>216459,619059481</text:p>
          </table:table-cell>
          <table:table-cell table:number-columns-repeated="17"/>
        </table:table-row>
        <table:table-row table:style-name="ro1">
          <table:table-cell table:formula="of:=[.A23]+25" office:value-type="float" office:value="298.14" calcext:value-type="float">
            <text:p>298,14</text:p>
          </table:table-cell>
          <table:table-cell table:formula="of:=LN(2)/([.$B$19]*EXP([.$B$16]/[.$A24]))" office:value-type="float" office:value="3928.88388777756" calcext:value-type="float">
            <text:p>3928,88388777756</text:p>
          </table:table-cell>
          <table:table-cell table:number-columns-repeated="17"/>
        </table:table-row>
        <table:table-row table:style-name="ro1">
          <table:table-cell table:formula="of:=[.A23]+50" office:value-type="float" office:value="323.14" calcext:value-type="float">
            <text:p>323,14</text:p>
          </table:table-cell>
          <table:table-cell table:formula="of:=LN(2)/([.$B$19]*EXP([.$B$16]/[.$A25]))" office:value-type="float" office:value="132.606875939364" calcext:value-type="float">
            <text:p>132,606875939364</text:p>
          </table:table-cell>
          <table:table-cell table:number-columns-repeated="17"/>
        </table:table-row>
        <table:table-row table:style-name="ro1">
          <table:table-cell table:formula="of:=[.A23]+100" office:value-type="float" office:value="373.14" calcext:value-type="float">
            <text:p>373,14</text:p>
          </table:table-cell>
          <table:table-cell table:formula="of:=LN(2)/([.$B$19]*EXP([.$B$16]/[.$A26]))" office:value-type="float" office:value="0.589895953241611" calcext:value-type="float">
            <text:p>0,589895953241611</text:p>
          </table:table-cell>
          <table:table-cell table:number-columns-repeated="17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number-columns-repeated="14"/>
          <table:table-cell office:value-type="string" calcext:value-type="string">
            <text:p>aInf</text:p>
          </table:table-cell>
          <table:table-cell table:formula="of:=-3.7" office:value-type="float" office:value="-3.7" calcext:value-type="float">
            <text:p>-3,7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a0</text:p>
          </table:table-cell>
          <table:table-cell table:style-name="ce5" table:formula="of:=[$'25'.C3]" office:value-type="float" office:value="9.59846776102912" calcext:value-type="float">
            <text:p>9,59847</text:p>
          </table:table-cell>
          <table:table-cell table:style-name="ce5" table:formula="of:=[$'30'.C3]" office:value-type="float" office:value="8.94033777918081" calcext:value-type="float">
            <text:p>8,94034</text:p>
          </table:table-cell>
          <table:table-cell table:style-name="ce5" table:formula="of:=[$'35'.C3]" office:value-type="float" office:value="9.49962907426407" calcext:value-type="float">
            <text:p>9,49963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K</text:p>
          </table:table-cell>
          <table:table-cell table:style-name="ce5" table:formula="of:=[.C3]" office:value-type="float" office:value="0.000175579" calcext:value-type="float">
            <text:p>0,00018</text:p>
          </table:table-cell>
          <table:table-cell table:style-name="ce5" table:formula="of:=[.C4]" office:value-type="float" office:value="0.000366905" calcext:value-type="float">
            <text:p>0,00037</text:p>
          </table:table-cell>
          <table:table-cell table:style-name="ce5" table:formula="of:=[.C5]" office:value-type="float" office:value="0.000727345" calcext:value-type="float">
            <text:p>0,00073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Ea</text:p>
          </table:table-cell>
          <table:table-cell table:formula="of:=[.B18]" office:value-type="float" office:value="108576.985939435" calcext:value-type="float">
            <text:p>108576,98593943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A</text:p>
          </table:table-cell>
          <table:table-cell table:formula="of:=[.B19]" office:value-type="float" office:value="1.85867093360599E+015" calcext:value-type="float">
            <text:p>1,85867093360599E+01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T0</text:p>
          </table:table-cell>
          <table:table-cell table:formula="of:=LN(2)/([.$B$19]*EXP(-[.$B$18]/(8.31447*[.S38])))" office:value-type="float" office:value="216372.507754704" calcext:value-type="float">
            <text:p>216372,507754704</text:p>
          </table:table-cell>
          <table:table-cell table:number-columns-repeated="2"/>
          <table:table-cell office:value-type="float" office:value="273.14" calcext:value-type="float">
            <text:p>273,1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T25</text:p>
          </table:table-cell>
          <table:table-cell table:formula="of:=LN(2)/([.$B$19]*EXP(-[.$B$18]/(8.31447*[.S39])))" office:value-type="float" office:value="3927.43531870124" calcext:value-type="float">
            <text:p>3927,43531870124</text:p>
          </table:table-cell>
          <table:table-cell table:number-columns-repeated="2"/>
          <table:table-cell table:formula="of:=[.S38]+25" office:value-type="float" office:value="298.14" calcext:value-type="float">
            <text:p>298,1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T50</text:p>
          </table:table-cell>
          <table:table-cell table:formula="of:=LN(2)/([.$B$19]*EXP(-[.$B$18]/(8.31447*[.S40])))" office:value-type="float" office:value="132.561766048054" calcext:value-type="float">
            <text:p>132,561766048054</text:p>
          </table:table-cell>
          <table:table-cell table:number-columns-repeated="2"/>
          <table:table-cell table:formula="of:=[.S38]+50" office:value-type="float" office:value="323.14" calcext:value-type="float">
            <text:p>323,1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T100</text:p>
          </table:table-cell>
          <table:table-cell table:formula="of:=LN(2)/([.$B$19]*EXP(-[.$B$18]/(8.31447*[.S41])))" office:value-type="float" office:value="0.589722169170587" calcext:value-type="float">
            <text:p>0,589722169170587</text:p>
          </table:table-cell>
          <table:table-cell table:number-columns-repeated="2"/>
          <table:table-cell table:formula="of:=[.S38]+100" office:value-type="float" office:value="373.14" calcext:value-type="float">
            <text:p>373,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11:00:20.621760816</meta:creation-date>
    <dc:date>2022-12-03T18:52:44.221130764</dc:date>
    <meta:editing-duration>P1DT19H44M51S</meta:editing-duration>
    <meta:editing-cycles>11</meta:editing-cycles>
    <meta:generator>LibreOffice/7.3.7.2$Linux_X86_64 LibreOffice_project/30$Build-2</meta:generator>
    <meta:document-statistic meta:table-count="5" meta:cell-count="1879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3:Sheet1.B35 Sheet1.C3:Sheet1.C33 Sheet1.E3:Sheet1.E33 Sheet1.G3:Sheet1.G33" svg:x="0.32cm" svg:y="0.18cm" svg:width="15.36cm" svg:height="8.64cm">
          <chart:coordinate-region svg:x="0.941cm" svg:y="0.379cm" svg:width="14.552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33" chart:class="chart:scatter">
            <chart:domain table:cell-range-address="Sheet1.B3:Sheet1.B35"/>
            <chart:regression-curve chart:style-name="ch7"/>
            <chart:data-point chart:repeated="33"/>
          </chart:series>
          <chart:series chart:style-name="ch8" chart:values-cell-range-address="Sheet1.E3:Sheet1.E33" chart:class="chart:scatter">
            <chart:domain table:cell-range-address="Sheet1.D3:Sheet1.D33"/>
            <chart:regression-curve chart:style-name="ch9"/>
            <chart:data-point chart:repeated="31"/>
          </chart:series>
          <chart:series chart:style-name="ch10" chart:values-cell-range-address="Sheet1.G3:Sheet1.G33" chart:class="chart:scatter">
            <chart:domain table:cell-range-address="Sheet1.F3:Sheet1.F33"/>
            <chart:regression-curve chart:style-name="ch11"/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Sheet1.B3:Sheet1.B35</svg:desc>
                </draw:g>
              </table:table-cell>
              <table:table-cell office:value-type="float" office:value="9.55">
                <text:p>9.55</text:p>
                <draw:g>
                  <svg:desc>Sheet1.C3:Sheet1.C33</svg:desc>
                </draw:g>
              </table:table-cell>
              <table:table-cell office:value-type="float" office:value="3">
                <text:p>3</text:p>
                <draw:g>
                  <svg:desc>Sheet1.D3:Sheet1.D33</svg:desc>
                </draw:g>
              </table:table-cell>
              <table:table-cell office:value-type="float" office:value="8.85">
                <text:p>8.85</text:p>
                <draw:g>
                  <svg:desc>Sheet1.E3:Sheet1.E33</svg:desc>
                </draw:g>
              </table:table-cell>
              <table:table-cell office:value-type="float" office:value="2.5">
                <text:p>2.5</text:p>
                <draw:g>
                  <svg:desc>Sheet1.F3:Sheet1.F33</svg:desc>
                </draw:g>
              </table:table-cell>
              <table:table-cell office:value-type="float" office:value="9.1">
                <text:p>9.1</text:p>
                <draw:g>
                  <svg:desc>Sheet1.G3:Sheet1.G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05">
                <text:p>9.05</text:p>
              </table:table-cell>
              <table:table-cell office:value-type="float" office:value="3.5">
                <text:p>3.5</text:p>
              </table:table-cell>
              <table:table-cell office:value-type="float" office:value="8.6">
                <text:p>8.6</text:p>
              </table:table-cell>
              <table:table-cell office:value-type="float" office:value="3">
                <text:p>3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9.05">
                <text:p>9.05</text:p>
              </table:table-cell>
              <table:table-cell office:value-type="float" office:value="4">
                <text:p>4</text:p>
              </table:table-cell>
              <table:table-cell office:value-type="float" office:value="8.4">
                <text:p>8.4</text:p>
              </table:table-cell>
              <table:table-cell office:value-type="float" office:value="3.5">
                <text:p>3.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.25">
                <text:p>9.25</text:p>
              </table:table-cell>
              <table:table-cell office:value-type="float" office:value="4.5">
                <text:p>4.5</text:p>
              </table:table-cell>
              <table:table-cell office:value-type="float" office:value="8.1">
                <text:p>8.1</text:p>
              </table:table-cell>
              <table:table-cell office:value-type="float" office:value="4">
                <text:p>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9.15">
                <text:p>9.1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9.1">
                <text:p>9.1</text:p>
              </table:table-cell>
              <table:table-cell office:value-type="float" office:value="5.5">
                <text:p>5.5</text:p>
              </table:table-cell>
              <table:table-cell office:value-type="float" office:value="7.8">
                <text:p>7.8</text:p>
              </table:table-cell>
              <table:table-cell office:value-type="float" office:value="5">
                <text:p>5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5">
                <text:p>4.5</text:p>
              </table:table-cell>
              <table:table-cell office:value-type="float" office:value="9.15">
                <text:p>9.15</text:p>
              </table:table-cell>
              <table:table-cell office:value-type="float" office:value="6">
                <text:p>6</text:p>
              </table:table-cell>
              <table:table-cell office:value-type="float" office:value="7.6">
                <text:p>7.6</text:p>
              </table:table-cell>
              <table:table-cell office:value-type="float" office:value="5.5">
                <text:p>5.5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9.05">
                <text:p>9.05</text:p>
              </table:table-cell>
              <table:table-cell office:value-type="float" office:value="6.5">
                <text:p>6.5</text:p>
              </table:table-cell>
              <table:table-cell office:value-type="float" office:value="7.3">
                <text:p>7.3</text:p>
              </table:table-cell>
              <table:table-cell office:value-type="float" office:value="6">
                <text:p>6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8.95">
                <text:p>8.95</text:p>
              </table:table-cell>
              <table:table-cell office:value-type="float" office:value="7">
                <text:p>7</text:p>
              </table:table-cell>
              <table:table-cell office:value-type="float" office:value="7.6">
                <text:p>7.6</text:p>
              </table:table-cell>
              <table:table-cell office:value-type="float" office:value="6.5">
                <text:p>6.5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8.9">
                <text:p>8.9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5">
                <text:p>6.5</text:p>
              </table:table-cell>
              <table:table-cell office:value-type="float" office:value="8.9">
                <text:p>8.9</text:p>
              </table:table-cell>
              <table:table-cell office:value-type="float" office:value="8">
                <text:p>8</text:p>
              </table:table-cell>
              <table:table-cell office:value-type="float" office:value="7.3">
                <text:p>7.3</text:p>
              </table:table-cell>
              <table:table-cell office:value-type="float" office:value="7.5">
                <text:p>7.5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8.8">
                <text:p>8.8</text:p>
              </table:table-cell>
              <table:table-cell office:value-type="float" office:value="8.5">
                <text:p>8.5</text:p>
              </table:table-cell>
              <table:table-cell office:value-type="float" office:value="7.3">
                <text:p>7.3</text:p>
              </table:table-cell>
              <table:table-cell office:value-type="float" office:value="8">
                <text:p>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5">
                <text:p>7.5</text:p>
              </table:table-cell>
              <table:table-cell office:value-type="float" office:value="8.75">
                <text:p>8.75</text:p>
              </table:table-cell>
              <table:table-cell office:value-type="float" office:value="9">
                <text:p>9</text:p>
              </table:table-cell>
              <table:table-cell office:value-type="float" office:value="6.7">
                <text:p>6.7</text:p>
              </table:table-cell>
              <table:table-cell office:value-type="float" office:value="8.5">
                <text:p>8.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8.7">
                <text:p>8.7</text:p>
              </table:table-cell>
              <table:table-cell office:value-type="float" office:value="9.5">
                <text:p>9.5</text:p>
              </table:table-cell>
              <table:table-cell office:value-type="float" office:value="6.65">
                <text:p>6.6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35">
                <text:p>6.35</text:p>
              </table:table-cell>
              <table:table-cell office:value-type="float" office:value="9.5">
                <text:p>9.5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8.55">
                <text:p>8.55</text:p>
              </table:table-cell>
              <table:table-cell office:value-type="float" office:value="10.5">
                <text:p>10.5</text:p>
              </table:table-cell>
              <table:table-cell office:value-type="float" office:value="6.55">
                <text:p>6.55</text:p>
              </table:table-cell>
              <table:table-cell office:value-type="float" office:value="10">
                <text:p>1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5">
                <text:p>9.5</text:p>
              </table:table-cell>
              <table:table-cell office:value-type="float" office:value="8.45">
                <text:p>8.45</text:p>
              </table:table-cell>
              <table:table-cell office:value-type="float" office:value="11">
                <text:p>11</text:p>
              </table:table-cell>
              <table:table-cell office:value-type="float" office:value="6.35">
                <text:p>6.35</text:p>
              </table:table-cell>
              <table:table-cell office:value-type="float" office:value="10.5">
                <text:p>10.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8.4">
                <text:p>8.4</text:p>
              </table:table-cell>
              <table:table-cell office:value-type="float" office:value="11.5">
                <text:p>11.5</text:p>
              </table:table-cell>
              <table:table-cell office:value-type="float" office:value="6.05">
                <text:p>6.05</text:p>
              </table:table-cell>
              <table:table-cell office:value-type="float" office:value="11">
                <text:p>11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5">
                <text:p>10.5</text:p>
              </table:table-cell>
              <table:table-cell office:value-type="float" office:value="8.25">
                <text:p>8.25</text:p>
              </table:table-cell>
              <table:table-cell office:value-type="float" office:value="12">
                <text:p>12</text:p>
              </table:table-cell>
              <table:table-cell office:value-type="float" office:value="6.5">
                <text:p>6.5</text:p>
              </table:table-cell>
              <table:table-cell office:value-type="float" office:value="11.5">
                <text:p>11.5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8.25">
                <text:p>8.25</text:p>
              </table:table-cell>
              <table:table-cell office:value-type="float" office:value="12.5">
                <text:p>12.5</text:p>
              </table:table-cell>
              <table:table-cell office:value-type="float" office:value="6.05">
                <text:p>6.05</text:p>
              </table:table-cell>
              <table:table-cell office:value-type="float" office:value="12">
                <text:p>12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5">
                <text:p>11.5</text:p>
              </table:table-cell>
              <table:table-cell office:value-type="float" office:value="8.2">
                <text:p>8.2</text:p>
              </table:table-cell>
              <table:table-cell office:value-type="float" office:value="13">
                <text:p>13</text:p>
              </table:table-cell>
              <table:table-cell office:value-type="float" office:value="5.9">
                <text:p>5.9</text:p>
              </table:table-cell>
              <table:table-cell office:value-type="float" office:value="12.5">
                <text:p>12.5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5">
                <text:p>12.5</text:p>
              </table:table-cell>
              <table:table-cell office:value-type="float" office:value="7.95">
                <text:p>7.95</text:p>
              </table:table-cell>
              <table:table-cell office:value-type="float" office:value="14">
                <text:p>14</text:p>
              </table:table-cell>
              <table:table-cell office:value-type="float" office:value="5.75">
                <text:p>5.75</text:p>
              </table:table-cell>
              <table:table-cell office:value-type="float" office:value="13.5">
                <text:p>13.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5">
                <text:p>13.5</text:p>
              </table:table-cell>
              <table:table-cell office:value-type="float" office:value="7.95">
                <text:p>7.95</text:p>
              </table:table-cell>
              <table:table-cell office:value-type="float" office:value="15">
                <text:p>15</text:p>
              </table:table-cell>
              <table:table-cell office:value-type="float" office:value="5.45">
                <text:p>5.45</text:p>
              </table:table-cell>
              <table:table-cell office:value-type="float" office:value="14.5">
                <text:p>14.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5">
                <text:p>14.5</text:p>
              </table:table-cell>
              <table:table-cell office:value-type="float" office:value="7.8">
                <text:p>7.8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5.5">
                <text:p>15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5">
                <text:p>15.5</text:p>
              </table:table-cell>
              <table:table-cell office:value-type="float" office:value="7.8">
                <text:p>7.8</text:p>
              </table:table-cell>
              <table:table-cell office:value-type="float" office:value="17">
                <text:p>17</text:p>
              </table:table-cell>
              <table:table-cell office:value-type="float" office:value="5.35">
                <text:p>5.35</text:p>
              </table:table-cell>
              <table:table-cell office:value-type="float" office:value="16.5">
                <text:p>16.5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5">
                <text:p>16.5</text:p>
              </table:table-cell>
              <table:table-cell office:value-type="float" office:value="7.5">
                <text:p>7.5</text:p>
              </table:table-cell>
              <table:table-cell office:value-type="float" office:value="18">
                <text:p>18</text:p>
              </table:table-cell>
              <table:table-cell office:value-type="float" office:value="5.25">
                <text:p>5.25</text:p>
              </table:table-cell>
              <table:table-cell office:value-type="float" office:value="17.5">
                <text:p>17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5">
                <text:p>17.5</text:p>
              </table:table-cell>
              <table:table-cell office:value-type="float" office:value="7.55">
                <text:p>7.55</text:p>
              </table:table-cell>
              <table:table-cell office:value-type="float" office:value="19">
                <text:p>19</text:p>
              </table:table-cell>
              <table:table-cell office:value-type="float" office:value="5.1">
                <text:p>5.1</text:p>
              </table:table-cell>
              <table:table-cell office:value-type="float" office:value="18.5">
                <text:p>18.5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.5">
                <text:p>18.5</text:p>
              </table:table-cell>
              <table:table-cell office:value-type="float" office:value="7.25">
                <text:p>7.25</text:p>
              </table:table-cell>
              <table:table-cell office:value-type="float" office:value="20">
                <text:p>20</text:p>
              </table:table-cell>
              <table:table-cell office:value-type="float" office:value="4.95">
                <text:p>4.95</text:p>
              </table:table-cell>
              <table:table-cell office:value-type="float" office:value="19.5">
                <text:p>19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5">
                <text:p>19.5</text:p>
              </table:table-cell>
              <table:table-cell office:value-type="float" office:value="7.2">
                <text:p>7.2</text:p>
              </table:table-cell>
              <table:table-cell office:value-type="float" office:value="21">
                <text:p>21</text:p>
              </table:table-cell>
              <table:table-cell office:value-type="float" office:value="4.8">
                <text:p>4.8</text:p>
              </table:table-cell>
              <table:table-cell office:value-type="float" office:value="20.5">
                <text:p>20.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.5">
                <text:p>20.5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.5">
                <text:p>4.5</text:p>
              </table:table-cell>
              <table:table-cell office:value-type="float" office:value="21.5">
                <text:p>21.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.5">
                <text:p>21.5</text:p>
              </table:table-cell>
              <table:table-cell office:value-type="float" office:value="6.95">
                <text:p>6.95</text:p>
              </table:table-cell>
              <table:table-cell office:value-type="float" office:value="23">
                <text:p>23</text:p>
              </table:table-cell>
              <table:table-cell office:value-type="float" office:value="4.4">
                <text:p>4.4</text:p>
              </table:table-cell>
              <table:table-cell office:value-type="float" office:value="22.5">
                <text:p>22.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/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Akt.Energie'.F3:'Akt.Energie'.F5" chart:error-lower-range="'Akt.Energie'.F3:'Akt.Energie'.F5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Akt.Energie'.F3:'Akt.Energie'.F5" chart:error-lower-range="'Akt.Energie'.F3:'Akt.Energie'.F5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'Akt.Energie'.E3:'Akt.Energie'.E5" chart:error-lower-range="'Akt.Energie'.E3:'Akt.Energie'.E5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error-upper-indicator="true" chart:error-lower-indicator="true" chart:error-category="cell-range" chart:error-upper-range="'Akt.Energie'.F3:'Akt.Energie'.F5" chart:error-lower-range="'Akt.Energie'.F3:'Akt.Energie'.F5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'Akt.Energie'.B3:'Akt.Energie'.B5 'Akt.Energie'.D3:'Akt.Energie'.D5" svg:x="0.32cm" svg:y="0.18cm" svg:width="11.264cm" svg:height="8.64cm">
          <chart:coordinate-region svg:x="1.153cm" svg:y="0.379cm" svg:width="9.821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kt.Energie'.D3:'Akt.Energie'.D5" chart:class="chart:scatter">
            <chart:domain table:cell-range-address="'Akt.Energie'.B3:'Akt.Energie'.B5"/>
            <chart:regression-curve chart:style-name="ch8">
              <chart:equation chart:display-equation="true" chart:display-r-square="false" svg:x="2.954cm" svg:y="2.443cm"/>
            </chart:regression-curve>
            <chart:error-indicator chart:style-name="ch9" chart:dimension="x"/>
            <chart:error-indicator chart:style-name="ch10" chart:dimension="y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35412893271617">
                <text:p>0.00335412893271617</text:p>
                <draw:g>
                  <svg:desc>'Akt.Energie'.B3:'Akt.Energie'.B5</svg:desc>
                </draw:g>
              </table:table-cell>
              <table:table-cell office:value-type="float" office:value="-8.64742147389193">
                <text:p>-8.64742147389193</text:p>
                <draw:g>
                  <svg:desc>'Akt.Energie'.D3:'Akt.Energie'.D5</svg:desc>
                </draw:g>
              </table:table-cell>
              <table:table-cell office:value-type="float" office:value="-0.00000112501808972837">
                <text:p>-0.00000112501808972837</text:p>
                <draw:g>
                  <svg:desc>'Akt.Energie'.E3:'Akt.Energie'.E5</svg:desc>
                </draw:g>
              </table:table-cell>
              <table:table-cell office:value-type="float" office:value="-0.00000112501808972837">
                <text:p>-0.00000112501808972837</text:p>
                <draw:g>
                  <svg:desc>'Akt.Energie'.E3:'Akt.Energie'.E5</svg:desc>
                </draw:g>
              </table:table-cell>
              <table:table-cell office:value-type="float" office:value="0.373501386840112">
                <text:p>0.373501386840112</text:p>
                <draw:g>
                  <svg:desc>'Akt.Energie'.F3:'Akt.Energie'.F5</svg:desc>
                </draw:g>
              </table:table-cell>
              <table:table-cell office:value-type="float" office:value="0.373501386840112">
                <text:p>0.373501386840112</text:p>
                <draw:g>
                  <svg:desc>'Akt.Energie'.F3:'Akt.Energie'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29880583228871">
                <text:p>0.00329880583228871</text:p>
              </table:table-cell>
              <table:table-cell office:value-type="float" office:value="-7.91040759900443">
                <text:p>-7.91040759900443</text:p>
              </table:table-cell>
              <table:table-cell office:value-type="float" office:value="-0.0000010882119919142">
                <text:p>-0.0000010882119919142</text:p>
              </table:table-cell>
              <table:table-cell office:value-type="float" office:value="-0.0000010882119919142">
                <text:p>-0.0000010882119919142</text:p>
              </table:table-cell>
              <table:table-cell office:value-type="float" office:value="0.114893501042504">
                <text:p>0.114893501042504</text:p>
              </table:table-cell>
              <table:table-cell office:value-type="float" office:value="0.114893501042504">
                <text:p>0.1148935010425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24527812033491">
                <text:p>0.00324527812033491</text:p>
              </table:table-cell>
              <table:table-cell office:value-type="float" office:value="-7.22610964003804">
                <text:p>-7.22610964003804</text:p>
              </table:table-cell>
              <table:table-cell office:value-type="float" office:value="-0.00000105318300783245">
                <text:p>-0.00000105318300783245</text:p>
              </table:table-cell>
              <table:table-cell office:value-type="float" office:value="-0.00000105318300783245">
                <text:p>-0.00000105318300783245</text:p>
              </table:table-cell>
              <table:table-cell office:value-type="float" office:value="0.113213124445758">
                <text:p>0.113213124445758</text:p>
              </table:table-cell>
              <table:table-cell office:value-type="float" office:value="0.113213124445758">
                <text:p>0.1132131244457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 chart:error-category="cell-range" chart:error-upper-range="'25'.E6:'25'.E36" chart:error-lower-range="'25'.E6:'25'.E36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chart-properties chart:error-upper-indicator="true" chart:error-lower-indicator="true" chart:error-category="cell-range" chart:error-upper-range="'25'.E6:'25'.E36" chart:error-lower-range="'25'.E6:'25'.E36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 chart:symbol-type="named-symbol" chart:symbol-name="square" chart:symbol-width="0.05cm" chart:symbol-height="0.05cm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41cm" svg:height="7.163cm" xlink:href=".." xlink:type="simple" chart:class="chart:scatter" chart:style-name="ch1">
        <chart:plot-area chart:style-name="ch2" table:cell-range-address="'25'.J6:'25'.J36 '25'.D6:'25'.D36 '25'.F3:'25'.F3" svg:x="0.312cm" svg:y="0.143cm" svg:width="15.017cm" svg:height="6.877cm">
          <chart:coordinate-region svg:x="1.224cm" svg:y="0.342cm" svg:width="13.733cm" svg:height="6.03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25'.D6:'25'.D36" chart:class="chart:scatter">
            <chart:domain table:cell-range-address="'25'.J6:'25'.J36"/>
            <chart:regression-curve chart:style-name="ch7">
              <chart:equation chart:display-equation="true" chart:display-r-square="true" svg:x="1.196cm" svg:y="0.404cm"/>
            </chart:regression-curve>
            <chart:error-indicator chart:style-name="ch8" chart:dimension="y"/>
            <chart:data-point chart:repeated="19"/>
            <chart:data-point chart:style-name="ch9"/>
            <chart:data-point chart:repeated="11"/>
          </chart:series>
          <chart:series chart:style-name="ch10" chart:values-cell-range-address="'25'.F3:'25'.F3" chart:class="chart:scatter">
            <chart:domain table:cell-range-address="'25'.E3:'25'.E3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'25'.J6:'25'.J36</svg:desc>
                </draw:g>
              </table:table-cell>
              <table:table-cell office:value-type="float" office:value="0.00365127022110299">
                <text:p>0.00365127022110299</text:p>
                <draw:g>
                  <svg:desc>'25'.D6:'25'.D36</svg:desc>
                </draw:g>
              </table:table-cell>
              <table:table-cell office:value-type="float" office:value="0.0213078262569929">
                <text:p>0.0213078262569929</text:p>
                <draw:g>
                  <svg:desc>'25'.E6:'25'.E36</svg:desc>
                </draw:g>
              </table:table-cell>
              <table:table-cell office:value-type="float" office:value="0.0213078262569929">
                <text:p>0.0213078262569929</text:p>
                <draw:g>
                  <svg:desc>'25'.E6:'25'.E36</svg:desc>
                </draw:g>
              </table:table-cell>
              <table:table-cell office:value-type="float" office:value="593.225806451613">
                <text:p>593.225806451613</text:p>
                <draw:g>
                  <svg:desc>'25'.E3:'25'.E3</svg:desc>
                </draw:g>
              </table:table-cell>
              <table:table-cell office:value-type="float" office:value="0.097551783403547">
                <text:p>0.097551783403547</text:p>
                <draw:g>
                  <svg:desc>'25'.F3:'25'.F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0.042117551048899">
                <text:p>0.042117551048899</text:p>
              </table:table-cell>
              <table:table-cell office:value-type="float" office:value="0.021740724328119">
                <text:p>0.021740724328119</text:p>
              </table:table-cell>
              <table:table-cell office:value-type="float" office:value="0.021740724328119">
                <text:p>0.021740724328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0.042117551048899">
                <text:p>0.042117551048899</text:p>
              </table:table-cell>
              <table:table-cell office:value-type="float" office:value="0.021740724328119">
                <text:p>0.021740724328119</text:p>
              </table:table-cell>
              <table:table-cell office:value-type="float" office:value="0.021740724328119">
                <text:p>0.021740724328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">
                <text:p>180</text:p>
              </table:table-cell>
              <table:table-cell office:value-type="float" office:value="0.0265530345077873">
                <text:p>0.0265530345077873</text:p>
              </table:table-cell>
              <table:table-cell office:value-type="float" office:value="0.0215606755648814">
                <text:p>0.0215606755648814</text:p>
              </table:table-cell>
              <table:table-cell office:value-type="float" office:value="0.0215606755648814">
                <text:p>0.0215606755648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0">
                <text:p>210</text:p>
              </table:table-cell>
              <table:table-cell office:value-type="float" office:value="0.0343050113121053">
                <text:p>0.0343050113121053</text:p>
              </table:table-cell>
              <table:table-cell office:value-type="float" office:value="0.0216495088528032">
                <text:p>0.0216495088528032</text:p>
              </table:table-cell>
              <table:table-cell office:value-type="float" office:value="0.0216495088528032">
                <text:p>0.0216495088528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">
                <text:p>240</text:p>
              </table:table-cell>
              <table:table-cell office:value-type="float" office:value="0.0382036517277626">
                <text:p>0.0382036517277626</text:p>
              </table:table-cell>
              <table:table-cell office:value-type="float" office:value="0.0216948146580787">
                <text:p>0.0216948146580787</text:p>
              </table:table-cell>
              <table:table-cell office:value-type="float" office:value="0.0216948146580787">
                <text:p>0.0216948146580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0">
                <text:p>270</text:p>
              </table:table-cell>
              <table:table-cell office:value-type="float" office:value="0.0343050113121053">
                <text:p>0.0343050113121053</text:p>
              </table:table-cell>
              <table:table-cell office:value-type="float" office:value="0.0216495088528032">
                <text:p>0.0216495088528032</text:p>
              </table:table-cell>
              <table:table-cell office:value-type="float" office:value="0.0216495088528032">
                <text:p>0.0216495088528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0.042117551048899">
                <text:p>0.042117551048899</text:p>
              </table:table-cell>
              <table:table-cell office:value-type="float" office:value="0.021740724328119">
                <text:p>0.021740724328119</text:p>
              </table:table-cell>
              <table:table-cell office:value-type="float" office:value="0.021740724328119">
                <text:p>0.021740724328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0">
                <text:p>330</text:p>
              </table:table-cell>
              <table:table-cell office:value-type="float" office:value="0.0499916074798049">
                <text:p>0.0499916074798049</text:p>
              </table:table-cell>
              <table:table-cell office:value-type="float" office:value="0.0218343893304563">
                <text:p>0.0218343893304563</text:p>
              </table:table-cell>
              <table:table-cell office:value-type="float" office:value="0.0218343893304563">
                <text:p>0.0218343893304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0">
                <text:p>360</text:p>
              </table:table-cell>
              <table:table-cell office:value-type="float" office:value="0.0539520086959016">
                <text:p>0.0539520086959016</text:p>
              </table:table-cell>
              <table:table-cell office:value-type="float" office:value="0.0218821620372291">
                <text:p>0.0218821620372291</text:p>
              </table:table-cell>
              <table:table-cell office:value-type="float" office:value="0.0218821620372291">
                <text:p>0.0218821620372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0">
                <text:p>390</text:p>
              </table:table-cell>
              <table:table-cell office:value-type="float" office:value="0.0539520086959016">
                <text:p>0.0539520086959016</text:p>
              </table:table-cell>
              <table:table-cell office:value-type="float" office:value="0.0218821620372291">
                <text:p>0.0218821620372291</text:p>
              </table:table-cell>
              <table:table-cell office:value-type="float" office:value="0.0218821620372291">
                <text:p>0.0218821620372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0">
                <text:p>420</text:p>
              </table:table-cell>
              <table:table-cell office:value-type="float" office:value="0.0619201783450787">
                <text:p>0.0619201783450787</text:p>
              </table:table-cell>
              <table:table-cell office:value-type="float" office:value="0.021979632346672">
                <text:p>0.021979632346672</text:p>
              </table:table-cell>
              <table:table-cell office:value-type="float" office:value="0.021979632346672">
                <text:p>0.021979632346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0">
                <text:p>450</text:p>
              </table:table-cell>
              <table:table-cell office:value-type="float" office:value="0.0659281997426177">
                <text:p>0.0659281997426177</text:p>
              </table:table-cell>
              <table:table-cell office:value-type="float" office:value="0.0220293481737552">
                <text:p>0.0220293481737552</text:p>
              </table:table-cell>
              <table:table-cell office:value-type="float" office:value="0.0220293481737552">
                <text:p>0.0220293481737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0">
                <text:p>480</text:p>
              </table:table-cell>
              <table:table-cell office:value-type="float" office:value="0.0699523500423431">
                <text:p>0.0699523500423431</text:p>
              </table:table-cell>
              <table:table-cell office:value-type="float" office:value="0.0220797301775882">
                <text:p>0.0220797301775882</text:p>
              </table:table-cell>
              <table:table-cell office:value-type="float" office:value="0.0220797301775882">
                <text:p>0.022079730177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0">
                <text:p>510</text:p>
              </table:table-cell>
              <table:table-cell office:value-type="float" office:value="0.0862128709141232">
                <text:p>0.0862128709141232</text:p>
              </table:table-cell>
              <table:table-cell office:value-type="float" office:value="0.0222881119870057">
                <text:p>0.0222881119870057</text:p>
              </table:table-cell>
              <table:table-cell office:value-type="float" office:value="0.0222881119870057">
                <text:p>0.0222881119870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0">
                <text:p>540</text:p>
              </table:table-cell>
              <table:table-cell office:value-type="float" office:value="0.0821228856625981">
                <text:p>0.0821228856625981</text:p>
              </table:table-cell>
              <table:table-cell office:value-type="float" office:value="0.0222349688713983">
                <text:p>0.0222349688713983</text:p>
              </table:table-cell>
              <table:table-cell office:value-type="float" office:value="0.0222349688713983">
                <text:p>0.0222349688713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0">
                <text:p>570</text:p>
              </table:table-cell>
              <table:table-cell office:value-type="float" office:value="0.0903196528667767">
                <text:p>0.0903196528667767</text:p>
              </table:table-cell>
              <table:table-cell office:value-type="float" office:value="0.0223419702753771">
                <text:p>0.0223419702753771</text:p>
              </table:table-cell>
              <table:table-cell office:value-type="float" office:value="0.0223419702753771">
                <text:p>0.0223419702753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0">
                <text:p>600</text:p>
              </table:table-cell>
              <table:table-cell office:value-type="float" office:value="0.0944433700506386">
                <text:p>0.0944433700506386</text:p>
              </table:table-cell>
              <table:table-cell office:value-type="float" office:value="0.0223965540227591">
                <text:p>0.0223965540227591</text:p>
              </table:table-cell>
              <table:table-cell office:value-type="float" office:value="0.0223965540227591">
                <text:p>0.0223965540227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0">
                <text:p>630</text:p>
              </table:table-cell>
              <table:table-cell office:value-type="float" office:value="0.106917544275815">
                <text:p>0.106917544275815</text:p>
              </table:table-cell>
              <table:table-cell office:value-type="float" office:value="0.0225647634486493">
                <text:p>0.0225647634486493</text:p>
              </table:table-cell>
              <table:table-cell office:value-type="float" office:value="0.0225647634486493">
                <text:p>0.0225647634486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0">
                <text:p>660</text:p>
              </table:table-cell>
              <table:table-cell office:value-type="float" office:value="0.106917544275815">
                <text:p>0.106917544275815</text:p>
              </table:table-cell>
              <table:table-cell office:value-type="float" office:value="0.0225647634486493">
                <text:p>0.0225647634486493</text:p>
              </table:table-cell>
              <table:table-cell office:value-type="float" office:value="0.0225647634486493">
                <text:p>0.0225647634486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0">
                <text:p>690</text:p>
              </table:table-cell>
              <table:table-cell office:value-type="float" office:value="0.11111042253585">
                <text:p>0.11111042253585</text:p>
              </table:table-cell>
              <table:table-cell office:value-type="float" office:value="0.0226223553413214">
                <text:p>0.0226223553413214</text:p>
              </table:table-cell>
              <table:table-cell office:value-type="float" office:value="0.0226223553413214">
                <text:p>0.0226223553413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0">
                <text:p>750</text:p>
              </table:table-cell>
              <table:table-cell office:value-type="float" office:value="0.132342642641625">
                <text:p>0.132342642641625</text:p>
              </table:table-cell>
              <table:table-cell office:value-type="float" office:value="0.0229222374175843">
                <text:p>0.0229222374175843</text:p>
              </table:table-cell>
              <table:table-cell office:value-type="float" office:value="0.0229222374175843">
                <text:p>0.0229222374175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0">
                <text:p>810</text:p>
              </table:table-cell>
              <table:table-cell office:value-type="float" office:value="0.132342642641625">
                <text:p>0.132342642641625</text:p>
              </table:table-cell>
              <table:table-cell office:value-type="float" office:value="0.0229222374175843">
                <text:p>0.0229222374175843</text:p>
              </table:table-cell>
              <table:table-cell office:value-type="float" office:value="0.0229222374175843">
                <text:p>0.0229222374175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70">
                <text:p>870</text:p>
              </table:table-cell>
              <table:table-cell office:value-type="float" office:value="0.14530178728413">
                <text:p>0.14530178728413</text:p>
              </table:table-cell>
              <table:table-cell office:value-type="float" office:value="0.0231121312506084">
                <text:p>0.0231121312506084</text:p>
              </table:table-cell>
              <table:table-cell office:value-type="float" office:value="0.0231121312506084">
                <text:p>0.0231121312506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0">
                <text:p>930</text:p>
              </table:table-cell>
              <table:table-cell office:value-type="float" office:value="0.14530178728413">
                <text:p>0.14530178728413</text:p>
              </table:table-cell>
              <table:table-cell office:value-type="float" office:value="0.0231121312506084">
                <text:p>0.0231121312506084</text:p>
              </table:table-cell>
              <table:table-cell office:value-type="float" office:value="0.0231121312506084">
                <text:p>0.0231121312506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90">
                <text:p>990</text:p>
              </table:table-cell>
              <table:table-cell office:value-type="float" office:value="0.171735044352285">
                <text:p>0.171735044352285</text:p>
              </table:table-cell>
              <table:table-cell office:value-type="float" office:value="0.0235159304339723">
                <text:p>0.0235159304339723</text:p>
              </table:table-cell>
              <table:table-cell office:value-type="float" office:value="0.0235159304339723">
                <text:p>0.0235159304339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0">
                <text:p>1050</text:p>
              </table:table-cell>
              <table:table-cell office:value-type="float" office:value="0.167280694002905">
                <text:p>0.167280694002905</text:p>
              </table:table-cell>
              <table:table-cell office:value-type="float" office:value="0.0234463183094034">
                <text:p>0.0234463183094034</text:p>
              </table:table-cell>
              <table:table-cell office:value-type="float" office:value="0.0234463183094034">
                <text:p>0.0234463183094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10">
                <text:p>1110</text:p>
              </table:table-cell>
              <table:table-cell office:value-type="float" office:value="0.194309366390824">
                <text:p>0.194309366390824</text:p>
              </table:table-cell>
              <table:table-cell office:value-type="float" office:value="0.0238786446320078">
                <text:p>0.0238786446320078</text:p>
              </table:table-cell>
              <table:table-cell office:value-type="float" office:value="0.0238786446320078">
                <text:p>0.0238786446320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70">
                <text:p>1170</text:p>
              </table:table-cell>
              <table:table-cell office:value-type="float" office:value="0.198886033418236">
                <text:p>0.198886033418236</text:p>
              </table:table-cell>
              <table:table-cell office:value-type="float" office:value="0.0239542228074327">
                <text:p>0.0239542228074327</text:p>
              </table:table-cell>
              <table:table-cell office:value-type="float" office:value="0.0239542228074327">
                <text:p>0.0239542228074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0">
                <text:p>1230</text:p>
              </table:table-cell>
              <table:table-cell office:value-type="float" office:value="0.217405081185474">
                <text:p>0.217405081185474</text:p>
              </table:table-cell>
              <table:table-cell office:value-type="float" office:value="0.024267176495542">
                <text:p>0.024267176495542</text:p>
              </table:table-cell>
              <table:table-cell office:value-type="float" office:value="0.024267176495542">
                <text:p>0.024267176495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90">
                <text:p>1290</text:p>
              </table:table-cell>
              <table:table-cell office:value-type="float" office:value="0.2220889304979">
                <text:p>0.2220889304979</text:p>
              </table:table-cell>
              <table:table-cell office:value-type="float" office:value="0.0243481575975629">
                <text:p>0.0243481575975629</text:p>
              </table:table-cell>
              <table:table-cell office:value-type="float" office:value="0.0243481575975629">
                <text:p>0.0243481575975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 chart:error-category="cell-range" chart:error-upper-range="'35'.L6:'35'.L36" chart:error-lower-range="'35'.L6:'35'.L36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chart-properties chart:error-upper-indicator="true" chart:error-lower-indicator="true" chart:error-category="cell-range" chart:error-upper-range="'35'.L6:'35'.L36" chart:error-lower-range="'35'.L6:'35'.L36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33cm" svg:height="6.671cm" xlink:href=".." xlink:type="simple" chart:class="chart:scatter" chart:style-name="ch1">
        <chart:plot-area chart:style-name="ch2" table:cell-range-address="'35'.J6:'35'.J36 '35'.D6:'35'.D36 '35'.F3:'35'.F3" svg:x="-0.145cm" svg:y="0.12cm" svg:width="15.147cm" svg:height="6.623cm">
          <chart:coordinate-region svg:x="0.582cm" svg:y="0.319cm" svg:width="14.048cm" svg:height="5.77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35'.D6:'35'.D36" chart:class="chart:scatter">
            <chart:domain table:cell-range-address="'35'.J6:'35'.J36"/>
            <chart:regression-curve chart:style-name="ch7">
              <chart:equation chart:display-equation="true" chart:display-r-square="true" svg:x="1.079cm" svg:y="0.474cm"/>
            </chart:regression-curve>
            <chart:error-indicator chart:style-name="ch8" chart:dimension="y"/>
            <chart:data-point chart:repeated="31"/>
          </chart:series>
          <chart:series chart:style-name="ch9" chart:values-cell-range-address="'35'.F3:'35'.F3" chart:class="chart:scatter">
            <chart:domain table:cell-range-address="'35'.E3:'35'.E3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D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5">
                <text:p>155</text:p>
                <draw:g>
                  <svg:desc>'35'.J6:'35'.J36</svg:desc>
                </draw:g>
              </table:table-cell>
              <table:table-cell office:value-type="float" office:value="0.0307435578373887">
                <text:p>0.0307435578373887</text:p>
                <draw:g>
                  <svg:desc>'35'.D6:'35'.D36</svg:desc>
                </draw:g>
              </table:table-cell>
              <table:table-cell office:value-type="float" office:value="0.0217702945262717">
                <text:p>0.0217702945262717</text:p>
                <draw:g>
                  <svg:desc>'35'.L6:'35'.L36</svg:desc>
                </draw:g>
              </table:table-cell>
              <table:table-cell office:value-type="float" office:value="0.0217702945262717">
                <text:p>0.0217702945262717</text:p>
                <draw:g>
                  <svg:desc>'35'.L6:'35'.L36</svg:desc>
                </draw:g>
              </table:table-cell>
              <table:table-cell office:value-type="float" office:value="658.225806451613">
                <text:p>658.225806451613</text:p>
                <draw:g>
                  <svg:desc>'35'.E3:'35'.E3</svg:desc>
                </draw:g>
              </table:table-cell>
              <table:table-cell office:value-type="float" office:value="0.394672558194162">
                <text:p>0.394672558194162</text:p>
                <draw:g>
                  <svg:desc>'35'.F3:'35'.F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5">
                <text:p>185</text:p>
              </table:table-cell>
              <table:table-cell office:value-type="float" office:value="0.042531513589431">
                <text:p>0.042531513589431</text:p>
              </table:table-cell>
              <table:table-cell office:value-type="float" office:value="0.0219084360128799">
                <text:p>0.0219084360128799</text:p>
              </table:table-cell>
              <table:table-cell office:value-type="float" office:value="0.0219084360128799">
                <text:p>0.0219084360128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">
                <text:p>215</text:p>
              </table:table-cell>
              <table:table-cell office:value-type="float" office:value="0.0705894663845883">
                <text:p>0.0705894663845883</text:p>
              </table:table-cell>
              <table:table-cell office:value-type="float" office:value="0.0222531426316528">
                <text:p>0.0222531426316528</text:p>
              </table:table-cell>
              <table:table-cell office:value-type="float" office:value="0.0222531426316528">
                <text:p>0.0222531426316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5">
                <text:p>245</text:p>
              </table:table-cell>
              <table:table-cell office:value-type="float" office:value="0.103650328645477">
                <text:p>0.103650328645477</text:p>
              </table:table-cell>
              <table:table-cell office:value-type="float" office:value="0.022688885915799">
                <text:p>0.022688885915799</text:p>
              </table:table-cell>
              <table:table-cell office:value-type="float" office:value="0.022688885915799">
                <text:p>0.022688885915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5">
                <text:p>275</text:p>
              </table:table-cell>
              <table:table-cell office:value-type="float" office:value="0.133503291795158">
                <text:p>0.133503291795158</text:p>
              </table:table-cell>
              <table:table-cell office:value-type="float" office:value="0.0231107982592125">
                <text:p>0.0231107982592125</text:p>
              </table:table-cell>
              <table:table-cell office:value-type="float" office:value="0.0231107982592125">
                <text:p>0.023110798259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5">
                <text:p>305</text:p>
              </table:table-cell>
              <table:table-cell office:value-type="float" office:value="0.133503291795158">
                <text:p>0.133503291795158</text:p>
              </table:table-cell>
              <table:table-cell office:value-type="float" office:value="0.0231107982592125">
                <text:p>0.0231107982592125</text:p>
              </table:table-cell>
              <table:table-cell office:value-type="float" office:value="0.0231107982592125">
                <text:p>0.023110798259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">
                <text:p>335</text:p>
              </table:table-cell>
              <table:table-cell office:value-type="float" office:value="0.155386003044665">
                <text:p>0.155386003044665</text:p>
              </table:table-cell>
              <table:table-cell office:value-type="float" office:value="0.0234377491070391">
                <text:p>0.0234377491070391</text:p>
              </table:table-cell>
              <table:table-cell office:value-type="float" office:value="0.0234377491070391">
                <text:p>0.0234377491070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5">
                <text:p>365</text:p>
              </table:table-cell>
              <table:table-cell office:value-type="float" office:value="0.18229345596459">
                <text:p>0.18229345596459</text:p>
              </table:table-cell>
              <table:table-cell office:value-type="float" office:value="0.0238608462223526">
                <text:p>0.0238608462223526</text:p>
              </table:table-cell>
              <table:table-cell office:value-type="float" office:value="0.0238608462223526">
                <text:p>0.0238608462223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5">
                <text:p>395</text:p>
              </table:table-cell>
              <table:table-cell office:value-type="float" office:value="0.196023648776491">
                <text:p>0.196023648776491</text:p>
              </table:table-cell>
              <table:table-cell office:value-type="float" office:value="0.0240858870841222">
                <text:p>0.0240858870841222</text:p>
              </table:table-cell>
              <table:table-cell office:value-type="float" office:value="0.0240858870841222">
                <text:p>0.024085887084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5">
                <text:p>425</text:p>
              </table:table-cell>
              <table:table-cell office:value-type="float" office:value="0.219334727644939">
                <text:p>0.219334727644939</text:p>
              </table:table-cell>
              <table:table-cell office:value-type="float" office:value="0.0244824105022516">
                <text:p>0.0244824105022516</text:p>
              </table:table-cell>
              <table:table-cell office:value-type="float" office:value="0.0244824105022516">
                <text:p>0.0244824105022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5">
                <text:p>455</text:p>
              </table:table-cell>
              <table:table-cell office:value-type="float" office:value="0.252911023178543">
                <text:p>0.252911023178543</text:p>
              </table:table-cell>
              <table:table-cell office:value-type="float" office:value="0.0250862290707628">
                <text:p>0.0250862290707628</text:p>
              </table:table-cell>
              <table:table-cell office:value-type="float" office:value="0.0250862290707628">
                <text:p>0.0250862290707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5">
                <text:p>485</text:p>
              </table:table-cell>
              <table:table-cell office:value-type="float" office:value="0.277603635768915">
                <text:p>0.277603635768915</text:p>
              </table:table-cell>
              <table:table-cell office:value-type="float" office:value="0.0255555275947058">
                <text:p>0.0255555275947058</text:p>
              </table:table-cell>
              <table:table-cell office:value-type="float" office:value="0.0255555275947058">
                <text:p>0.0255555275947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87653971622416">
                <text:p>0.287653971622416</text:p>
              </table:table-cell>
              <table:table-cell office:value-type="float" office:value="0.0257527908156579">
                <text:p>0.0257527908156579</text:p>
              </table:table-cell>
              <table:table-cell office:value-type="float" office:value="0.0257527908156579">
                <text:p>0.0257527908156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5">
                <text:p>545</text:p>
              </table:table-cell>
              <table:table-cell office:value-type="float" office:value="0.308062843253623">
                <text:p>0.308062843253623</text:p>
              </table:table-cell>
              <table:table-cell office:value-type="float" office:value="0.0261646724099919">
                <text:p>0.0261646724099919</text:p>
              </table:table-cell>
              <table:table-cell office:value-type="float" office:value="0.0261646724099919">
                <text:p>0.0261646724099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5">
                <text:p>575</text:p>
              </table:table-cell>
              <table:table-cell office:value-type="float" office:value="0.344812385462364">
                <text:p>0.344812385462364</text:p>
              </table:table-cell>
              <table:table-cell office:value-type="float" office:value="0.0269452682163971">
                <text:p>0.0269452682163971</text:p>
              </table:table-cell>
              <table:table-cell office:value-type="float" office:value="0.0269452682163971">
                <text:p>0.0269452682163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5">
                <text:p>605</text:p>
              </table:table-cell>
              <table:table-cell office:value-type="float" office:value="0.371914315240156">
                <text:p>0.371914315240156</text:p>
              </table:table-cell>
              <table:table-cell office:value-type="float" office:value="0.0275537682803547">
                <text:p>0.0275537682803547</text:p>
              </table:table-cell>
              <table:table-cell office:value-type="float" office:value="0.0275537682803547">
                <text:p>0.0275537682803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5">
                <text:p>635</text:p>
              </table:table-cell>
              <table:table-cell office:value-type="float" office:value="0.388535196476196">
                <text:p>0.388535196476196</text:p>
              </table:table-cell>
              <table:table-cell office:value-type="float" office:value="0.0279410325473827">
                <text:p>0.0279410325473827</text:p>
              </table:table-cell>
              <table:table-cell office:value-type="float" office:value="0.0279410325473827">
                <text:p>0.0279410325473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5">
                <text:p>665</text:p>
              </table:table-cell>
              <table:table-cell office:value-type="float" office:value="0.399771269743122">
                <text:p>0.399771269743122</text:p>
              </table:table-cell>
              <table:table-cell office:value-type="float" office:value="0.0282089878435109">
                <text:p>0.0282089878435109</text:p>
              </table:table-cell>
              <table:table-cell office:value-type="float" office:value="0.0282089878435109">
                <text:p>0.0282089878435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95">
                <text:p>695</text:p>
              </table:table-cell>
              <table:table-cell office:value-type="float" office:value="0.422629407819172">
                <text:p>0.422629407819172</text:p>
              </table:table-cell>
              <table:table-cell office:value-type="float" office:value="0.0287696357118204">
                <text:p>0.0287696357118204</text:p>
              </table:table-cell>
              <table:table-cell office:value-type="float" office:value="0.0287696357118204">
                <text:p>0.0287696357118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5">
                <text:p>725</text:p>
              </table:table-cell>
              <table:table-cell office:value-type="float" office:value="0.457927189900196">
                <text:p>0.457927189900196</text:p>
              </table:table-cell>
              <table:table-cell office:value-type="float" office:value="0.029677043879297">
                <text:p>0.029677043879297</text:p>
              </table:table-cell>
              <table:table-cell office:value-type="float" office:value="0.029677043879297">
                <text:p>0.029677043879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5">
                <text:p>755</text:p>
              </table:table-cell>
              <table:table-cell office:value-type="float" office:value="0.482170801510189">
                <text:p>0.482170801510189</text:p>
              </table:table-cell>
              <table:table-cell office:value-type="float" office:value="0.0303301869619501">
                <text:p>0.0303301869619501</text:p>
              </table:table-cell>
              <table:table-cell office:value-type="float" office:value="0.0303301869619501">
                <text:p>0.0303301869619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5">
                <text:p>815</text:p>
              </table:table-cell>
              <table:table-cell office:value-type="float" office:value="0.513325969289984">
                <text:p>0.513325969289984</text:p>
              </table:table-cell>
              <table:table-cell office:value-type="float" office:value="0.0312061148394477">
                <text:p>0.0312061148394477</text:p>
              </table:table-cell>
              <table:table-cell office:value-type="float" office:value="0.0312061148394477">
                <text:p>0.0312061148394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75">
                <text:p>875</text:p>
              </table:table-cell>
              <table:table-cell office:value-type="float" office:value="0.545483080924516">
                <text:p>0.545483080924516</text:p>
              </table:table-cell>
              <table:table-cell office:value-type="float" office:value="0.0321543135298306">
                <text:p>0.0321543135298306</text:p>
              </table:table-cell>
              <table:table-cell office:value-type="float" office:value="0.0321543135298306">
                <text:p>0.0321543135298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35">
                <text:p>935</text:p>
              </table:table-cell>
              <table:table-cell office:value-type="float" office:value="0.565285708220695">
                <text:p>0.565285708220695</text:p>
              </table:table-cell>
              <table:table-cell office:value-type="float" office:value="0.0327609727241241">
                <text:p>0.0327609727241241</text:p>
              </table:table-cell>
              <table:table-cell office:value-type="float" office:value="0.0327609727241241">
                <text:p>0.032760972724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5">
                <text:p>995</text:p>
              </table:table-cell>
              <table:table-cell office:value-type="float" office:value="0.641447069186259">
                <text:p>0.641447069186259</text:p>
              </table:table-cell>
              <table:table-cell office:value-type="float" office:value="0.0352609904468977">
                <text:p>0.0352609904468977</text:p>
              </table:table-cell>
              <table:table-cell office:value-type="float" office:value="0.0352609904468977">
                <text:p>0.0352609904468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55">
                <text:p>1055</text:p>
              </table:table-cell>
              <table:table-cell office:value-type="float" office:value="0.67808120236604">
                <text:p>0.67808120236604</text:p>
              </table:table-cell>
              <table:table-cell office:value-type="float" office:value="0.0365609524646653">
                <text:p>0.0365609524646653</text:p>
              </table:table-cell>
              <table:table-cell office:value-type="float" office:value="0.0365609524646653">
                <text:p>0.0365609524646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15">
                <text:p>1115</text:p>
              </table:table-cell>
              <table:table-cell office:value-type="float" office:value="0.7007236791158">
                <text:p>0.7007236791158</text:p>
              </table:table-cell>
              <table:table-cell office:value-type="float" office:value="0.0373971450490475">
                <text:p>0.0373971450490475</text:p>
              </table:table-cell>
              <table:table-cell office:value-type="float" office:value="0.0373971450490475">
                <text:p>0.0373971450490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75">
                <text:p>1175</text:p>
              </table:table-cell>
              <table:table-cell office:value-type="float" office:value="0.755639436711914">
                <text:p>0.755639436711914</text:p>
              </table:table-cell>
              <table:table-cell office:value-type="float" office:value="0.0395320566683053">
                <text:p>0.0395320566683053</text:p>
              </table:table-cell>
              <table:table-cell office:value-type="float" office:value="0.0395320566683053">
                <text:p>0.0395320566683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35">
                <text:p>1235</text:p>
              </table:table-cell>
              <table:table-cell office:value-type="float" office:value="0.830988873953701">
                <text:p>0.830988873953701</text:p>
              </table:table-cell>
              <table:table-cell office:value-type="float" office:value="0.0427173770094517">
                <text:p>0.0427173770094517</text:p>
              </table:table-cell>
              <table:table-cell office:value-type="float" office:value="0.0427173770094517">
                <text:p>0.0427173770094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95">
                <text:p>1295</text:p>
              </table:table-cell>
              <table:table-cell office:value-type="float" office:value="0.84853318360461">
                <text:p>0.84853318360461</text:p>
              </table:table-cell>
              <table:table-cell office:value-type="float" office:value="0.0435031979520788">
                <text:p>0.0435031979520788</text:p>
              </table:table-cell>
              <table:table-cell office:value-type="float" office:value="0.0435031979520788">
                <text:p>0.0435031979520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55">
                <text:p>1355</text:p>
              </table:table-cell>
              <table:table-cell office:value-type="float" office:value="0.893789775192731">
                <text:p>0.893789775192731</text:p>
              </table:table-cell>
              <table:table-cell office:value-type="float" office:value="0.0456100960103692">
                <text:p>0.0456100960103692</text:p>
              </table:table-cell>
              <table:table-cell office:value-type="float" office:value="0.0456100960103692">
                <text:p>0.0456100960103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 chart:error-category="cell-range" chart:error-upper-range="'30'.L6:'30'.L36" chart:error-lower-range="'30'.L6:'30'.L36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chart-properties chart:error-upper-indicator="true" chart:error-lower-indicator="true" chart:error-category="cell-range" chart:error-upper-range="'30'.L6:'30'.L36" chart:error-lower-range="'30'.L6:'30'.L36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473cm" svg:height="7.89cm" xlink:href=".." xlink:type="simple" chart:class="chart:scatter" chart:style-name="ch1">
        <chart:plot-area chart:style-name="ch2" table:cell-range-address="'30'.J6:'30'.K36 '30'.F3:'30'.F3" svg:x="0.349cm" svg:y="0.157cm" svg:width="16.775cm" svg:height="7.576cm">
          <chart:coordinate-region svg:x="1.261cm" svg:y="0.356cm" svg:width="15.491cm" svg:height="6.7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30'.K6:'30'.K36" chart:class="chart:scatter">
            <chart:domain table:cell-range-address="'30'.J6:'30'.J36"/>
            <chart:regression-curve chart:style-name="ch7">
              <chart:equation chart:display-equation="true" chart:display-r-square="true"/>
            </chart:regression-curve>
            <chart:error-indicator chart:style-name="ch8" chart:dimension="y"/>
            <chart:data-point chart:repeated="31"/>
          </chart:series>
          <chart:series chart:style-name="ch9" chart:values-cell-range-address="'30'.F3:'30'.F3" chart:class="chart:scatter">
            <chart:domain table:cell-range-address="'30'.E3:'30'.E3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0">
                <text:p>180</text:p>
                <draw:g>
                  <svg:desc>'30'.J6:'30'.J36</svg:desc>
                </draw:g>
              </table:table-cell>
              <table:table-cell office:value-type="float" office:value="0.00717244582032075">
                <text:p>0.00717244582032075</text:p>
                <draw:g>
                  <svg:desc>'30'.K6:'30'.K36</svg:desc>
                </draw:g>
              </table:table-cell>
              <table:table-cell office:value-type="float" office:value="0.0224571666356418">
                <text:p>0.0224571666356418</text:p>
                <draw:g>
                  <svg:desc>'30'.L6:'30'.L36</svg:desc>
                </draw:g>
              </table:table-cell>
              <table:table-cell office:value-type="float" office:value="0.0224571666356418">
                <text:p>0.0224571666356418</text:p>
                <draw:g>
                  <svg:desc>'30'.L6:'30'.L36</svg:desc>
                </draw:g>
              </table:table-cell>
              <table:table-cell office:value-type="float" office:value="683.225806451613">
                <text:p>683.225806451613</text:p>
                <draw:g>
                  <svg:desc>'30'.E3:'30'.E3</svg:desc>
                </draw:g>
              </table:table-cell>
              <table:table-cell office:value-type="float" office:value="0.220520469949791">
                <text:p>0.220520469949791</text:p>
                <draw:g>
                  <svg:desc>'30'.F3:'30'.F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0">
                <text:p>210</text:p>
              </table:table-cell>
              <table:table-cell office:value-type="float" office:value="0.0272938490197418">
                <text:p>0.0272938490197418</text:p>
              </table:table-cell>
              <table:table-cell office:value-type="float" office:value="0.0226921064713143">
                <text:p>0.0226921064713143</text:p>
              </table:table-cell>
              <table:table-cell office:value-type="float" office:value="0.0226921064713143">
                <text:p>0.0226921064713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">
                <text:p>240</text:p>
              </table:table-cell>
              <table:table-cell office:value-type="float" office:value="0.0436876587954181">
                <text:p>0.0436876587954181</text:p>
              </table:table-cell>
              <table:table-cell office:value-type="float" office:value="0.0228921766813121">
                <text:p>0.0228921766813121</text:p>
              </table:table-cell>
              <table:table-cell office:value-type="float" office:value="0.0228921766813121">
                <text:p>0.0228921766813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">
                <text:p>270</text:p>
              </table:table-cell>
              <table:table-cell office:value-type="float" office:value="0.0687935799264945">
                <text:p>0.0687935799264945</text:p>
              </table:table-cell>
              <table:table-cell office:value-type="float" office:value="0.023214016622595">
                <text:p>0.023214016622595</text:p>
              </table:table-cell>
              <table:table-cell office:value-type="float" office:value="0.023214016622595">
                <text:p>0.023214016622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0.0773042695944034">
                <text:p>0.0773042695944034</text:p>
              </table:table-cell>
              <table:table-cell office:value-type="float" office:value="0.0233274444810209">
                <text:p>0.0233274444810209</text:p>
              </table:table-cell>
              <table:table-cell office:value-type="float" office:value="0.0233274444810209">
                <text:p>0.0233274444810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0">
                <text:p>330</text:p>
              </table:table-cell>
              <table:table-cell office:value-type="float" office:value="0.0945460760289094">
                <text:p>0.0945460760289094</text:p>
              </table:table-cell>
              <table:table-cell office:value-type="float" office:value="0.0235640867835513">
                <text:p>0.0235640867835513</text:p>
              </table:table-cell>
              <table:table-cell office:value-type="float" office:value="0.0235640867835513">
                <text:p>0.0235640867835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0">
                <text:p>360</text:p>
              </table:table-cell>
              <table:table-cell office:value-type="float" office:value="0.112090385679819">
                <text:p>0.112090385679819</text:p>
              </table:table-cell>
              <table:table-cell office:value-type="float" office:value="0.0238144496950668">
                <text:p>0.0238144496950668</text:p>
              </table:table-cell>
              <table:table-cell office:value-type="float" office:value="0.0238144496950668">
                <text:p>0.0238144496950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0">
                <text:p>390</text:p>
              </table:table-cell>
              <table:table-cell office:value-type="float" office:value="0.138997838599743">
                <text:p>0.138997838599743</text:p>
              </table:table-cell>
              <table:table-cell office:value-type="float" office:value="0.0242176110469614">
                <text:p>0.0242176110469614</text:p>
              </table:table-cell>
              <table:table-cell office:value-type="float" office:value="0.0242176110469614">
                <text:p>0.0242176110469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0">
                <text:p>420</text:p>
              </table:table-cell>
              <table:table-cell office:value-type="float" office:value="0.112090385679819">
                <text:p>0.112090385679819</text:p>
              </table:table-cell>
              <table:table-cell office:value-type="float" office:value="0.0238144496950668">
                <text:p>0.0238144496950668</text:p>
              </table:table-cell>
              <table:table-cell office:value-type="float" office:value="0.0238144496950668">
                <text:p>0.0238144496950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0.120979333097065">
                <text:p>0.120979333097065</text:p>
              </table:table-cell>
              <table:table-cell office:value-type="float" office:value="0.0239450417226797">
                <text:p>0.0239450417226797</text:p>
              </table:table-cell>
              <table:table-cell office:value-type="float" office:value="0.0239450417226797">
                <text:p>0.0239450417226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0">
                <text:p>480</text:p>
              </table:table-cell>
              <table:table-cell office:value-type="float" office:value="0.138997838599743">
                <text:p>0.138997838599743</text:p>
              </table:table-cell>
              <table:table-cell office:value-type="float" office:value="0.0242176110469614">
                <text:p>0.0242176110469614</text:p>
              </table:table-cell>
              <table:table-cell office:value-type="float" office:value="0.0242176110469614">
                <text:p>0.0242176110469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0">
                <text:p>510</text:p>
              </table:table-cell>
              <table:table-cell office:value-type="float" office:value="0.138997838599743">
                <text:p>0.138997838599743</text:p>
              </table:table-cell>
              <table:table-cell office:value-type="float" office:value="0.0242176110469614">
                <text:p>0.0242176110469614</text:p>
              </table:table-cell>
              <table:table-cell office:value-type="float" office:value="0.0242176110469614">
                <text:p>0.0242176110469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0">
                <text:p>540</text:p>
              </table:table-cell>
              <table:table-cell office:value-type="float" office:value="0.195087305250787">
                <text:p>0.195087305250787</text:p>
              </table:table-cell>
              <table:table-cell office:value-type="float" office:value="0.0251353707757242">
                <text:p>0.0251353707757242</text:p>
              </table:table-cell>
              <table:table-cell office:value-type="float" office:value="0.0251353707757242">
                <text:p>0.0251353707757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0">
                <text:p>570</text:p>
              </table:table-cell>
              <table:table-cell office:value-type="float" office:value="0.199906591686736">
                <text:p>0.199906591686736</text:p>
              </table:table-cell>
              <table:table-cell office:value-type="float" office:value="0.0252192503322726">
                <text:p>0.0252192503322726</text:p>
              </table:table-cell>
              <table:table-cell office:value-type="float" office:value="0.0252192503322726">
                <text:p>0.0252192503322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">
                <text:p>600</text:p>
              </table:table-cell>
              <table:table-cell office:value-type="float" office:value="0.229320476893029">
                <text:p>0.229320476893029</text:p>
              </table:table-cell>
              <table:table-cell office:value-type="float" office:value="0.0257489442403165">
                <text:p>0.0257489442403165</text:p>
              </table:table-cell>
              <table:table-cell office:value-type="float" office:value="0.0257489442403165">
                <text:p>0.0257489442403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0">
                <text:p>630</text:p>
              </table:table-cell>
              <table:table-cell office:value-type="float" office:value="0.209615405813697">
                <text:p>0.209615405813697</text:p>
              </table:table-cell>
              <table:table-cell office:value-type="float" office:value="0.0253907023519762">
                <text:p>0.0253907023519762</text:p>
              </table:table-cell>
              <table:table-cell office:value-type="float" office:value="0.0253907023519762">
                <text:p>0.0253907023519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0">
                <text:p>660</text:p>
              </table:table-cell>
              <table:table-cell office:value-type="float" office:value="0.229320476893029">
                <text:p>0.229320476893029</text:p>
              </table:table-cell>
              <table:table-cell office:value-type="float" office:value="0.0257489442403165">
                <text:p>0.0257489442403165</text:p>
              </table:table-cell>
              <table:table-cell office:value-type="float" office:value="0.0257489442403165">
                <text:p>0.0257489442403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0">
                <text:p>690</text:p>
              </table:table-cell>
              <table:table-cell office:value-type="float" office:value="0.259625826388358">
                <text:p>0.259625826388358</text:p>
              </table:table-cell>
              <table:table-cell office:value-type="float" office:value="0.0263272358111568">
                <text:p>0.0263272358111568</text:p>
              </table:table-cell>
              <table:table-cell office:value-type="float" office:value="0.0263272358111568">
                <text:p>0.026327235811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0">
                <text:p>720</text:p>
              </table:table-cell>
              <table:table-cell office:value-type="float" office:value="0.214505391107888">
                <text:p>0.214505391107888</text:p>
              </table:table-cell>
              <table:table-cell office:value-type="float" office:value="0.0254783146797349">
                <text:p>0.0254783146797349</text:p>
              </table:table-cell>
              <table:table-cell office:value-type="float" office:value="0.0254783146797349">
                <text:p>0.0254783146797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0">
                <text:p>750</text:p>
              </table:table-cell>
              <table:table-cell office:value-type="float" office:value="0.259625826388358">
                <text:p>0.259625826388358</text:p>
              </table:table-cell>
              <table:table-cell office:value-type="float" office:value="0.0263272358111568">
                <text:p>0.0263272358111568</text:p>
              </table:table-cell>
              <table:table-cell office:value-type="float" office:value="0.0263272358111568">
                <text:p>0.026327235811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0">
                <text:p>780</text:p>
              </table:table-cell>
              <table:table-cell office:value-type="float" office:value="0.275130012924323">
                <text:p>0.275130012924323</text:p>
              </table:table-cell>
              <table:table-cell office:value-type="float" office:value="0.0266361549494887">
                <text:p>0.0266361549494887</text:p>
              </table:table-cell>
              <table:table-cell office:value-type="float" office:value="0.0266361549494887">
                <text:p>0.0266361549494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0">
                <text:p>840</text:p>
              </table:table-cell>
              <table:table-cell office:value-type="float" office:value="0.290878369892462">
                <text:p>0.290878369892462</text:p>
              </table:table-cell>
              <table:table-cell office:value-type="float" office:value="0.0269591589905021">
                <text:p>0.0269591589905021</text:p>
              </table:table-cell>
              <table:table-cell office:value-type="float" office:value="0.0269591589905021">
                <text:p>0.0269591589905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0">
                <text:p>900</text:p>
              </table:table-cell>
              <table:table-cell office:value-type="float" office:value="0.323139232110684">
                <text:p>0.323139232110684</text:p>
              </table:table-cell>
              <table:table-cell office:value-type="float" office:value="0.0276503880847093">
                <text:p>0.0276503880847093</text:p>
              </table:table-cell>
              <table:table-cell office:value-type="float" office:value="0.0276503880847093">
                <text:p>0.0276503880847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">
                <text:p>960</text:p>
              </table:table-cell>
              <table:table-cell office:value-type="float" office:value="0.373570085737576">
                <text:p>0.373570085737576</text:p>
              </table:table-cell>
              <table:table-cell office:value-type="float" office:value="0.0288127081641298">
                <text:p>0.0288127081641298</text:p>
              </table:table-cell>
              <table:table-cell office:value-type="float" office:value="0.0288127081641298">
                <text:p>0.028812708164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20">
                <text:p>1020</text:p>
              </table:table-cell>
              <table:table-cell office:value-type="float" office:value="0.334128353686279">
                <text:p>0.334128353686279</text:p>
              </table:table-cell>
              <table:table-cell office:value-type="float" office:value="0.0278950626814907">
                <text:p>0.0278950626814907</text:p>
              </table:table-cell>
              <table:table-cell office:value-type="float" office:value="0.0278950626814907">
                <text:p>0.0278950626814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80">
                <text:p>1080</text:p>
              </table:table-cell>
              <table:table-cell office:value-type="float" office:value="0.34523957911135">
                <text:p>0.34523957911135</text:p>
              </table:table-cell>
              <table:table-cell office:value-type="float" office:value="0.02814729112038">
                <text:p>0.02814729112038</text:p>
              </table:table-cell>
              <table:table-cell office:value-type="float" office:value="0.02814729112038">
                <text:p>0.0281472911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40">
                <text:p>1140</text:p>
              </table:table-cell>
              <table:table-cell office:value-type="float" office:value="0.362141389913953">
                <text:p>0.362141389913953</text:p>
              </table:table-cell>
              <table:table-cell office:value-type="float" office:value="0.0285403899207183">
                <text:p>0.0285403899207183</text:p>
              </table:table-cell>
              <table:table-cell office:value-type="float" office:value="0.0285403899207183">
                <text:p>0.0285403899207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00">
                <text:p>1200</text:p>
              </table:table-cell>
              <table:table-cell office:value-type="float" office:value="0.379333790454326">
                <text:p>0.379333790454326</text:p>
              </table:table-cell>
              <table:table-cell office:value-type="float" office:value="0.0289520544875657">
                <text:p>0.0289520544875657</text:p>
              </table:table-cell>
              <table:table-cell office:value-type="float" office:value="0.0289520544875657">
                <text:p>0.0289520544875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60">
                <text:p>1260</text:p>
              </table:table-cell>
              <table:table-cell office:value-type="float" office:value="0.396826947901843">
                <text:p>0.396826947901843</text:p>
              </table:table-cell>
              <table:table-cell office:value-type="float" office:value="0.029383311133061">
                <text:p>0.029383311133061</text:p>
              </table:table-cell>
              <table:table-cell office:value-type="float" office:value="0.029383311133061">
                <text:p>0.029383311133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20">
                <text:p>1320</text:p>
              </table:table-cell>
              <table:table-cell office:value-type="float" office:value="0.432758957127906">
                <text:p>0.432758957127906</text:p>
              </table:table-cell>
              <table:table-cell office:value-type="float" office:value="0.0303090702102162">
                <text:p>0.0303090702102162</text:p>
              </table:table-cell>
              <table:table-cell office:value-type="float" office:value="0.0303090702102162">
                <text:p>0.0303090702102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80">
                <text:p>1380</text:p>
              </table:table-cell>
              <table:table-cell office:value-type="float" office:value="0.44502904971972">
                <text:p>0.44502904971972</text:p>
              </table:table-cell>
              <table:table-cell office:value-type="float" office:value="0.0306377119036258">
                <text:p>0.0306377119036258</text:p>
              </table:table-cell>
              <table:table-cell office:value-type="float" office:value="0.0306377119036258">
                <text:p>0.0306377119036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